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5360.00018" calcext:value-type="float">
            <text:p>1443145360.00018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5360.19816" calcext:value-type="float">
            <text:p>1443145360.19816</text:p>
          </table:table-cell>
          <table:table-cell table:formula="of:=[.G2]-[.$B$2]" office:value-type="float" office:value="0.197979211807251" calcext:value-type="float">
            <text:p>0.1979792118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7979211807251" calcext:value-type="float">
            <text:p>0.1979792118</text:p>
          </table:table-cell>
          <table:table-cell table:formula="of:=MAX([.J2:.J2001])" office:value-type="float" office:value="4.15145945549011" calcext:value-type="float">
            <text:p>4.1514594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5360.05434" calcext:value-type="float">
            <text:p>1443145360.05434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54634475708" calcext:value-type="float">
            <text:p>0.0541546345</text:p>
          </table:table-cell>
          <table:table-cell table:formula="of:=[.C3]/([.D3]-[.D2])" office:value-type="float" office:value="79771.566031672" calcext:value-type="float">
            <text:p>79771.566031672</text:p>
          </table:table-cell>
          <table:table-cell/>
          <table:table-cell office:value-type="float" office:value="1443145360.30397" calcext:value-type="float">
            <text:p>1443145360.30397</text:p>
          </table:table-cell>
          <table:table-cell table:formula="of:=[.G3]-[.$B$2]" office:value-type="float" office:value="0.303783655166626" calcext:value-type="float">
            <text:p>0.3037836552</text:p>
          </table:table-cell>
          <table:table-cell table:formula="of:=[.C3]/([.H3]-[.H2])" office:value-type="float" office:value="40830.0432650707" calcext:value-type="float">
            <text:p>40830.0432650707</text:p>
          </table:table-cell>
          <table:table-cell table:formula="of:=[.G3]-[.$B3]" office:value-type="float" office:value="0.249629020690918" calcext:value-type="float">
            <text:p>0.24962902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5360.10849" calcext:value-type="float">
            <text:p>1443145360.10849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0283164978" calcext:value-type="float">
            <text:p>0.1083028316</text:p>
          </table:table-cell>
          <table:table-cell table:formula="of:=[.C4]/([.D4]-[.D3])" office:value-type="float" office:value="79781.0495169827" calcext:value-type="float">
            <text:p>79781.0495169827</text:p>
          </table:table-cell>
          <table:table-cell/>
          <table:table-cell office:value-type="float" office:value="1443145360.35812" calcext:value-type="float">
            <text:p>1443145360.35812</text:p>
          </table:table-cell>
          <table:table-cell table:formula="of:=[.G4]-[.$B$2]" office:value-type="float" office:value="0.357939004898071" calcext:value-type="float">
            <text:p>0.3579390049</text:p>
          </table:table-cell>
          <table:table-cell table:formula="of:=[.C4]/([.H4]-[.H3])" office:value-type="float" office:value="79770.5124502518" calcext:value-type="float">
            <text:p>79770.5124502518</text:p>
          </table:table-cell>
          <table:table-cell table:formula="of:=[.G4]-[.$B4]" office:value-type="float" office:value="0.249636173248291" calcext:value-type="float">
            <text:p>0.24963617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5360.16262" calcext:value-type="float">
            <text:p>1443145360.16262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37677383423" calcext:value-type="float">
            <text:p>0.1624376774</text:p>
          </table:table-cell>
          <table:table-cell table:formula="of:=[.C5]/([.D5]-[.D4])" office:value-type="float" office:value="79800.7261580742" calcext:value-type="float">
            <text:p>79800.7261580742</text:p>
          </table:table-cell>
          <table:table-cell/>
          <table:table-cell office:value-type="float" office:value="1443145360.4122" calcext:value-type="float">
            <text:p>1443145360.4122</text:p>
          </table:table-cell>
          <table:table-cell table:formula="of:=[.G5]-[.$B$2]" office:value-type="float" office:value="0.412011384963989" calcext:value-type="float">
            <text:p>0.412011385</text:p>
          </table:table-cell>
          <table:table-cell table:formula="of:=[.C5]/([.H5]-[.H4])" office:value-type="float" office:value="79892.9138080037" calcext:value-type="float">
            <text:p>79892.9138080037</text:p>
          </table:table-cell>
          <table:table-cell table:formula="of:=[.G5]-[.$B5]" office:value-type="float" office:value="0.249573707580566" calcext:value-type="float">
            <text:p>0.24957370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5360.21677" calcext:value-type="float">
            <text:p>1443145360.21677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588020324707" calcext:value-type="float">
            <text:p>0.2165880203</text:p>
          </table:table-cell>
          <table:table-cell table:formula="of:=[.C6]/([.D6]-[.D5])" office:value-type="float" office:value="79777.8881046834" calcext:value-type="float">
            <text:p>79777.8881046834</text:p>
          </table:table-cell>
          <table:table-cell/>
          <table:table-cell office:value-type="float" office:value="1443145360.46631" calcext:value-type="float">
            <text:p>1443145360.46631</text:p>
          </table:table-cell>
          <table:table-cell table:formula="of:=[.G6]-[.$B$2]" office:value-type="float" office:value="0.466130018234253" calcext:value-type="float">
            <text:p>0.4661300182</text:p>
          </table:table-cell>
          <table:table-cell table:formula="of:=[.C6]/([.H6]-[.H5])" office:value-type="float" office:value="79824.6322745495" calcext:value-type="float">
            <text:p>79824.6322745495</text:p>
          </table:table-cell>
          <table:table-cell table:formula="of:=[.G6]-[.$B6]" office:value-type="float" office:value="0.249541997909546" calcext:value-type="float">
            <text:p>0.24954199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5360.27091" calcext:value-type="float">
            <text:p>1443145360.27091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24058151245" calcext:value-type="float">
            <text:p>0.2707240582</text:p>
          </table:table-cell>
          <table:table-cell table:formula="of:=[.C7]/([.D7]-[.D6])" office:value-type="float" office:value="79798.9689205199" calcext:value-type="float">
            <text:p>79798.9689205199</text:p>
          </table:table-cell>
          <table:table-cell/>
          <table:table-cell office:value-type="float" office:value="1443145360.52051" calcext:value-type="float">
            <text:p>1443145360.52051</text:p>
          </table:table-cell>
          <table:table-cell table:formula="of:=[.G7]-[.$B$2]" office:value-type="float" office:value="0.520328998565674" calcext:value-type="float">
            <text:p>0.5203289986</text:p>
          </table:table-cell>
          <table:table-cell table:formula="of:=[.C7]/([.H7]-[.H6])" office:value-type="float" office:value="79706.2965683795" calcext:value-type="float">
            <text:p>79706.2965683795</text:p>
          </table:table-cell>
          <table:table-cell table:formula="of:=[.G7]-[.$B7]" office:value-type="float" office:value="0.249604940414429" calcext:value-type="float">
            <text:p>0.24960494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5360.32505" calcext:value-type="float">
            <text:p>1443145360.32505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86891746521" calcext:value-type="float">
            <text:p>0.3248689175</text:p>
          </table:table-cell>
          <table:table-cell table:formula="of:=[.C8]/([.D8]-[.D7])" office:value-type="float" office:value="79785.9677675033" calcext:value-type="float">
            <text:p>79785.9677675033</text:p>
          </table:table-cell>
          <table:table-cell/>
          <table:table-cell office:value-type="float" office:value="1443145360.57473" calcext:value-type="float">
            <text:p>1443145360.57473</text:p>
          </table:table-cell>
          <table:table-cell table:formula="of:=[.G8]-[.$B$2]" office:value-type="float" office:value="0.57454252243042" calcext:value-type="float">
            <text:p>0.5745425224</text:p>
          </table:table-cell>
          <table:table-cell table:formula="of:=[.C8]/([.H8]-[.H7])" office:value-type="float" office:value="79684.9142434957" calcext:value-type="float">
            <text:p>79684.9142434957</text:p>
          </table:table-cell>
          <table:table-cell table:formula="of:=[.G8]-[.$B8]" office:value-type="float" office:value="0.24967360496521" calcext:value-type="float">
            <text:p>0.2496736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5360.3792" calcext:value-type="float">
            <text:p>1443145360.3792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014253616333" calcext:value-type="float">
            <text:p>0.3790142536</text:p>
          </table:table-cell>
          <table:table-cell table:formula="of:=[.C9]/([.D9]-[.D8])" office:value-type="float" office:value="79785.2651231605" calcext:value-type="float">
            <text:p>79785.2651231605</text:p>
          </table:table-cell>
          <table:table-cell/>
          <table:table-cell office:value-type="float" office:value="1443145360.62884" calcext:value-type="float">
            <text:p>1443145360.62884</text:p>
          </table:table-cell>
          <table:table-cell table:formula="of:=[.G9]-[.$B$2]" office:value-type="float" office:value="0.628656387329102" calcext:value-type="float">
            <text:p>0.6286563873</text:p>
          </table:table-cell>
          <table:table-cell table:formula="of:=[.C9]/([.H9]-[.H8])" office:value-type="float" office:value="79831.6662113936" calcext:value-type="float">
            <text:p>79831.6662113936</text:p>
          </table:table-cell>
          <table:table-cell table:formula="of:=[.G9]-[.$B9]" office:value-type="float" office:value="0.249642133712769" calcext:value-type="float">
            <text:p>0.24964213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5360.43335" calcext:value-type="float">
            <text:p>1443145360.43335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163166046143" calcext:value-type="float">
            <text:p>0.433163166</text:p>
          </table:table-cell>
          <table:table-cell table:formula="of:=[.C10]/([.D10]-[.D9])" office:value-type="float" office:value="79779.9956850434" calcext:value-type="float">
            <text:p>79779.9956850434</text:p>
          </table:table-cell>
          <table:table-cell/>
          <table:table-cell office:value-type="float" office:value="1443145360.68292" calcext:value-type="float">
            <text:p>1443145360.68292</text:p>
          </table:table-cell>
          <table:table-cell table:formula="of:=[.G10]-[.$B$2]" office:value-type="float" office:value="0.682731866836548" calcext:value-type="float">
            <text:p>0.6827318668</text:p>
          </table:table-cell>
          <table:table-cell table:formula="of:=[.C10]/([.H10]-[.H9])" office:value-type="float" office:value="79888.3345898972" calcext:value-type="float">
            <text:p>79888.3345898972</text:p>
          </table:table-cell>
          <table:table-cell table:formula="of:=[.G10]-[.$B10]" office:value-type="float" office:value="0.249568700790405" calcext:value-type="float">
            <text:p>0.24956870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5360.4875" calcext:value-type="float">
            <text:p>1443145360.4875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314224243164" calcext:value-type="float">
            <text:p>0.4873142242</text:p>
          </table:table-cell>
          <table:table-cell table:formula="of:=[.C11]/([.D11]-[.D10])" office:value-type="float" office:value="79776.8343562604" calcext:value-type="float">
            <text:p>79776.8343562604</text:p>
          </table:table-cell>
          <table:table-cell/>
          <table:table-cell office:value-type="float" office:value="1443145360.7371" calcext:value-type="float">
            <text:p>1443145360.7371</text:p>
          </table:table-cell>
          <table:table-cell table:formula="of:=[.G11]-[.$B$2]" office:value-type="float" office:value="0.736916542053223" calcext:value-type="float">
            <text:p>0.7369165421</text:p>
          </table:table-cell>
          <table:table-cell table:formula="of:=[.C11]/([.H11]-[.H10])" office:value-type="float" office:value="79727.3395609569" calcext:value-type="float">
            <text:p>79727.3395609569</text:p>
          </table:table-cell>
          <table:table-cell table:formula="of:=[.G11]-[.$B11]" office:value-type="float" office:value="0.249602317810059" calcext:value-type="float">
            <text:p>0.24960231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5360.54165" calcext:value-type="float">
            <text:p>1443145360.54165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463136672974" calcext:value-type="float">
            <text:p>0.5414631367</text:p>
          </table:table-cell>
          <table:table-cell table:formula="of:=[.C12]/([.D12]-[.D11])" office:value-type="float" office:value="79779.9956850434" calcext:value-type="float">
            <text:p>79779.9956850434</text:p>
          </table:table-cell>
          <table:table-cell/>
          <table:table-cell office:value-type="float" office:value="1443145360.79121" calcext:value-type="float">
            <text:p>1443145360.79121</text:p>
          </table:table-cell>
          <table:table-cell table:formula="of:=[.G12]-[.$B$2]" office:value-type="float" office:value="0.791028738021851" calcext:value-type="float">
            <text:p>0.791028738</text:p>
          </table:table-cell>
          <table:table-cell table:formula="of:=[.C12]/([.H12]-[.H11])" office:value-type="float" office:value="79834.1283821592" calcext:value-type="float">
            <text:p>79834.1283821592</text:p>
          </table:table-cell>
          <table:table-cell table:formula="of:=[.G12]-[.$B12]" office:value-type="float" office:value="0.249565601348877" calcext:value-type="float">
            <text:p>0.24956560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5360.5958" calcext:value-type="float">
            <text:p>1443145360.5958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617294311523" calcext:value-type="float">
            <text:p>0.5956172943</text:p>
          </table:table-cell>
          <table:table-cell table:formula="of:=[.C13]/([.D13]-[.D12])" office:value-type="float" office:value="79772.268434747" calcext:value-type="float">
            <text:p>79772.268434747</text:p>
          </table:table-cell>
          <table:table-cell/>
          <table:table-cell office:value-type="float" office:value="1443145360.84542" calcext:value-type="float">
            <text:p>1443145360.84542</text:p>
          </table:table-cell>
          <table:table-cell table:formula="of:=[.G13]-[.$B$2]" office:value-type="float" office:value="0.845233917236328" calcext:value-type="float">
            <text:p>0.8452339172</text:p>
          </table:table-cell>
          <table:table-cell table:formula="of:=[.C13]/([.H13]-[.H12])" office:value-type="float" office:value="79697.1813875339" calcext:value-type="float">
            <text:p>79697.1813875339</text:p>
          </table:table-cell>
          <table:table-cell table:formula="of:=[.G13]-[.$B13]" office:value-type="float" office:value="0.249616622924805" calcext:value-type="float">
            <text:p>0.249616622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5360.64994" calcext:value-type="float">
            <text:p>1443145360.64994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759769439697" calcext:value-type="float">
            <text:p>0.6497597694</text:p>
          </table:table-cell>
          <table:table-cell table:formula="of:=[.C14]/([.D14]-[.D13])" office:value-type="float" office:value="79789.4811748646" calcext:value-type="float">
            <text:p>79789.4811748646</text:p>
          </table:table-cell>
          <table:table-cell/>
          <table:table-cell office:value-type="float" office:value="1443145360.8996" calcext:value-type="float">
            <text:p>1443145360.8996</text:p>
          </table:table-cell>
          <table:table-cell table:formula="of:=[.G14]-[.$B$2]" office:value-type="float" office:value="0.899419069290161" calcext:value-type="float">
            <text:p>0.8994190693</text:p>
          </table:table-cell>
          <table:table-cell table:formula="of:=[.C14]/([.H14]-[.H13])" office:value-type="float" office:value="79726.6379488624" calcext:value-type="float">
            <text:p>79726.6379488624</text:p>
          </table:table-cell>
          <table:table-cell table:formula="of:=[.G14]-[.$B14]" office:value-type="float" office:value="0.249659299850464" calcext:value-type="float">
            <text:p>0.249659299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5360.70412" calcext:value-type="float">
            <text:p>1443145360.70412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937530517578" calcext:value-type="float">
            <text:p>0.7039375305</text:p>
          </table:table-cell>
          <table:table-cell table:formula="of:=[.C15]/([.D15]-[.D14])" office:value-type="float" office:value="79737.5143241887" calcext:value-type="float">
            <text:p>79737.5143241887</text:p>
          </table:table-cell>
          <table:table-cell/>
          <table:table-cell office:value-type="float" office:value="1443145360.95361" calcext:value-type="float">
            <text:p>1443145360.95361</text:p>
          </table:table-cell>
          <table:table-cell table:formula="of:=[.G15]-[.$B$2]" office:value-type="float" office:value="0.953424215316772" calcext:value-type="float">
            <text:p>0.9534242153</text:p>
          </table:table-cell>
          <table:table-cell table:formula="of:=[.C15]/([.H15]-[.H14])" office:value-type="float" office:value="79992.3769833211" calcext:value-type="float">
            <text:p>79992.3769833211</text:p>
          </table:table-cell>
          <table:table-cell table:formula="of:=[.G15]-[.$B15]" office:value-type="float" office:value="0.249486684799194" calcext:value-type="float">
            <text:p>0.249486684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5360.75827" calcext:value-type="float">
            <text:p>1443145360.75827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088111877441" calcext:value-type="float">
            <text:p>0.7580881119</text:p>
          </table:table-cell>
          <table:table-cell table:formula="of:=[.C16]/([.D16]-[.D15])" office:value-type="float" office:value="79777.536852116" calcext:value-type="float">
            <text:p>79777.536852116</text:p>
          </table:table-cell>
          <table:table-cell/>
          <table:table-cell office:value-type="float" office:value="1443145361.00786" calcext:value-type="float">
            <text:p>1443145361.00786</text:p>
          </table:table-cell>
          <table:table-cell table:formula="of:=[.G16]-[.$B$2]" office:value-type="float" office:value="1.00767946243286" calcext:value-type="float">
            <text:p>1.0076794624</text:p>
          </table:table-cell>
          <table:table-cell table:formula="of:=[.C16]/([.H16]-[.H15])" office:value-type="float" office:value="79623.6351252181" calcext:value-type="float">
            <text:p>79623.6351252181</text:p>
          </table:table-cell>
          <table:table-cell table:formula="of:=[.G16]-[.$B16]" office:value-type="float" office:value="0.24959135055542" calcext:value-type="float">
            <text:p>0.24959135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5360.81242" calcext:value-type="float">
            <text:p>1443145360.81242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231540679932" calcext:value-type="float">
            <text:p>0.8122315407</text:p>
          </table:table-cell>
          <table:table-cell table:formula="of:=[.C17]/([.D17]-[.D16])" office:value-type="float" office:value="79788.0757747893" calcext:value-type="float">
            <text:p>79788.0757747893</text:p>
          </table:table-cell>
          <table:table-cell/>
          <table:table-cell office:value-type="float" office:value="1443145361.06203" calcext:value-type="float">
            <text:p>1443145361.06203</text:p>
          </table:table-cell>
          <table:table-cell table:formula="of:=[.G17]-[.$B$2]" office:value-type="float" office:value="1.06184196472168" calcext:value-type="float">
            <text:p>1.0618419647</text:p>
          </table:table-cell>
          <table:table-cell table:formula="of:=[.C17]/([.H17]-[.H16])" office:value-type="float" office:value="79759.9781665155" calcext:value-type="float">
            <text:p>79759.9781665155</text:p>
          </table:table-cell>
          <table:table-cell table:formula="of:=[.G17]-[.$B17]" office:value-type="float" office:value="0.249610424041748" calcext:value-type="float">
            <text:p>0.2496104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5360.86656" calcext:value-type="float">
            <text:p>1443145360.86656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373538970947" calcext:value-type="float">
            <text:p>0.866373539</text:p>
          </table:table-cell>
          <table:table-cell table:formula="of:=[.C18]/([.D18]-[.D17])" office:value-type="float" office:value="79790.1838934686" calcext:value-type="float">
            <text:p>79790.1838934686</text:p>
          </table:table-cell>
          <table:table-cell/>
          <table:table-cell office:value-type="float" office:value="1443145361.11609" calcext:value-type="float">
            <text:p>1443145361.11609</text:p>
          </table:table-cell>
          <table:table-cell table:formula="of:=[.G18]-[.$B$2]" office:value-type="float" office:value="1.11590552330017" calcext:value-type="float">
            <text:p>1.1159055233</text:p>
          </table:table-cell>
          <table:table-cell table:formula="of:=[.C18]/([.H18]-[.H17])" office:value-type="float" office:value="79905.9498410206" calcext:value-type="float">
            <text:p>79905.9498410206</text:p>
          </table:table-cell>
          <table:table-cell table:formula="of:=[.G18]-[.$B18]" office:value-type="float" office:value="0.249531984329224" calcext:value-type="float">
            <text:p>0.249531984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5360.92075" calcext:value-type="float">
            <text:p>1443145360.92075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569896697998" calcext:value-type="float">
            <text:p>0.9205698967</text:p>
          </table:table-cell>
          <table:table-cell table:formula="of:=[.C19]/([.D19]-[.D18])" office:value-type="float" office:value="79710.153618751" calcext:value-type="float">
            <text:p>79710.153618751</text:p>
          </table:table-cell>
          <table:table-cell/>
          <table:table-cell office:value-type="float" office:value="1443145361.17032" calcext:value-type="float">
            <text:p>1443145361.17032</text:p>
          </table:table-cell>
          <table:table-cell table:formula="of:=[.G19]-[.$B$2]" office:value-type="float" office:value="1.17013144493103" calcext:value-type="float">
            <text:p>1.1701314449</text:p>
          </table:table-cell>
          <table:table-cell table:formula="of:=[.C19]/([.H19]-[.H18])" office:value-type="float" office:value="79666.6957439325" calcext:value-type="float">
            <text:p>79666.6957439325</text:p>
          </table:table-cell>
          <table:table-cell table:formula="of:=[.G19]-[.$B19]" office:value-type="float" office:value="0.249561548233032" calcext:value-type="float">
            <text:p>0.249561548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5360.97491" calcext:value-type="float">
            <text:p>1443145360.97491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72357749939" calcext:value-type="float">
            <text:p>0.9747235775</text:p>
          </table:table-cell>
          <table:table-cell table:formula="of:=[.C20]/([.D20]-[.D19])" office:value-type="float" office:value="79772.9708501917" calcext:value-type="float">
            <text:p>79772.9708501917</text:p>
          </table:table-cell>
          <table:table-cell/>
          <table:table-cell office:value-type="float" office:value="1443145361.22292" calcext:value-type="float">
            <text:p>1443145361.22292</text:p>
          </table:table-cell>
          <table:table-cell table:formula="of:=[.G20]-[.$B$2]" office:value-type="float" office:value="1.22273755073547" calcext:value-type="float">
            <text:p>1.2227375507</text:p>
          </table:table-cell>
          <table:table-cell table:formula="of:=[.C20]/([.H20]-[.H19])" office:value-type="float" office:value="82119.74511208" calcext:value-type="float">
            <text:p>82119.74511208</text:p>
          </table:table-cell>
          <table:table-cell table:formula="of:=[.G20]-[.$B20]" office:value-type="float" office:value="0.248013973236084" calcext:value-type="float">
            <text:p>0.24801397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5361.02734" calcext:value-type="float">
            <text:p>1443145361.02734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15110778809" calcext:value-type="float">
            <text:p>1.0271511078</text:p>
          </table:table-cell>
          <table:table-cell table:formula="of:=[.C21]/([.D21]-[.D20])" office:value-type="float" office:value="82399.4564728032" calcext:value-type="float">
            <text:p>82399.4564728032</text:p>
          </table:table-cell>
          <table:table-cell/>
          <table:table-cell office:value-type="float" office:value="1443145361.24048" calcext:value-type="float">
            <text:p>1443145361.24048</text:p>
          </table:table-cell>
          <table:table-cell table:formula="of:=[.G21]-[.$B$2]" office:value-type="float" office:value="1.24029994010925" calcext:value-type="float">
            <text:p>1.2402999401</text:p>
          </table:table-cell>
          <table:table-cell table:formula="of:=[.C21]/([.H21]-[.H20])" office:value-type="float" office:value="245980.197116559" calcext:value-type="float">
            <text:p>245980.197116559</text:p>
          </table:table-cell>
          <table:table-cell table:formula="of:=[.G21]-[.$B21]" office:value-type="float" office:value="0.213148832321167" calcext:value-type="float">
            <text:p>0.213148832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5361.0783" calcext:value-type="float">
            <text:p>1443145361.0783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11689376831" calcext:value-type="float">
            <text:p>1.0781168938</text:p>
          </table:table-cell>
          <table:table-cell table:formula="of:=[.C22]/([.D22]-[.D21])" office:value-type="float" office:value="84762.7465546439" calcext:value-type="float">
            <text:p>84762.7465546439</text:p>
          </table:table-cell>
          <table:table-cell/>
          <table:table-cell office:value-type="float" office:value="1443145361.27621" calcext:value-type="float">
            <text:p>1443145361.27621</text:p>
          </table:table-cell>
          <table:table-cell table:formula="of:=[.G22]-[.$B$2]" office:value-type="float" office:value="1.27602314949036" calcext:value-type="float">
            <text:p>1.2760231495</text:p>
          </table:table-cell>
          <table:table-cell table:formula="of:=[.C22]/([.H22]-[.H21])" office:value-type="float" office:value="120929.784161138" calcext:value-type="float">
            <text:p>120929.784161138</text:p>
          </table:table-cell>
          <table:table-cell table:formula="of:=[.G22]-[.$B22]" office:value-type="float" office:value="0.197906255722046" calcext:value-type="float">
            <text:p>0.197906255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5361.12927" calcext:value-type="float">
            <text:p>1443145361.12927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08697128296" calcext:value-type="float">
            <text:p>1.1290869713</text:p>
          </table:table-cell>
          <table:table-cell table:formula="of:=[.C23]/([.D23]-[.D22])" office:value-type="float" office:value="84755.6097743517" calcext:value-type="float">
            <text:p>84755.6097743517</text:p>
          </table:table-cell>
          <table:table-cell/>
          <table:table-cell office:value-type="float" office:value="1443145361.32713" calcext:value-type="float">
            <text:p>1443145361.32713</text:p>
          </table:table-cell>
          <table:table-cell table:formula="of:=[.G23]-[.$B$2]" office:value-type="float" office:value="1.32694935798645" calcext:value-type="float">
            <text:p>1.326949358</text:p>
          </table:table-cell>
          <table:table-cell table:formula="of:=[.C23]/([.H23]-[.H22])" office:value-type="float" office:value="84828.6202247191" calcext:value-type="float">
            <text:p>84828.6202247191</text:p>
          </table:table-cell>
          <table:table-cell table:formula="of:=[.G23]-[.$B23]" office:value-type="float" office:value="0.197862386703491" calcext:value-type="float">
            <text:p>0.197862386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5361.18025" calcext:value-type="float">
            <text:p>1443145361.18025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06253242493" calcext:value-type="float">
            <text:p>1.1800625324</text:p>
          </table:table-cell>
          <table:table-cell table:formula="of:=[.C24]/([.D24]-[.D23])" office:value-type="float" office:value="84746.4923038067" calcext:value-type="float">
            <text:p>84746.4923038067</text:p>
          </table:table-cell>
          <table:table-cell/>
          <table:table-cell office:value-type="float" office:value="1443145361.3782" calcext:value-type="float">
            <text:p>1443145361.3782</text:p>
          </table:table-cell>
          <table:table-cell table:formula="of:=[.G24]-[.$B$2]" office:value-type="float" office:value="1.37801337242126" calcext:value-type="float">
            <text:p>1.3780133724</text:p>
          </table:table-cell>
          <table:table-cell table:formula="of:=[.C24]/([.H24]-[.H23])" office:value-type="float" office:value="84599.6940862274" calcext:value-type="float">
            <text:p>84599.6940862274</text:p>
          </table:table-cell>
          <table:table-cell table:formula="of:=[.G24]-[.$B24]" office:value-type="float" office:value="0.197950839996338" calcext:value-type="float">
            <text:p>0.1979508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5361.23122" calcext:value-type="float">
            <text:p>1443145361.23122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103213310242" calcext:value-type="float">
            <text:p>1.2310321331</text:p>
          </table:table-cell>
          <table:table-cell table:formula="of:=[.C25]/([.D25]-[.D24])" office:value-type="float" office:value="84756.4026905913" calcext:value-type="float">
            <text:p>84756.4026905913</text:p>
          </table:table-cell>
          <table:table-cell/>
          <table:table-cell office:value-type="float" office:value="1443145361.47761" calcext:value-type="float">
            <text:p>1443145361.47761</text:p>
          </table:table-cell>
          <table:table-cell table:formula="of:=[.G25]-[.$B$2]" office:value-type="float" office:value="1.47742199897766" calcext:value-type="float">
            <text:p>1.477421999</text:p>
          </table:table-cell>
          <table:table-cell table:formula="of:=[.C25]/([.H25]-[.H24])" office:value-type="float" office:value="43456.9931166807" calcext:value-type="float">
            <text:p>43456.9931166807</text:p>
          </table:table-cell>
          <table:table-cell table:formula="of:=[.G25]-[.$B25]" office:value-type="float" office:value="0.246389865875244" calcext:value-type="float">
            <text:p>0.246389865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5361.28219" calcext:value-type="float">
            <text:p>1443145361.28219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200340270996" calcext:value-type="float">
            <text:p>1.2820034027</text:p>
          </table:table-cell>
          <table:table-cell table:formula="of:=[.C26]/([.D26]-[.D25])" office:value-type="float" office:value="84753.6275486578" calcext:value-type="float">
            <text:p>84753.6275486578</text:p>
          </table:table-cell>
          <table:table-cell/>
          <table:table-cell office:value-type="float" office:value="1443145361.52856" calcext:value-type="float">
            <text:p>1443145361.52856</text:p>
          </table:table-cell>
          <table:table-cell table:formula="of:=[.G26]-[.$B$2]" office:value-type="float" office:value="1.52837204933167" calcext:value-type="float">
            <text:p>1.5283720493</text:p>
          </table:table-cell>
          <table:table-cell table:formula="of:=[.C26]/([.H26]-[.H25])" office:value-type="float" office:value="84788.9250350959" calcext:value-type="float">
            <text:p>84788.9250350959</text:p>
          </table:table-cell>
          <table:table-cell table:formula="of:=[.G26]-[.$B26]" office:value-type="float" office:value="0.246368646621704" calcext:value-type="float">
            <text:p>0.246368646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5361.33316" calcext:value-type="float">
            <text:p>1443145361.33316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297896385193" calcext:value-type="float">
            <text:p>1.3329789639</text:p>
          </table:table-cell>
          <table:table-cell table:formula="of:=[.C27]/([.D27]-[.D26])" office:value-type="float" office:value="84746.4923038067" calcext:value-type="float">
            <text:p>84746.4923038067</text:p>
          </table:table-cell>
          <table:table-cell/>
          <table:table-cell office:value-type="float" office:value="1443145361.57955" calcext:value-type="float">
            <text:p>1443145361.57955</text:p>
          </table:table-cell>
          <table:table-cell table:formula="of:=[.G27]-[.$B$2]" office:value-type="float" office:value="1.57936310768127" calcext:value-type="float">
            <text:p>1.5793631077</text:p>
          </table:table-cell>
          <table:table-cell table:formula="of:=[.C27]/([.H27]-[.H26])" office:value-type="float" office:value="84720.7361412434" calcext:value-type="float">
            <text:p>84720.7361412434</text:p>
          </table:table-cell>
          <table:table-cell table:formula="of:=[.G27]-[.$B27]" office:value-type="float" office:value="0.246384143829346" calcext:value-type="float">
            <text:p>0.246384143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5361.38414" calcext:value-type="float">
            <text:p>1443145361.38414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395237922668" calcext:value-type="float">
            <text:p>1.3839523792</text:p>
          </table:table-cell>
          <table:table-cell table:formula="of:=[.C28]/([.D28]-[.D27])" office:value-type="float" office:value="84750.0597760503" calcext:value-type="float">
            <text:p>84750.0597760503</text:p>
          </table:table-cell>
          <table:table-cell/>
          <table:table-cell office:value-type="float" office:value="1443145361.63051" calcext:value-type="float">
            <text:p>1443145361.63051</text:p>
          </table:table-cell>
          <table:table-cell table:formula="of:=[.G28]-[.$B$2]" office:value-type="float" office:value="1.63032341003418" calcext:value-type="float">
            <text:p>1.63032341</text:p>
          </table:table-cell>
          <table:table-cell table:formula="of:=[.C28]/([.H28]-[.H27])" office:value-type="float" office:value="84771.867523147" calcext:value-type="float">
            <text:p>84771.867523147</text:p>
          </table:table-cell>
          <table:table-cell table:formula="of:=[.G28]-[.$B28]" office:value-type="float" office:value="0.246371030807495" calcext:value-type="float">
            <text:p>0.246371030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5361.43511" calcext:value-type="float">
            <text:p>1443145361.43511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92484092712" calcext:value-type="float">
            <text:p>1.4349248409</text:p>
          </table:table-cell>
          <table:table-cell table:formula="of:=[.C29]/([.D29]-[.D28])" office:value-type="float" office:value="84751.6454156805" calcext:value-type="float">
            <text:p>84751.6454156805</text:p>
          </table:table-cell>
          <table:table-cell/>
          <table:table-cell office:value-type="float" office:value="1443145361.68146" calcext:value-type="float">
            <text:p>1443145361.68146</text:p>
          </table:table-cell>
          <table:table-cell table:formula="of:=[.G29]-[.$B$2]" office:value-type="float" office:value="1.68127846717834" calcext:value-type="float">
            <text:p>1.6812784672</text:p>
          </table:table-cell>
          <table:table-cell table:formula="of:=[.C29]/([.H29]-[.H28])" office:value-type="float" office:value="84780.5937647681" calcext:value-type="float">
            <text:p>84780.5937647681</text:p>
          </table:table-cell>
          <table:table-cell table:formula="of:=[.G29]-[.$B29]" office:value-type="float" office:value="0.246353626251221" calcext:value-type="float">
            <text:p>0.246353626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5361.48606" calcext:value-type="float">
            <text:p>1443145361.48606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87989807129" calcext:value-type="float">
            <text:p>1.4858798981</text:p>
          </table:table-cell>
          <table:table-cell table:formula="of:=[.C30]/([.D30]-[.D29])" office:value-type="float" office:value="84780.5937647681" calcext:value-type="float">
            <text:p>84780.5937647681</text:p>
          </table:table-cell>
          <table:table-cell/>
          <table:table-cell office:value-type="float" office:value="1443145361.73245" calcext:value-type="float">
            <text:p>1443145361.73245</text:p>
          </table:table-cell>
          <table:table-cell table:formula="of:=[.G30]-[.$B$2]" office:value-type="float" office:value="1.73226237297058" calcext:value-type="float">
            <text:p>1.732262373</text:p>
          </table:table-cell>
          <table:table-cell table:formula="of:=[.C30]/([.H30]-[.H29])" office:value-type="float" office:value="84732.6216552408" calcext:value-type="float">
            <text:p>84732.6216552408</text:p>
          </table:table-cell>
          <table:table-cell table:formula="of:=[.G30]-[.$B30]" office:value-type="float" office:value="0.246382474899292" calcext:value-type="float">
            <text:p>0.246382474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5361.53707" calcext:value-type="float">
            <text:p>1443145361.53707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89050674438" calcext:value-type="float">
            <text:p>1.5368905067</text:p>
          </table:table-cell>
          <table:table-cell table:formula="of:=[.C31]/([.D31]-[.D30])" office:value-type="float" office:value="84688.2660758855" calcext:value-type="float">
            <text:p>84688.2660758855</text:p>
          </table:table-cell>
          <table:table-cell/>
          <table:table-cell office:value-type="float" office:value="1443145361.78337" calcext:value-type="float">
            <text:p>1443145361.78337</text:p>
          </table:table-cell>
          <table:table-cell table:formula="of:=[.G31]-[.$B$2]" office:value-type="float" office:value="1.78318953514099" calcext:value-type="float">
            <text:p>1.7831895351</text:p>
          </table:table-cell>
          <table:table-cell table:formula="of:=[.C31]/([.H31]-[.H30])" office:value-type="float" office:value="84827.0317035261" calcext:value-type="float">
            <text:p>84827.0317035261</text:p>
          </table:table-cell>
          <table:table-cell table:formula="of:=[.G31]-[.$B31]" office:value-type="float" office:value="0.246299028396606" calcext:value-type="float">
            <text:p>0.246299028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5361.58805" calcext:value-type="float">
            <text:p>1443145361.58805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86368370056" calcext:value-type="float">
            <text:p>1.5878636837</text:p>
          </table:table-cell>
          <table:table-cell table:formula="of:=[.C32]/([.D32]-[.D31])" office:value-type="float" office:value="84750.4561803954" calcext:value-type="float">
            <text:p>84750.4561803954</text:p>
          </table:table-cell>
          <table:table-cell/>
          <table:table-cell office:value-type="float" office:value="1443145361.83434" calcext:value-type="float">
            <text:p>1443145361.83434</text:p>
          </table:table-cell>
          <table:table-cell table:formula="of:=[.G32]-[.$B$2]" office:value-type="float" office:value="1.83415412902832" calcext:value-type="float">
            <text:p>1.834154129</text:p>
          </table:table-cell>
          <table:table-cell table:formula="of:=[.C32]/([.H32]-[.H31])" office:value-type="float" office:value="84764.729206918" calcext:value-type="float">
            <text:p>84764.729206918</text:p>
          </table:table-cell>
          <table:table-cell table:formula="of:=[.G32]-[.$B32]" office:value-type="float" office:value="0.246290445327759" calcext:value-type="float">
            <text:p>0.246290445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5361.63902" calcext:value-type="float">
            <text:p>1443145361.63902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83709907532" calcext:value-type="float">
            <text:p>1.6388370991</text:p>
          </table:table-cell>
          <table:table-cell table:formula="of:=[.C33]/([.D33]-[.D32])" office:value-type="float" office:value="84750.0597760503" calcext:value-type="float">
            <text:p>84750.0597760503</text:p>
          </table:table-cell>
          <table:table-cell/>
          <table:table-cell office:value-type="float" office:value="1443145361.88531" calcext:value-type="float">
            <text:p>1443145361.88531</text:p>
          </table:table-cell>
          <table:table-cell table:formula="of:=[.G33]-[.$B$2]" office:value-type="float" office:value="1.88513016700745" calcext:value-type="float">
            <text:p>1.885130167</text:p>
          </table:table-cell>
          <table:table-cell table:formula="of:=[.C33]/([.H33]-[.H32])" office:value-type="float" office:value="84745.6995729834" calcext:value-type="float">
            <text:p>84745.6995729834</text:p>
          </table:table-cell>
          <table:table-cell table:formula="of:=[.G33]-[.$B33]" office:value-type="float" office:value="0.246293067932129" calcext:value-type="float">
            <text:p>0.246293067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5361.68998" calcext:value-type="float">
            <text:p>1443145361.68998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79740142822" calcext:value-type="float">
            <text:p>1.6897974014</text:p>
          </table:table-cell>
          <table:table-cell table:formula="of:=[.C34]/([.D34]-[.D33])" office:value-type="float" office:value="84771.867523147" calcext:value-type="float">
            <text:p>84771.867523147</text:p>
          </table:table-cell>
          <table:table-cell/>
          <table:table-cell office:value-type="float" office:value="1443145361.93623" calcext:value-type="float">
            <text:p>1443145361.93623</text:p>
          </table:table-cell>
          <table:table-cell table:formula="of:=[.G34]-[.$B$2]" office:value-type="float" office:value="1.93604230880737" calcext:value-type="float">
            <text:p>1.9360423088</text:p>
          </table:table-cell>
          <table:table-cell table:formula="of:=[.C34]/([.H34]-[.H33])" office:value-type="float" office:value="84852.057824961" calcext:value-type="float">
            <text:p>84852.057824961</text:p>
          </table:table-cell>
          <table:table-cell table:formula="of:=[.G34]-[.$B34]" office:value-type="float" office:value="0.24624490737915" calcext:value-type="float">
            <text:p>0.246244907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5361.74095" calcext:value-type="float">
            <text:p>1443145361.74095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76867103577" calcext:value-type="float">
            <text:p>1.740768671</text:p>
          </table:table-cell>
          <table:table-cell table:formula="of:=[.C35]/([.D35]-[.D34])" office:value-type="float" office:value="84753.6275486578" calcext:value-type="float">
            <text:p>84753.6275486578</text:p>
          </table:table-cell>
          <table:table-cell/>
          <table:table-cell office:value-type="float" office:value="1443145361.98731" calcext:value-type="float">
            <text:p>1443145361.98731</text:p>
          </table:table-cell>
          <table:table-cell table:formula="of:=[.G35]-[.$B$2]" office:value-type="float" office:value="1.9871244430542" calcext:value-type="float">
            <text:p>1.9871244431</text:p>
          </table:table-cell>
          <table:table-cell table:formula="of:=[.C35]/([.H35]-[.H34])" office:value-type="float" office:value="84569.6849533731" calcext:value-type="float">
            <text:p>84569.6849533731</text:p>
          </table:table-cell>
          <table:table-cell table:formula="of:=[.G35]-[.$B35]" office:value-type="float" office:value="0.246355772018433" calcext:value-type="float">
            <text:p>0.24635577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5361.79194" calcext:value-type="float">
            <text:p>1443145361.79194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7537689209" calcext:value-type="float">
            <text:p>1.7917537689</text:p>
          </table:table-cell>
          <table:table-cell table:formula="of:=[.C36]/([.D36]-[.D35])" office:value-type="float" office:value="84730.6405046599" calcext:value-type="float">
            <text:p>84730.6405046599</text:p>
          </table:table-cell>
          <table:table-cell/>
          <table:table-cell office:value-type="float" office:value="1443145362.0383" calcext:value-type="float">
            <text:p>1443145362.0383</text:p>
          </table:table-cell>
          <table:table-cell table:formula="of:=[.G36]-[.$B$2]" office:value-type="float" office:value="2.03811502456665" calcext:value-type="float">
            <text:p>2.0381150246</text:p>
          </table:table-cell>
          <table:table-cell table:formula="of:=[.C36]/([.H36]-[.H35])" office:value-type="float" office:value="84721.5284051059" calcext:value-type="float">
            <text:p>84721.5284051059</text:p>
          </table:table-cell>
          <table:table-cell table:formula="of:=[.G36]-[.$B36]" office:value-type="float" office:value="0.246361255645752" calcext:value-type="float">
            <text:p>0.246361255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5361.8429" calcext:value-type="float">
            <text:p>1443145361.8429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71812438965" calcext:value-type="float">
            <text:p>1.8427181244</text:p>
          </table:table-cell>
          <table:table-cell table:formula="of:=[.C37]/([.D37]-[.D36])" office:value-type="float" office:value="84765.125748503" calcext:value-type="float">
            <text:p>84765.125748503</text:p>
          </table:table-cell>
          <table:table-cell/>
          <table:table-cell office:value-type="float" office:value="1443145362.08918" calcext:value-type="float">
            <text:p>1443145362.08918</text:p>
          </table:table-cell>
          <table:table-cell table:formula="of:=[.G37]-[.$B$2]" office:value-type="float" office:value="2.08899641036987" calcext:value-type="float">
            <text:p>2.0889964104</text:p>
          </table:table-cell>
          <table:table-cell table:formula="of:=[.C37]/([.H37]-[.H36])" office:value-type="float" office:value="84903.3478904654" calcext:value-type="float">
            <text:p>84903.3478904654</text:p>
          </table:table-cell>
          <table:table-cell table:formula="of:=[.G37]-[.$B37]" office:value-type="float" office:value="0.246278285980225" calcext:value-type="float">
            <text:p>0.24627828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5361.89385" calcext:value-type="float">
            <text:p>1443145361.89385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66674423218" calcext:value-type="float">
            <text:p>1.8936667442</text:p>
          </table:table-cell>
          <table:table-cell table:formula="of:=[.C38]/([.D38]-[.D37])" office:value-type="float" office:value="84791.305698803" calcext:value-type="float">
            <text:p>84791.305698803</text:p>
          </table:table-cell>
          <table:table-cell/>
          <table:table-cell office:value-type="float" office:value="1443145362.14007" calcext:value-type="float">
            <text:p>1443145362.14007</text:p>
          </table:table-cell>
          <table:table-cell table:formula="of:=[.G38]-[.$B$2]" office:value-type="float" office:value="2.13989019393921" calcext:value-type="float">
            <text:p>2.1398901939</text:p>
          </table:table-cell>
          <table:table-cell table:formula="of:=[.C38]/([.H38]-[.H37])" office:value-type="float" office:value="84882.6653674624" calcext:value-type="float">
            <text:p>84882.6653674624</text:p>
          </table:table-cell>
          <table:table-cell table:formula="of:=[.G38]-[.$B38]" office:value-type="float" office:value="0.246223449707031" calcext:value-type="float">
            <text:p>0.246223449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5361.94482" calcext:value-type="float">
            <text:p>1443145361.94482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6325302124" calcext:value-type="float">
            <text:p>1.9446325302</text:p>
          </table:table-cell>
          <table:table-cell table:formula="of:=[.C39]/([.D39]-[.D38])" office:value-type="float" office:value="84762.7465546439" calcext:value-type="float">
            <text:p>84762.7465546439</text:p>
          </table:table-cell>
          <table:table-cell/>
          <table:table-cell office:value-type="float" office:value="1443145362.1911" calcext:value-type="float">
            <text:p>1443145362.1911</text:p>
          </table:table-cell>
          <table:table-cell table:formula="of:=[.G39]-[.$B$2]" office:value-type="float" office:value="2.19091153144836" calcext:value-type="float">
            <text:p>2.1909115314</text:p>
          </table:table-cell>
          <table:table-cell table:formula="of:=[.C39]/([.H39]-[.H38])" office:value-type="float" office:value="84670.4577124192" calcext:value-type="float">
            <text:p>84670.4577124192</text:p>
          </table:table-cell>
          <table:table-cell table:formula="of:=[.G39]-[.$B39]" office:value-type="float" office:value="0.246279001235962" calcext:value-type="float">
            <text:p>0.246279001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5361.99579" calcext:value-type="float">
            <text:p>1443145361.99579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60523033142" calcext:value-type="float">
            <text:p>1.9956052303</text:p>
          </table:table-cell>
          <table:table-cell table:formula="of:=[.C40]/([.D40]-[.D39])" office:value-type="float" office:value="84751.2490002105" calcext:value-type="float">
            <text:p>84751.2490002105</text:p>
          </table:table-cell>
          <table:table-cell/>
          <table:table-cell office:value-type="float" office:value="1443145362.20689" calcext:value-type="float">
            <text:p>1443145362.20689</text:p>
          </table:table-cell>
          <table:table-cell table:formula="of:=[.G40]-[.$B$2]" office:value-type="float" office:value="2.20670604705811" calcext:value-type="float">
            <text:p>2.2067060471</text:p>
          </table:table-cell>
          <table:table-cell table:formula="of:=[.C40]/([.H40]-[.H39])" office:value-type="float" office:value="273512.661403535" calcext:value-type="float">
            <text:p>273512.661403535</text:p>
          </table:table-cell>
          <table:table-cell table:formula="of:=[.G40]-[.$B40]" office:value-type="float" office:value="0.211100816726685" calcext:value-type="float">
            <text:p>0.211100816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5362.03886" calcext:value-type="float">
            <text:p>1443145362.03886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67077827454" calcext:value-type="float">
            <text:p>2.0386707783</text:p>
          </table:table-cell>
          <table:table-cell table:formula="of:=[.C41]/([.D41]-[.D40])" office:value-type="float" office:value="100312.20328849" calcext:value-type="float">
            <text:p>100312.20328849</text:p>
          </table:table-cell>
          <table:table-cell/>
          <table:table-cell office:value-type="float" office:value="1443145362.27658" calcext:value-type="float">
            <text:p>1443145362.27658</text:p>
          </table:table-cell>
          <table:table-cell table:formula="of:=[.G41]-[.$B$2]" office:value-type="float" office:value="2.27639150619507" calcext:value-type="float">
            <text:p>2.2763915062</text:p>
          </table:table-cell>
          <table:table-cell table:formula="of:=[.C41]/([.H41]-[.H40])" office:value-type="float" office:value="61992.846908123" calcext:value-type="float">
            <text:p>61992.846908123</text:p>
          </table:table-cell>
          <table:table-cell table:formula="of:=[.G41]-[.$B41]" office:value-type="float" office:value="0.237720727920532" calcext:value-type="float">
            <text:p>0.237720727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5362.0812" calcext:value-type="float">
            <text:p>1443145362.0812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101797103882" calcext:value-type="float">
            <text:p>2.081017971</text:p>
          </table:table-cell>
          <table:table-cell table:formula="of:=[.C42]/([.D42]-[.D41])" office:value-type="float" office:value="102013.845971951" calcext:value-type="float">
            <text:p>102013.845971951</text:p>
          </table:table-cell>
          <table:table-cell/>
          <table:table-cell office:value-type="float" office:value="1443145362.31882" calcext:value-type="float">
            <text:p>1443145362.31882</text:p>
          </table:table-cell>
          <table:table-cell table:formula="of:=[.G42]-[.$B$2]" office:value-type="float" office:value="2.31863737106323" calcext:value-type="float">
            <text:p>2.3186373711</text:p>
          </table:table-cell>
          <table:table-cell table:formula="of:=[.C42]/([.H42]-[.H41])" office:value-type="float" office:value="102258.52905323" calcext:value-type="float">
            <text:p>102258.52905323</text:p>
          </table:table-cell>
          <table:table-cell table:formula="of:=[.G42]-[.$B42]" office:value-type="float" office:value="0.237619400024414" calcext:value-type="float">
            <text:p>0.237619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5362.12354" calcext:value-type="float">
            <text:p>1443145362.12354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35705757141" calcext:value-type="float">
            <text:p>2.1233570576</text:p>
          </table:table-cell>
          <table:table-cell table:formula="of:=[.C43]/([.D43]-[.D42])" office:value-type="float" office:value="102033.377519245" calcext:value-type="float">
            <text:p>102033.377519245</text:p>
          </table:table-cell>
          <table:table-cell/>
          <table:table-cell office:value-type="float" office:value="1443145362.36125" calcext:value-type="float">
            <text:p>1443145362.36125</text:p>
          </table:table-cell>
          <table:table-cell table:formula="of:=[.G43]-[.$B$2]" office:value-type="float" office:value="2.36106324195862" calcext:value-type="float">
            <text:p>2.361063242</text:p>
          </table:table-cell>
          <table:table-cell table:formula="of:=[.C43]/([.H43]-[.H42])" office:value-type="float" office:value="101824.662849051" calcext:value-type="float">
            <text:p>101824.662849051</text:p>
          </table:table-cell>
          <table:table-cell table:formula="of:=[.G43]-[.$B43]" office:value-type="float" office:value="0.237706184387207" calcext:value-type="float">
            <text:p>0.237706184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5362.16588" calcext:value-type="float">
            <text:p>1443145362.16588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69328308105" calcext:value-type="float">
            <text:p>2.1656932831</text:p>
          </table:table-cell>
          <table:table-cell table:formula="of:=[.C44]/([.D44]-[.D43])" office:value-type="float" office:value="102040.272792292" calcext:value-type="float">
            <text:p>102040.272792292</text:p>
          </table:table-cell>
          <table:table-cell/>
          <table:table-cell office:value-type="float" office:value="1443145362.40355" calcext:value-type="float">
            <text:p>1443145362.40355</text:p>
          </table:table-cell>
          <table:table-cell table:formula="of:=[.G44]-[.$B$2]" office:value-type="float" office:value="2.40336537361145" calcext:value-type="float">
            <text:p>2.4033653736</text:p>
          </table:table-cell>
          <table:table-cell table:formula="of:=[.C44]/([.H44]-[.H43])" office:value-type="float" office:value="102122.513244809" calcext:value-type="float">
            <text:p>102122.513244809</text:p>
          </table:table-cell>
          <table:table-cell table:formula="of:=[.G44]-[.$B44]" office:value-type="float" office:value="0.237672090530395" calcext:value-type="float">
            <text:p>0.237672090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5362.20821" calcext:value-type="float">
            <text:p>1443145362.20821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802879333496" calcext:value-type="float">
            <text:p>2.2080287933</text:p>
          </table:table-cell>
          <table:table-cell table:formula="of:=[.C45]/([.D45]-[.D44])" office:value-type="float" office:value="102041.996756172" calcext:value-type="float">
            <text:p>102041.996756172</text:p>
          </table:table-cell>
          <table:table-cell/>
          <table:table-cell office:value-type="float" office:value="1443145362.44584" calcext:value-type="float">
            <text:p>1443145362.44584</text:p>
          </table:table-cell>
          <table:table-cell table:formula="of:=[.G45]-[.$B$2]" office:value-type="float" office:value="2.4456582069397" calcext:value-type="float">
            <text:p>2.4456582069</text:p>
          </table:table-cell>
          <table:table-cell table:formula="of:=[.C45]/([.H45]-[.H44])" office:value-type="float" office:value="102144.965471365" calcext:value-type="float">
            <text:p>102144.965471365</text:p>
          </table:table-cell>
          <table:table-cell table:formula="of:=[.G45]-[.$B45]" office:value-type="float" office:value="0.237629413604736" calcext:value-type="float">
            <text:p>0.237629413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5362.25055" calcext:value-type="float">
            <text:p>1443145362.25055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36072731018" calcext:value-type="float">
            <text:p>2.2503607273</text:p>
          </table:table-cell>
          <table:table-cell table:formula="of:=[.C46]/([.D46]-[.D45])" office:value-type="float" office:value="102050.617449438" calcext:value-type="float">
            <text:p>102050.617449438</text:p>
          </table:table-cell>
          <table:table-cell/>
          <table:table-cell office:value-type="float" office:value="1443145362.48817" calcext:value-type="float">
            <text:p>1443145362.48817</text:p>
          </table:table-cell>
          <table:table-cell table:formula="of:=[.G46]-[.$B$2]" office:value-type="float" office:value="2.48798060417175" calcext:value-type="float">
            <text:p>2.4879806042</text:p>
          </table:table-cell>
          <table:table-cell table:formula="of:=[.C46]/([.H46]-[.H45])" office:value-type="float" office:value="102073.613087492" calcext:value-type="float">
            <text:p>102073.613087492</text:p>
          </table:table-cell>
          <table:table-cell table:formula="of:=[.G46]-[.$B46]" office:value-type="float" office:value="0.237619876861572" calcext:value-type="float">
            <text:p>0.237619876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5362.29288" calcext:value-type="float">
            <text:p>1443145362.29288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69170761108" calcext:value-type="float">
            <text:p>2.2926917076</text:p>
          </table:table-cell>
          <table:table-cell table:formula="of:=[.C47]/([.D47]-[.D46])" office:value-type="float" office:value="102052.916546981" calcext:value-type="float">
            <text:p>102052.916546981</text:p>
          </table:table-cell>
          <table:table-cell/>
          <table:table-cell office:value-type="float" office:value="1443145362.53053" calcext:value-type="float">
            <text:p>1443145362.53053</text:p>
          </table:table-cell>
          <table:table-cell table:formula="of:=[.G47]-[.$B$2]" office:value-type="float" office:value="2.53034925460815" calcext:value-type="float">
            <text:p>2.5303492546</text:p>
          </table:table-cell>
          <table:table-cell table:formula="of:=[.C47]/([.H47]-[.H46])" office:value-type="float" office:value="101962.180893268" calcext:value-type="float">
            <text:p>101962.180893268</text:p>
          </table:table-cell>
          <table:table-cell table:formula="of:=[.G47]-[.$B47]" office:value-type="float" office:value="0.23765754699707" calcext:value-type="float">
            <text:p>0.23765754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5362.33521" calcext:value-type="float">
            <text:p>1443145362.33521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502626419067" calcext:value-type="float">
            <text:p>2.3350262642</text:p>
          </table:table-cell>
          <table:table-cell table:formula="of:=[.C48]/([.D48]-[.D47])" office:value-type="float" office:value="102044.295465297" calcext:value-type="float">
            <text:p>102044.295465297</text:p>
          </table:table-cell>
          <table:table-cell/>
          <table:table-cell office:value-type="float" office:value="1443145362.57281" calcext:value-type="float">
            <text:p>1443145362.57281</text:p>
          </table:table-cell>
          <table:table-cell table:formula="of:=[.G48]-[.$B$2]" office:value-type="float" office:value="2.57262754440308" calcext:value-type="float">
            <text:p>2.5726275444</text:p>
          </table:table-cell>
          <table:table-cell table:formula="of:=[.C48]/([.H48]-[.H47])" office:value-type="float" office:value="102180.102860236" calcext:value-type="float">
            <text:p>102180.102860236</text:p>
          </table:table-cell>
          <table:table-cell table:formula="of:=[.G48]-[.$B48]" office:value-type="float" office:value="0.237601280212402" calcext:value-type="float">
            <text:p>0.237601280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5362.37755" calcext:value-type="float">
            <text:p>1443145362.37755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36082077026" calcext:value-type="float">
            <text:p>2.3773608208</text:p>
          </table:table-cell>
          <table:table-cell table:formula="of:=[.C49]/([.D49]-[.D48])" office:value-type="float" office:value="102044.295465297" calcext:value-type="float">
            <text:p>102044.295465297</text:p>
          </table:table-cell>
          <table:table-cell/>
          <table:table-cell office:value-type="float" office:value="1443145362.61521" calcext:value-type="float">
            <text:p>1443145362.61521</text:p>
          </table:table-cell>
          <table:table-cell table:formula="of:=[.G49]-[.$B$2]" office:value-type="float" office:value="2.61502456665039" calcext:value-type="float">
            <text:p>2.6150245667</text:p>
          </table:table-cell>
          <table:table-cell table:formula="of:=[.C49]/([.H49]-[.H48])" office:value-type="float" office:value="101893.948466478" calcext:value-type="float">
            <text:p>101893.948466478</text:p>
          </table:table-cell>
          <table:table-cell table:formula="of:=[.G49]-[.$B49]" office:value-type="float" office:value="0.237663745880127" calcext:value-type="float">
            <text:p>0.237663745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5362.41987" calcext:value-type="float">
            <text:p>1443145362.41987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68083381653" calcext:value-type="float">
            <text:p>2.4196808338</text:p>
          </table:table-cell>
          <table:table-cell table:formula="of:=[.C50]/([.D50]-[.D49])" office:value-type="float" office:value="102079.36361639" calcext:value-type="float">
            <text:p>102079.36361639</text:p>
          </table:table-cell>
          <table:table-cell/>
          <table:table-cell office:value-type="float" office:value="1443145362.66011" calcext:value-type="float">
            <text:p>1443145362.66011</text:p>
          </table:table-cell>
          <table:table-cell table:formula="of:=[.G50]-[.$B$2]" office:value-type="float" office:value="2.6599292755127" calcext:value-type="float">
            <text:p>2.6599292755</text:p>
          </table:table-cell>
          <table:table-cell table:formula="of:=[.C50]/([.H50]-[.H49])" office:value-type="float" office:value="96203.7191521896" calcext:value-type="float">
            <text:p>96203.7191521896</text:p>
          </table:table-cell>
          <table:table-cell table:formula="of:=[.G50]-[.$B50]" office:value-type="float" office:value="0.240248441696167" calcext:value-type="float">
            <text:p>0.240248441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5362.46221" calcext:value-type="float">
            <text:p>1443145362.46221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202516555786" calcext:value-type="float">
            <text:p>2.4620251656</text:p>
          </table:table-cell>
          <table:table-cell table:formula="of:=[.C51]/([.D51]-[.D50])" office:value-type="float" office:value="102020.738605332" calcext:value-type="float">
            <text:p>102020.738605332</text:p>
          </table:table-cell>
          <table:table-cell/>
          <table:table-cell office:value-type="float" office:value="1443145362.74226" calcext:value-type="float">
            <text:p>1443145362.74226</text:p>
          </table:table-cell>
          <table:table-cell table:formula="of:=[.G51]-[.$B$2]" office:value-type="float" office:value="2.74207949638367" calcext:value-type="float">
            <text:p>2.7420794964</text:p>
          </table:table-cell>
          <table:table-cell table:formula="of:=[.C51]/([.H51]-[.H50])" office:value-type="float" office:value="52586.5902026625" calcext:value-type="float">
            <text:p>52586.5902026625</text:p>
          </table:table-cell>
          <table:table-cell table:formula="of:=[.G51]-[.$B51]" office:value-type="float" office:value="0.280054330825806" calcext:value-type="float">
            <text:p>0.280054330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5362.50454" calcext:value-type="float">
            <text:p>1443145362.50454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35495376587" calcext:value-type="float">
            <text:p>2.5043549538</text:p>
          </table:table-cell>
          <table:table-cell table:formula="of:=[.C52]/([.D52]-[.D51])" office:value-type="float" office:value="102055.790564592" calcext:value-type="float">
            <text:p>102055.790564592</text:p>
          </table:table-cell>
          <table:table-cell/>
          <table:table-cell office:value-type="float" office:value="1443145362.78444" calcext:value-type="float">
            <text:p>1443145362.78444</text:p>
          </table:table-cell>
          <table:table-cell table:formula="of:=[.G52]-[.$B$2]" office:value-type="float" office:value="2.78425455093384" calcext:value-type="float">
            <text:p>2.7842545509</text:p>
          </table:table-cell>
          <table:table-cell table:formula="of:=[.C52]/([.H52]-[.H51])" office:value-type="float" office:value="102430.21724752" calcext:value-type="float">
            <text:p>102430.21724752</text:p>
          </table:table-cell>
          <table:table-cell table:formula="of:=[.G52]-[.$B52]" office:value-type="float" office:value="0.279899597167969" calcext:value-type="float">
            <text:p>0.279899597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5362.54687" calcext:value-type="float">
            <text:p>1443145362.54687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68736457825" calcext:value-type="float">
            <text:p>2.5466873646</text:p>
          </table:table-cell>
          <table:table-cell table:formula="of:=[.C53]/([.D53]-[.D52])" office:value-type="float" office:value="102049.467939512" calcext:value-type="float">
            <text:p>102049.467939512</text:p>
          </table:table-cell>
          <table:table-cell/>
          <table:table-cell office:value-type="float" office:value="1443145362.82687" calcext:value-type="float">
            <text:p>1443145362.82687</text:p>
          </table:table-cell>
          <table:table-cell table:formula="of:=[.G53]-[.$B$2]" office:value-type="float" office:value="2.82668280601501" calcext:value-type="float">
            <text:p>2.826682806</text:p>
          </table:table-cell>
          <table:table-cell table:formula="of:=[.C53]/([.H53]-[.H52])" office:value-type="float" office:value="101818.940980124" calcext:value-type="float">
            <text:p>101818.940980124</text:p>
          </table:table-cell>
          <table:table-cell table:formula="of:=[.G53]-[.$B53]" office:value-type="float" office:value="0.279995441436768" calcext:value-type="float">
            <text:p>0.279995441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5362.58925" calcext:value-type="float">
            <text:p>1443145362.58925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906245231628" calcext:value-type="float">
            <text:p>2.5890624523</text:p>
          </table:table-cell>
          <table:table-cell table:formula="of:=[.C54]/([.D54]-[.D53])" office:value-type="float" office:value="101946.6915728" calcext:value-type="float">
            <text:p>101946.6915728</text:p>
          </table:table-cell>
          <table:table-cell/>
          <table:table-cell office:value-type="float" office:value="1443145362.86918" calcext:value-type="float">
            <text:p>1443145362.86918</text:p>
          </table:table-cell>
          <table:table-cell table:formula="of:=[.G54]-[.$B$2]" office:value-type="float" office:value="2.86899304389954" calcext:value-type="float">
            <text:p>2.8689930439</text:p>
          </table:table-cell>
          <table:table-cell table:formula="of:=[.C54]/([.H54]-[.H53])" office:value-type="float" office:value="102102.947560605" calcext:value-type="float">
            <text:p>102102.947560605</text:p>
          </table:table-cell>
          <table:table-cell table:formula="of:=[.G54]-[.$B54]" office:value-type="float" office:value="0.279930591583252" calcext:value-type="float">
            <text:p>0.279930591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5362.63157" calcext:value-type="float">
            <text:p>1443145362.63157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38604164124" calcext:value-type="float">
            <text:p>2.6313860416</text:p>
          </table:table-cell>
          <table:table-cell table:formula="of:=[.C55]/([.D55]-[.D54])" office:value-type="float" office:value="102070.738065999" calcext:value-type="float">
            <text:p>102070.738065999</text:p>
          </table:table-cell>
          <table:table-cell/>
          <table:table-cell office:value-type="float" office:value="1443145362.91149" calcext:value-type="float">
            <text:p>1443145362.91149</text:p>
          </table:table-cell>
          <table:table-cell table:formula="of:=[.G55]-[.$B$2]" office:value-type="float" office:value="2.9113073348999" calcext:value-type="float">
            <text:p>2.9113073349</text:p>
          </table:table-cell>
          <table:table-cell table:formula="of:=[.C55]/([.H55]-[.H54])" office:value-type="float" office:value="102093.16752968" calcext:value-type="float">
            <text:p>102093.16752968</text:p>
          </table:table-cell>
          <table:table-cell table:formula="of:=[.G55]-[.$B55]" office:value-type="float" office:value="0.279921293258667" calcext:value-type="float">
            <text:p>0.279921293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5362.67391" calcext:value-type="float">
            <text:p>1443145362.67391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72155189514" calcext:value-type="float">
            <text:p>2.6737215519</text:p>
          </table:table-cell>
          <table:table-cell table:formula="of:=[.C56]/([.D56]-[.D55])" office:value-type="float" office:value="102041.996756172" calcext:value-type="float">
            <text:p>102041.996756172</text:p>
          </table:table-cell>
          <table:table-cell/>
          <table:table-cell office:value-type="float" office:value="1443145362.95373" calcext:value-type="float">
            <text:p>1443145362.95373</text:p>
          </table:table-cell>
          <table:table-cell table:formula="of:=[.G56]-[.$B$2]" office:value-type="float" office:value="2.95354819297791" calcext:value-type="float">
            <text:p>2.953548193</text:p>
          </table:table-cell>
          <table:table-cell table:formula="of:=[.C56]/([.H56]-[.H55])" office:value-type="float" office:value="102270.649711296" calcext:value-type="float">
            <text:p>102270.649711296</text:p>
          </table:table-cell>
          <table:table-cell table:formula="of:=[.G56]-[.$B56]" office:value-type="float" office:value="0.279826641082764" calcext:value-type="float">
            <text:p>0.279826641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5362.71624" calcext:value-type="float">
            <text:p>1443145362.71624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605515480041" calcext:value-type="float">
            <text:p>2.7160551548</text:p>
          </table:table-cell>
          <table:table-cell table:formula="of:=[.C57]/([.D57]-[.D56])" office:value-type="float" office:value="102046.594277991" calcext:value-type="float">
            <text:p>102046.594277991</text:p>
          </table:table-cell>
          <table:table-cell/>
          <table:table-cell office:value-type="float" office:value="1443145363.03854" calcext:value-type="float">
            <text:p>1443145363.03854</text:p>
          </table:table-cell>
          <table:table-cell table:formula="of:=[.G57]-[.$B$2]" office:value-type="float" office:value="3.03835272789001" calcext:value-type="float">
            <text:p>3.0383527279</text:p>
          </table:table-cell>
          <table:table-cell table:formula="of:=[.C57]/([.H57]-[.H56])" office:value-type="float" office:value="50940.6720345464" calcext:value-type="float">
            <text:p>50940.6720345464</text:p>
          </table:table-cell>
          <table:table-cell table:formula="of:=[.G57]-[.$B57]" office:value-type="float" office:value="0.3222975730896" calcext:value-type="float">
            <text:p>0.322297573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5362.75857" calcext:value-type="float">
            <text:p>1443145362.75857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3863735199" calcext:value-type="float">
            <text:p>2.7583863735</text:p>
          </table:table-cell>
          <table:table-cell table:formula="of:=[.C58]/([.D58]-[.D57])" office:value-type="float" office:value="102052.341762884" calcext:value-type="float">
            <text:p>102052.341762884</text:p>
          </table:table-cell>
          <table:table-cell/>
          <table:table-cell office:value-type="float" office:value="1443145363.05296" calcext:value-type="float">
            <text:p>1443145363.05296</text:p>
          </table:table-cell>
          <table:table-cell table:formula="of:=[.G58]-[.$B$2]" office:value-type="float" office:value="3.05277371406555" calcext:value-type="float">
            <text:p>3.0527737141</text:p>
          </table:table-cell>
          <table:table-cell table:formula="of:=[.C58]/([.H58]-[.H57])" office:value-type="float" office:value="299563.424263466" calcext:value-type="float">
            <text:p>299563.424263466</text:p>
          </table:table-cell>
          <table:table-cell table:formula="of:=[.G58]-[.$B58]" office:value-type="float" office:value="0.294387340545654" calcext:value-type="float">
            <text:p>0.294387340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5362.80091" calcext:value-type="float">
            <text:p>1443145362.80091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72951316833" calcext:value-type="float">
            <text:p>2.8007295132</text:p>
          </table:table-cell>
          <table:table-cell table:formula="of:=[.C59]/([.D59]-[.D58])" office:value-type="float" office:value="102023.610810811" calcext:value-type="float">
            <text:p>102023.610810811</text:p>
          </table:table-cell>
          <table:table-cell/>
          <table:table-cell office:value-type="float" office:value="1443145363.08074" calcext:value-type="float">
            <text:p>1443145363.08074</text:p>
          </table:table-cell>
          <table:table-cell table:formula="of:=[.G59]-[.$B$2]" office:value-type="float" office:value="3.08055901527405" calcext:value-type="float">
            <text:p>3.0805590153</text:p>
          </table:table-cell>
          <table:table-cell table:formula="of:=[.C59]/([.H59]-[.H58])" office:value-type="float" office:value="155477.889823237" calcext:value-type="float">
            <text:p>155477.889823237</text:p>
          </table:table-cell>
          <table:table-cell table:formula="of:=[.G59]-[.$B59]" office:value-type="float" office:value="0.279829502105713" calcext:value-type="float">
            <text:p>0.279829502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5362.84325" calcext:value-type="float">
            <text:p>1443145362.84325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306526184082" calcext:value-type="float">
            <text:p>2.8430652618</text:p>
          </table:table-cell>
          <table:table-cell table:formula="of:=[.C60]/([.D60]-[.D59])" office:value-type="float" office:value="102041.422095073" calcext:value-type="float">
            <text:p>102041.422095073</text:p>
          </table:table-cell>
          <table:table-cell/>
          <table:table-cell office:value-type="float" office:value="1443145363.12317" calcext:value-type="float">
            <text:p>1443145363.12317</text:p>
          </table:table-cell>
          <table:table-cell table:formula="of:=[.G60]-[.$B$2]" office:value-type="float" office:value="3.12298083305359" calcext:value-type="float">
            <text:p>3.1229808331</text:p>
          </table:table-cell>
          <table:table-cell table:formula="of:=[.C60]/([.H60]-[.H59])" office:value-type="float" office:value="101834.391502276" calcext:value-type="float">
            <text:p>101834.391502276</text:p>
          </table:table-cell>
          <table:table-cell table:formula="of:=[.G60]-[.$B60]" office:value-type="float" office:value="0.279915571212769" calcext:value-type="float">
            <text:p>0.279915571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5362.88561" calcext:value-type="float">
            <text:p>1443145362.88561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42175292969" calcext:value-type="float">
            <text:p>2.8854217529</text:p>
          </table:table-cell>
          <table:table-cell table:formula="of:=[.C61]/([.D61]-[.D60])" office:value-type="float" office:value="101991.451344171" calcext:value-type="float">
            <text:p>101991.451344171</text:p>
          </table:table-cell>
          <table:table-cell/>
          <table:table-cell office:value-type="float" office:value="1443145363.16553" calcext:value-type="float">
            <text:p>1443145363.16553</text:p>
          </table:table-cell>
          <table:table-cell table:formula="of:=[.G61]-[.$B$2]" office:value-type="float" office:value="3.16534209251404" calcext:value-type="float">
            <text:p>3.1653420925</text:p>
          </table:table-cell>
          <table:table-cell table:formula="of:=[.C61]/([.H61]-[.H60])" office:value-type="float" office:value="101979.970733245" calcext:value-type="float">
            <text:p>101979.970733245</text:p>
          </table:table-cell>
          <table:table-cell table:formula="of:=[.G61]-[.$B61]" office:value-type="float" office:value="0.279920339584351" calcext:value-type="float">
            <text:p>0.279920339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5362.92794" calcext:value-type="float">
            <text:p>1443145362.92794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75321006775" calcext:value-type="float">
            <text:p>2.9277532101</text:p>
          </table:table-cell>
          <table:table-cell table:formula="of:=[.C62]/([.D62]-[.D61])" office:value-type="float" office:value="102051.766985261" calcext:value-type="float">
            <text:p>102051.766985261</text:p>
          </table:table-cell>
          <table:table-cell/>
          <table:table-cell office:value-type="float" office:value="1443145363.20813" calcext:value-type="float">
            <text:p>1443145363.20813</text:p>
          </table:table-cell>
          <table:table-cell table:formula="of:=[.G62]-[.$B$2]" office:value-type="float" office:value="3.20794749259949" calcext:value-type="float">
            <text:p>3.2079474926</text:p>
          </table:table-cell>
          <table:table-cell table:formula="of:=[.C62]/([.H62]-[.H61])" office:value-type="float" office:value="101395.597537773" calcext:value-type="float">
            <text:p>101395.597537773</text:p>
          </table:table-cell>
          <table:table-cell table:formula="of:=[.G62]-[.$B62]" office:value-type="float" office:value="0.280194282531738" calcext:value-type="float">
            <text:p>0.280194282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5362.97027" calcext:value-type="float">
            <text:p>1443145362.97027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7008848190308" calcext:value-type="float">
            <text:p>2.9700884819</text:p>
          </table:table-cell>
          <table:table-cell table:formula="of:=[.C63]/([.D63]-[.D62])" office:value-type="float" office:value="102042.571423744" calcext:value-type="float">
            <text:p>102042.571423744</text:p>
          </table:table-cell>
          <table:table-cell/>
          <table:table-cell office:value-type="float" office:value="1443145363.25139" calcext:value-type="float">
            <text:p>1443145363.25139</text:p>
          </table:table-cell>
          <table:table-cell table:formula="of:=[.G63]-[.$B$2]" office:value-type="float" office:value="3.25120115280151" calcext:value-type="float">
            <text:p>3.2512011528</text:p>
          </table:table-cell>
          <table:table-cell table:formula="of:=[.C63]/([.H63]-[.H62])" office:value-type="float" office:value="99875.940667736" calcext:value-type="float">
            <text:p>99875.940667736</text:p>
          </table:table-cell>
          <table:table-cell table:formula="of:=[.G63]-[.$B63]" office:value-type="float" office:value="0.281112670898437" calcext:value-type="float">
            <text:p>0.281112670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5363.01288" calcext:value-type="float">
            <text:p>1443145363.01288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69483566284" calcext:value-type="float">
            <text:p>3.0126948357</text:p>
          </table:table-cell>
          <table:table-cell table:formula="of:=[.C64]/([.D64]-[.D63])" office:value-type="float" office:value="101393.327961322" calcext:value-type="float">
            <text:p>101393.327961322</text:p>
          </table:table-cell>
          <table:table-cell/>
          <table:table-cell office:value-type="float" office:value="1443145363.29484" calcext:value-type="float">
            <text:p>1443145363.29484</text:p>
          </table:table-cell>
          <table:table-cell table:formula="of:=[.G64]-[.$B$2]" office:value-type="float" office:value="3.29465079307556" calcext:value-type="float">
            <text:p>3.2946507931</text:p>
          </table:table-cell>
          <table:table-cell table:formula="of:=[.C64]/([.H64]-[.H63])" office:value-type="float" office:value="99425.4491579831" calcext:value-type="float">
            <text:p>99425.4491579831</text:p>
          </table:table-cell>
          <table:table-cell table:formula="of:=[.G64]-[.$B64]" office:value-type="float" office:value="0.28195595741272" calcext:value-type="float">
            <text:p>0.281955957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5363.05623" calcext:value-type="float">
            <text:p>1443145363.05623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605053901672" calcext:value-type="float">
            <text:p>3.056050539</text:p>
          </table:table-cell>
          <table:table-cell table:formula="of:=[.C65]/([.D65]-[.D64])" office:value-type="float" office:value="99640.869962111" calcext:value-type="float">
            <text:p>99640.869962111</text:p>
          </table:table-cell>
          <table:table-cell/>
          <table:table-cell office:value-type="float" office:value="1443145363.33819" calcext:value-type="float">
            <text:p>1443145363.33819</text:p>
          </table:table-cell>
          <table:table-cell table:formula="of:=[.G65]-[.$B$2]" office:value-type="float" office:value="3.33800792694092" calcext:value-type="float">
            <text:p>3.3380079269</text:p>
          </table:table-cell>
          <table:table-cell table:formula="of:=[.C65]/([.H65]-[.H64])" office:value-type="float" office:value="99637.5824429622" calcext:value-type="float">
            <text:p>99637.5824429622</text:p>
          </table:table-cell>
          <table:table-cell table:formula="of:=[.G65]-[.$B65]" office:value-type="float" office:value="0.281957387924194" calcext:value-type="float">
            <text:p>0.281957387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5363.09961" calcext:value-type="float">
            <text:p>1443145363.09961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42650794983" calcext:value-type="float">
            <text:p>3.0994265079</text:p>
          </table:table-cell>
          <table:table-cell table:formula="of:=[.C66]/([.D66]-[.D65])" office:value-type="float" office:value="99594.3169975595" calcext:value-type="float">
            <text:p>99594.3169975595</text:p>
          </table:table-cell>
          <table:table-cell/>
          <table:table-cell office:value-type="float" office:value="1443145363.38155" calcext:value-type="float">
            <text:p>1443145363.38155</text:p>
          </table:table-cell>
          <table:table-cell table:formula="of:=[.G66]-[.$B$2]" office:value-type="float" office:value="3.38136267662048" calcext:value-type="float">
            <text:p>3.3813626766</text:p>
          </table:table-cell>
          <table:table-cell table:formula="of:=[.C66]/([.H66]-[.H65])" office:value-type="float" office:value="99643.0617620695" calcext:value-type="float">
            <text:p>99643.0617620695</text:p>
          </table:table-cell>
          <table:table-cell table:formula="of:=[.G66]-[.$B66]" office:value-type="float" office:value="0.281936168670654" calcext:value-type="float">
            <text:p>0.281936168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5363.14297" calcext:value-type="float">
            <text:p>1443145363.14297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78316497803" calcext:value-type="float">
            <text:p>3.142783165</text:p>
          </table:table-cell>
          <table:table-cell table:formula="of:=[.C67]/([.D67]-[.D66])" office:value-type="float" office:value="99638.6782585743" calcext:value-type="float">
            <text:p>99638.6782585743</text:p>
          </table:table-cell>
          <table:table-cell/>
          <table:table-cell office:value-type="float" office:value="1443145363.42484" calcext:value-type="float">
            <text:p>1443145363.42484</text:p>
          </table:table-cell>
          <table:table-cell table:formula="of:=[.G67]-[.$B$2]" office:value-type="float" office:value="3.42465233802795" calcext:value-type="float">
            <text:p>3.424652338</text:p>
          </table:table-cell>
          <table:table-cell table:formula="of:=[.C67]/([.H67]-[.H66])" office:value-type="float" office:value="99792.880321639" calcext:value-type="float">
            <text:p>99792.880321639</text:p>
          </table:table-cell>
          <table:table-cell table:formula="of:=[.G67]-[.$B67]" office:value-type="float" office:value="0.281869173049927" calcext:value-type="float">
            <text:p>0.28186917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5363.18631" calcext:value-type="float">
            <text:p>1443145363.18631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612456321716" calcext:value-type="float">
            <text:p>3.1861245632</text:p>
          </table:table-cell>
          <table:table-cell table:formula="of:=[.C68]/([.D68]-[.D67])" office:value-type="float" office:value="99673.7570893408" calcext:value-type="float">
            <text:p>99673.7570893408</text:p>
          </table:table-cell>
          <table:table-cell/>
          <table:table-cell office:value-type="float" office:value="1443145363.46828" calcext:value-type="float">
            <text:p>1443145363.46828</text:p>
          </table:table-cell>
          <table:table-cell table:formula="of:=[.G68]-[.$B$2]" office:value-type="float" office:value="3.46809506416321" calcext:value-type="float">
            <text:p>3.4680950642</text:p>
          </table:table-cell>
          <table:table-cell table:formula="of:=[.C68]/([.H68]-[.H67])" office:value-type="float" office:value="99441.2732421575" calcext:value-type="float">
            <text:p>99441.2732421575</text:p>
          </table:table-cell>
          <table:table-cell table:formula="of:=[.G68]-[.$B68]" office:value-type="float" office:value="0.281970500946045" calcext:value-type="float">
            <text:p>0.281970500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5363.22967" calcext:value-type="float">
            <text:p>1443145363.22967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48265075684" calcext:value-type="float">
            <text:p>3.2294826508</text:p>
          </table:table-cell>
          <table:table-cell table:formula="of:=[.C69]/([.D69]-[.D68])" office:value-type="float" office:value="99635.3908840463" calcext:value-type="float">
            <text:p>99635.3908840463</text:p>
          </table:table-cell>
          <table:table-cell/>
          <table:table-cell office:value-type="float" office:value="1443145363.51153" calcext:value-type="float">
            <text:p>1443145363.51153</text:p>
          </table:table-cell>
          <table:table-cell table:formula="of:=[.G69]-[.$B$2]" office:value-type="float" office:value="3.51135039329529" calcext:value-type="float">
            <text:p>3.5113503933</text:p>
          </table:table-cell>
          <table:table-cell table:formula="of:=[.C69]/([.H69]-[.H68])" office:value-type="float" office:value="99872.0871319436" calcext:value-type="float">
            <text:p>99872.0871319436</text:p>
          </table:table-cell>
          <table:table-cell table:formula="of:=[.G69]-[.$B69]" office:value-type="float" office:value="0.281867742538452" calcext:value-type="float">
            <text:p>0.281867742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5363.27301" calcext:value-type="float">
            <text:p>1443145363.27301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82977104187" calcext:value-type="float">
            <text:p>3.272829771</text:p>
          </table:table-cell>
          <table:table-cell table:formula="of:=[.C70]/([.D70]-[.D69])" office:value-type="float" office:value="99660.5996336855" calcext:value-type="float">
            <text:p>99660.5996336855</text:p>
          </table:table-cell>
          <table:table-cell/>
          <table:table-cell office:value-type="float" office:value="1443145363.55497" calcext:value-type="float">
            <text:p>1443145363.55497</text:p>
          </table:table-cell>
          <table:table-cell table:formula="of:=[.G70]-[.$B$2]" office:value-type="float" office:value="3.55478835105896" calcext:value-type="float">
            <text:p>3.5547883511</text:p>
          </table:table-cell>
          <table:table-cell table:formula="of:=[.C70]/([.H70]-[.H69])" office:value-type="float" office:value="99452.1893387196" calcext:value-type="float">
            <text:p>99452.1893387196</text:p>
          </table:table-cell>
          <table:table-cell table:formula="of:=[.G70]-[.$B70]" office:value-type="float" office:value="0.28195858001709" calcext:value-type="float">
            <text:p>0.2819585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5363.31636" calcext:value-type="float">
            <text:p>1443145363.31636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617569923401" calcext:value-type="float">
            <text:p>3.3161756992</text:p>
          </table:table-cell>
          <table:table-cell table:formula="of:=[.C71]/([.D71]-[.D70])" office:value-type="float" office:value="99663.3404838124" calcext:value-type="float">
            <text:p>99663.3404838124</text:p>
          </table:table-cell>
          <table:table-cell/>
          <table:table-cell office:value-type="float" office:value="1443145363.59831" calcext:value-type="float">
            <text:p>1443145363.59831</text:p>
          </table:table-cell>
          <table:table-cell table:formula="of:=[.G71]-[.$B$2]" office:value-type="float" office:value="3.59812521934509" calcext:value-type="float">
            <text:p>3.5981252193</text:p>
          </table:table-cell>
          <table:table-cell table:formula="of:=[.C71]/([.H71]-[.H70])" office:value-type="float" office:value="99684.1758725408" calcext:value-type="float">
            <text:p>99684.1758725408</text:p>
          </table:table-cell>
          <table:table-cell table:formula="of:=[.G71]-[.$B71]" office:value-type="float" office:value="0.281949520111084" calcext:value-type="float">
            <text:p>0.281949520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5363.35971" calcext:value-type="float">
            <text:p>1443145363.35971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52830314636" calcext:value-type="float">
            <text:p>3.3595283031</text:p>
          </table:table-cell>
          <table:table-cell table:formula="of:=[.C72]/([.D72]-[.D71])" office:value-type="float" office:value="99647.9936645512" calcext:value-type="float">
            <text:p>99647.9936645512</text:p>
          </table:table-cell>
          <table:table-cell/>
          <table:table-cell office:value-type="float" office:value="1443145363.64156" calcext:value-type="float">
            <text:p>1443145363.64156</text:p>
          </table:table-cell>
          <table:table-cell table:formula="of:=[.G72]-[.$B$2]" office:value-type="float" office:value="3.64137387275696" calcext:value-type="float">
            <text:p>3.6413738728</text:p>
          </table:table-cell>
          <table:table-cell table:formula="of:=[.C72]/([.H72]-[.H71])" office:value-type="float" office:value="99887.5030595707" calcext:value-type="float">
            <text:p>99887.5030595707</text:p>
          </table:table-cell>
          <table:table-cell table:formula="of:=[.G72]-[.$B72]" office:value-type="float" office:value="0.281845569610596" calcext:value-type="float">
            <text:p>0.281845569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5363.40305" calcext:value-type="float">
            <text:p>1443145363.40305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86874771118" calcext:value-type="float">
            <text:p>3.4028687477</text:p>
          </table:table-cell>
          <table:table-cell table:formula="of:=[.C73]/([.D73]-[.D72])" office:value-type="float" office:value="99675.9503363901" calcext:value-type="float">
            <text:p>99675.9503363901</text:p>
          </table:table-cell>
          <table:table-cell/>
          <table:table-cell office:value-type="float" office:value="1443145363.68491" calcext:value-type="float">
            <text:p>1443145363.68491</text:p>
          </table:table-cell>
          <table:table-cell table:formula="of:=[.G73]-[.$B$2]" office:value-type="float" office:value="3.68472242355347" calcext:value-type="float">
            <text:p>3.6847224236</text:p>
          </table:table-cell>
          <table:table-cell table:formula="of:=[.C73]/([.H73]-[.H72])" office:value-type="float" office:value="99657.3108125203" calcext:value-type="float">
            <text:p>99657.3108125203</text:p>
          </table:table-cell>
          <table:table-cell table:formula="of:=[.G73]-[.$B73]" office:value-type="float" office:value="0.281853675842285" calcext:value-type="float">
            <text:p>0.281853675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5363.4464" calcext:value-type="float">
            <text:p>1443145363.4464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621706008911" calcext:value-type="float">
            <text:p>3.4462170601</text:p>
          </table:table-cell>
          <table:table-cell table:formula="of:=[.C74]/([.D74]-[.D73])" office:value-type="float" office:value="99657.8589343072" calcext:value-type="float">
            <text:p>99657.8589343072</text:p>
          </table:table-cell>
          <table:table-cell/>
          <table:table-cell office:value-type="float" office:value="1443145363.72819" calcext:value-type="float">
            <text:p>1443145363.72819</text:p>
          </table:table-cell>
          <table:table-cell table:formula="of:=[.G74]-[.$B$2]" office:value-type="float" office:value="3.72800636291504" calcext:value-type="float">
            <text:p>3.7280063629</text:p>
          </table:table-cell>
          <table:table-cell table:formula="of:=[.C74]/([.H74]-[.H73])" office:value-type="float" office:value="99806.0727308781" calcext:value-type="float">
            <text:p>99806.0727308781</text:p>
          </table:table-cell>
          <table:table-cell table:formula="of:=[.G74]-[.$B74]" office:value-type="float" office:value="0.281789302825928" calcext:value-type="float">
            <text:p>0.281789302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5363.48976" calcext:value-type="float">
            <text:p>1443145363.48976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57252502441" calcext:value-type="float">
            <text:p>3.489572525</text:p>
          </table:table-cell>
          <table:table-cell table:formula="of:=[.C75]/([.D75]-[.D74])" office:value-type="float" office:value="99641.4179030608" calcext:value-type="float">
            <text:p>99641.4179030608</text:p>
          </table:table-cell>
          <table:table-cell/>
          <table:table-cell office:value-type="float" office:value="1443145363.77157" calcext:value-type="float">
            <text:p>1443145363.77157</text:p>
          </table:table-cell>
          <table:table-cell table:formula="of:=[.G75]-[.$B$2]" office:value-type="float" office:value="3.77138948440552" calcext:value-type="float">
            <text:p>3.7713894844</text:p>
          </table:table-cell>
          <table:table-cell table:formula="of:=[.C75]/([.H75]-[.H74])" office:value-type="float" office:value="99577.8969235335" calcext:value-type="float">
            <text:p>99577.8969235335</text:p>
          </table:table-cell>
          <table:table-cell table:formula="of:=[.G75]-[.$B75]" office:value-type="float" office:value="0.281816959381104" calcext:value-type="float">
            <text:p>0.281816959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5363.5331" calcext:value-type="float">
            <text:p>1443145363.5331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91702270508" calcext:value-type="float">
            <text:p>3.5329170227</text:p>
          </table:table-cell>
          <table:table-cell table:formula="of:=[.C76]/([.D76]-[.D75])" office:value-type="float" office:value="99666.6297029703" calcext:value-type="float">
            <text:p>99666.6297029703</text:p>
          </table:table-cell>
          <table:table-cell/>
          <table:table-cell office:value-type="float" office:value="1443145363.81487" calcext:value-type="float">
            <text:p>1443145363.81487</text:p>
          </table:table-cell>
          <table:table-cell table:formula="of:=[.G76]-[.$B$2]" office:value-type="float" office:value="3.81468963623047" calcext:value-type="float">
            <text:p>3.8146896362</text:p>
          </table:table-cell>
          <table:table-cell table:formula="of:=[.C76]/([.H76]-[.H75])" office:value-type="float" office:value="99768.7032937989" calcext:value-type="float">
            <text:p>99768.7032937989</text:p>
          </table:table-cell>
          <table:table-cell table:formula="of:=[.G76]-[.$B76]" office:value-type="float" office:value="0.281772613525391" calcext:value-type="float">
            <text:p>0.281772613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5363.57645" calcext:value-type="float">
            <text:p>1443145363.57645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626509666443" calcext:value-type="float">
            <text:p>3.5762650967</text:p>
          </table:table-cell>
          <table:table-cell table:formula="of:=[.C77]/([.D77]-[.D76])" office:value-type="float" office:value="99658.4070621236" calcext:value-type="float">
            <text:p>99658.4070621236</text:p>
          </table:table-cell>
          <table:table-cell/>
          <table:table-cell office:value-type="float" office:value="1443145363.85827" calcext:value-type="float">
            <text:p>1443145363.85827</text:p>
          </table:table-cell>
          <table:table-cell table:formula="of:=[.G77]-[.$B$2]" office:value-type="float" office:value="3.85808563232422" calcext:value-type="float">
            <text:p>3.8580856323</text:p>
          </table:table-cell>
          <table:table-cell table:formula="of:=[.C77]/([.H77]-[.H76])" office:value-type="float" office:value="99548.3544303798" calcext:value-type="float">
            <text:p>99548.3544303798</text:p>
          </table:table-cell>
          <table:table-cell table:formula="of:=[.G77]-[.$B77]" office:value-type="float" office:value="0.28182053565979" calcext:value-type="float">
            <text:p>0.281820535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5363.6198" calcext:value-type="float">
            <text:p>1443145363.6198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61483955383" calcext:value-type="float">
            <text:p>3.6196148396</text:p>
          </table:table-cell>
          <table:table-cell table:formula="of:=[.C78]/([.D78]-[.D77])" office:value-type="float" office:value="99654.5702940238" calcext:value-type="float">
            <text:p>99654.5702940238</text:p>
          </table:table-cell>
          <table:table-cell/>
          <table:table-cell office:value-type="float" office:value="1443145363.9018" calcext:value-type="float">
            <text:p>1443145363.9018</text:p>
          </table:table-cell>
          <table:table-cell table:formula="of:=[.G78]-[.$B$2]" office:value-type="float" office:value="3.90161728858948" calcext:value-type="float">
            <text:p>3.9016172886</text:p>
          </table:table-cell>
          <table:table-cell table:formula="of:=[.C78]/([.H78]-[.H77])" office:value-type="float" office:value="99238.126242572" calcext:value-type="float">
            <text:p>99238.126242572</text:p>
          </table:table-cell>
          <table:table-cell table:formula="of:=[.G78]-[.$B78]" office:value-type="float" office:value="0.282002449035645" calcext:value-type="float">
            <text:p>0.28200244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5363.66314" calcext:value-type="float">
            <text:p>1443145363.66314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295838356018" calcext:value-type="float">
            <text:p>3.6629583836</text:p>
          </table:table-cell>
          <table:table-cell table:formula="of:=[.C79]/([.D79]-[.D78])" office:value-type="float" office:value="99668.8226363616" calcext:value-type="float">
            <text:p>99668.8226363616</text:p>
          </table:table-cell>
          <table:table-cell/>
          <table:table-cell office:value-type="float" office:value="1443145363.94517" calcext:value-type="float">
            <text:p>1443145363.94517</text:p>
          </table:table-cell>
          <table:table-cell table:formula="of:=[.G79]-[.$B$2]" office:value-type="float" office:value="3.94498658180237" calcext:value-type="float">
            <text:p>3.9449865818</text:p>
          </table:table-cell>
          <table:table-cell table:formula="of:=[.C79]/([.H79]-[.H78])" office:value-type="float" office:value="99609.6472864808" calcext:value-type="float">
            <text:p>99609.6472864808</text:p>
          </table:table-cell>
          <table:table-cell table:formula="of:=[.G79]-[.$B79]" office:value-type="float" office:value="0.282028198242187" calcext:value-type="float">
            <text:p>0.282028198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5363.70649" calcext:value-type="float">
            <text:p>1443145363.70649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630836486816" calcext:value-type="float">
            <text:p>3.7063083649</text:p>
          </table:table-cell>
          <table:table-cell table:formula="of:=[.C80]/([.D80]-[.D79])" office:value-type="float" office:value="99654.0222084115" calcext:value-type="float">
            <text:p>99654.0222084115</text:p>
          </table:table-cell>
          <table:table-cell/>
          <table:table-cell office:value-type="float" office:value="1443145363.98847" calcext:value-type="float">
            <text:p>1443145363.98847</text:p>
          </table:table-cell>
          <table:table-cell table:formula="of:=[.G80]-[.$B$2]" office:value-type="float" office:value="3.98828625679016" calcext:value-type="float">
            <text:p>3.9882862568</text:p>
          </table:table-cell>
          <table:table-cell table:formula="of:=[.C80]/([.H80]-[.H79])" office:value-type="float" office:value="99769.8019954628" calcext:value-type="float">
            <text:p>99769.8019954628</text:p>
          </table:table-cell>
          <table:table-cell table:formula="of:=[.G80]-[.$B80]" office:value-type="float" office:value="0.281977891921997" calcext:value-type="float">
            <text:p>0.281977891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5363.74984" calcext:value-type="float">
            <text:p>1443145363.74984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65381622314" calcext:value-type="float">
            <text:p>3.7496538162</text:p>
          </table:table-cell>
          <table:table-cell table:formula="of:=[.C81]/([.D81]-[.D80])" office:value-type="float" office:value="99664.4368660756" calcext:value-type="float">
            <text:p>99664.4368660756</text:p>
          </table:table-cell>
          <table:table-cell/>
          <table:table-cell office:value-type="float" office:value="1443145364.03187" calcext:value-type="float">
            <text:p>1443145364.03187</text:p>
          </table:table-cell>
          <table:table-cell table:formula="of:=[.G81]-[.$B$2]" office:value-type="float" office:value="4.03168320655823" calcext:value-type="float">
            <text:p>4.0316832066</text:p>
          </table:table-cell>
          <table:table-cell table:formula="of:=[.C81]/([.H81]-[.H80])" office:value-type="float" office:value="99546.1667948577" calcext:value-type="float">
            <text:p>99546.1667948577</text:p>
          </table:table-cell>
          <table:table-cell table:formula="of:=[.G81]-[.$B81]" office:value-type="float" office:value="0.282029390335083" calcext:value-type="float">
            <text:p>0.282029390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5363.79318" calcext:value-type="float">
            <text:p>1443145363.79318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299569129944" calcext:value-type="float">
            <text:p>3.7929956913</text:p>
          </table:table-cell>
          <table:table-cell table:formula="of:=[.C82]/([.D82]-[.D81])" office:value-type="float" office:value="99672.6605020106" calcext:value-type="float">
            <text:p>99672.6605020106</text:p>
          </table:table-cell>
          <table:table-cell/>
          <table:table-cell office:value-type="float" office:value="1443145364.04621" calcext:value-type="float">
            <text:p>1443145364.04621</text:p>
          </table:table-cell>
          <table:table-cell table:formula="of:=[.G82]-[.$B$2]" office:value-type="float" office:value="4.04602599143982" calcext:value-type="float">
            <text:p>4.0460259914</text:p>
          </table:table-cell>
          <table:table-cell table:formula="of:=[.C82]/([.H82]-[.H81])" office:value-type="float" office:value="301196.736593637" calcext:value-type="float">
            <text:p>301196.736593637</text:p>
          </table:table-cell>
          <table:table-cell table:formula="of:=[.G82]-[.$B82]" office:value-type="float" office:value="0.253030300140381" calcext:value-type="float">
            <text:p>0.253030300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5363.83653" calcext:value-type="float">
            <text:p>1443145363.83653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634281158447" calcext:value-type="float">
            <text:p>3.8363428116</text:p>
          </table:table-cell>
          <table:table-cell table:formula="of:=[.C83]/([.D83]-[.D82])" office:value-type="float" office:value="99660.5996336855" calcext:value-type="float">
            <text:p>99660.5996336855</text:p>
          </table:table-cell>
          <table:table-cell/>
          <table:table-cell office:value-type="float" office:value="1443145364.07524" calcext:value-type="float">
            <text:p>1443145364.07524</text:p>
          </table:table-cell>
          <table:table-cell table:formula="of:=[.G83]-[.$B$2]" office:value-type="float" office:value="4.07505917549133" calcext:value-type="float">
            <text:p>4.0750591755</text:p>
          </table:table-cell>
          <table:table-cell table:formula="of:=[.C83]/([.H83]-[.H82])" office:value-type="float" office:value="148795.254159344" calcext:value-type="float">
            <text:p>148795.254159344</text:p>
          </table:table-cell>
          <table:table-cell table:formula="of:=[.G83]-[.$B83]" office:value-type="float" office:value="0.23871636390686" calcext:value-type="float">
            <text:p>0.238716363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5363.87988" calcext:value-type="float">
            <text:p>1443145363.87988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69064712524" calcext:value-type="float">
            <text:p>3.8796906471</text:p>
          </table:table-cell>
          <table:table-cell table:formula="of:=[.C84]/([.D84]-[.D83])" office:value-type="float" office:value="99658.9551959695" calcext:value-type="float">
            <text:p>99658.9551959695</text:p>
          </table:table-cell>
          <table:table-cell/>
          <table:table-cell office:value-type="float" office:value="1443145364.11854" calcext:value-type="float">
            <text:p>1443145364.11854</text:p>
          </table:table-cell>
          <table:table-cell table:formula="of:=[.G84]-[.$B$2]" office:value-type="float" office:value="4.11835980415344" calcext:value-type="float">
            <text:p>4.1183598042</text:p>
          </table:table-cell>
          <table:table-cell table:formula="of:=[.C84]/([.H84]-[.H83])" office:value-type="float" office:value="99767.6046163334" calcext:value-type="float">
            <text:p>99767.6046163334</text:p>
          </table:table-cell>
          <table:table-cell table:formula="of:=[.G84]-[.$B84]" office:value-type="float" office:value="0.238669157028198" calcext:value-type="float">
            <text:p>0.23866915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5363.92322" calcext:value-type="float">
            <text:p>1443145363.92322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303609848022" calcext:value-type="float">
            <text:p>3.9230360985</text:p>
          </table:table-cell>
          <table:table-cell table:formula="of:=[.C85]/([.D85]-[.D84])" office:value-type="float" office:value="99664.4368660756" calcext:value-type="float">
            <text:p>99664.4368660756</text:p>
          </table:table-cell>
          <table:table-cell/>
          <table:table-cell office:value-type="float" office:value="1443145364.16201" calcext:value-type="float">
            <text:p>1443145364.16201</text:p>
          </table:table-cell>
          <table:table-cell table:formula="of:=[.G85]-[.$B$2]" office:value-type="float" office:value="4.16182065010071" calcext:value-type="float">
            <text:p>4.1618206501</text:p>
          </table:table-cell>
          <table:table-cell table:formula="of:=[.C85]/([.H85]-[.H84])" office:value-type="float" office:value="99399.8139208286" calcext:value-type="float">
            <text:p>99399.8139208286</text:p>
          </table:table-cell>
          <table:table-cell table:formula="of:=[.G85]-[.$B85]" office:value-type="float" office:value="0.238784551620483" calcext:value-type="float">
            <text:p>0.238784551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5363.96657" calcext:value-type="float">
            <text:p>1443145363.96657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38798713684" calcext:value-type="float">
            <text:p>3.9663879871</text:p>
          </table:table-cell>
          <table:table-cell table:formula="of:=[.C86]/([.D86]-[.D85])" office:value-type="float" office:value="99649.6377405393" calcext:value-type="float">
            <text:p>99649.6377405393</text:p>
          </table:table-cell>
          <table:table-cell/>
          <table:table-cell office:value-type="float" office:value="1443145364.20519" calcext:value-type="float">
            <text:p>1443145364.20519</text:p>
          </table:table-cell>
          <table:table-cell table:formula="of:=[.G86]-[.$B$2]" office:value-type="float" office:value="4.20500302314758" calcext:value-type="float">
            <text:p>4.2050030231</text:p>
          </table:table-cell>
          <table:table-cell table:formula="of:=[.C86]/([.H86]-[.H85])" office:value-type="float" office:value="100040.819787986" calcext:value-type="float">
            <text:p>100040.819787986</text:p>
          </table:table-cell>
          <table:table-cell table:formula="of:=[.G86]-[.$B86]" office:value-type="float" office:value="0.238615036010742" calcext:value-type="float">
            <text:p>0.23861503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5364.00982" calcext:value-type="float">
            <text:p>1443145364.00982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63735580444" calcext:value-type="float">
            <text:p>4.0096373558</text:p>
          </table:table-cell>
          <table:table-cell table:formula="of:=[.C87]/([.D87]-[.D86])" office:value-type="float" office:value="99885.8511254073" calcext:value-type="float">
            <text:p>99885.8511254073</text:p>
          </table:table-cell>
          <table:table-cell/>
          <table:table-cell office:value-type="float" office:value="1443145364.24833" calcext:value-type="float">
            <text:p>1443145364.24833</text:p>
          </table:table-cell>
          <table:table-cell table:formula="of:=[.G87]-[.$B$2]" office:value-type="float" office:value="4.24814677238464" calcext:value-type="float">
            <text:p>4.2481467724</text:p>
          </table:table-cell>
          <table:table-cell table:formula="of:=[.C87]/([.H87]-[.H86])" office:value-type="float" office:value="100130.379867152" calcext:value-type="float">
            <text:p>100130.379867152</text:p>
          </table:table-cell>
          <table:table-cell table:formula="of:=[.G87]-[.$B87]" office:value-type="float" office:value="0.2385094165802" calcext:value-type="float">
            <text:p>0.238509416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5364.05295" calcext:value-type="float">
            <text:p>1443145364.05295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76679992676" calcext:value-type="float">
            <text:p>4.0527667999</text:p>
          </table:table-cell>
          <table:table-cell table:formula="of:=[.C88]/([.D88]-[.D87])" office:value-type="float" office:value="100163.590973919" calcext:value-type="float">
            <text:p>100163.590973919</text:p>
          </table:table-cell>
          <table:table-cell/>
          <table:table-cell office:value-type="float" office:value="1443145364.29142" calcext:value-type="float">
            <text:p>1443145364.29142</text:p>
          </table:table-cell>
          <table:table-cell table:formula="of:=[.G88]-[.$B$2]" office:value-type="float" office:value="4.29123568534851" calcext:value-type="float">
            <text:p>4.2912356853</text:p>
          </table:table-cell>
          <table:table-cell table:formula="of:=[.C88]/([.H88]-[.H87])" office:value-type="float" office:value="100257.808861936" calcext:value-type="float">
            <text:p>100257.808861936</text:p>
          </table:table-cell>
          <table:table-cell table:formula="of:=[.G88]-[.$B88]" office:value-type="float" office:value="0.238468885421753" calcext:value-type="float">
            <text:p>0.238468885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5364.09608" calcext:value-type="float">
            <text:p>1443145364.09608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589886665344" calcext:value-type="float">
            <text:p>4.0958988667</text:p>
          </table:table-cell>
          <table:table-cell table:formula="of:=[.C89]/([.D89]-[.D88])" office:value-type="float" office:value="100157.50062186" calcext:value-type="float">
            <text:p>100157.50062186</text:p>
          </table:table-cell>
          <table:table-cell/>
          <table:table-cell office:value-type="float" office:value="1443145364.37778" calcext:value-type="float">
            <text:p>1443145364.37778</text:p>
          </table:table-cell>
          <table:table-cell table:formula="of:=[.G89]-[.$B$2]" office:value-type="float" office:value="4.37760019302368" calcext:value-type="float">
            <text:p>4.377600193</text:p>
          </table:table-cell>
          <table:table-cell table:formula="of:=[.C89]/([.H89]-[.H88])" office:value-type="float" office:value="50020.547980753" calcext:value-type="float">
            <text:p>50020.547980753</text:p>
          </table:table-cell>
          <table:table-cell table:formula="of:=[.G89]-[.$B89]" office:value-type="float" office:value="0.281701326370239" calcext:value-type="float">
            <text:p>0.281701326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5364.13921" calcext:value-type="float">
            <text:p>1443145364.13921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902807235718" calcext:value-type="float">
            <text:p>4.1390280724</text:p>
          </table:table-cell>
          <table:table-cell table:formula="of:=[.C90]/([.D90]-[.D89])" office:value-type="float" office:value="100164.144679016" calcext:value-type="float">
            <text:p>100164.144679016</text:p>
          </table:table-cell>
          <table:table-cell/>
          <table:table-cell office:value-type="float" office:value="1443145364.4209" calcext:value-type="float">
            <text:p>1443145364.4209</text:p>
          </table:table-cell>
          <table:table-cell table:formula="of:=[.G90]-[.$B$2]" office:value-type="float" office:value="4.42071270942688" calcext:value-type="float">
            <text:p>4.4207127094</text:p>
          </table:table-cell>
          <table:table-cell table:formula="of:=[.C90]/([.H90]-[.H89])" office:value-type="float" office:value="100202.919254315" calcext:value-type="float">
            <text:p>100202.919254315</text:p>
          </table:table-cell>
          <table:table-cell table:formula="of:=[.G90]-[.$B90]" office:value-type="float" office:value="0.281684637069702" calcext:value-type="float">
            <text:p>0.281684637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5364.18235" calcext:value-type="float">
            <text:p>1443145364.18235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216109275818" calcext:value-type="float">
            <text:p>4.1821610928</text:p>
          </table:table-cell>
          <table:table-cell table:formula="of:=[.C91]/([.D91]-[.D90])" office:value-type="float" office:value="100155.286132008" calcext:value-type="float">
            <text:p>100155.286132008</text:p>
          </table:table-cell>
          <table:table-cell/>
          <table:table-cell office:value-type="float" office:value="1443145364.46397" calcext:value-type="float">
            <text:p>1443145364.46397</text:p>
          </table:table-cell>
          <table:table-cell table:formula="of:=[.G91]-[.$B$2]" office:value-type="float" office:value="4.46378827095032" calcext:value-type="float">
            <text:p>4.463788271</text:p>
          </table:table-cell>
          <table:table-cell table:formula="of:=[.C91]/([.H91]-[.H90])" office:value-type="float" office:value="100288.884165781" calcext:value-type="float">
            <text:p>100288.884165781</text:p>
          </table:table-cell>
          <table:table-cell table:formula="of:=[.G91]-[.$B91]" office:value-type="float" office:value="0.281627178192139" calcext:value-type="float">
            <text:p>0.281627178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5364.2255" calcext:value-type="float">
            <text:p>1443145364.2255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53155708313" calcext:value-type="float">
            <text:p>4.2253155708</text:p>
          </table:table-cell>
          <table:table-cell table:formula="of:=[.C92]/([.D92]-[.D91])" office:value-type="float" office:value="100105.48598642" calcext:value-type="float">
            <text:p>100105.48598642</text:p>
          </table:table-cell>
          <table:table-cell/>
          <table:table-cell office:value-type="float" office:value="1443145364.50712" calcext:value-type="float">
            <text:p>1443145364.50712</text:p>
          </table:table-cell>
          <table:table-cell table:formula="of:=[.G92]-[.$B$2]" office:value-type="float" office:value="4.50693345069885" calcext:value-type="float">
            <text:p>4.5069334507</text:p>
          </table:table-cell>
          <table:table-cell table:formula="of:=[.C92]/([.H92]-[.H91])" office:value-type="float" office:value="100127.059967728" calcext:value-type="float">
            <text:p>100127.059967728</text:p>
          </table:table-cell>
          <table:table-cell table:formula="of:=[.G92]-[.$B92]" office:value-type="float" office:value="0.281617879867554" calcext:value-type="float">
            <text:p>0.281617879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5364.26863" calcext:value-type="float">
            <text:p>1443145364.26863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44382286072" calcext:value-type="float">
            <text:p>4.2684438229</text:p>
          </table:table-cell>
          <table:table-cell table:formula="of:=[.C93]/([.D93]-[.D92])" office:value-type="float" office:value="100166.359560624" calcext:value-type="float">
            <text:p>100166.359560624</text:p>
          </table:table-cell>
          <table:table-cell/>
          <table:table-cell office:value-type="float" office:value="1443145364.55022" calcext:value-type="float">
            <text:p>1443145364.55022</text:p>
          </table:table-cell>
          <table:table-cell table:formula="of:=[.G93]-[.$B$2]" office:value-type="float" office:value="4.55003380775452" calcext:value-type="float">
            <text:p>4.5500338078</text:p>
          </table:table-cell>
          <table:table-cell table:formula="of:=[.C93]/([.H93]-[.H92])" office:value-type="float" office:value="100231.188210824" calcext:value-type="float">
            <text:p>100231.188210824</text:p>
          </table:table-cell>
          <table:table-cell table:formula="of:=[.G93]-[.$B93]" office:value-type="float" office:value="0.281589984893799" calcext:value-type="float">
            <text:p>0.281589984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5364.31176" calcext:value-type="float">
            <text:p>1443145364.31176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57803535461" calcext:value-type="float">
            <text:p>4.3115780354</text:p>
          </table:table-cell>
          <table:table-cell table:formula="of:=[.C94]/([.D94]-[.D93])" office:value-type="float" office:value="100152.518157397" calcext:value-type="float">
            <text:p>100152.518157397</text:p>
          </table:table-cell>
          <table:table-cell/>
          <table:table-cell office:value-type="float" office:value="1443145364.59345" calcext:value-type="float">
            <text:p>1443145364.59345</text:p>
          </table:table-cell>
          <table:table-cell table:formula="of:=[.G94]-[.$B$2]" office:value-type="float" office:value="4.59326982498169" calcext:value-type="float">
            <text:p>4.593269825</text:p>
          </table:table-cell>
          <table:table-cell table:formula="of:=[.C94]/([.H94]-[.H93])" office:value-type="float" office:value="99916.6962419697" calcext:value-type="float">
            <text:p>99916.6962419697</text:p>
          </table:table-cell>
          <table:table-cell table:formula="of:=[.G94]-[.$B94]" office:value-type="float" office:value="0.281691789627075" calcext:value-type="float">
            <text:p>0.281691789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5364.35489" calcext:value-type="float">
            <text:p>1443145364.35489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7043800354" calcext:value-type="float">
            <text:p>4.35470438</text:p>
          </table:table-cell>
          <table:table-cell table:formula="of:=[.C95]/([.D95]-[.D94])" office:value-type="float" office:value="100170.789617713" calcext:value-type="float">
            <text:p>100170.789617713</text:p>
          </table:table-cell>
          <table:table-cell/>
          <table:table-cell office:value-type="float" office:value="1443145364.6365" calcext:value-type="float">
            <text:p>1443145364.6365</text:p>
          </table:table-cell>
          <table:table-cell table:formula="of:=[.G95]-[.$B$2]" office:value-type="float" office:value="4.636314868927" calcext:value-type="float">
            <text:p>4.6363148689</text:p>
          </table:table-cell>
          <table:table-cell table:formula="of:=[.C95]/([.H95]-[.H94])" office:value-type="float" office:value="100359.985820631" calcext:value-type="float">
            <text:p>100359.985820631</text:p>
          </table:table-cell>
          <table:table-cell table:formula="of:=[.G95]-[.$B95]" office:value-type="float" office:value="0.281610488891602" calcext:value-type="float">
            <text:p>0.281610488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5364.39802" calcext:value-type="float">
            <text:p>1443145364.39802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83835411072" calcext:value-type="float">
            <text:p>4.3978383541</text:p>
          </table:table-cell>
          <table:table-cell table:formula="of:=[.C96]/([.D96]-[.D95])" office:value-type="float" office:value="100153.07174008" calcext:value-type="float">
            <text:p>100153.07174008</text:p>
          </table:table-cell>
          <table:table-cell/>
          <table:table-cell office:value-type="float" office:value="1443145364.68223" calcext:value-type="float">
            <text:p>1443145364.68223</text:p>
          </table:table-cell>
          <table:table-cell table:formula="of:=[.G96]-[.$B$2]" office:value-type="float" office:value="4.68204259872437" calcext:value-type="float">
            <text:p>4.6820425987</text:p>
          </table:table-cell>
          <table:table-cell table:formula="of:=[.C96]/([.H96]-[.H95])" office:value-type="float" office:value="94472.2167302759" calcext:value-type="float">
            <text:p>94472.2167302759</text:p>
          </table:table-cell>
          <table:table-cell table:formula="of:=[.G96]-[.$B96]" office:value-type="float" office:value="0.284204244613647" calcext:value-type="float">
            <text:p>0.284204244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5364.44116" calcext:value-type="float">
            <text:p>1443145364.44116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097852706909" calcext:value-type="float">
            <text:p>4.4409785271</text:p>
          </table:table-cell>
          <table:table-cell table:formula="of:=[.C97]/([.D97]-[.D96])" office:value-type="float" office:value="100138.680578967" calcext:value-type="float">
            <text:p>100138.680578967</text:p>
          </table:table-cell>
          <table:table-cell/>
          <table:table-cell office:value-type="float" office:value="1443145364.80909" calcext:value-type="float">
            <text:p>1443145364.80909</text:p>
          </table:table-cell>
          <table:table-cell table:formula="of:=[.G97]-[.$B$2]" office:value-type="float" office:value="4.80890679359436" calcext:value-type="float">
            <text:p>4.8089067936</text:p>
          </table:table-cell>
          <table:table-cell table:formula="of:=[.C97]/([.H97]-[.H96])" office:value-type="float" office:value="34052.1610879015" calcext:value-type="float">
            <text:p>34052.1610879015</text:p>
          </table:table-cell>
          <table:table-cell table:formula="of:=[.G97]-[.$B97]" office:value-type="float" office:value="0.367928266525269" calcext:value-type="float">
            <text:p>0.367928266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5364.48429" calcext:value-type="float">
            <text:p>1443145364.48429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410940170288" calcext:value-type="float">
            <text:p>4.4841094017</text:p>
          </table:table-cell>
          <table:table-cell table:formula="of:=[.C98]/([.D98]-[.D97])" office:value-type="float" office:value="100160.268871888" calcext:value-type="float">
            <text:p>100160.268871888</text:p>
          </table:table-cell>
          <table:table-cell/>
          <table:table-cell office:value-type="float" office:value="1443145364.82344" calcext:value-type="float">
            <text:p>1443145364.82344</text:p>
          </table:table-cell>
          <table:table-cell table:formula="of:=[.G98]-[.$B$2]" office:value-type="float" office:value="4.82325887680054" calcext:value-type="float">
            <text:p>4.8232588768</text:p>
          </table:table-cell>
          <table:table-cell table:formula="of:=[.C98]/([.H98]-[.H97])" office:value-type="float" office:value="301001.599415253" calcext:value-type="float">
            <text:p>301001.599415253</text:p>
          </table:table-cell>
          <table:table-cell table:formula="of:=[.G98]-[.$B98]" office:value-type="float" office:value="0.339149475097656" calcext:value-type="float">
            <text:p>0.339149475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5364.52741" calcext:value-type="float">
            <text:p>1443145364.52741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72228717804" calcext:value-type="float">
            <text:p>4.5272228718</text:p>
          </table:table-cell>
          <table:table-cell table:formula="of:=[.C99]/([.D99]-[.D98])" office:value-type="float" office:value="100200.702755612" calcext:value-type="float">
            <text:p>100200.702755612</text:p>
          </table:table-cell>
          <table:table-cell/>
          <table:table-cell office:value-type="float" office:value="1443145364.85218" calcext:value-type="float">
            <text:p>1443145364.85218</text:p>
          </table:table-cell>
          <table:table-cell table:formula="of:=[.G99]-[.$B$2]" office:value-type="float" office:value="4.85199856758118" calcext:value-type="float">
            <text:p>4.8519985676</text:p>
          </table:table-cell>
          <table:table-cell table:formula="of:=[.C99]/([.H99]-[.H98])" office:value-type="float" office:value="150314.769667256" calcext:value-type="float">
            <text:p>150314.769667256</text:p>
          </table:table-cell>
          <table:table-cell table:formula="of:=[.G99]-[.$B99]" office:value-type="float" office:value="0.324775695800781" calcext:value-type="float">
            <text:p>0.324775695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5364.57054" calcext:value-type="float">
            <text:p>1443145364.57054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35565376282" calcext:value-type="float">
            <text:p>4.5703556538</text:p>
          </table:table-cell>
          <table:table-cell table:formula="of:=[.C100]/([.D100]-[.D99])" office:value-type="float" office:value="100155.839745291" calcext:value-type="float">
            <text:p>100155.839745291</text:p>
          </table:table-cell>
          <table:table-cell/>
          <table:table-cell office:value-type="float" office:value="1443145364.89532" calcext:value-type="float">
            <text:p>1443145364.89532</text:p>
          </table:table-cell>
          <table:table-cell table:formula="of:=[.G100]-[.$B$2]" office:value-type="float" office:value="4.89513158798218" calcext:value-type="float">
            <text:p>4.895131588</text:p>
          </table:table-cell>
          <table:table-cell table:formula="of:=[.C100]/([.H100]-[.H99])" office:value-type="float" office:value="100155.286132008" calcext:value-type="float">
            <text:p>100155.286132008</text:p>
          </table:table-cell>
          <table:table-cell table:formula="of:=[.G100]-[.$B100]" office:value-type="float" office:value="0.32477593421936" calcext:value-type="float">
            <text:p>0.324775934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5364.61367" calcext:value-type="float">
            <text:p>1443145364.61367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48986625671" calcext:value-type="float">
            <text:p>4.6134898663</text:p>
          </table:table-cell>
          <table:table-cell table:formula="of:=[.C101]/([.D101]-[.D100])" office:value-type="float" office:value="100152.518157397" calcext:value-type="float">
            <text:p>100152.518157397</text:p>
          </table:table-cell>
          <table:table-cell/>
          <table:table-cell office:value-type="float" office:value="1443145364.93844" calcext:value-type="float">
            <text:p>1443145364.93844</text:p>
          </table:table-cell>
          <table:table-cell table:formula="of:=[.G101]-[.$B$2]" office:value-type="float" office:value="4.93825745582581" calcext:value-type="float">
            <text:p>4.9382574558</text:p>
          </table:table-cell>
          <table:table-cell table:formula="of:=[.C101]/([.H101]-[.H100])" office:value-type="float" office:value="100171.897193213" calcext:value-type="float">
            <text:p>100171.897193213</text:p>
          </table:table-cell>
          <table:table-cell table:formula="of:=[.G101]-[.$B101]" office:value-type="float" office:value="0.324767589569092" calcext:value-type="float">
            <text:p>0.324767589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5364.65681" calcext:value-type="float">
            <text:p>1443145364.65681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62693977356" calcext:value-type="float">
            <text:p>4.6566269398</text:p>
          </table:table-cell>
          <table:table-cell table:formula="of:=[.C102]/([.D102]-[.D101])" office:value-type="float" office:value="100145.875642514" calcext:value-type="float">
            <text:p>100145.875642514</text:p>
          </table:table-cell>
          <table:table-cell/>
          <table:table-cell office:value-type="float" office:value="1443145364.9816" calcext:value-type="float">
            <text:p>1443145364.9816</text:p>
          </table:table-cell>
          <table:table-cell table:formula="of:=[.G102]-[.$B$2]" office:value-type="float" office:value="4.98141288757324" calcext:value-type="float">
            <text:p>4.9814128876</text:p>
          </table:table-cell>
          <table:table-cell table:formula="of:=[.C102]/([.H102]-[.H101])" office:value-type="float" office:value="100103.273796041" calcext:value-type="float">
            <text:p>100103.273796041</text:p>
          </table:table-cell>
          <table:table-cell table:formula="of:=[.G102]-[.$B102]" office:value-type="float" office:value="0.324785947799683" calcext:value-type="float">
            <text:p>0.324785947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5364.69994" calcext:value-type="float">
            <text:p>1443145364.69994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975185394287" calcext:value-type="float">
            <text:p>4.6997518539</text:p>
          </table:table-cell>
          <table:table-cell table:formula="of:=[.C103]/([.D103]-[.D102])" office:value-type="float" office:value="100174.112417694" calcext:value-type="float">
            <text:p>100174.112417694</text:p>
          </table:table-cell>
          <table:table-cell/>
          <table:table-cell office:value-type="float" office:value="1443145365.02465" calcext:value-type="float">
            <text:p>1443145365.02465</text:p>
          </table:table-cell>
          <table:table-cell table:formula="of:=[.G103]-[.$B$2]" office:value-type="float" office:value="5.02446126937866" calcext:value-type="float">
            <text:p>5.0244612694</text:p>
          </table:table-cell>
          <table:table-cell table:formula="of:=[.C103]/([.H103]-[.H102])" office:value-type="float" office:value="100352.204167082" calcext:value-type="float">
            <text:p>100352.204167082</text:p>
          </table:table-cell>
          <table:table-cell table:formula="of:=[.G103]-[.$B103]" office:value-type="float" office:value="0.324709415435791" calcext:value-type="float">
            <text:p>0.324709415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5364.74308" calcext:value-type="float">
            <text:p>1443145364.74308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289584159851" calcext:value-type="float">
            <text:p>4.7428958416</text:p>
          </table:table-cell>
          <table:table-cell table:formula="of:=[.C104]/([.D104]-[.D103])" office:value-type="float" office:value="100129.826535293" calcext:value-type="float">
            <text:p>100129.826535293</text:p>
          </table:table-cell>
          <table:table-cell/>
          <table:table-cell office:value-type="float" office:value="1443145365.03781" calcext:value-type="float">
            <text:p>1443145365.03781</text:p>
          </table:table-cell>
          <table:table-cell table:formula="of:=[.G104]-[.$B$2]" office:value-type="float" office:value="5.03762125968933" calcext:value-type="float">
            <text:p>5.0376212597</text:p>
          </table:table-cell>
          <table:table-cell table:formula="of:=[.C104]/([.H104]-[.H103])" office:value-type="float" office:value="328267.718897766" calcext:value-type="float">
            <text:p>328267.718897766</text:p>
          </table:table-cell>
          <table:table-cell table:formula="of:=[.G104]-[.$B104]" office:value-type="float" office:value="0.29472541809082" calcext:value-type="float">
            <text:p>0.294725418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5364.7862" calcext:value-type="float">
            <text:p>1443145364.7862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601336479187" calcext:value-type="float">
            <text:p>4.7860133648</text:p>
          </table:table-cell>
          <table:table-cell table:formula="of:=[.C105]/([.D105]-[.D104])" office:value-type="float" office:value="100191.283729983" calcext:value-type="float">
            <text:p>100191.283729983</text:p>
          </table:table-cell>
          <table:table-cell/>
          <table:table-cell office:value-type="float" office:value="1443145365.06781" calcext:value-type="float">
            <text:p>1443145365.06781</text:p>
          </table:table-cell>
          <table:table-cell table:formula="of:=[.G105]-[.$B$2]" office:value-type="float" office:value="5.067622423172" calcext:value-type="float">
            <text:p>5.0676224232</text:p>
          </table:table-cell>
          <table:table-cell table:formula="of:=[.C105]/([.H105]-[.H104])" office:value-type="float" office:value="143994.415499785" calcext:value-type="float">
            <text:p>143994.415499785</text:p>
          </table:table-cell>
          <table:table-cell table:formula="of:=[.G105]-[.$B105]" office:value-type="float" office:value="0.281609058380127" calcext:value-type="float">
            <text:p>0.281609058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5364.82933" calcext:value-type="float">
            <text:p>1443145364.82933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914233207703" calcext:value-type="float">
            <text:p>4.8291423321</text:p>
          </table:table-cell>
          <table:table-cell table:formula="of:=[.C106]/([.D106]-[.D105])" office:value-type="float" office:value="100164.698390235" calcext:value-type="float">
            <text:p>100164.698390235</text:p>
          </table:table-cell>
          <table:table-cell/>
          <table:table-cell office:value-type="float" office:value="1443145365.11082" calcext:value-type="float">
            <text:p>1443145365.11082</text:p>
          </table:table-cell>
          <table:table-cell table:formula="of:=[.G106]-[.$B$2]" office:value-type="float" office:value="5.1106390953064" calcext:value-type="float">
            <text:p>5.1106390953</text:p>
          </table:table-cell>
          <table:table-cell table:formula="of:=[.C106]/([.H106]-[.H105])" office:value-type="float" office:value="100426.178633781" calcext:value-type="float">
            <text:p>100426.178633781</text:p>
          </table:table-cell>
          <table:table-cell table:formula="of:=[.G106]-[.$B106]" office:value-type="float" office:value="0.28149676322937" calcext:value-type="float">
            <text:p>0.281496763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5364.87245" calcext:value-type="float">
            <text:p>1443145364.87245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26414680481" calcext:value-type="float">
            <text:p>4.8722641468</text:p>
          </table:table-cell>
          <table:table-cell table:formula="of:=[.C107]/([.D107]-[.D106])" office:value-type="float" office:value="100181.31257395" calcext:value-type="float">
            <text:p>100181.31257395</text:p>
          </table:table-cell>
          <table:table-cell/>
          <table:table-cell office:value-type="float" office:value="1443145365.15398" calcext:value-type="float">
            <text:p>1443145365.15398</text:p>
          </table:table-cell>
          <table:table-cell table:formula="of:=[.G107]-[.$B$2]" office:value-type="float" office:value="5.1537983417511" calcext:value-type="float">
            <text:p>5.1537983418</text:p>
          </table:table-cell>
          <table:table-cell table:formula="of:=[.C107]/([.H107]-[.H106])" office:value-type="float" office:value="100094.426012164" calcext:value-type="float">
            <text:p>100094.426012164</text:p>
          </table:table-cell>
          <table:table-cell table:formula="of:=[.G107]-[.$B107]" office:value-type="float" office:value="0.281534194946289" calcext:value-type="float">
            <text:p>0.281534194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5364.91555" calcext:value-type="float">
            <text:p>1443145364.91555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36426544189" calcext:value-type="float">
            <text:p>4.9153642654</text:p>
          </table:table-cell>
          <table:table-cell table:formula="of:=[.C108]/([.D108]-[.D107])" office:value-type="float" office:value="100231.742663532" calcext:value-type="float">
            <text:p>100231.742663532</text:p>
          </table:table-cell>
          <table:table-cell/>
          <table:table-cell office:value-type="float" office:value="1443145365.16712" calcext:value-type="float">
            <text:p>1443145365.16712</text:p>
          </table:table-cell>
          <table:table-cell table:formula="of:=[.G108]-[.$B$2]" office:value-type="float" office:value="5.16693902015686" calcext:value-type="float">
            <text:p>5.1669390202</text:p>
          </table:table-cell>
          <table:table-cell table:formula="of:=[.C108]/([.H108]-[.H107])" office:value-type="float" office:value="328750.150228609" calcext:value-type="float">
            <text:p>328750.150228609</text:p>
          </table:table-cell>
          <table:table-cell table:formula="of:=[.G108]-[.$B108]" office:value-type="float" office:value="0.251574754714966" calcext:value-type="float">
            <text:p>0.251574754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5364.95871" calcext:value-type="float">
            <text:p>1443145364.95871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52851867676" calcext:value-type="float">
            <text:p>4.9585285187</text:p>
          </table:table-cell>
          <table:table-cell table:formula="of:=[.C109]/([.D109]-[.D108])" office:value-type="float" office:value="100082.815669119" calcext:value-type="float">
            <text:p>100082.815669119</text:p>
          </table:table-cell>
          <table:table-cell/>
          <table:table-cell office:value-type="float" office:value="1443145365.19702" calcext:value-type="float">
            <text:p>1443145365.19702</text:p>
          </table:table-cell>
          <table:table-cell table:formula="of:=[.G109]-[.$B$2]" office:value-type="float" office:value="5.19683384895325" calcext:value-type="float">
            <text:p>5.196833849</text:p>
          </table:table-cell>
          <table:table-cell table:formula="of:=[.C109]/([.H109]-[.H108])" office:value-type="float" office:value="144506.597760551" calcext:value-type="float">
            <text:p>144506.597760551</text:p>
          </table:table-cell>
          <table:table-cell table:formula="of:=[.G109]-[.$B109]" office:value-type="float" office:value="0.238305330276489" calcext:value-type="float">
            <text:p>0.238305330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5365.00178" calcext:value-type="float">
            <text:p>1443145365.00178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59573554993" calcext:value-type="float">
            <text:p>5.0015957355</text:p>
          </table:table-cell>
          <table:table-cell table:formula="of:=[.C110]/([.D110]-[.D109])" office:value-type="float" office:value="100308.316014991" calcext:value-type="float">
            <text:p>100308.316014991</text:p>
          </table:table-cell>
          <table:table-cell/>
          <table:table-cell office:value-type="float" office:value="1443145365.23825" calcext:value-type="float">
            <text:p>1443145365.23825</text:p>
          </table:table-cell>
          <table:table-cell table:formula="of:=[.G110]-[.$B$2]" office:value-type="float" office:value="5.23806238174439" calcext:value-type="float">
            <text:p>5.2380623817</text:p>
          </table:table-cell>
          <table:table-cell table:formula="of:=[.C110]/([.H110]-[.H109])" office:value-type="float" office:value="104781.80297817" calcext:value-type="float">
            <text:p>104781.80297817</text:p>
          </table:table-cell>
          <table:table-cell table:formula="of:=[.G110]-[.$B110]" office:value-type="float" office:value="0.236466646194458" calcext:value-type="float">
            <text:p>0.236466646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5365.04308" calcext:value-type="float">
            <text:p>1443145365.04308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289197921753" calcext:value-type="float">
            <text:p>5.0428919792</text:p>
          </table:table-cell>
          <table:table-cell table:formula="of:=[.C111]/([.D111]-[.D110])" office:value-type="float" office:value="104609.998787592" calcext:value-type="float">
            <text:p>104609.998787592</text:p>
          </table:table-cell>
          <table:table-cell/>
          <table:table-cell office:value-type="float" office:value="1443145365.27964" calcext:value-type="float">
            <text:p>1443145365.27964</text:p>
          </table:table-cell>
          <table:table-cell table:formula="of:=[.G111]-[.$B$2]" office:value-type="float" office:value="5.27945923805237" calcext:value-type="float">
            <text:p>5.2794592381</text:p>
          </table:table-cell>
          <table:table-cell table:formula="of:=[.C111]/([.H111]-[.H110])" office:value-type="float" office:value="104355.750298046" calcext:value-type="float">
            <text:p>104355.750298046</text:p>
          </table:table-cell>
          <table:table-cell table:formula="of:=[.G111]-[.$B111]" office:value-type="float" office:value="0.236567258834839" calcext:value-type="float">
            <text:p>0.236567258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5365.08437" calcext:value-type="float">
            <text:p>1443145365.08437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418250083923" calcext:value-type="float">
            <text:p>5.0841825008</text:p>
          </table:table-cell>
          <table:table-cell table:formula="of:=[.C112]/([.D112]-[.D111])" office:value-type="float" office:value="104624.495654935" calcext:value-type="float">
            <text:p>104624.495654935</text:p>
          </table:table-cell>
          <table:table-cell/>
          <table:table-cell office:value-type="float" office:value="1443145365.32091" calcext:value-type="float">
            <text:p>1443145365.32091</text:p>
          </table:table-cell>
          <table:table-cell table:formula="of:=[.G112]-[.$B$2]" office:value-type="float" office:value="5.32072401046753" calcext:value-type="float">
            <text:p>5.3207240105</text:p>
          </table:table-cell>
          <table:table-cell table:formula="of:=[.C112]/([.H112]-[.H111])" office:value-type="float" office:value="104689.781311208" calcext:value-type="float">
            <text:p>104689.781311208</text:p>
          </table:table-cell>
          <table:table-cell table:formula="of:=[.G112]-[.$B112]" office:value-type="float" office:value="0.236541509628296" calcext:value-type="float">
            <text:p>0.236541509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5365.12567" calcext:value-type="float">
            <text:p>1443145365.12567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4825592041" calcext:value-type="float">
            <text:p>5.1254825592</text:p>
          </table:table-cell>
          <table:table-cell table:formula="of:=[.C113]/([.D113]-[.D112])" office:value-type="float" office:value="104600.336441045" calcext:value-type="float">
            <text:p>104600.336441045</text:p>
          </table:table-cell>
          <table:table-cell/>
          <table:table-cell office:value-type="float" office:value="1443145365.3622" calcext:value-type="float">
            <text:p>1443145365.3622</text:p>
          </table:table-cell>
          <table:table-cell table:formula="of:=[.G113]-[.$B$2]" office:value-type="float" office:value="5.36201548576355" calcext:value-type="float">
            <text:p>5.3620154858</text:p>
          </table:table-cell>
          <table:table-cell table:formula="of:=[.C113]/([.H113]-[.H112])" office:value-type="float" office:value="104622.07923136" calcext:value-type="float">
            <text:p>104622.07923136</text:p>
          </table:table-cell>
          <table:table-cell table:formula="of:=[.G113]-[.$B113]" office:value-type="float" office:value="0.236532926559448" calcext:value-type="float">
            <text:p>0.236532926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5365.16696" calcext:value-type="float">
            <text:p>1443145365.16696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677761077881" calcext:value-type="float">
            <text:p>5.1667776108</text:p>
          </table:table-cell>
          <table:table-cell table:formula="of:=[.C114]/([.D114]-[.D113])" office:value-type="float" office:value="104613.018636983" calcext:value-type="float">
            <text:p>104613.018636983</text:p>
          </table:table-cell>
          <table:table-cell/>
          <table:table-cell office:value-type="float" office:value="1443145365.40345" calcext:value-type="float">
            <text:p>1443145365.40345</text:p>
          </table:table-cell>
          <table:table-cell table:formula="of:=[.G114]-[.$B$2]" office:value-type="float" office:value="5.40326309204102" calcext:value-type="float">
            <text:p>5.403263092</text:p>
          </table:table-cell>
          <table:table-cell table:formula="of:=[.C114]/([.H114]-[.H113])" office:value-type="float" office:value="104733.350365596" calcext:value-type="float">
            <text:p>104733.350365596</text:p>
          </table:table-cell>
          <table:table-cell table:formula="of:=[.G114]-[.$B114]" office:value-type="float" office:value="0.236485481262207" calcext:value-type="float">
            <text:p>0.236485481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5365.20845" calcext:value-type="float">
            <text:p>1443145365.20845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827007293701" calcext:value-type="float">
            <text:p>5.2082700729</text:p>
          </table:table-cell>
          <table:table-cell table:formula="of:=[.C115]/([.D115]-[.D114])" office:value-type="float" office:value="104115.296497196" calcext:value-type="float">
            <text:p>104115.296497196</text:p>
          </table:table-cell>
          <table:table-cell/>
          <table:table-cell office:value-type="float" office:value="1443145365.44478" calcext:value-type="float">
            <text:p>1443145365.44478</text:p>
          </table:table-cell>
          <table:table-cell table:formula="of:=[.G115]-[.$B$2]" office:value-type="float" office:value="5.44459080696106" calcext:value-type="float">
            <text:p>5.444590807</text:p>
          </table:table-cell>
          <table:table-cell table:formula="of:=[.C115]/([.H115]-[.H114])" office:value-type="float" office:value="104530.337773522" calcext:value-type="float">
            <text:p>104530.337773522</text:p>
          </table:table-cell>
          <table:table-cell table:formula="of:=[.G115]-[.$B115]" office:value-type="float" office:value="0.236320734024048" calcext:value-type="float">
            <text:p>0.23632073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5365.24975" calcext:value-type="float">
            <text:p>1443145365.24975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56321716309" calcext:value-type="float">
            <text:p>5.2495632172</text:p>
          </table:table-cell>
          <table:table-cell table:formula="of:=[.C116]/([.D116]-[.D115])" office:value-type="float" office:value="104617.850758678" calcext:value-type="float">
            <text:p>104617.850758678</text:p>
          </table:table-cell>
          <table:table-cell/>
          <table:table-cell office:value-type="float" office:value="1443145365.48603" calcext:value-type="float">
            <text:p>1443145365.48603</text:p>
          </table:table-cell>
          <table:table-cell table:formula="of:=[.G116]-[.$B$2]" office:value-type="float" office:value="5.485844373703" calcext:value-type="float">
            <text:p>5.4858443737</text:p>
          </table:table-cell>
          <table:table-cell table:formula="of:=[.C116]/([.H116]-[.H115])" office:value-type="float" office:value="104718.218112466" calcext:value-type="float">
            <text:p>104718.218112466</text:p>
          </table:table-cell>
          <table:table-cell table:formula="of:=[.G116]-[.$B116]" office:value-type="float" office:value="0.236281156539917" calcext:value-type="float">
            <text:p>0.236281156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5365.29105" calcext:value-type="float">
            <text:p>1443145365.29105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86780548096" calcext:value-type="float">
            <text:p>5.2908678055</text:p>
          </table:table-cell>
          <table:table-cell table:formula="of:=[.C117]/([.D117]-[.D116])" office:value-type="float" office:value="104588.864722588" calcext:value-type="float">
            <text:p>104588.864722588</text:p>
          </table:table-cell>
          <table:table-cell/>
          <table:table-cell office:value-type="float" office:value="1443145365.52725" calcext:value-type="float">
            <text:p>1443145365.52725</text:p>
          </table:table-cell>
          <table:table-cell table:formula="of:=[.G117]-[.$B$2]" office:value-type="float" office:value="5.52706837654114" calcext:value-type="float">
            <text:p>5.5270683765</text:p>
          </table:table-cell>
          <table:table-cell table:formula="of:=[.C117]/([.H117]-[.H116])" office:value-type="float" office:value="104793.31706245" calcext:value-type="float">
            <text:p>104793.31706245</text:p>
          </table:table-cell>
          <table:table-cell table:formula="of:=[.G117]-[.$B117]" office:value-type="float" office:value="0.236200571060181" calcext:value-type="float">
            <text:p>0.236200571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5365.33234" calcext:value-type="float">
            <text:p>1443145365.33234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215379714966" calcext:value-type="float">
            <text:p>5.3321537971</text:p>
          </table:table-cell>
          <table:table-cell table:formula="of:=[.C118]/([.D118]-[.D117])" office:value-type="float" office:value="104635.975191435" calcext:value-type="float">
            <text:p>104635.975191435</text:p>
          </table:table-cell>
          <table:table-cell/>
          <table:table-cell office:value-type="float" office:value="1443145365.56857" calcext:value-type="float">
            <text:p>1443145365.56857</text:p>
          </table:table-cell>
          <table:table-cell table:formula="of:=[.G118]-[.$B$2]" office:value-type="float" office:value="5.56838822364807" calcext:value-type="float">
            <text:p>5.5683882236</text:p>
          </table:table-cell>
          <table:table-cell table:formula="of:=[.C118]/([.H118]-[.H117])" office:value-type="float" office:value="104550.241650703" calcext:value-type="float">
            <text:p>104550.241650703</text:p>
          </table:table-cell>
          <table:table-cell table:formula="of:=[.G118]-[.$B118]" office:value-type="float" office:value="0.236234426498413" calcext:value-type="float">
            <text:p>0.236234426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5365.37373" calcext:value-type="float">
            <text:p>1443145365.37373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354803085327" calcext:value-type="float">
            <text:p>5.3735480309</text:p>
          </table:table-cell>
          <table:table-cell table:formula="of:=[.C119]/([.D119]-[.D118])" office:value-type="float" office:value="104362.361939869" calcext:value-type="float">
            <text:p>104362.361939869</text:p>
          </table:table-cell>
          <table:table-cell/>
          <table:table-cell office:value-type="float" office:value="1443145365.6099" calcext:value-type="float">
            <text:p>1443145365.6099</text:p>
          </table:table-cell>
          <table:table-cell table:formula="of:=[.G119]-[.$B$2]" office:value-type="float" office:value="5.60971784591675" calcext:value-type="float">
            <text:p>5.6097178459</text:p>
          </table:table-cell>
          <table:table-cell table:formula="of:=[.C119]/([.H119]-[.H118])" office:value-type="float" office:value="104525.513732413" calcext:value-type="float">
            <text:p>104525.513732413</text:p>
          </table:table-cell>
          <table:table-cell table:formula="of:=[.G119]-[.$B119]" office:value-type="float" office:value="0.236169815063477" calcext:value-type="float">
            <text:p>0.236169815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5365.41501" calcext:value-type="float">
            <text:p>1443145365.41501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83020782471" calcext:value-type="float">
            <text:p>5.4148302078</text:p>
          </table:table-cell>
          <table:table-cell table:formula="of:=[.C120]/([.D120]-[.D119])" office:value-type="float" office:value="104645.644123592" calcext:value-type="float">
            <text:p>104645.644123592</text:p>
          </table:table-cell>
          <table:table-cell/>
          <table:table-cell office:value-type="float" office:value="1443145365.65113" calcext:value-type="float">
            <text:p>1443145365.65113</text:p>
          </table:table-cell>
          <table:table-cell table:formula="of:=[.G120]-[.$B$2]" office:value-type="float" office:value="5.65094470977783" calcext:value-type="float">
            <text:p>5.6509447098</text:p>
          </table:table-cell>
          <table:table-cell table:formula="of:=[.C120]/([.H120]-[.H119])" office:value-type="float" office:value="104786.044714836" calcext:value-type="float">
            <text:p>104786.044714836</text:p>
          </table:table-cell>
          <table:table-cell table:formula="of:=[.G120]-[.$B120]" office:value-type="float" office:value="0.236114501953125" calcext:value-type="float">
            <text:p>0.23611450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5365.45631" calcext:value-type="float">
            <text:p>1443145365.45631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612335205078" calcext:value-type="float">
            <text:p>5.4561233521</text:p>
          </table:table-cell>
          <table:table-cell table:formula="of:=[.C121]/([.D121]-[.D120])" office:value-type="float" office:value="104617.850758678" calcext:value-type="float">
            <text:p>104617.850758678</text:p>
          </table:table-cell>
          <table:table-cell/>
          <table:table-cell office:value-type="float" office:value="1443145365.69252" calcext:value-type="float">
            <text:p>1443145365.69252</text:p>
          </table:table-cell>
          <table:table-cell table:formula="of:=[.G121]-[.$B$2]" office:value-type="float" office:value="5.69233632087708" calcext:value-type="float">
            <text:p>5.6923363209</text:p>
          </table:table-cell>
          <table:table-cell table:formula="of:=[.C121]/([.H121]-[.H120])" office:value-type="float" office:value="104368.974419529" calcext:value-type="float">
            <text:p>104368.974419529</text:p>
          </table:table-cell>
          <table:table-cell table:formula="of:=[.G121]-[.$B121]" office:value-type="float" office:value="0.236212968826294" calcext:value-type="float">
            <text:p>0.236212968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5365.49761" calcext:value-type="float">
            <text:p>1443145365.49761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742341041565" calcext:value-type="float">
            <text:p>5.4974234104</text:p>
          </table:table-cell>
          <table:table-cell table:formula="of:=[.C122]/([.D122]-[.D121])" office:value-type="float" office:value="104600.336441045" calcext:value-type="float">
            <text:p>104600.336441045</text:p>
          </table:table-cell>
          <table:table-cell/>
          <table:table-cell office:value-type="float" office:value="1443145365.73377" calcext:value-type="float">
            <text:p>1443145365.73377</text:p>
          </table:table-cell>
          <table:table-cell table:formula="of:=[.G122]-[.$B$2]" office:value-type="float" office:value="5.73358249664307" calcext:value-type="float">
            <text:p>5.7335824966</text:p>
          </table:table-cell>
          <table:table-cell table:formula="of:=[.C122]/([.H122]-[.H121])" office:value-type="float" office:value="104736.982757126" calcext:value-type="float">
            <text:p>104736.982757126</text:p>
          </table:table-cell>
          <table:table-cell table:formula="of:=[.G122]-[.$B122]" office:value-type="float" office:value="0.236159086227417" calcext:value-type="float">
            <text:p>0.236159086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5365.5389" calcext:value-type="float">
            <text:p>1443145365.5389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71417045593" calcext:value-type="float">
            <text:p>5.5387141705</text:p>
          </table:table-cell>
          <table:table-cell table:formula="of:=[.C123]/([.D123]-[.D122])" office:value-type="float" office:value="104623.891538577" calcext:value-type="float">
            <text:p>104623.891538577</text:p>
          </table:table-cell>
          <table:table-cell/>
          <table:table-cell office:value-type="float" office:value="1443145365.77519" calcext:value-type="float">
            <text:p>1443145365.77519</text:p>
          </table:table-cell>
          <table:table-cell table:formula="of:=[.G123]-[.$B$2]" office:value-type="float" office:value="5.77500224113464" calcext:value-type="float">
            <text:p>5.7750022411</text:p>
          </table:table-cell>
          <table:table-cell table:formula="of:=[.C123]/([.H123]-[.H122])" office:value-type="float" office:value="104298.084235611" calcext:value-type="float">
            <text:p>104298.084235611</text:p>
          </table:table-cell>
          <table:table-cell table:formula="of:=[.G123]-[.$B123]" office:value-type="float" office:value="0.236288070678711" calcext:value-type="float">
            <text:p>0.236288070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5365.5802" calcext:value-type="float">
            <text:p>1443145365.5802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8001136779785" calcext:value-type="float">
            <text:p>5.5800113678</text:p>
          </table:table-cell>
          <table:table-cell table:formula="of:=[.C124]/([.D124]-[.D123])" office:value-type="float" office:value="104607.583033606" calcext:value-type="float">
            <text:p>104607.583033606</text:p>
          </table:table-cell>
          <table:table-cell/>
          <table:table-cell office:value-type="float" office:value="1443145365.81637" calcext:value-type="float">
            <text:p>1443145365.81637</text:p>
          </table:table-cell>
          <table:table-cell table:formula="of:=[.G124]-[.$B$2]" office:value-type="float" office:value="5.81618595123291" calcext:value-type="float">
            <text:p>5.8161859512</text:p>
          </table:table-cell>
          <table:table-cell table:formula="of:=[.C124]/([.H124]-[.H123])" office:value-type="float" office:value="104895.843276194" calcext:value-type="float">
            <text:p>104895.843276194</text:p>
          </table:table-cell>
          <table:table-cell table:formula="of:=[.G124]-[.$B124]" office:value-type="float" office:value="0.236174583435059" calcext:value-type="float">
            <text:p>0.236174583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5365.62148" calcext:value-type="float">
            <text:p>1443145365.62148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129712104797" calcext:value-type="float">
            <text:p>5.621297121</text:p>
          </table:table-cell>
          <table:table-cell table:formula="of:=[.C125]/([.D125]-[.D124])" office:value-type="float" office:value="104636.579447348" calcext:value-type="float">
            <text:p>104636.579447348</text:p>
          </table:table-cell>
          <table:table-cell/>
          <table:table-cell office:value-type="float" office:value="1443145365.85775" calcext:value-type="float">
            <text:p>1443145365.85775</text:p>
          </table:table-cell>
          <table:table-cell table:formula="of:=[.G125]-[.$B$2]" office:value-type="float" office:value="5.85756874084473" calcext:value-type="float">
            <text:p>5.8575687408</text:p>
          </table:table-cell>
          <table:table-cell table:formula="of:=[.C125]/([.H125]-[.H124])" office:value-type="float" office:value="104391.222547415" calcext:value-type="float">
            <text:p>104391.222547415</text:p>
          </table:table-cell>
          <table:table-cell table:formula="of:=[.G125]-[.$B125]" office:value-type="float" office:value="0.236271619796753" calcext:value-type="float">
            <text:p>0.236271619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5365.66277" calcext:value-type="float">
            <text:p>1443145365.66277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25874042511" calcext:value-type="float">
            <text:p>5.6625874043</text:p>
          </table:table-cell>
          <table:table-cell table:formula="of:=[.C126]/([.D126]-[.D125])" office:value-type="float" office:value="104625.099778271" calcext:value-type="float">
            <text:p>104625.099778271</text:p>
          </table:table-cell>
          <table:table-cell/>
          <table:table-cell office:value-type="float" office:value="1443145365.89889" calcext:value-type="float">
            <text:p>1443145365.89889</text:p>
          </table:table-cell>
          <table:table-cell table:formula="of:=[.G126]-[.$B$2]" office:value-type="float" office:value="5.89870595932007" calcext:value-type="float">
            <text:p>5.8987059593</text:p>
          </table:table-cell>
          <table:table-cell table:formula="of:=[.C126]/([.H126]-[.H125])" office:value-type="float" office:value="105014.392321869" calcext:value-type="float">
            <text:p>105014.392321869</text:p>
          </table:table-cell>
          <table:table-cell table:formula="of:=[.G126]-[.$B126]" office:value-type="float" office:value="0.23611855506897" calcext:value-type="float">
            <text:p>0.236118555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5365.70404" calcext:value-type="float">
            <text:p>1443145365.70404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86028289795" calcext:value-type="float">
            <text:p>5.7038602829</text:p>
          </table:table-cell>
          <table:table-cell table:formula="of:=[.C127]/([.D127]-[.D126])" office:value-type="float" office:value="104669.219633645" calcext:value-type="float">
            <text:p>104669.219633645</text:p>
          </table:table-cell>
          <table:table-cell/>
          <table:table-cell office:value-type="float" office:value="1443145365.94033" calcext:value-type="float">
            <text:p>1443145365.94033</text:p>
          </table:table-cell>
          <table:table-cell table:formula="of:=[.G127]-[.$B$2]" office:value-type="float" office:value="5.94014239311218" calcext:value-type="float">
            <text:p>5.9401423931</text:p>
          </table:table-cell>
          <table:table-cell table:formula="of:=[.C127]/([.H127]-[.H126])" office:value-type="float" office:value="104256.076226862" calcext:value-type="float">
            <text:p>104256.076226862</text:p>
          </table:table-cell>
          <table:table-cell table:formula="of:=[.G127]-[.$B127]" office:value-type="float" office:value="0.236282110214233" calcext:value-type="float">
            <text:p>0.236282110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5365.74535" calcext:value-type="float">
            <text:p>1443145365.74535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51663017273" calcext:value-type="float">
            <text:p>5.7451663017</text:p>
          </table:table-cell>
          <table:table-cell table:formula="of:=[.C128]/([.D128]-[.D127])" office:value-type="float" office:value="104585.242597403" calcext:value-type="float">
            <text:p>104585.242597403</text:p>
          </table:table-cell>
          <table:table-cell/>
          <table:table-cell office:value-type="float" office:value="1443145365.98163" calcext:value-type="float">
            <text:p>1443145365.98163</text:p>
          </table:table-cell>
          <table:table-cell table:formula="of:=[.G128]-[.$B$2]" office:value-type="float" office:value="5.98144245147705" calcext:value-type="float">
            <text:p>5.9814424515</text:p>
          </table:table-cell>
          <table:table-cell table:formula="of:=[.C128]/([.H128]-[.H127])" office:value-type="float" office:value="104600.336441045" calcext:value-type="float">
            <text:p>104600.336441045</text:p>
          </table:table-cell>
          <table:table-cell table:formula="of:=[.G128]-[.$B128]" office:value-type="float" office:value="0.236276149749756" calcext:value-type="float">
            <text:p>0.236276149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5365.78666" calcext:value-type="float">
            <text:p>1443145365.78666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647875785828" calcext:value-type="float">
            <text:p>5.7864787579</text:p>
          </table:table-cell>
          <table:table-cell table:formula="of:=[.C129]/([.D129]-[.D128])" office:value-type="float" office:value="104568.946138264" calcext:value-type="float">
            <text:p>104568.946138264</text:p>
          </table:table-cell>
          <table:table-cell/>
          <table:table-cell office:value-type="float" office:value="1443145366.02286" calcext:value-type="float">
            <text:p>1443145366.02286</text:p>
          </table:table-cell>
          <table:table-cell table:formula="of:=[.G129]-[.$B$2]" office:value-type="float" office:value="6.02267384529114" calcext:value-type="float">
            <text:p>6.0226738453</text:p>
          </table:table-cell>
          <table:table-cell table:formula="of:=[.C129]/([.H129]-[.H128])" office:value-type="float" office:value="104774.532228499" calcext:value-type="float">
            <text:p>104774.532228499</text:p>
          </table:table-cell>
          <table:table-cell table:formula="of:=[.G129]-[.$B129]" office:value-type="float" office:value="0.236195087432861" calcext:value-type="float">
            <text:p>0.236195087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5365.82796" calcext:value-type="float">
            <text:p>1443145365.82796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77738571167" calcext:value-type="float">
            <text:p>5.8277773857</text:p>
          </table:table-cell>
          <table:table-cell table:formula="of:=[.C130]/([.D130]-[.D129])" office:value-type="float" office:value="104603.959611821" calcext:value-type="float">
            <text:p>104603.959611821</text:p>
          </table:table-cell>
          <table:table-cell/>
          <table:table-cell office:value-type="float" office:value="1443145366.06416" calcext:value-type="float">
            <text:p>1443145366.06416</text:p>
          </table:table-cell>
          <table:table-cell table:formula="of:=[.G130]-[.$B$2]" office:value-type="float" office:value="6.06397175788879" calcext:value-type="float">
            <text:p>6.0639717579</text:p>
          </table:table-cell>
          <table:table-cell table:formula="of:=[.C130]/([.H130]-[.H129])" office:value-type="float" office:value="104605.771291336" calcext:value-type="float">
            <text:p>104605.771291336</text:p>
          </table:table-cell>
          <table:table-cell table:formula="of:=[.G130]-[.$B130]" office:value-type="float" office:value="0.236194372177124" calcext:value-type="float">
            <text:p>0.236194372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5365.86923" calcext:value-type="float">
            <text:p>1443145365.86923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904692649841" calcext:value-type="float">
            <text:p>5.8690469265</text:p>
          </table:table-cell>
          <table:table-cell table:formula="of:=[.C131]/([.D131]-[.D130])" office:value-type="float" office:value="104677.685228514" calcext:value-type="float">
            <text:p>104677.685228514</text:p>
          </table:table-cell>
          <table:table-cell/>
          <table:table-cell office:value-type="float" office:value="1443145366.10545" calcext:value-type="float">
            <text:p>1443145366.10545</text:p>
          </table:table-cell>
          <table:table-cell table:formula="of:=[.G131]-[.$B$2]" office:value-type="float" office:value="6.10526847839356" calcext:value-type="float">
            <text:p>6.1052684784</text:p>
          </table:table-cell>
          <table:table-cell table:formula="of:=[.C131]/([.H131]-[.H130])" office:value-type="float" office:value="104608.790896652" calcext:value-type="float">
            <text:p>104608.790896652</text:p>
          </table:table-cell>
          <table:table-cell table:formula="of:=[.G131]-[.$B131]" office:value-type="float" office:value="0.236221551895142" calcext:value-type="float">
            <text:p>0.236221551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5365.91054" calcext:value-type="float">
            <text:p>1443145365.91054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1035532951355" calcext:value-type="float">
            <text:p>5.9103553295</text:p>
          </table:table-cell>
          <table:table-cell table:formula="of:=[.C132]/([.D132]-[.D131])" office:value-type="float" office:value="104579.20627958" calcext:value-type="float">
            <text:p>104579.20627958</text:p>
          </table:table-cell>
          <table:table-cell/>
          <table:table-cell office:value-type="float" office:value="1443145366.11759" calcext:value-type="float">
            <text:p>1443145366.11759</text:p>
          </table:table-cell>
          <table:table-cell table:formula="of:=[.G132]-[.$B$2]" office:value-type="float" office:value="6.11740517616272" calcext:value-type="float">
            <text:p>6.1174051762</text:p>
          </table:table-cell>
          <table:table-cell table:formula="of:=[.C132]/([.H132]-[.H131])" office:value-type="float" office:value="355945.256458108" calcext:value-type="float">
            <text:p>355945.256458108</text:p>
          </table:table-cell>
          <table:table-cell table:formula="of:=[.G132]-[.$B132]" office:value-type="float" office:value="0.20704984664917" calcext:value-type="float">
            <text:p>0.207049846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5365.95183" calcext:value-type="float">
            <text:p>1443145365.95183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64394378662" calcext:value-type="float">
            <text:p>5.9516439438</text:p>
          </table:table-cell>
          <table:table-cell table:formula="of:=[.C133]/([.D133]-[.D132])" office:value-type="float" office:value="104629.32883697" calcext:value-type="float">
            <text:p>104629.32883697</text:p>
          </table:table-cell>
          <table:table-cell/>
          <table:table-cell office:value-type="float" office:value="1443145366.18797" calcext:value-type="float">
            <text:p>1443145366.18797</text:p>
          </table:table-cell>
          <table:table-cell table:formula="of:=[.G133]-[.$B$2]" office:value-type="float" office:value="6.18778371810913" calcext:value-type="float">
            <text:p>6.1877837181</text:p>
          </table:table-cell>
          <table:table-cell table:formula="of:=[.C133]/([.H133]-[.H132])" office:value-type="float" office:value="61382.3458191193" calcext:value-type="float">
            <text:p>61382.3458191193</text:p>
          </table:table-cell>
          <table:table-cell table:formula="of:=[.G133]-[.$B133]" office:value-type="float" office:value="0.23613977432251" calcext:value-type="float">
            <text:p>0.236139774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5365.99312" calcext:value-type="float">
            <text:p>1443145365.99312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93756484985" calcext:value-type="float">
            <text:p>5.9929375648</text:p>
          </table:table-cell>
          <table:table-cell table:formula="of:=[.C134]/([.D134]-[.D133])" office:value-type="float" office:value="104616.642686405" calcext:value-type="float">
            <text:p>104616.642686405</text:p>
          </table:table-cell>
          <table:table-cell/>
          <table:table-cell office:value-type="float" office:value="1443145366.22778" calcext:value-type="float">
            <text:p>1443145366.22778</text:p>
          </table:table-cell>
          <table:table-cell table:formula="of:=[.G134]-[.$B$2]" office:value-type="float" office:value="6.22759628295898" calcext:value-type="float">
            <text:p>6.227596283</text:p>
          </table:table-cell>
          <table:table-cell table:formula="of:=[.C134]/([.H134]-[.H133])" office:value-type="float" office:value="108508.457475477" calcext:value-type="float">
            <text:p>108508.457475477</text:p>
          </table:table-cell>
          <table:table-cell table:formula="of:=[.G134]-[.$B134]" office:value-type="float" office:value="0.234658718109131" calcext:value-type="float">
            <text:p>0.234658718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5366.03285" calcext:value-type="float">
            <text:p>1443145366.03285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66787528992" calcext:value-type="float">
            <text:p>6.0326678753</text:p>
          </table:table-cell>
          <table:table-cell table:formula="of:=[.C135]/([.D135]-[.D134])" office:value-type="float" office:value="108733.104578105" calcext:value-type="float">
            <text:p>108733.104578105</text:p>
          </table:table-cell>
          <table:table-cell/>
          <table:table-cell office:value-type="float" office:value="1443145366.26714" calcext:value-type="float">
            <text:p>1443145366.26714</text:p>
          </table:table-cell>
          <table:table-cell table:formula="of:=[.G135]-[.$B$2]" office:value-type="float" office:value="6.2669517993927" calcext:value-type="float">
            <text:p>6.2669517994</text:p>
          </table:table-cell>
          <table:table-cell table:formula="of:=[.C135]/([.H135]-[.H134])" office:value-type="float" office:value="109768.601493921" calcext:value-type="float">
            <text:p>109768.601493921</text:p>
          </table:table-cell>
          <table:table-cell table:formula="of:=[.G135]-[.$B135]" office:value-type="float" office:value="0.234283924102783" calcext:value-type="float">
            <text:p>0.234283924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5366.07226" calcext:value-type="float">
            <text:p>1443145366.07226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207608222961" calcext:value-type="float">
            <text:p>6.0720760822</text:p>
          </table:table-cell>
          <table:table-cell table:formula="of:=[.C136]/([.D136]-[.D135])" office:value-type="float" office:value="109621.836045738" calcext:value-type="float">
            <text:p>109621.836045738</text:p>
          </table:table-cell>
          <table:table-cell/>
          <table:table-cell office:value-type="float" office:value="1443145366.30661" calcext:value-type="float">
            <text:p>1443145366.30661</text:p>
          </table:table-cell>
          <table:table-cell table:formula="of:=[.G136]-[.$B$2]" office:value-type="float" office:value="6.3064284324646" calcext:value-type="float">
            <text:p>6.3064284325</text:p>
          </table:table-cell>
          <table:table-cell table:formula="of:=[.C136]/([.H136]-[.H135])" office:value-type="float" office:value="109431.824951533" calcext:value-type="float">
            <text:p>109431.824951533</text:p>
          </table:table-cell>
          <table:table-cell table:formula="of:=[.G136]-[.$B136]" office:value-type="float" office:value="0.234352350234985" calcext:value-type="float">
            <text:p>0.234352350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5366.11181" calcext:value-type="float">
            <text:p>1443145366.11181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162090301514" calcext:value-type="float">
            <text:p>6.111620903</text:p>
          </table:table-cell>
          <table:table-cell table:formula="of:=[.C137]/([.D137]-[.D136])" office:value-type="float" office:value="109243.130053116" calcext:value-type="float">
            <text:p>109243.130053116</text:p>
          </table:table-cell>
          <table:table-cell/>
          <table:table-cell office:value-type="float" office:value="1443145366.34601" calcext:value-type="float">
            <text:p>1443145366.34601</text:p>
          </table:table-cell>
          <table:table-cell table:formula="of:=[.G137]-[.$B$2]" office:value-type="float" office:value="6.34582686424255" calcext:value-type="float">
            <text:p>6.3458268642</text:p>
          </table:table-cell>
          <table:table-cell table:formula="of:=[.C137]/([.H137]-[.H136])" office:value-type="float" office:value="109649.03436632" calcext:value-type="float">
            <text:p>109649.03436632</text:p>
          </table:table-cell>
          <table:table-cell table:formula="of:=[.G137]-[.$B137]" office:value-type="float" office:value="0.234205961227417" calcext:value-type="float">
            <text:p>0.234205961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5366.15122" calcext:value-type="float">
            <text:p>1443145366.15122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10374546051" calcext:value-type="float">
            <text:p>6.1510374546</text:p>
          </table:table-cell>
          <table:table-cell table:formula="of:=[.C138]/([.D138]-[.D137])" office:value-type="float" office:value="109598.628640556" calcext:value-type="float">
            <text:p>109598.628640556</text:p>
          </table:table-cell>
          <table:table-cell/>
          <table:table-cell office:value-type="float" office:value="1443145366.38542" calcext:value-type="float">
            <text:p>1443145366.38542</text:p>
          </table:table-cell>
          <table:table-cell table:formula="of:=[.G138]-[.$B$2]" office:value-type="float" office:value="6.38523936271668" calcext:value-type="float">
            <text:p>6.3852393627</text:p>
          </table:table-cell>
          <table:table-cell table:formula="of:=[.C138]/([.H138]-[.H137])" office:value-type="float" office:value="109609.899581387" calcext:value-type="float">
            <text:p>109609.899581387</text:p>
          </table:table-cell>
          <table:table-cell table:formula="of:=[.G138]-[.$B138]" office:value-type="float" office:value="0.234201908111572" calcext:value-type="float">
            <text:p>0.234201908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5366.1907" calcext:value-type="float">
            <text:p>1443145366.1907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9051599502564" calcext:value-type="float">
            <text:p>6.190515995</text:p>
          </table:table-cell>
          <table:table-cell table:formula="of:=[.C139]/([.D139]-[.D138])" office:value-type="float" office:value="109426.537911043" calcext:value-type="float">
            <text:p>109426.537911043</text:p>
          </table:table-cell>
          <table:table-cell/>
          <table:table-cell office:value-type="float" office:value="1443145366.42483" calcext:value-type="float">
            <text:p>1443145366.42483</text:p>
          </table:table-cell>
          <table:table-cell table:formula="of:=[.G139]-[.$B$2]" office:value-type="float" office:value="6.42464327812195" calcext:value-type="float">
            <text:p>6.4246432781</text:p>
          </table:table-cell>
          <table:table-cell table:formula="of:=[.C139]/([.H139]-[.H138])" office:value-type="float" office:value="109633.775110122" calcext:value-type="float">
            <text:p>109633.775110122</text:p>
          </table:table-cell>
          <table:table-cell table:formula="of:=[.G139]-[.$B139]" office:value-type="float" office:value="0.234127283096313" calcext:value-type="float">
            <text:p>0.234127283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5366.23012" calcext:value-type="float">
            <text:p>1443145366.23012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93516921997" calcext:value-type="float">
            <text:p>6.2299351692</text:p>
          </table:table-cell>
          <table:table-cell table:formula="of:=[.C140]/([.D140]-[.D139])" office:value-type="float" office:value="109591.336913921" calcext:value-type="float">
            <text:p>109591.336913921</text:p>
          </table:table-cell>
          <table:table-cell/>
          <table:table-cell office:value-type="float" office:value="1443145366.46423" calcext:value-type="float">
            <text:p>1443145366.46423</text:p>
          </table:table-cell>
          <table:table-cell table:formula="of:=[.G140]-[.$B$2]" office:value-type="float" office:value="6.46404957771301" calcext:value-type="float">
            <text:p>6.4640495777</text:p>
          </table:table-cell>
          <table:table-cell table:formula="of:=[.C140]/([.H140]-[.H139])" office:value-type="float" office:value="109627.141975533" calcext:value-type="float">
            <text:p>109627.141975533</text:p>
          </table:table-cell>
          <table:table-cell table:formula="of:=[.G140]-[.$B140]" office:value-type="float" office:value="0.234114408493042" calcext:value-type="float">
            <text:p>0.234114408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5366.26953" calcext:value-type="float">
            <text:p>1443145366.26953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93464756012" calcext:value-type="float">
            <text:p>6.2693464756</text:p>
          </table:table-cell>
          <table:table-cell table:formula="of:=[.C141]/([.D141]-[.D140])" office:value-type="float" office:value="109613.215005172" calcext:value-type="float">
            <text:p>109613.215005172</text:p>
          </table:table-cell>
          <table:table-cell/>
          <table:table-cell office:value-type="float" office:value="1443145366.50363" calcext:value-type="float">
            <text:p>1443145366.50363</text:p>
          </table:table-cell>
          <table:table-cell table:formula="of:=[.G141]-[.$B$2]" office:value-type="float" office:value="6.50344896316528" calcext:value-type="float">
            <text:p>6.5034489632</text:p>
          </table:table-cell>
          <table:table-cell table:formula="of:=[.C141]/([.H141]-[.H140])" office:value-type="float" office:value="109646.380277514" calcext:value-type="float">
            <text:p>109646.380277514</text:p>
          </table:table-cell>
          <table:table-cell table:formula="of:=[.G141]-[.$B141]" office:value-type="float" office:value="0.234102487564087" calcext:value-type="float">
            <text:p>0.234102487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5366.30893" calcext:value-type="float">
            <text:p>1443145366.30893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74681472778" calcext:value-type="float">
            <text:p>6.3087468147</text:p>
          </table:table-cell>
          <table:table-cell table:formula="of:=[.C142]/([.D142]-[.D141])" office:value-type="float" office:value="109643.726317191" calcext:value-type="float">
            <text:p>109643.726317191</text:p>
          </table:table-cell>
          <table:table-cell/>
          <table:table-cell office:value-type="float" office:value="1443145366.54311" calcext:value-type="float">
            <text:p>1443145366.54311</text:p>
          </table:table-cell>
          <table:table-cell table:formula="of:=[.G142]-[.$B$2]" office:value-type="float" office:value="6.5429220199585" calcext:value-type="float">
            <text:p>6.54292202</text:p>
          </table:table-cell>
          <table:table-cell table:formula="of:=[.C142]/([.H142]-[.H141])" office:value-type="float" office:value="109441.739529602" calcext:value-type="float">
            <text:p>109441.739529602</text:p>
          </table:table-cell>
          <table:table-cell table:formula="of:=[.G142]-[.$B142]" office:value-type="float" office:value="0.234175205230713" calcext:value-type="float">
            <text:p>0.234175205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5366.34835" calcext:value-type="float">
            <text:p>1443145366.34835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816193580627" calcext:value-type="float">
            <text:p>6.3481619358</text:p>
          </table:table-cell>
          <table:table-cell table:formula="of:=[.C143]/([.D143]-[.D142])" office:value-type="float" office:value="109602.606354986" calcext:value-type="float">
            <text:p>109602.606354986</text:p>
          </table:table-cell>
          <table:table-cell/>
          <table:table-cell office:value-type="float" office:value="1443145366.55523" calcext:value-type="float">
            <text:p>1443145366.55523</text:p>
          </table:table-cell>
          <table:table-cell table:formula="of:=[.G143]-[.$B$2]" office:value-type="float" office:value="6.55504965782166" calcext:value-type="float">
            <text:p>6.5550496578</text:p>
          </table:table-cell>
          <table:table-cell table:formula="of:=[.C143]/([.H143]-[.H142])" office:value-type="float" office:value="356211.164015963" calcext:value-type="float">
            <text:p>356211.164015963</text:p>
          </table:table-cell>
          <table:table-cell table:formula="of:=[.G143]-[.$B143]" office:value-type="float" office:value="0.206887722015381" calcext:value-type="float">
            <text:p>0.20688772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5366.38776" calcext:value-type="float">
            <text:p>1443145366.38776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75720500946" calcext:value-type="float">
            <text:p>6.3875720501</text:p>
          </table:table-cell>
          <table:table-cell table:formula="of:=[.C144]/([.D144]-[.D143])" office:value-type="float" office:value="109616.53062953" calcext:value-type="float">
            <text:p>109616.53062953</text:p>
          </table:table-cell>
          <table:table-cell/>
          <table:table-cell office:value-type="float" office:value="1443145366.62193" calcext:value-type="float">
            <text:p>1443145366.62193</text:p>
          </table:table-cell>
          <table:table-cell table:formula="of:=[.G144]-[.$B$2]" office:value-type="float" office:value="6.62174892425537" calcext:value-type="float">
            <text:p>6.6217489243</text:p>
          </table:table-cell>
          <table:table-cell table:formula="of:=[.C144]/([.H144]-[.H143])" office:value-type="float" office:value="64768.3285136744" calcext:value-type="float">
            <text:p>64768.3285136744</text:p>
          </table:table-cell>
          <table:table-cell table:formula="of:=[.G144]-[.$B144]" office:value-type="float" office:value="0.234176874160767" calcext:value-type="float">
            <text:p>0.234176874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5366.42717" calcext:value-type="float">
            <text:p>1443145366.42717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98907852173" calcext:value-type="float">
            <text:p>6.4269890785</text:p>
          </table:table-cell>
          <table:table-cell table:formula="of:=[.C145]/([.D145]-[.D144])" office:value-type="float" office:value="109597.302799906" calcext:value-type="float">
            <text:p>109597.302799906</text:p>
          </table:table-cell>
          <table:table-cell/>
          <table:table-cell office:value-type="float" office:value="1443145366.66139" calcext:value-type="float">
            <text:p>1443145366.66139</text:p>
          </table:table-cell>
          <table:table-cell table:formula="of:=[.G145]-[.$B$2]" office:value-type="float" office:value="6.66120338439941" calcext:value-type="float">
            <text:p>6.6612033844</text:p>
          </table:table-cell>
          <table:table-cell table:formula="of:=[.C145]/([.H145]-[.H144])" office:value-type="float" office:value="109493.324309299" calcext:value-type="float">
            <text:p>109493.324309299</text:p>
          </table:table-cell>
          <table:table-cell table:formula="of:=[.G145]-[.$B145]" office:value-type="float" office:value="0.234214305877686" calcext:value-type="float">
            <text:p>0.234214305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5366.46659" calcext:value-type="float">
            <text:p>1443145366.46659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640706062317" calcext:value-type="float">
            <text:p>6.4664070606</text:p>
          </table:table-cell>
          <table:table-cell table:formula="of:=[.C146]/([.D146]-[.D145])" office:value-type="float" office:value="109594.651214836" calcext:value-type="float">
            <text:p>109594.651214836</text:p>
          </table:table-cell>
          <table:table-cell/>
          <table:table-cell office:value-type="float" office:value="1443145366.70068" calcext:value-type="float">
            <text:p>1443145366.70068</text:p>
          </table:table-cell>
          <table:table-cell table:formula="of:=[.G146]-[.$B$2]" office:value-type="float" office:value="6.70049524307251" calcext:value-type="float">
            <text:p>6.7004952431</text:p>
          </table:table-cell>
          <table:table-cell table:formula="of:=[.C146]/([.H146]-[.H145])" office:value-type="float" office:value="109946.44045582" calcext:value-type="float">
            <text:p>109946.44045582</text:p>
          </table:table-cell>
          <table:table-cell table:formula="of:=[.G146]-[.$B146]" office:value-type="float" office:value="0.234088182449341" calcext:value-type="float">
            <text:p>0.234088182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5366.50601" calcext:value-type="float">
            <text:p>1443145366.50601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82361221314" calcext:value-type="float">
            <text:p>6.5058236122</text:p>
          </table:table-cell>
          <table:table-cell table:formula="of:=[.C147]/([.D147]-[.D146])" office:value-type="float" office:value="109598.628640556" calcext:value-type="float">
            <text:p>109598.628640556</text:p>
          </table:table-cell>
          <table:table-cell/>
          <table:table-cell office:value-type="float" office:value="1443145366.74023" calcext:value-type="float">
            <text:p>1443145366.74023</text:p>
          </table:table-cell>
          <table:table-cell table:formula="of:=[.G147]-[.$B$2]" office:value-type="float" office:value="6.74004340171814" calcext:value-type="float">
            <text:p>6.7400434017</text:p>
          </table:table-cell>
          <table:table-cell table:formula="of:=[.C147]/([.H147]-[.H146])" office:value-type="float" office:value="109233.909945321" calcext:value-type="float">
            <text:p>109233.909945321</text:p>
          </table:table-cell>
          <table:table-cell table:formula="of:=[.G147]-[.$B147]" office:value-type="float" office:value="0.234219789505005" calcext:value-type="float">
            <text:p>0.234219789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5366.54542" calcext:value-type="float">
            <text:p>1443145366.54542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523587226868" calcext:value-type="float">
            <text:p>6.5452358723</text:p>
          </table:table-cell>
          <table:table-cell table:formula="of:=[.C148]/([.D148]-[.D147])" office:value-type="float" office:value="109610.5626501" calcext:value-type="float">
            <text:p>109610.5626501</text:p>
          </table:table-cell>
          <table:table-cell/>
          <table:table-cell office:value-type="float" office:value="1443145366.77963" calcext:value-type="float">
            <text:p>1443145366.77963</text:p>
          </table:table-cell>
          <table:table-cell table:formula="of:=[.G148]-[.$B$2]" office:value-type="float" office:value="6.77945041656494" calcext:value-type="float">
            <text:p>6.7794504166</text:p>
          </table:table-cell>
          <table:table-cell table:formula="of:=[.C148]/([.H148]-[.H147])" office:value-type="float" office:value="109625.152191669" calcext:value-type="float">
            <text:p>109625.152191669</text:p>
          </table:table-cell>
          <table:table-cell table:formula="of:=[.G148]-[.$B148]" office:value-type="float" office:value="0.234214544296265" calcext:value-type="float">
            <text:p>0.234214544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5366.58484" calcext:value-type="float">
            <text:p>1443145366.58484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65576171875" calcext:value-type="float">
            <text:p>6.5846557617</text:p>
          </table:table-cell>
          <table:table-cell table:formula="of:=[.C149]/([.D149]-[.D148])" office:value-type="float" office:value="109589.34842959" calcext:value-type="float">
            <text:p>109589.34842959</text:p>
          </table:table-cell>
          <table:table-cell/>
          <table:table-cell office:value-type="float" office:value="1443145366.8191" calcext:value-type="float">
            <text:p>1443145366.8191</text:p>
          </table:table-cell>
          <table:table-cell table:formula="of:=[.G149]-[.$B$2]" office:value-type="float" office:value="6.81891202926636" calcext:value-type="float">
            <text:p>6.8189120293</text:p>
          </table:table-cell>
          <table:table-cell table:formula="of:=[.C149]/([.H149]-[.H148])" office:value-type="float" office:value="109473.478255616" calcext:value-type="float">
            <text:p>109473.478255616</text:p>
          </table:table-cell>
          <table:table-cell table:formula="of:=[.G149]-[.$B149]" office:value-type="float" office:value="0.234256267547607" calcext:value-type="float">
            <text:p>0.234256267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5366.62431" calcext:value-type="float">
            <text:p>1443145366.62431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412118911743" calcext:value-type="float">
            <text:p>6.6241211891</text:p>
          </table:table-cell>
          <table:table-cell table:formula="of:=[.C150]/([.D150]-[.D149])" office:value-type="float" office:value="109462.896635051" calcext:value-type="float">
            <text:p>109462.896635051</text:p>
          </table:table-cell>
          <table:table-cell/>
          <table:table-cell office:value-type="float" office:value="1443145366.85843" calcext:value-type="float">
            <text:p>1443145366.85843</text:p>
          </table:table-cell>
          <table:table-cell table:formula="of:=[.G150]-[.$B$2]" office:value-type="float" office:value="6.85824823379517" calcext:value-type="float">
            <text:p>6.8582482338</text:p>
          </table:table-cell>
          <table:table-cell table:formula="of:=[.C150]/([.H150]-[.H149])" office:value-type="float" office:value="109822.491817587" calcext:value-type="float">
            <text:p>109822.491817587</text:p>
          </table:table-cell>
          <table:table-cell table:formula="of:=[.G150]-[.$B150]" office:value-type="float" office:value="0.234127044677734" calcext:value-type="float">
            <text:p>0.234127044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5366.66372" calcext:value-type="float">
            <text:p>1443145366.66372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35377407074" calcext:value-type="float">
            <text:p>6.6635377407</text:p>
          </table:table-cell>
          <table:table-cell table:formula="of:=[.C151]/([.D151]-[.D150])" office:value-type="float" office:value="109598.628640556" calcext:value-type="float">
            <text:p>109598.628640556</text:p>
          </table:table-cell>
          <table:table-cell/>
          <table:table-cell office:value-type="float" office:value="1443145366.89779" calcext:value-type="float">
            <text:p>1443145366.89779</text:p>
          </table:table-cell>
          <table:table-cell table:formula="of:=[.G151]-[.$B$2]" office:value-type="float" office:value="6.89760875701904" calcext:value-type="float">
            <text:p>6.897608757</text:p>
          </table:table-cell>
          <table:table-cell table:formula="of:=[.C151]/([.H151]-[.H150])" office:value-type="float" office:value="109754.638560785" calcext:value-type="float">
            <text:p>109754.638560785</text:p>
          </table:table-cell>
          <table:table-cell table:formula="of:=[.G151]-[.$B151]" office:value-type="float" office:value="0.234071016311645" calcext:value-type="float">
            <text:p>0.234071016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5366.70315" calcext:value-type="float">
            <text:p>1443145366.70315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9664516449" calcext:value-type="float">
            <text:p>6.7029664516</text:p>
          </table:table-cell>
          <table:table-cell table:formula="of:=[.C152]/([.D152]-[.D151])" office:value-type="float" office:value="109564.829721362" calcext:value-type="float">
            <text:p>109564.829721362</text:p>
          </table:table-cell>
          <table:table-cell/>
          <table:table-cell office:value-type="float" office:value="1443145366.93721" calcext:value-type="float">
            <text:p>1443145366.93721</text:p>
          </table:table-cell>
          <table:table-cell table:formula="of:=[.G152]-[.$B$2]" office:value-type="float" office:value="6.93702292442322" calcext:value-type="float">
            <text:p>6.9370229244</text:p>
          </table:table-cell>
          <table:table-cell table:formula="of:=[.C152]/([.H152]-[.H151])" office:value-type="float" office:value="109605.258325016" calcext:value-type="float">
            <text:p>109605.258325016</text:p>
          </table:table-cell>
          <table:table-cell table:formula="of:=[.G152]-[.$B152]" office:value-type="float" office:value="0.23405647277832" calcext:value-type="float">
            <text:p>0.234056472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5366.74257" calcext:value-type="float">
            <text:p>1443145366.74257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238562583923" calcext:value-type="float">
            <text:p>6.7423856258</text:p>
          </table:table-cell>
          <table:table-cell table:formula="of:=[.C153]/([.D153]-[.D152])" office:value-type="float" office:value="109591.336913921" calcext:value-type="float">
            <text:p>109591.336913921</text:p>
          </table:table-cell>
          <table:table-cell/>
          <table:table-cell office:value-type="float" office:value="1443145366.97665" calcext:value-type="float">
            <text:p>1443145366.97665</text:p>
          </table:table-cell>
          <table:table-cell table:formula="of:=[.G153]-[.$B$2]" office:value-type="float" office:value="6.97646403312683" calcext:value-type="float">
            <text:p>6.9764640331</text:p>
          </table:table-cell>
          <table:table-cell table:formula="of:=[.C153]/([.H153]-[.H152])" office:value-type="float" office:value="109530.389535024" calcext:value-type="float">
            <text:p>109530.389535024</text:p>
          </table:table-cell>
          <table:table-cell table:formula="of:=[.G153]-[.$B153]" office:value-type="float" office:value="0.234078407287598" calcext:value-type="float">
            <text:p>0.234078407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5366.78198" calcext:value-type="float">
            <text:p>1443145366.78198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80003166199" calcext:value-type="float">
            <text:p>6.7818000317</text:p>
          </table:table-cell>
          <table:table-cell table:formula="of:=[.C154]/([.D154]-[.D153])" office:value-type="float" office:value="109604.595320477" calcext:value-type="float">
            <text:p>109604.595320477</text:p>
          </table:table-cell>
          <table:table-cell/>
          <table:table-cell office:value-type="float" office:value="1443145367.01605" calcext:value-type="float">
            <text:p>1443145367.01605</text:p>
          </table:table-cell>
          <table:table-cell table:formula="of:=[.G154]-[.$B$2]" office:value-type="float" office:value="7.01586627960205" calcext:value-type="float">
            <text:p>7.0158662796</text:p>
          </table:table-cell>
          <table:table-cell table:formula="of:=[.C154]/([.H154]-[.H153])" office:value-type="float" office:value="109638.418781956" calcext:value-type="float">
            <text:p>109638.418781956</text:p>
          </table:table-cell>
          <table:table-cell table:formula="of:=[.G154]-[.$B154]" office:value-type="float" office:value="0.234066247940063" calcext:value-type="float">
            <text:p>0.234066247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5366.82141" calcext:value-type="float">
            <text:p>1443145366.82141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12296962738" calcext:value-type="float">
            <text:p>6.8212296963</text:p>
          </table:table-cell>
          <table:table-cell table:formula="of:=[.C155]/([.D155]-[.D154])" office:value-type="float" office:value="109562.179707341" calcext:value-type="float">
            <text:p>109562.179707341</text:p>
          </table:table-cell>
          <table:table-cell/>
          <table:table-cell office:value-type="float" office:value="1443145370.01816" calcext:value-type="float">
            <text:p>1443145370.01816</text:p>
          </table:table-cell>
          <table:table-cell table:formula="of:=[.G155]-[.$B$2]" office:value-type="float" office:value="10.0179727077484" calcext:value-type="float">
            <text:p>10.0179727077</text:p>
          </table:table-cell>
          <table:table-cell table:formula="of:=[.C155]/([.H155]-[.H154])" office:value-type="float" office:value="1438.98962391795" calcext:value-type="float">
            <text:p>1438.989623918</text:p>
          </table:table-cell>
          <table:table-cell table:formula="of:=[.G155]-[.$B155]" office:value-type="float" office:value="3.19674301147461" calcext:value-type="float">
            <text:p>3.196743011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5366.86084" calcext:value-type="float">
            <text:p>1443145366.86084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6065459251404" calcext:value-type="float">
            <text:p>6.8606545925</text:p>
          </table:table-cell>
          <table:table-cell table:formula="of:=[.C156]/([.D156]-[.D155])" office:value-type="float" office:value="109575.431059507" calcext:value-type="float">
            <text:p>109575.431059507</text:p>
          </table:table-cell>
          <table:table-cell/>
          <table:table-cell office:value-type="float" office:value="1443145370.99127" calcext:value-type="float">
            <text:p>1443145370.99127</text:p>
          </table:table-cell>
          <table:table-cell table:formula="of:=[.G156]-[.$B$2]" office:value-type="float" office:value="10.9910855293274" calcext:value-type="float">
            <text:p>10.9910855293</text:p>
          </table:table-cell>
          <table:table-cell table:formula="of:=[.C156]/([.H156]-[.H155])" office:value-type="float" office:value="4439.36191590852" calcext:value-type="float">
            <text:p>4439.3619159085</text:p>
          </table:table-cell>
          <table:table-cell table:formula="of:=[.G156]-[.$B156]" office:value-type="float" office:value="4.13043093681335" calcext:value-type="float">
            <text:p>4.130430936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5366.90027" calcext:value-type="float">
            <text:p>1443145366.90027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90008497238159" calcext:value-type="float">
            <text:p>6.9000849724</text:p>
          </table:table-cell>
          <table:table-cell table:formula="of:=[.C157]/([.D157]-[.D156])" office:value-type="float" office:value="109560.192280948" calcext:value-type="float">
            <text:p>109560.192280948</text:p>
          </table:table-cell>
          <table:table-cell/>
          <table:table-cell office:value-type="float" office:value="1443145371.00911" calcext:value-type="float">
            <text:p>1443145371.00911</text:p>
          </table:table-cell>
          <table:table-cell table:formula="of:=[.G157]-[.$B$2]" office:value-type="float" office:value="11.0089237689972" calcext:value-type="float">
            <text:p>11.008923769</text:p>
          </table:table-cell>
          <table:table-cell table:formula="of:=[.C157]/([.H157]-[.H156])" office:value-type="float" office:value="242176.362688622" calcext:value-type="float">
            <text:p>242176.362688622</text:p>
          </table:table-cell>
          <table:table-cell table:formula="of:=[.G157]-[.$B157]" office:value-type="float" office:value="4.1088387966156" calcext:value-type="float">
            <text:p>4.108838796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5366.93968" calcext:value-type="float">
            <text:p>1443145366.93968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949890136719" calcext:value-type="float">
            <text:p>6.9394989014</text:p>
          </table:table-cell>
          <table:table-cell table:formula="of:=[.C158]/([.D158]-[.D157])" office:value-type="float" office:value="109605.921337576" calcext:value-type="float">
            <text:p>109605.921337576</text:p>
          </table:table-cell>
          <table:table-cell/>
          <table:table-cell office:value-type="float" office:value="1443145371.02669" calcext:value-type="float">
            <text:p>1443145371.02669</text:p>
          </table:table-cell>
          <table:table-cell table:formula="of:=[.G158]-[.$B$2]" office:value-type="float" office:value="11.0265028476715" calcext:value-type="float">
            <text:p>11.0265028477</text:p>
          </table:table-cell>
          <table:table-cell table:formula="of:=[.C158]/([.H158]-[.H157])" office:value-type="float" office:value="245746.667390007" calcext:value-type="float">
            <text:p>245746.667390007</text:p>
          </table:table-cell>
          <table:table-cell table:formula="of:=[.G158]-[.$B158]" office:value-type="float" office:value="4.08700394630432" calcext:value-type="float">
            <text:p>4.087003946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5366.9791" calcext:value-type="float">
            <text:p>1443145366.9791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91545295715" calcext:value-type="float">
            <text:p>6.978915453</text:p>
          </table:table-cell>
          <table:table-cell table:formula="of:=[.C159]/([.D159]-[.D158])" office:value-type="float" office:value="109598.628640556" calcext:value-type="float">
            <text:p>109598.628640556</text:p>
          </table:table-cell>
          <table:table-cell/>
          <table:table-cell office:value-type="float" office:value="1443145371.04425" calcext:value-type="float">
            <text:p>1443145371.04425</text:p>
          </table:table-cell>
          <table:table-cell table:formula="of:=[.G159]-[.$B$2]" office:value-type="float" office:value="11.0440640449524" calcext:value-type="float">
            <text:p>11.044064045</text:p>
          </table:table-cell>
          <table:table-cell table:formula="of:=[.C159]/([.H159]-[.H158])" office:value-type="float" office:value="245996.89479615" calcext:value-type="float">
            <text:p>245996.89479615</text:p>
          </table:table-cell>
          <table:table-cell table:formula="of:=[.G159]-[.$B159]" office:value-type="float" office:value="4.06514859199524" calcext:value-type="float">
            <text:p>4.06514859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5380.02542" calcext:value-type="float">
            <text:p>1443145380.02542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52332687378" calcext:value-type="float">
            <text:p>20.0252332687</text:p>
          </table:table-cell>
          <table:table-cell table:formula="of:=[.C160]/([.D160]-[.D159])" office:value-type="float" office:value="331.127913714825" calcext:value-type="float">
            <text:p>331.1279137148</text:p>
          </table:table-cell>
          <table:table-cell/>
          <table:table-cell office:value-type="float" office:value="1443145380.22338" calcext:value-type="float">
            <text:p>1443145380.22338</text:p>
          </table:table-cell>
          <table:table-cell table:formula="of:=[.G160]-[.$B$2]" office:value-type="float" office:value="20.2231996059418" calcext:value-type="float">
            <text:p>20.2231996059</text:p>
          </table:table-cell>
          <table:table-cell table:formula="of:=[.C160]/([.H160]-[.H159])" office:value-type="float" office:value="470.632552629429" calcext:value-type="float">
            <text:p>470.6325526294</text:p>
          </table:table-cell>
          <table:table-cell table:formula="of:=[.G160]-[.$B160]" office:value-type="float" office:value="0.19796633720398" calcext:value-type="float">
            <text:p>0.197966337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5380.07957" calcext:value-type="float">
            <text:p>1443145380.07957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93900489807" calcext:value-type="float">
            <text:p>20.079390049</text:p>
          </table:table-cell>
          <table:table-cell table:formula="of:=[.C161]/([.D161]-[.D160])" office:value-type="float" office:value="79768.4053709003" calcext:value-type="float">
            <text:p>79768.4053709003</text:p>
          </table:table-cell>
          <table:table-cell/>
          <table:table-cell office:value-type="float" office:value="1443145380.32793" calcext:value-type="float">
            <text:p>1443145380.32793</text:p>
          </table:table-cell>
          <table:table-cell table:formula="of:=[.G161]-[.$B$2]" office:value-type="float" office:value="20.3277468681335" calcext:value-type="float">
            <text:p>20.3277468681</text:p>
          </table:table-cell>
          <table:table-cell table:formula="of:=[.C161]/([.H161]-[.H160])" office:value-type="float" office:value="41321.0246680182" calcext:value-type="float">
            <text:p>41321.0246680182</text:p>
          </table:table-cell>
          <table:table-cell table:formula="of:=[.G161]-[.$B161]" office:value-type="float" office:value="0.248356819152832" calcext:value-type="float">
            <text:p>0.248356819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5380.13373" calcext:value-type="float">
            <text:p>1443145380.13373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35463523865" calcext:value-type="float">
            <text:p>20.1335463524</text:p>
          </table:table-cell>
          <table:table-cell table:formula="of:=[.C162]/([.D162]-[.D161])" office:value-type="float" office:value="79769.1077183158" calcext:value-type="float">
            <text:p>79769.1077183158</text:p>
          </table:table-cell>
          <table:table-cell/>
          <table:table-cell office:value-type="float" office:value="1443145380.34609" calcext:value-type="float">
            <text:p>1443145380.34609</text:p>
          </table:table-cell>
          <table:table-cell table:formula="of:=[.G162]-[.$B$2]" office:value-type="float" office:value="20.3459029197693" calcext:value-type="float">
            <text:p>20.3459029198</text:p>
          </table:table-cell>
          <table:table-cell table:formula="of:=[.C162]/([.H162]-[.H161])" office:value-type="float" office:value="237937.195083517" calcext:value-type="float">
            <text:p>237937.195083517</text:p>
          </table:table-cell>
          <table:table-cell table:formula="of:=[.G162]-[.$B162]" office:value-type="float" office:value="0.212356567382812" calcext:value-type="float">
            <text:p>0.212356567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5380.18789" calcext:value-type="float">
            <text:p>1443145380.18789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77024173737" calcext:value-type="float">
            <text:p>20.1877024174</text:p>
          </table:table-cell>
          <table:table-cell table:formula="of:=[.C163]/([.D163]-[.D162])" office:value-type="float" office:value="79769.4588966616" calcext:value-type="float">
            <text:p>79769.4588966616</text:p>
          </table:table-cell>
          <table:table-cell/>
          <table:table-cell office:value-type="float" office:value="1443145380.43625" calcext:value-type="float">
            <text:p>1443145380.43625</text:p>
          </table:table-cell>
          <table:table-cell table:formula="of:=[.G163]-[.$B$2]" office:value-type="float" office:value="20.4360682964325" calcext:value-type="float">
            <text:p>20.4360682964</text:p>
          </table:table-cell>
          <table:table-cell table:formula="of:=[.C163]/([.H163]-[.H162])" office:value-type="float" office:value="47911.9608864538" calcext:value-type="float">
            <text:p>47911.9608864538</text:p>
          </table:table-cell>
          <table:table-cell table:formula="of:=[.G163]-[.$B163]" office:value-type="float" office:value="0.248365879058838" calcext:value-type="float">
            <text:p>0.248365879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5380.24204" calcext:value-type="float">
            <text:p>1443145380.24204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18596744537" calcext:value-type="float">
            <text:p>20.2418596745</text:p>
          </table:table-cell>
          <table:table-cell table:formula="of:=[.C164]/([.D164]-[.D163])" office:value-type="float" office:value="79767.7030358526" calcext:value-type="float">
            <text:p>79767.7030358526</text:p>
          </table:table-cell>
          <table:table-cell/>
          <table:table-cell office:value-type="float" office:value="1443145380.4904" calcext:value-type="float">
            <text:p>1443145380.4904</text:p>
          </table:table-cell>
          <table:table-cell table:formula="of:=[.G164]-[.$B$2]" office:value-type="float" office:value="20.4902148246765" calcext:value-type="float">
            <text:p>20.4902148247</text:p>
          </table:table-cell>
          <table:table-cell table:formula="of:=[.C164]/([.H164]-[.H163])" office:value-type="float" office:value="79783.5085664466" calcext:value-type="float">
            <text:p>79783.5085664466</text:p>
          </table:table-cell>
          <table:table-cell table:formula="of:=[.G164]-[.$B164]" office:value-type="float" office:value="0.248355150222778" calcext:value-type="float">
            <text:p>0.248355150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5380.29619" calcext:value-type="float">
            <text:p>1443145380.29619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6008348465" calcext:value-type="float">
            <text:p>20.2960083485</text:p>
          </table:table-cell>
          <table:table-cell table:formula="of:=[.C165]/([.D165]-[.D164])" office:value-type="float" office:value="79780.3469592631" calcext:value-type="float">
            <text:p>79780.3469592631</text:p>
          </table:table-cell>
          <table:table-cell/>
          <table:table-cell office:value-type="float" office:value="1443145380.54449" calcext:value-type="float">
            <text:p>1443145380.54449</text:p>
          </table:table-cell>
          <table:table-cell table:formula="of:=[.G165]-[.$B$2]" office:value-type="float" office:value="20.5443050861359" calcext:value-type="float">
            <text:p>20.5443050861</text:p>
          </table:table-cell>
          <table:table-cell table:formula="of:=[.C165]/([.H165]-[.H164])" office:value-type="float" office:value="79866.5024617514" calcext:value-type="float">
            <text:p>79866.5024617514</text:p>
          </table:table-cell>
          <table:table-cell table:formula="of:=[.G165]-[.$B165]" office:value-type="float" office:value="0.248296737670898" calcext:value-type="float">
            <text:p>0.248296737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5380.35034" calcext:value-type="float">
            <text:p>1443145380.35034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501598834991" calcext:value-type="float">
            <text:p>20.3501598835</text:p>
          </table:table-cell>
          <table:table-cell table:formula="of:=[.C166]/([.D166]-[.D165])" office:value-type="float" office:value="79776.1318727766" calcext:value-type="float">
            <text:p>79776.1318727766</text:p>
          </table:table-cell>
          <table:table-cell/>
          <table:table-cell office:value-type="float" office:value="1443145380.59866" calcext:value-type="float">
            <text:p>1443145380.59866</text:p>
          </table:table-cell>
          <table:table-cell table:formula="of:=[.G166]-[.$B$2]" office:value-type="float" office:value="20.5984802246094" calcext:value-type="float">
            <text:p>20.5984802246</text:p>
          </table:table-cell>
          <table:table-cell table:formula="of:=[.C166]/([.H166]-[.H165])" office:value-type="float" office:value="79741.3743965286" calcext:value-type="float">
            <text:p>79741.3743965286</text:p>
          </table:table-cell>
          <table:table-cell table:formula="of:=[.G166]-[.$B166]" office:value-type="float" office:value="0.248320341110229" calcext:value-type="float">
            <text:p>0.248320341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5380.40449" calcext:value-type="float">
            <text:p>1443145380.40449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43035507202" calcext:value-type="float">
            <text:p>20.4043035507</text:p>
          </table:table-cell>
          <table:table-cell table:formula="of:=[.C167]/([.D167]-[.D166])" office:value-type="float" office:value="79787.7244325062" calcext:value-type="float">
            <text:p>79787.7244325062</text:p>
          </table:table-cell>
          <table:table-cell/>
          <table:table-cell office:value-type="float" office:value="1443145380.65283" calcext:value-type="float">
            <text:p>1443145380.65283</text:p>
          </table:table-cell>
          <table:table-cell table:formula="of:=[.G167]-[.$B$2]" office:value-type="float" office:value="20.6526410579681" calcext:value-type="float">
            <text:p>20.652641058</text:p>
          </table:table-cell>
          <table:table-cell table:formula="of:=[.C167]/([.H167]-[.H166])" office:value-type="float" office:value="79762.4359171887" calcext:value-type="float">
            <text:p>79762.4359171887</text:p>
          </table:table-cell>
          <table:table-cell table:formula="of:=[.G167]-[.$B167]" office:value-type="float" office:value="0.248337507247925" calcext:value-type="float">
            <text:p>0.248337507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5380.45864" calcext:value-type="float">
            <text:p>1443145380.45864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84567546844" calcext:value-type="float">
            <text:p>20.4584567547</text:p>
          </table:table-cell>
          <table:table-cell table:formula="of:=[.C168]/([.D168]-[.D167])" office:value-type="float" office:value="79773.6732780065" calcext:value-type="float">
            <text:p>79773.6732780065</text:p>
          </table:table-cell>
          <table:table-cell/>
          <table:table-cell office:value-type="float" office:value="1443145380.70697" calcext:value-type="float">
            <text:p>1443145380.70697</text:p>
          </table:table-cell>
          <table:table-cell table:formula="of:=[.G168]-[.$B$2]" office:value-type="float" office:value="20.7067840099335" calcext:value-type="float">
            <text:p>20.7067840099</text:p>
          </table:table-cell>
          <table:table-cell table:formula="of:=[.C168]/([.H168]-[.H167])" office:value-type="float" office:value="79788.7784686383" calcext:value-type="float">
            <text:p>79788.7784686383</text:p>
          </table:table-cell>
          <table:table-cell table:formula="of:=[.G168]-[.$B168]" office:value-type="float" office:value="0.248327255249023" calcext:value-type="float">
            <text:p>0.248327255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5380.5128" calcext:value-type="float">
            <text:p>1443145380.5128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26116275787" calcext:value-type="float">
            <text:p>20.5126116276</text:p>
          </table:table-cell>
          <table:table-cell table:formula="of:=[.C169]/([.D169]-[.D168])" office:value-type="float" office:value="79771.214834773" calcext:value-type="float">
            <text:p>79771.214834773</text:p>
          </table:table-cell>
          <table:table-cell/>
          <table:table-cell office:value-type="float" office:value="1443145380.76109" calcext:value-type="float">
            <text:p>1443145380.76109</text:p>
          </table:table-cell>
          <table:table-cell table:formula="of:=[.G169]-[.$B$2]" office:value-type="float" office:value="20.7609069347382" calcext:value-type="float">
            <text:p>20.7609069347</text:p>
          </table:table-cell>
          <table:table-cell table:formula="of:=[.C169]/([.H169]-[.H168])" office:value-type="float" office:value="79818.3027910911" calcext:value-type="float">
            <text:p>79818.3027910911</text:p>
          </table:table-cell>
          <table:table-cell table:formula="of:=[.G169]-[.$B169]" office:value-type="float" office:value="0.248295307159424" calcext:value-type="float">
            <text:p>0.248295307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5380.56694" calcext:value-type="float">
            <text:p>1443145380.56694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67593479156" calcext:value-type="float">
            <text:p>20.5667593479</text:p>
          </table:table-cell>
          <table:table-cell table:formula="of:=[.C170]/([.D170]-[.D169])" office:value-type="float" office:value="79781.752087076" calcext:value-type="float">
            <text:p>79781.752087076</text:p>
          </table:table-cell>
          <table:table-cell/>
          <table:table-cell office:value-type="float" office:value="1443145380.81526" calcext:value-type="float">
            <text:p>1443145380.81526</text:p>
          </table:table-cell>
          <table:table-cell table:formula="of:=[.G170]-[.$B$2]" office:value-type="float" office:value="20.8150770664215" calcext:value-type="float">
            <text:p>20.8150770664</text:p>
          </table:table-cell>
          <table:table-cell table:formula="of:=[.C170]/([.H170]-[.H169])" office:value-type="float" office:value="79748.7446634332" calcext:value-type="float">
            <text:p>79748.7446634332</text:p>
          </table:table-cell>
          <table:table-cell table:formula="of:=[.G170]-[.$B170]" office:value-type="float" office:value="0.248317718505859" calcext:value-type="float">
            <text:p>0.24831771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5380.62108" calcext:value-type="float">
            <text:p>1443145380.62108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208956241608" calcext:value-type="float">
            <text:p>20.6208956242</text:p>
          </table:table-cell>
          <table:table-cell table:formula="of:=[.C171]/([.D171]-[.D170])" office:value-type="float" office:value="79798.6174822957" calcext:value-type="float">
            <text:p>79798.6174822957</text:p>
          </table:table-cell>
          <table:table-cell/>
          <table:table-cell office:value-type="float" office:value="1443145380.8694" calcext:value-type="float">
            <text:p>1443145380.8694</text:p>
          </table:table-cell>
          <table:table-cell table:formula="of:=[.G171]-[.$B$2]" office:value-type="float" office:value="20.8692128658295" calcext:value-type="float">
            <text:p>20.8692128658</text:p>
          </table:table-cell>
          <table:table-cell table:formula="of:=[.C171]/([.H171]-[.H170])" office:value-type="float" office:value="79799.3203618395" calcext:value-type="float">
            <text:p>79799.3203618395</text:p>
          </table:table-cell>
          <table:table-cell table:formula="of:=[.G171]-[.$B171]" office:value-type="float" office:value="0.248317241668701" calcext:value-type="float">
            <text:p>0.248317241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5380.67524" calcext:value-type="float">
            <text:p>1443145380.67524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50509738922" calcext:value-type="float">
            <text:p>20.6750509739</text:p>
          </table:table-cell>
          <table:table-cell table:formula="of:=[.C172]/([.D172]-[.D171])" office:value-type="float" office:value="79770.5124502518" calcext:value-type="float">
            <text:p>79770.5124502518</text:p>
          </table:table-cell>
          <table:table-cell/>
          <table:table-cell office:value-type="float" office:value="1443145380.92355" calcext:value-type="float">
            <text:p>1443145380.92355</text:p>
          </table:table-cell>
          <table:table-cell table:formula="of:=[.G172]-[.$B$2]" office:value-type="float" office:value="20.9233686923981" calcext:value-type="float">
            <text:p>20.9233686924</text:p>
          </table:table-cell>
          <table:table-cell table:formula="of:=[.C172]/([.H172]-[.H171])" office:value-type="float" office:value="79769.8100780996" calcext:value-type="float">
            <text:p>79769.8100780996</text:p>
          </table:table-cell>
          <table:table-cell table:formula="of:=[.G172]-[.$B172]" office:value-type="float" office:value="0.248317718505859" calcext:value-type="float">
            <text:p>0.248317718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5380.72939" calcext:value-type="float">
            <text:p>1443145380.72939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92051315308" calcext:value-type="float">
            <text:p>20.7292051315</text:p>
          </table:table-cell>
          <table:table-cell table:formula="of:=[.C173]/([.D173]-[.D172])" office:value-type="float" office:value="79772.268434747" calcext:value-type="float">
            <text:p>79772.268434747</text:p>
          </table:table-cell>
          <table:table-cell/>
          <table:table-cell office:value-type="float" office:value="1443145380.97776" calcext:value-type="float">
            <text:p>1443145380.97776</text:p>
          </table:table-cell>
          <table:table-cell table:formula="of:=[.G173]-[.$B$2]" office:value-type="float" office:value="20.9775772094727" calcext:value-type="float">
            <text:p>20.9775772095</text:p>
          </table:table-cell>
          <table:table-cell table:formula="of:=[.C173]/([.H173]-[.H172])" office:value-type="float" office:value="79692.274076713" calcext:value-type="float">
            <text:p>79692.274076713</text:p>
          </table:table-cell>
          <table:table-cell table:formula="of:=[.G173]-[.$B173]" office:value-type="float" office:value="0.248372077941895" calcext:value-type="float">
            <text:p>0.248372077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5380.78353" calcext:value-type="float">
            <text:p>1443145380.78353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3349275589" calcext:value-type="float">
            <text:p>20.7833492756</text:p>
          </table:table-cell>
          <table:table-cell table:formula="of:=[.C174]/([.D174]-[.D173])" office:value-type="float" office:value="79787.0217572227" calcext:value-type="float">
            <text:p>79787.0217572227</text:p>
          </table:table-cell>
          <table:table-cell/>
          <table:table-cell office:value-type="float" office:value="1443145381.03191" calcext:value-type="float">
            <text:p>1443145381.03191</text:p>
          </table:table-cell>
          <table:table-cell table:formula="of:=[.G174]-[.$B$2]" office:value-type="float" office:value="21.0317251682281" calcext:value-type="float">
            <text:p>21.0317251682</text:p>
          </table:table-cell>
          <table:table-cell table:formula="of:=[.C174]/([.H174]-[.H173])" office:value-type="float" office:value="79781.4008004826" calcext:value-type="float">
            <text:p>79781.4008004826</text:p>
          </table:table-cell>
          <table:table-cell table:formula="of:=[.G174]-[.$B174]" office:value-type="float" office:value="0.24837589263916" calcext:value-type="float">
            <text:p>0.248375892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5380.83768" calcext:value-type="float">
            <text:p>1443145380.83768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74981880188" calcext:value-type="float">
            <text:p>20.837498188</text:p>
          </table:table-cell>
          <table:table-cell table:formula="of:=[.C175]/([.D175]-[.D174])" office:value-type="float" office:value="79779.9956850434" calcext:value-type="float">
            <text:p>79779.9956850434</text:p>
          </table:table-cell>
          <table:table-cell/>
          <table:table-cell office:value-type="float" office:value="1443145381.08586" calcext:value-type="float">
            <text:p>1443145381.08586</text:p>
          </table:table-cell>
          <table:table-cell table:formula="of:=[.G175]-[.$B$2]" office:value-type="float" office:value="21.0856792926788" calcext:value-type="float">
            <text:p>21.0856792927</text:p>
          </table:table-cell>
          <table:table-cell table:formula="of:=[.C175]/([.H175]-[.H174])" office:value-type="float" office:value="80068.0215642952" calcext:value-type="float">
            <text:p>80068.0215642952</text:p>
          </table:table-cell>
          <table:table-cell table:formula="of:=[.G175]-[.$B175]" office:value-type="float" office:value="0.248181104660034" calcext:value-type="float">
            <text:p>0.248181104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5380.89183" calcext:value-type="float">
            <text:p>1443145380.89183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164686203" calcext:value-type="float">
            <text:p>20.891646862</text:p>
          </table:table-cell>
          <table:table-cell table:formula="of:=[.C176]/([.D176]-[.D175])" office:value-type="float" office:value="79780.3469592631" calcext:value-type="float">
            <text:p>79780.3469592631</text:p>
          </table:table-cell>
          <table:table-cell/>
          <table:table-cell office:value-type="float" office:value="1443145381.14017" calcext:value-type="float">
            <text:p>1443145381.14017</text:p>
          </table:table-cell>
          <table:table-cell table:formula="of:=[.G176]-[.$B$2]" office:value-type="float" office:value="21.1399817466736" calcext:value-type="float">
            <text:p>21.1399817467</text:p>
          </table:table-cell>
          <table:table-cell table:formula="of:=[.C176]/([.H176]-[.H175])" office:value-type="float" office:value="79554.4157252559" calcext:value-type="float">
            <text:p>79554.4157252559</text:p>
          </table:table-cell>
          <table:table-cell table:formula="of:=[.G176]-[.$B176]" office:value-type="float" office:value="0.248334884643555" calcext:value-type="float">
            <text:p>0.248334884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5380.94597" calcext:value-type="float">
            <text:p>1443145380.94597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5782661438" calcext:value-type="float">
            <text:p>20.9457826614</text:p>
          </table:table-cell>
          <table:table-cell table:formula="of:=[.C177]/([.D177]-[.D176])" office:value-type="float" office:value="79799.3203618395" calcext:value-type="float">
            <text:p>79799.3203618395</text:p>
          </table:table-cell>
          <table:table-cell/>
          <table:table-cell office:value-type="float" office:value="1443145381.19434" calcext:value-type="float">
            <text:p>1443145381.19434</text:p>
          </table:table-cell>
          <table:table-cell table:formula="of:=[.G177]-[.$B$2]" office:value-type="float" office:value="21.1941528320312" calcext:value-type="float">
            <text:p>21.194152832</text:p>
          </table:table-cell>
          <table:table-cell table:formula="of:=[.C177]/([.H177]-[.H176])" office:value-type="float" office:value="79747.3406980327" calcext:value-type="float">
            <text:p>79747.3406980327</text:p>
          </table:table-cell>
          <table:table-cell table:formula="of:=[.G177]-[.$B177]" office:value-type="float" office:value="0.248370170593262" calcext:value-type="float">
            <text:p>0.248370170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5381.00013" calcext:value-type="float">
            <text:p>1443145381.00013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9941110611" calcext:value-type="float">
            <text:p>20.9999411106</text:p>
          </table:table-cell>
          <table:table-cell table:formula="of:=[.C178]/([.D178]-[.D177])" office:value-type="float" office:value="79765.9472523409" calcext:value-type="float">
            <text:p>79765.9472523409</text:p>
          </table:table-cell>
          <table:table-cell/>
          <table:table-cell office:value-type="float" office:value="1443145381.2119" calcext:value-type="float">
            <text:p>1443145381.2119</text:p>
          </table:table-cell>
          <table:table-cell table:formula="of:=[.G178]-[.$B$2]" office:value-type="float" office:value="21.2117204666138" calcext:value-type="float">
            <text:p>21.2117204666</text:p>
          </table:table-cell>
          <table:table-cell table:formula="of:=[.C178]/([.H178]-[.H177])" office:value-type="float" office:value="245906.754247869" calcext:value-type="float">
            <text:p>245906.754247869</text:p>
          </table:table-cell>
          <table:table-cell table:formula="of:=[.G178]-[.$B178]" office:value-type="float" office:value="0.211779356002808" calcext:value-type="float">
            <text:p>0.21177935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5381.0511" calcext:value-type="float">
            <text:p>1443145381.0511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509133338928" calcext:value-type="float">
            <text:p>21.0509133339</text:p>
          </table:table-cell>
          <table:table-cell table:formula="of:=[.C179]/([.D179]-[.D178])" office:value-type="float" office:value="84752.041834859" calcext:value-type="float">
            <text:p>84752.041834859</text:p>
          </table:table-cell>
          <table:table-cell/>
          <table:table-cell office:value-type="float" office:value="1443145381.24903" calcext:value-type="float">
            <text:p>1443145381.24903</text:p>
          </table:table-cell>
          <table:table-cell table:formula="of:=[.G179]-[.$B$2]" office:value-type="float" office:value="21.2488498687744" calcext:value-type="float">
            <text:p>21.2488498688</text:p>
          </table:table-cell>
          <table:table-cell table:formula="of:=[.C179]/([.H179]-[.H178])" office:value-type="float" office:value="116349.839981507" calcext:value-type="float">
            <text:p>116349.839981507</text:p>
          </table:table-cell>
          <table:table-cell table:formula="of:=[.G179]-[.$B179]" office:value-type="float" office:value="0.197936534881592" calcext:value-type="float">
            <text:p>0.197936534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5381.10207" calcext:value-type="float">
            <text:p>1443145381.10207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18831729889" calcext:value-type="float">
            <text:p>21.101883173</text:p>
          </table:table-cell>
          <table:table-cell table:formula="of:=[.C180]/([.D180]-[.D179])" office:value-type="float" office:value="84756.006230617" calcext:value-type="float">
            <text:p>84756.006230617</text:p>
          </table:table-cell>
          <table:table-cell/>
          <table:table-cell office:value-type="float" office:value="1443145381.30002" calcext:value-type="float">
            <text:p>1443145381.30002</text:p>
          </table:table-cell>
          <table:table-cell table:formula="of:=[.G180]-[.$B$2]" office:value-type="float" office:value="21.2998361587524" calcext:value-type="float">
            <text:p>21.2998361588</text:p>
          </table:table-cell>
          <table:table-cell table:formula="of:=[.C180]/([.H180]-[.H179])" office:value-type="float" office:value="84728.6594467202" calcext:value-type="float">
            <text:p>84728.6594467202</text:p>
          </table:table-cell>
          <table:table-cell table:formula="of:=[.G180]-[.$B180]" office:value-type="float" office:value="0.19795298576355" calcext:value-type="float">
            <text:p>0.19795298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5381.15303" calcext:value-type="float">
            <text:p>1443145381.15303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28449058533" calcext:value-type="float">
            <text:p>21.1528449059</text:p>
          </table:table-cell>
          <table:table-cell table:formula="of:=[.C181]/([.D181]-[.D180])" office:value-type="float" office:value="84769.4879508208" calcext:value-type="float">
            <text:p>84769.4879508208</text:p>
          </table:table-cell>
          <table:table-cell/>
          <table:table-cell office:value-type="float" office:value="1443145381.35092" calcext:value-type="float">
            <text:p>1443145381.35092</text:p>
          </table:table-cell>
          <table:table-cell table:formula="of:=[.G181]-[.$B$2]" office:value-type="float" office:value="21.3507349491119" calcext:value-type="float">
            <text:p>21.3507349491</text:p>
          </table:table-cell>
          <table:table-cell table:formula="of:=[.C181]/([.H181]-[.H180])" office:value-type="float" office:value="84874.3156662061" calcext:value-type="float">
            <text:p>84874.3156662061</text:p>
          </table:table-cell>
          <table:table-cell table:formula="of:=[.G181]-[.$B181]" office:value-type="float" office:value="0.197890043258667" calcext:value-type="float">
            <text:p>0.197890043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5381.20401" calcext:value-type="float">
            <text:p>1443145381.20401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38245201111" calcext:value-type="float">
            <text:p>21.2038245201</text:p>
          </table:table-cell>
          <table:table-cell table:formula="of:=[.C182]/([.D182]-[.D181])" office:value-type="float" office:value="84739.7545645017" calcext:value-type="float">
            <text:p>84739.7545645017</text:p>
          </table:table-cell>
          <table:table-cell/>
          <table:table-cell office:value-type="float" office:value="1443145381.40193" calcext:value-type="float">
            <text:p>1443145381.40193</text:p>
          </table:table-cell>
          <table:table-cell table:formula="of:=[.G182]-[.$B$2]" office:value-type="float" office:value="21.401750087738" calcext:value-type="float">
            <text:p>21.4017500877</text:p>
          </table:table-cell>
          <table:table-cell table:formula="of:=[.C182]/([.H182]-[.H181])" office:value-type="float" office:value="84680.7460754394" calcext:value-type="float">
            <text:p>84680.7460754394</text:p>
          </table:table-cell>
          <table:table-cell table:formula="of:=[.G182]-[.$B182]" office:value-type="float" office:value="0.197925567626953" calcext:value-type="float">
            <text:p>0.197925567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5381.25498" calcext:value-type="float">
            <text:p>1443145381.25498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47919750214" calcext:value-type="float">
            <text:p>21.254791975</text:p>
          </table:table-cell>
          <table:table-cell table:formula="of:=[.C183]/([.D183]-[.D182])" office:value-type="float" office:value="84759.9709972728" calcext:value-type="float">
            <text:p>84759.9709972728</text:p>
          </table:table-cell>
          <table:table-cell/>
          <table:table-cell office:value-type="float" office:value="1443145381.45292" calcext:value-type="float">
            <text:p>1443145381.45292</text:p>
          </table:table-cell>
          <table:table-cell table:formula="of:=[.G183]-[.$B$2]" office:value-type="float" office:value="21.452734708786" calcext:value-type="float">
            <text:p>21.4527347088</text:p>
          </table:table-cell>
          <table:table-cell table:formula="of:=[.C183]/([.H183]-[.H182])" office:value-type="float" office:value="84731.4329537749" calcext:value-type="float">
            <text:p>84731.4329537749</text:p>
          </table:table-cell>
          <table:table-cell table:formula="of:=[.G183]-[.$B183]" office:value-type="float" office:value="0.197942733764648" calcext:value-type="float">
            <text:p>0.197942733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5381.30592" calcext:value-type="float">
            <text:p>1443145381.30592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57372570038" calcext:value-type="float">
            <text:p>21.305737257</text:p>
          </table:table-cell>
          <table:table-cell table:formula="of:=[.C184]/([.D184]-[.D183])" office:value-type="float" office:value="84796.8611007114" calcext:value-type="float">
            <text:p>84796.8611007114</text:p>
          </table:table-cell>
          <table:table-cell/>
          <table:table-cell office:value-type="float" office:value="1443145381.5039" calcext:value-type="float">
            <text:p>1443145381.5039</text:p>
          </table:table-cell>
          <table:table-cell table:formula="of:=[.G184]-[.$B$2]" office:value-type="float" office:value="21.5037136077881" calcext:value-type="float">
            <text:p>21.5037136078</text:p>
          </table:table-cell>
          <table:table-cell table:formula="of:=[.C184]/([.H184]-[.H183])" office:value-type="float" office:value="84740.9434994692" calcext:value-type="float">
            <text:p>84740.9434994692</text:p>
          </table:table-cell>
          <table:table-cell table:formula="of:=[.G184]-[.$B184]" office:value-type="float" office:value="0.197976350784302" calcext:value-type="float">
            <text:p>0.197976350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5381.35689" calcext:value-type="float">
            <text:p>1443145381.35689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67023277283" calcext:value-type="float">
            <text:p>21.3567023277</text:p>
          </table:table-cell>
          <table:table-cell table:formula="of:=[.C185]/([.D185]-[.D184])" office:value-type="float" office:value="84763.9361348783" calcext:value-type="float">
            <text:p>84763.9361348783</text:p>
          </table:table-cell>
          <table:table-cell/>
          <table:table-cell office:value-type="float" office:value="1443145381.60214" calcext:value-type="float">
            <text:p>1443145381.60214</text:p>
          </table:table-cell>
          <table:table-cell table:formula="of:=[.G185]-[.$B$2]" office:value-type="float" office:value="21.6019575595856" calcext:value-type="float">
            <text:p>21.6019575596</text:p>
          </table:table-cell>
          <table:table-cell table:formula="of:=[.C185]/([.H185]-[.H184])" office:value-type="float" office:value="43972.1725455935" calcext:value-type="float">
            <text:p>43972.1725455935</text:p>
          </table:table-cell>
          <table:table-cell table:formula="of:=[.G185]-[.$B185]" office:value-type="float" office:value="0.2452552318573" calcext:value-type="float">
            <text:p>0.245255231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5381.40786" calcext:value-type="float">
            <text:p>1443145381.40786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76724052429" calcext:value-type="float">
            <text:p>21.4076724052</text:p>
          </table:table-cell>
          <table:table-cell table:formula="of:=[.C186]/([.D186]-[.D185])" office:value-type="float" office:value="84755.6097743517" calcext:value-type="float">
            <text:p>84755.6097743517</text:p>
          </table:table-cell>
          <table:table-cell/>
          <table:table-cell office:value-type="float" office:value="1443145381.65301" calcext:value-type="float">
            <text:p>1443145381.65301</text:p>
          </table:table-cell>
          <table:table-cell table:formula="of:=[.G186]-[.$B$2]" office:value-type="float" office:value="21.6528213024139" calcext:value-type="float">
            <text:p>21.6528213024</text:p>
          </table:table-cell>
          <table:table-cell table:formula="of:=[.C186]/([.H186]-[.H185])" office:value-type="float" office:value="84932.7980950417" calcext:value-type="float">
            <text:p>84932.7980950417</text:p>
          </table:table-cell>
          <table:table-cell table:formula="of:=[.G186]-[.$B186]" office:value-type="float" office:value="0.24514889717102" calcext:value-type="float">
            <text:p>0.245148897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5381.45883" calcext:value-type="float">
            <text:p>1443145381.45883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86482048035" calcext:value-type="float">
            <text:p>21.4586482048</text:p>
          </table:table-cell>
          <table:table-cell table:formula="of:=[.C187]/([.D187]-[.D186])" office:value-type="float" office:value="84746.0959365412" calcext:value-type="float">
            <text:p>84746.0959365412</text:p>
          </table:table-cell>
          <table:table-cell/>
          <table:table-cell office:value-type="float" office:value="1443145381.70399" calcext:value-type="float">
            <text:p>1443145381.70399</text:p>
          </table:table-cell>
          <table:table-cell table:formula="of:=[.G187]-[.$B$2]" office:value-type="float" office:value="21.703803062439" calcext:value-type="float">
            <text:p>21.7038030624</text:p>
          </table:table-cell>
          <table:table-cell table:formula="of:=[.C187]/([.H187]-[.H186])" office:value-type="float" office:value="84736.187959763" calcext:value-type="float">
            <text:p>84736.187959763</text:p>
          </table:table-cell>
          <table:table-cell table:formula="of:=[.G187]-[.$B187]" office:value-type="float" office:value="0.245154857635498" calcext:value-type="float">
            <text:p>0.245154857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5381.5098" calcext:value-type="float">
            <text:p>1443145381.5098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96123218536" calcext:value-type="float">
            <text:p>21.5096123219</text:p>
          </table:table-cell>
          <table:table-cell table:formula="of:=[.C188]/([.D188]-[.D187])" office:value-type="float" office:value="84765.5222937982" calcext:value-type="float">
            <text:p>84765.5222937982</text:p>
          </table:table-cell>
          <table:table-cell/>
          <table:table-cell office:value-type="float" office:value="1443145381.75493" calcext:value-type="float">
            <text:p>1443145381.75493</text:p>
          </table:table-cell>
          <table:table-cell table:formula="of:=[.G188]-[.$B$2]" office:value-type="float" office:value="21.7547426223755" calcext:value-type="float">
            <text:p>21.7547426224</text:p>
          </table:table-cell>
          <table:table-cell table:formula="of:=[.C188]/([.H188]-[.H187])" office:value-type="float" office:value="84806.3863406598" calcext:value-type="float">
            <text:p>84806.3863406598</text:p>
          </table:table-cell>
          <table:table-cell table:formula="of:=[.G188]-[.$B188]" office:value-type="float" office:value="0.245130300521851" calcext:value-type="float">
            <text:p>0.245130300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5381.56076" calcext:value-type="float">
            <text:p>1443145381.56076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605750083923" calcext:value-type="float">
            <text:p>21.5605750084</text:p>
          </table:table-cell>
          <table:table-cell table:formula="of:=[.C189]/([.D189]-[.D188])" office:value-type="float" office:value="84767.9016434857" calcext:value-type="float">
            <text:p>84767.9016434857</text:p>
          </table:table-cell>
          <table:table-cell/>
          <table:table-cell office:value-type="float" office:value="1443145381.80596" calcext:value-type="float">
            <text:p>1443145381.80596</text:p>
          </table:table-cell>
          <table:table-cell table:formula="of:=[.G189]-[.$B$2]" office:value-type="float" office:value="21.8057715892792" calcext:value-type="float">
            <text:p>21.8057715893</text:p>
          </table:table-cell>
          <table:table-cell table:formula="of:=[.C189]/([.H189]-[.H188])" office:value-type="float" office:value="84657.7985432017" calcext:value-type="float">
            <text:p>84657.7985432017</text:p>
          </table:table-cell>
          <table:table-cell table:formula="of:=[.G189]-[.$B189]" office:value-type="float" office:value="0.245196580886841" calcext:value-type="float">
            <text:p>0.245196580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5381.61172" calcext:value-type="float">
            <text:p>1443145381.61172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15403175354" calcext:value-type="float">
            <text:p>21.6115403175</text:p>
          </table:table-cell>
          <table:table-cell table:formula="of:=[.C190]/([.D190]-[.D189])" office:value-type="float" office:value="84763.5396044236" calcext:value-type="float">
            <text:p>84763.5396044236</text:p>
          </table:table-cell>
          <table:table-cell/>
          <table:table-cell office:value-type="float" office:value="1443145381.8569" calcext:value-type="float">
            <text:p>1443145381.8569</text:p>
          </table:table-cell>
          <table:table-cell table:formula="of:=[.G190]-[.$B$2]" office:value-type="float" office:value="21.8567144870758" calcext:value-type="float">
            <text:p>21.8567144871</text:p>
          </table:table-cell>
          <table:table-cell table:formula="of:=[.C190]/([.H190]-[.H189])" office:value-type="float" office:value="84800.8296906444" calcext:value-type="float">
            <text:p>84800.8296906444</text:p>
          </table:table-cell>
          <table:table-cell table:formula="of:=[.G190]-[.$B190]" office:value-type="float" office:value="0.245174169540405" calcext:value-type="float">
            <text:p>0.245174169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5381.66269" calcext:value-type="float">
            <text:p>1443145381.66269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25056266785" calcext:value-type="float">
            <text:p>21.6625056267</text:p>
          </table:table-cell>
          <table:table-cell table:formula="of:=[.C191]/([.D191]-[.D190])" office:value-type="float" office:value="84763.5396044236" calcext:value-type="float">
            <text:p>84763.5396044236</text:p>
          </table:table-cell>
          <table:table-cell/>
          <table:table-cell office:value-type="float" office:value="1443145381.90789" calcext:value-type="float">
            <text:p>1443145381.90789</text:p>
          </table:table-cell>
          <table:table-cell table:formula="of:=[.G191]-[.$B$2]" office:value-type="float" office:value="21.9077045917511" calcext:value-type="float">
            <text:p>21.9077045918</text:p>
          </table:table-cell>
          <table:table-cell table:formula="of:=[.C191]/([.H191]-[.H190])" office:value-type="float" office:value="84722.3206837863" calcext:value-type="float">
            <text:p>84722.3206837863</text:p>
          </table:table-cell>
          <table:table-cell table:formula="of:=[.G191]-[.$B191]" office:value-type="float" office:value="0.245198965072632" calcext:value-type="float">
            <text:p>0.245198965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5381.71366" calcext:value-type="float">
            <text:p>1443145381.71366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34711742401" calcext:value-type="float">
            <text:p>21.7134711742</text:p>
          </table:table-cell>
          <table:table-cell table:formula="of:=[.C192]/([.D192]-[.D191])" office:value-type="float" office:value="84763.1430776788" calcext:value-type="float">
            <text:p>84763.1430776788</text:p>
          </table:table-cell>
          <table:table-cell/>
          <table:table-cell office:value-type="float" office:value="1443145381.95884" calcext:value-type="float">
            <text:p>1443145381.95884</text:p>
          </table:table-cell>
          <table:table-cell table:formula="of:=[.G192]-[.$B$2]" office:value-type="float" office:value="21.9586591720581" calcext:value-type="float">
            <text:p>21.9586591721</text:p>
          </table:table-cell>
          <table:table-cell table:formula="of:=[.C192]/([.H192]-[.H191])" office:value-type="float" office:value="84781.3871485455" calcext:value-type="float">
            <text:p>84781.3871485455</text:p>
          </table:table-cell>
          <table:table-cell table:formula="of:=[.G192]-[.$B192]" office:value-type="float" office:value="0.245187997817993" calcext:value-type="float">
            <text:p>0.245187997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5381.76467" calcext:value-type="float">
            <text:p>1443145381.76467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44844055176" calcext:value-type="float">
            <text:p>21.7644844055</text:p>
          </table:table-cell>
          <table:table-cell table:formula="of:=[.C193]/([.D193]-[.D192])" office:value-type="float" office:value="84683.9122286355" calcext:value-type="float">
            <text:p>84683.9122286355</text:p>
          </table:table-cell>
          <table:table-cell/>
          <table:table-cell office:value-type="float" office:value="1443145382.00977" calcext:value-type="float">
            <text:p>1443145382.00977</text:p>
          </table:table-cell>
          <table:table-cell table:formula="of:=[.G193]-[.$B$2]" office:value-type="float" office:value="22.0095875263214" calcext:value-type="float">
            <text:p>22.0095875263</text:p>
          </table:table-cell>
          <table:table-cell table:formula="of:=[.C193]/([.H193]-[.H192])" office:value-type="float" office:value="84825.0461356965" calcext:value-type="float">
            <text:p>84825.0461356965</text:p>
          </table:table-cell>
          <table:table-cell table:formula="of:=[.G193]-[.$B193]" office:value-type="float" office:value="0.245103120803833" calcext:value-type="float">
            <text:p>0.245103120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5381.81564" calcext:value-type="float">
            <text:p>1443145381.81564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54549598694" calcext:value-type="float">
            <text:p>21.8154549599</text:p>
          </table:table-cell>
          <table:table-cell table:formula="of:=[.C194]/([.D194]-[.D193])" office:value-type="float" office:value="84754.8168729477" calcext:value-type="float">
            <text:p>84754.8168729477</text:p>
          </table:table-cell>
          <table:table-cell/>
          <table:table-cell office:value-type="float" office:value="1443145382.06079" calcext:value-type="float">
            <text:p>1443145382.06079</text:p>
          </table:table-cell>
          <table:table-cell table:formula="of:=[.G194]-[.$B$2]" office:value-type="float" office:value="22.0606076717377" calcext:value-type="float">
            <text:p>22.0606076717</text:p>
          </table:table-cell>
          <table:table-cell table:formula="of:=[.C194]/([.H194]-[.H193])" office:value-type="float" office:value="84672.4360496089" calcext:value-type="float">
            <text:p>84672.4360496089</text:p>
          </table:table-cell>
          <table:table-cell table:formula="of:=[.G194]-[.$B194]" office:value-type="float" office:value="0.245152711868286" calcext:value-type="float">
            <text:p>0.245152711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5381.86661" calcext:value-type="float">
            <text:p>1443145381.86661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64219379425" calcext:value-type="float">
            <text:p>21.8664219379</text:p>
          </table:table-cell>
          <table:table-cell table:formula="of:=[.C195]/([.D195]-[.D194])" office:value-type="float" office:value="84760.7639951163" calcext:value-type="float">
            <text:p>84760.7639951163</text:p>
          </table:table-cell>
          <table:table-cell/>
          <table:table-cell office:value-type="float" office:value="1443145382.11174" calcext:value-type="float">
            <text:p>1443145382.11174</text:p>
          </table:table-cell>
          <table:table-cell table:formula="of:=[.G195]-[.$B$2]" office:value-type="float" office:value="22.111558675766" calcext:value-type="float">
            <text:p>22.1115586758</text:p>
          </table:table-cell>
          <table:table-cell table:formula="of:=[.C195]/([.H195]-[.H194])" office:value-type="float" office:value="84787.3380002246" calcext:value-type="float">
            <text:p>84787.3380002246</text:p>
          </table:table-cell>
          <table:table-cell table:formula="of:=[.G195]-[.$B195]" office:value-type="float" office:value="0.245136737823486" calcext:value-type="float">
            <text:p>0.245136737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5381.91758" calcext:value-type="float">
            <text:p>1443145381.91758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73927307129" calcext:value-type="float">
            <text:p>21.9173927307</text:p>
          </table:table-cell>
          <table:table-cell table:formula="of:=[.C196]/([.D196]-[.D195])" office:value-type="float" office:value="84754.420427809" calcext:value-type="float">
            <text:p>84754.420427809</text:p>
          </table:table-cell>
          <table:table-cell/>
          <table:table-cell office:value-type="float" office:value="1443145382.1627" calcext:value-type="float">
            <text:p>1443145382.1627</text:p>
          </table:table-cell>
          <table:table-cell table:formula="of:=[.G196]-[.$B$2]" office:value-type="float" office:value="22.1625115871429" calcext:value-type="float">
            <text:p>22.1625115871</text:p>
          </table:table-cell>
          <table:table-cell table:formula="of:=[.C196]/([.H196]-[.H195])" office:value-type="float" office:value="84784.164108707" calcext:value-type="float">
            <text:p>84784.164108707</text:p>
          </table:table-cell>
          <table:table-cell table:formula="of:=[.G196]-[.$B196]" office:value-type="float" office:value="0.245118856430054" calcext:value-type="float">
            <text:p>0.245118856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5381.96854" calcext:value-type="float">
            <text:p>1443145381.96854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83570861816" calcext:value-type="float">
            <text:p>21.9683570862</text:p>
          </table:table-cell>
          <table:table-cell table:formula="of:=[.C197]/([.D197]-[.D196])" office:value-type="float" office:value="84765.125748503" calcext:value-type="float">
            <text:p>84765.125748503</text:p>
          </table:table-cell>
          <table:table-cell/>
          <table:table-cell office:value-type="float" office:value="1443145382.17849" calcext:value-type="float">
            <text:p>1443145382.17849</text:p>
          </table:table-cell>
          <table:table-cell table:formula="of:=[.G197]-[.$B$2]" office:value-type="float" office:value="22.1783061027527" calcext:value-type="float">
            <text:p>22.1783061028</text:p>
          </table:table-cell>
          <table:table-cell table:formula="of:=[.C197]/([.H197]-[.H196])" office:value-type="float" office:value="273512.661403535" calcext:value-type="float">
            <text:p>273512.661403535</text:p>
          </table:table-cell>
          <table:table-cell table:formula="of:=[.G197]-[.$B197]" office:value-type="float" office:value="0.209949016571045" calcext:value-type="float">
            <text:p>0.209949016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5382.01622" calcext:value-type="float">
            <text:p>1443145382.01622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60369873047" calcext:value-type="float">
            <text:p>22.0160369873</text:p>
          </table:table-cell>
          <table:table-cell table:formula="of:=[.C198]/([.D198]-[.D197])" office:value-type="float" office:value="90604.214737179" calcext:value-type="float">
            <text:p>90604.214737179</text:p>
          </table:table-cell>
          <table:table-cell/>
          <table:table-cell office:value-type="float" office:value="1443145382.29533" calcext:value-type="float">
            <text:p>1443145382.29533</text:p>
          </table:table-cell>
          <table:table-cell table:formula="of:=[.G198]-[.$B$2]" office:value-type="float" office:value="22.2951493263245" calcext:value-type="float">
            <text:p>22.2951493263</text:p>
          </table:table-cell>
          <table:table-cell table:formula="of:=[.C198]/([.H198]-[.H197])" office:value-type="float" office:value="36972.6191039757" calcext:value-type="float">
            <text:p>36972.6191039757</text:p>
          </table:table-cell>
          <table:table-cell table:formula="of:=[.G198]-[.$B198]" office:value-type="float" office:value="0.279112339019775" calcext:value-type="float">
            <text:p>0.27911233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5382.05856" calcext:value-type="float">
            <text:p>1443145382.05856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83803653717" calcext:value-type="float">
            <text:p>22.0583803654</text:p>
          </table:table-cell>
          <table:table-cell table:formula="of:=[.C199]/([.D199]-[.D198])" office:value-type="float" office:value="102023.036356777" calcext:value-type="float">
            <text:p>102023.036356777</text:p>
          </table:table-cell>
          <table:table-cell/>
          <table:table-cell office:value-type="float" office:value="1443145382.3377" calcext:value-type="float">
            <text:p>1443145382.3377</text:p>
          </table:table-cell>
          <table:table-cell table:formula="of:=[.G199]-[.$B$2]" office:value-type="float" office:value="22.3375108242035" calcext:value-type="float">
            <text:p>22.3375108242</text:p>
          </table:table-cell>
          <table:table-cell table:formula="of:=[.C199]/([.H199]-[.H198])" office:value-type="float" office:value="101979.396770544" calcext:value-type="float">
            <text:p>101979.396770544</text:p>
          </table:table-cell>
          <table:table-cell table:formula="of:=[.G199]-[.$B199]" office:value-type="float" office:value="0.279130458831787" calcext:value-type="float">
            <text:p>0.279130458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5382.1009" calcext:value-type="float">
            <text:p>1443145382.1009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1007204055786" calcext:value-type="float">
            <text:p>22.1007204056</text:p>
          </table:table-cell>
          <table:table-cell table:formula="of:=[.C200]/([.D200]-[.D199])" office:value-type="float" office:value="102031.079301976" calcext:value-type="float">
            <text:p>102031.079301976</text:p>
          </table:table-cell>
          <table:table-cell/>
          <table:table-cell office:value-type="float" office:value="1443145382.38" calcext:value-type="float">
            <text:p>1443145382.38</text:p>
          </table:table-cell>
          <table:table-cell table:formula="of:=[.G200]-[.$B$2]" office:value-type="float" office:value="22.3798172473907" calcext:value-type="float">
            <text:p>22.3798172474</text:p>
          </table:table-cell>
          <table:table-cell table:formula="of:=[.C200]/([.H200]-[.H199])" office:value-type="float" office:value="102112.154007416" calcext:value-type="float">
            <text:p>102112.154007416</text:p>
          </table:table-cell>
          <table:table-cell table:formula="of:=[.G200]-[.$B200]" office:value-type="float" office:value="0.279096841812134" calcext:value-type="float">
            <text:p>0.279096841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5382.14325" calcext:value-type="float">
            <text:p>1443145382.14325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30642604828" calcext:value-type="float">
            <text:p>22.1430642605</text:p>
          </table:table-cell>
          <table:table-cell table:formula="of:=[.C201]/([.D201]-[.D200])" office:value-type="float" office:value="102021.887468117" calcext:value-type="float">
            <text:p>102021.887468117</text:p>
          </table:table-cell>
          <table:table-cell/>
          <table:table-cell office:value-type="float" office:value="1443145382.42234" calcext:value-type="float">
            <text:p>1443145382.42234</text:p>
          </table:table-cell>
          <table:table-cell table:formula="of:=[.G201]-[.$B$2]" office:value-type="float" office:value="22.4221544265747" calcext:value-type="float">
            <text:p>22.4221544266</text:p>
          </table:table-cell>
          <table:table-cell table:formula="of:=[.C201]/([.H201]-[.H200])" office:value-type="float" office:value="102037.974264395" calcext:value-type="float">
            <text:p>102037.974264395</text:p>
          </table:table-cell>
          <table:table-cell table:formula="of:=[.G201]-[.$B201]" office:value-type="float" office:value="0.279090166091919" calcext:value-type="float">
            <text:p>0.27909016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5382.18559" calcext:value-type="float">
            <text:p>1443145382.18559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54014396667" calcext:value-type="float">
            <text:p>22.1854014397</text:p>
          </table:table-cell>
          <table:table-cell table:formula="of:=[.C202]/([.D202]-[.D201])" office:value-type="float" office:value="102037.974264395" calcext:value-type="float">
            <text:p>102037.974264395</text:p>
          </table:table-cell>
          <table:table-cell/>
          <table:table-cell office:value-type="float" office:value="1443145382.46467" calcext:value-type="float">
            <text:p>1443145382.46467</text:p>
          </table:table-cell>
          <table:table-cell table:formula="of:=[.G202]-[.$B$2]" office:value-type="float" office:value="22.4644815921783" calcext:value-type="float">
            <text:p>22.4644815922</text:p>
          </table:table-cell>
          <table:table-cell table:formula="of:=[.C202]/([.H202]-[.H201])" office:value-type="float" office:value="102062.113973177" calcext:value-type="float">
            <text:p>102062.113973177</text:p>
          </table:table-cell>
          <table:table-cell table:formula="of:=[.G202]-[.$B202]" office:value-type="float" office:value="0.279080152511597" calcext:value-type="float">
            <text:p>0.279080152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5382.22792" calcext:value-type="float">
            <text:p>1443145382.22792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77386188507" calcext:value-type="float">
            <text:p>22.2277386189</text:p>
          </table:table-cell>
          <table:table-cell table:formula="of:=[.C203]/([.D203]-[.D202])" office:value-type="float" office:value="102037.974264395" calcext:value-type="float">
            <text:p>102037.974264395</text:p>
          </table:table-cell>
          <table:table-cell/>
          <table:table-cell office:value-type="float" office:value="1443145382.50698" calcext:value-type="float">
            <text:p>1443145382.50698</text:p>
          </table:table-cell>
          <table:table-cell table:formula="of:=[.G203]-[.$B$2]" office:value-type="float" office:value="22.5067958831787" calcext:value-type="float">
            <text:p>22.5067958832</text:p>
          </table:table-cell>
          <table:table-cell table:formula="of:=[.C203]/([.H203]-[.H202])" office:value-type="float" office:value="102093.16752968" calcext:value-type="float">
            <text:p>102093.16752968</text:p>
          </table:table-cell>
          <table:table-cell table:formula="of:=[.G203]-[.$B203]" office:value-type="float" office:value="0.279057264328003" calcext:value-type="float">
            <text:p>0.279057264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5382.27026" calcext:value-type="float">
            <text:p>1443145382.27026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700712680817" calcext:value-type="float">
            <text:p>22.2700712681</text:p>
          </table:table-cell>
          <table:table-cell table:formula="of:=[.C204]/([.D204]-[.D203])" office:value-type="float" office:value="102048.89319426" calcext:value-type="float">
            <text:p>102048.89319426</text:p>
          </table:table-cell>
          <table:table-cell/>
          <table:table-cell office:value-type="float" office:value="1443145382.54933" calcext:value-type="float">
            <text:p>1443145382.54933</text:p>
          </table:table-cell>
          <table:table-cell table:formula="of:=[.G204]-[.$B$2]" office:value-type="float" office:value="22.5491478443146" calcext:value-type="float">
            <text:p>22.5491478443</text:p>
          </table:table-cell>
          <table:table-cell table:formula="of:=[.C204]/([.H204]-[.H203])" office:value-type="float" office:value="102002.360319078" calcext:value-type="float">
            <text:p>102002.360319078</text:p>
          </table:table-cell>
          <table:table-cell table:formula="of:=[.G204]-[.$B204]" office:value-type="float" office:value="0.27907657623291" calcext:value-type="float">
            <text:p>0.279076576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5382.31259" calcext:value-type="float">
            <text:p>1443145382.31259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24070167542" calcext:value-type="float">
            <text:p>22.3124070168</text:p>
          </table:table-cell>
          <table:table-cell table:formula="of:=[.C205]/([.D205]-[.D204])" office:value-type="float" office:value="102041.422095073" calcext:value-type="float">
            <text:p>102041.422095073</text:p>
          </table:table-cell>
          <table:table-cell/>
          <table:table-cell office:value-type="float" office:value="1443145382.5916" calcext:value-type="float">
            <text:p>1443145382.5916</text:p>
          </table:table-cell>
          <table:table-cell table:formula="of:=[.G205]-[.$B$2]" office:value-type="float" office:value="22.5914165973663" calcext:value-type="float">
            <text:p>22.5914165974</text:p>
          </table:table-cell>
          <table:table-cell table:formula="of:=[.C205]/([.H205]-[.H204])" office:value-type="float" office:value="102203.156897252" calcext:value-type="float">
            <text:p>102203.156897252</text:p>
          </table:table-cell>
          <table:table-cell table:formula="of:=[.G205]-[.$B205]" office:value-type="float" office:value="0.279009580612183" calcext:value-type="float">
            <text:p>0.279009580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5382.35493" calcext:value-type="float">
            <text:p>1443145382.35493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47451496124" calcext:value-type="float">
            <text:p>22.3547451496</text:p>
          </table:table-cell>
          <table:table-cell table:formula="of:=[.C206]/([.D206]-[.D205])" office:value-type="float" office:value="102035.675840049" calcext:value-type="float">
            <text:p>102035.675840049</text:p>
          </table:table-cell>
          <table:table-cell/>
          <table:table-cell office:value-type="float" office:value="1443145382.63396" calcext:value-type="float">
            <text:p>1443145382.63396</text:p>
          </table:table-cell>
          <table:table-cell table:formula="of:=[.G206]-[.$B$2]" office:value-type="float" office:value="22.6337735652924" calcext:value-type="float">
            <text:p>22.6337735653</text:p>
          </table:table-cell>
          <table:table-cell table:formula="of:=[.C206]/([.H206]-[.H205])" office:value-type="float" office:value="101990.303166759" calcext:value-type="float">
            <text:p>101990.303166759</text:p>
          </table:table-cell>
          <table:table-cell table:formula="of:=[.G206]-[.$B206]" office:value-type="float" office:value="0.279028415679932" calcext:value-type="float">
            <text:p>0.279028415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5382.39727" calcext:value-type="float">
            <text:p>1443145382.39727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70866203308" calcext:value-type="float">
            <text:p>22.3970866203</text:p>
          </table:table-cell>
          <table:table-cell table:formula="of:=[.C207]/([.D207]-[.D206])" office:value-type="float" office:value="102027.632170187" calcext:value-type="float">
            <text:p>102027.632170187</text:p>
          </table:table-cell>
          <table:table-cell/>
          <table:table-cell office:value-type="float" office:value="1443145382.67974" calcext:value-type="float">
            <text:p>1443145382.67974</text:p>
          </table:table-cell>
          <table:table-cell table:formula="of:=[.G207]-[.$B$2]" office:value-type="float" office:value="22.6795537471771" calcext:value-type="float">
            <text:p>22.6795537472</text:p>
          </table:table-cell>
          <table:table-cell table:formula="of:=[.C207]/([.H207]-[.H206])" office:value-type="float" office:value="94363.9763353054" calcext:value-type="float">
            <text:p>94363.9763353054</text:p>
          </table:table-cell>
          <table:table-cell table:formula="of:=[.G207]-[.$B207]" office:value-type="float" office:value="0.282467126846313" calcext:value-type="float">
            <text:p>0.282467126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5382.43961" calcext:value-type="float">
            <text:p>1443145382.43961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94257068634" calcext:value-type="float">
            <text:p>22.4394257069</text:p>
          </table:table-cell>
          <table:table-cell table:formula="of:=[.C208]/([.D208]-[.D207])" office:value-type="float" office:value="102033.377519245" calcext:value-type="float">
            <text:p>102033.377519245</text:p>
          </table:table-cell>
          <table:table-cell/>
          <table:table-cell office:value-type="float" office:value="1443145382.76096" calcext:value-type="float">
            <text:p>1443145382.76096</text:p>
          </table:table-cell>
          <table:table-cell table:formula="of:=[.G208]-[.$B$2]" office:value-type="float" office:value="22.7607727050781" calcext:value-type="float">
            <text:p>22.7607727051</text:p>
          </table:table-cell>
          <table:table-cell table:formula="of:=[.C208]/([.H208]-[.H207])" office:value-type="float" office:value="53189.5521888586" calcext:value-type="float">
            <text:p>53189.5521888586</text:p>
          </table:table-cell>
          <table:table-cell table:formula="of:=[.G208]-[.$B208]" office:value-type="float" office:value="0.321346998214722" calcext:value-type="float">
            <text:p>0.321346998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5382.48195" calcext:value-type="float">
            <text:p>1443145382.48195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17616939545" calcext:value-type="float">
            <text:p>22.481761694</text:p>
          </table:table-cell>
          <table:table-cell table:formula="of:=[.C209]/([.D209]-[.D208])" office:value-type="float" office:value="102040.847440446" calcext:value-type="float">
            <text:p>102040.847440446</text:p>
          </table:table-cell>
          <table:table-cell/>
          <table:table-cell office:value-type="float" office:value="1443145382.80331" calcext:value-type="float">
            <text:p>1443145382.80331</text:p>
          </table:table-cell>
          <table:table-cell table:formula="of:=[.G209]-[.$B$2]" office:value-type="float" office:value="22.8031206130981" calcext:value-type="float">
            <text:p>22.8031206131</text:p>
          </table:table-cell>
          <table:table-cell table:formula="of:=[.C209]/([.H209]-[.H208])" office:value-type="float" office:value="102012.122959126" calcext:value-type="float">
            <text:p>102012.122959126</text:p>
          </table:table-cell>
          <table:table-cell table:formula="of:=[.G209]-[.$B209]" office:value-type="float" office:value="0.321358919143677" calcext:value-type="float">
            <text:p>0.321358919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5382.52428" calcext:value-type="float">
            <text:p>1443145382.52428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40938663483" calcext:value-type="float">
            <text:p>22.5240938663</text:p>
          </table:table-cell>
          <table:table-cell table:formula="of:=[.C210]/([.D210]-[.D209])" office:value-type="float" office:value="102050.042691238" calcext:value-type="float">
            <text:p>102050.042691238</text:p>
          </table:table-cell>
          <table:table-cell/>
          <table:table-cell office:value-type="float" office:value="1443145382.8456" calcext:value-type="float">
            <text:p>1443145382.8456</text:p>
          </table:table-cell>
          <table:table-cell table:formula="of:=[.G210]-[.$B$2]" office:value-type="float" office:value="22.8454124927521" calcext:value-type="float">
            <text:p>22.8454124928</text:p>
          </table:table-cell>
          <table:table-cell table:formula="of:=[.C210]/([.H210]-[.H209])" office:value-type="float" office:value="102147.268822054" calcext:value-type="float">
            <text:p>102147.268822054</text:p>
          </table:table-cell>
          <table:table-cell table:formula="of:=[.G210]-[.$B210]" office:value-type="float" office:value="0.321318626403809" calcext:value-type="float">
            <text:p>0.321318626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5382.56661" calcext:value-type="float">
            <text:p>1443145382.56661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6424369812" calcext:value-type="float">
            <text:p>22.5664243698</text:p>
          </table:table-cell>
          <table:table-cell table:formula="of:=[.C211]/([.D211]-[.D210])" office:value-type="float" office:value="102054.066134601" calcext:value-type="float">
            <text:p>102054.066134601</text:p>
          </table:table-cell>
          <table:table-cell/>
          <table:table-cell office:value-type="float" office:value="1443145382.88797" calcext:value-type="float">
            <text:p>1443145382.88797</text:p>
          </table:table-cell>
          <table:table-cell table:formula="of:=[.G211]-[.$B$2]" office:value-type="float" office:value="22.88778424263" calcext:value-type="float">
            <text:p>22.8877842426</text:p>
          </table:table-cell>
          <table:table-cell table:formula="of:=[.C211]/([.H211]-[.H210])" office:value-type="float" office:value="101954.722484808" calcext:value-type="float">
            <text:p>101954.722484808</text:p>
          </table:table-cell>
          <table:table-cell table:formula="of:=[.G211]-[.$B211]" office:value-type="float" office:value="0.321359872817993" calcext:value-type="float">
            <text:p>0.321359872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5382.60895" calcext:value-type="float">
            <text:p>1443145382.60895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87620258331" calcext:value-type="float">
            <text:p>22.6087620258</text:p>
          </table:table-cell>
          <table:table-cell table:formula="of:=[.C212]/([.D212]-[.D211])" office:value-type="float" office:value="102036.825039279" calcext:value-type="float">
            <text:p>102036.825039279</text:p>
          </table:table-cell>
          <table:table-cell/>
          <table:table-cell office:value-type="float" office:value="1443145382.93028" calcext:value-type="float">
            <text:p>1443145382.93028</text:p>
          </table:table-cell>
          <table:table-cell table:formula="of:=[.G212]-[.$B$2]" office:value-type="float" office:value="22.9300932884216" calcext:value-type="float">
            <text:p>22.9300932884</text:p>
          </table:table-cell>
          <table:table-cell table:formula="of:=[.C212]/([.H212]-[.H211])" office:value-type="float" office:value="102105.824396896" calcext:value-type="float">
            <text:p>102105.824396896</text:p>
          </table:table-cell>
          <table:table-cell table:formula="of:=[.G212]-[.$B212]" office:value-type="float" office:value="0.321331262588501" calcext:value-type="float">
            <text:p>0.321331262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5382.65128" calcext:value-type="float">
            <text:p>1443145382.65128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10920524597" calcext:value-type="float">
            <text:p>22.6510920525</text:p>
          </table:table-cell>
          <table:table-cell table:formula="of:=[.C213]/([.D213]-[.D212])" office:value-type="float" office:value="102055.21574812" calcext:value-type="float">
            <text:p>102055.21574812</text:p>
          </table:table-cell>
          <table:table-cell/>
          <table:table-cell office:value-type="float" office:value="1443145382.9726" calcext:value-type="float">
            <text:p>1443145382.9726</text:p>
          </table:table-cell>
          <table:table-cell table:formula="of:=[.G213]-[.$B$2]" office:value-type="float" office:value="22.9724125862122" calcext:value-type="float">
            <text:p>22.9724125862</text:p>
          </table:table-cell>
          <table:table-cell table:formula="of:=[.C213]/([.H213]-[.H212])" office:value-type="float" office:value="102081.088901408" calcext:value-type="float">
            <text:p>102081.088901408</text:p>
          </table:table-cell>
          <table:table-cell table:formula="of:=[.G213]-[.$B213]" office:value-type="float" office:value="0.321320533752441" calcext:value-type="float">
            <text:p>0.321320533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5382.69361" calcext:value-type="float">
            <text:p>1443145382.69361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34261322021" calcext:value-type="float">
            <text:p>22.6934261322</text:p>
          </table:table-cell>
          <table:table-cell table:formula="of:=[.C214]/([.D214]-[.D213])" office:value-type="float" office:value="102045.444858697" calcext:value-type="float">
            <text:p>102045.444858697</text:p>
          </table:table-cell>
          <table:table-cell/>
          <table:table-cell office:value-type="float" office:value="1443145383.0573" calcext:value-type="float">
            <text:p>1443145383.0573</text:p>
          </table:table-cell>
          <table:table-cell table:formula="of:=[.G214]-[.$B$2]" office:value-type="float" office:value="23.0571112632751" calcext:value-type="float">
            <text:p>23.0571112633</text:p>
          </table:table-cell>
          <table:table-cell table:formula="of:=[.C214]/([.H214]-[.H213])" office:value-type="float" office:value="51004.3385540405" calcext:value-type="float">
            <text:p>51004.3385540405</text:p>
          </table:table-cell>
          <table:table-cell table:formula="of:=[.G214]-[.$B214]" office:value-type="float" office:value="0.363685131072998" calcext:value-type="float">
            <text:p>0.363685131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5382.73593" calcext:value-type="float">
            <text:p>1443145382.73593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57447147369" calcext:value-type="float">
            <text:p>22.7357447147</text:p>
          </table:table-cell>
          <table:table-cell table:formula="of:=[.C215]/([.D215]-[.D214])" office:value-type="float" office:value="102082.814244748" calcext:value-type="float">
            <text:p>102082.814244748</text:p>
          </table:table-cell>
          <table:table-cell/>
          <table:table-cell office:value-type="float" office:value="1443145383.07176" calcext:value-type="float">
            <text:p>1443145383.07176</text:p>
          </table:table-cell>
          <table:table-cell table:formula="of:=[.G215]-[.$B$2]" office:value-type="float" office:value="23.0715749263763" calcext:value-type="float">
            <text:p>23.0715749264</text:p>
          </table:table-cell>
          <table:table-cell table:formula="of:=[.C215]/([.H215]-[.H214])" office:value-type="float" office:value="298679.523283607" calcext:value-type="float">
            <text:p>298679.523283607</text:p>
          </table:table-cell>
          <table:table-cell table:formula="of:=[.G215]-[.$B215]" office:value-type="float" office:value="0.335830211639404" calcext:value-type="float">
            <text:p>0.335830211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5382.77826" calcext:value-type="float">
            <text:p>1443145382.77826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8071641922" calcext:value-type="float">
            <text:p>22.7780716419</text:p>
          </table:table-cell>
          <table:table-cell table:formula="of:=[.C216]/([.D216]-[.D215])" office:value-type="float" office:value="102062.688867359" calcext:value-type="float">
            <text:p>102062.688867359</text:p>
          </table:table-cell>
          <table:table-cell/>
          <table:table-cell office:value-type="float" office:value="1443145383.09948" calcext:value-type="float">
            <text:p>1443145383.09948</text:p>
          </table:table-cell>
          <table:table-cell table:formula="of:=[.G216]-[.$B$2]" office:value-type="float" office:value="23.09929728508" calcext:value-type="float">
            <text:p>23.0992972851</text:p>
          </table:table-cell>
          <table:table-cell table:formula="of:=[.C216]/([.H216]-[.H215])" office:value-type="float" office:value="155830.896143658" calcext:value-type="float">
            <text:p>155830.896143658</text:p>
          </table:table-cell>
          <table:table-cell table:formula="of:=[.G216]-[.$B216]" office:value-type="float" office:value="0.321225643157959" calcext:value-type="float">
            <text:p>0.321225643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5382.82059" calcext:value-type="float">
            <text:p>1443145382.82059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20405960083" calcext:value-type="float">
            <text:p>22.8204059601</text:p>
          </table:table-cell>
          <table:table-cell table:formula="of:=[.C217]/([.D217]-[.D216])" office:value-type="float" office:value="102044.870158761" calcext:value-type="float">
            <text:p>102044.870158761</text:p>
          </table:table-cell>
          <table:table-cell/>
          <table:table-cell office:value-type="float" office:value="1443145383.14191" calcext:value-type="float">
            <text:p>1443145383.14191</text:p>
          </table:table-cell>
          <table:table-cell table:formula="of:=[.G217]-[.$B$2]" office:value-type="float" office:value="23.1417210102081" calcext:value-type="float">
            <text:p>23.1417210102</text:p>
          </table:table-cell>
          <table:table-cell table:formula="of:=[.C217]/([.H217]-[.H216])" office:value-type="float" office:value="101829.813080961" calcext:value-type="float">
            <text:p>101829.813080961</text:p>
          </table:table-cell>
          <table:table-cell table:formula="of:=[.G217]-[.$B217]" office:value-type="float" office:value="0.321315050125122" calcext:value-type="float">
            <text:p>0.321315050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5382.86292" calcext:value-type="float">
            <text:p>1443145382.86292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27381324768" calcext:value-type="float">
            <text:p>22.8627381325</text:p>
          </table:table-cell>
          <table:table-cell table:formula="of:=[.C218]/([.D218]-[.D217])" office:value-type="float" office:value="102050.042691238" calcext:value-type="float">
            <text:p>102050.042691238</text:p>
          </table:table-cell>
          <table:table-cell/>
          <table:table-cell office:value-type="float" office:value="1443145383.18414" calcext:value-type="float">
            <text:p>1443145383.18414</text:p>
          </table:table-cell>
          <table:table-cell table:formula="of:=[.G218]-[.$B$2]" office:value-type="float" office:value="23.1839592456818" calcext:value-type="float">
            <text:p>23.1839592457</text:p>
          </table:table-cell>
          <table:table-cell table:formula="of:=[.C218]/([.H218]-[.H217])" office:value-type="float" office:value="102276.999774215" calcext:value-type="float">
            <text:p>102276.999774215</text:p>
          </table:table-cell>
          <table:table-cell table:formula="of:=[.G218]-[.$B218]" office:value-type="float" office:value="0.321221113204956" calcext:value-type="float">
            <text:p>0.321221113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5382.90526" calcext:value-type="float">
            <text:p>1443145382.90526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50760269165" calcext:value-type="float">
            <text:p>22.9050760269</text:p>
          </table:table-cell>
          <table:table-cell table:formula="of:=[.C219]/([.D219]-[.D218])" office:value-type="float" office:value="102036.250436428" calcext:value-type="float">
            <text:p>102036.250436428</text:p>
          </table:table-cell>
          <table:table-cell/>
          <table:table-cell office:value-type="float" office:value="1443145383.22727" calcext:value-type="float">
            <text:p>1443145383.22727</text:p>
          </table:table-cell>
          <table:table-cell table:formula="of:=[.G219]-[.$B$2]" office:value-type="float" office:value="23.227087020874" calcext:value-type="float">
            <text:p>23.2270870209</text:p>
          </table:table-cell>
          <table:table-cell table:formula="of:=[.C219]/([.H219]-[.H218])" office:value-type="float" office:value="100167.467038161" calcext:value-type="float">
            <text:p>100167.467038161</text:p>
          </table:table-cell>
          <table:table-cell table:formula="of:=[.G219]-[.$B219]" office:value-type="float" office:value="0.32201099395752" calcext:value-type="float">
            <text:p>0.32201099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5382.94759" calcext:value-type="float">
            <text:p>1443145382.94759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74098682404" calcext:value-type="float">
            <text:p>22.9474098682</text:p>
          </table:table-cell>
          <table:table-cell table:formula="of:=[.C220]/([.D220]-[.D219])" office:value-type="float" office:value="102046.019565107" calcext:value-type="float">
            <text:p>102046.019565107</text:p>
          </table:table-cell>
          <table:table-cell/>
          <table:table-cell office:value-type="float" office:value="1443145383.27067" calcext:value-type="float">
            <text:p>1443145383.27067</text:p>
          </table:table-cell>
          <table:table-cell table:formula="of:=[.G220]-[.$B$2]" office:value-type="float" office:value="23.2704839706421" calcext:value-type="float">
            <text:p>23.2704839706</text:p>
          </table:table-cell>
          <table:table-cell table:formula="of:=[.C220]/([.H220]-[.H219])" office:value-type="float" office:value="99546.1667948577" calcext:value-type="float">
            <text:p>99546.1667948577</text:p>
          </table:table-cell>
          <table:table-cell table:formula="of:=[.G220]-[.$B220]" office:value-type="float" office:value="0.323074102401733" calcext:value-type="float">
            <text:p>0.323074102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5382.98992" calcext:value-type="float">
            <text:p>1443145382.98992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97329807281" calcext:value-type="float">
            <text:p>22.9897329807</text:p>
          </table:table-cell>
          <table:table-cell table:formula="of:=[.C221]/([.D221]-[.D220])" office:value-type="float" office:value="102071.888055161" calcext:value-type="float">
            <text:p>102071.888055161</text:p>
          </table:table-cell>
          <table:table-cell/>
          <table:table-cell office:value-type="float" office:value="1443145383.31408" calcext:value-type="float">
            <text:p>1443145383.31408</text:p>
          </table:table-cell>
          <table:table-cell table:formula="of:=[.G221]-[.$B$2]" office:value-type="float" office:value="23.3138949871063" calcext:value-type="float">
            <text:p>23.3138949871</text:p>
          </table:table-cell>
          <table:table-cell table:formula="of:=[.C221]/([.H221]-[.H220])" office:value-type="float" office:value="99513.9103356235" calcext:value-type="float">
            <text:p>99513.9103356235</text:p>
          </table:table-cell>
          <table:table-cell table:formula="of:=[.G221]-[.$B221]" office:value-type="float" office:value="0.324162006378174" calcext:value-type="float">
            <text:p>0.324162006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5383.03302" calcext:value-type="float">
            <text:p>1443145383.03302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2830953598" calcext:value-type="float">
            <text:p>23.0328309536</text:p>
          </table:table-cell>
          <table:table-cell table:formula="of:=[.C222]/([.D222]-[.D221])" office:value-type="float" office:value="100236.733013952" calcext:value-type="float">
            <text:p>100236.733013952</text:p>
          </table:table-cell>
          <table:table-cell/>
          <table:table-cell office:value-type="float" office:value="1443145383.35749" calcext:value-type="float">
            <text:p>1443145383.35749</text:p>
          </table:table-cell>
          <table:table-cell table:formula="of:=[.G222]-[.$B$2]" office:value-type="float" office:value="23.3573076725006" calcext:value-type="float">
            <text:p>23.3573076725</text:p>
          </table:table-cell>
          <table:table-cell table:formula="of:=[.C222]/([.H222]-[.H221])" office:value-type="float" office:value="99510.0846852586" calcext:value-type="float">
            <text:p>99510.0846852586</text:p>
          </table:table-cell>
          <table:table-cell table:formula="of:=[.G222]-[.$B222]" office:value-type="float" office:value="0.324476718902588" calcext:value-type="float">
            <text:p>0.324476718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5383.07636" calcext:value-type="float">
            <text:p>1443145383.07636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61768817902" calcext:value-type="float">
            <text:p>23.0761768818</text:p>
          </table:table-cell>
          <table:table-cell table:formula="of:=[.C223]/([.D223]-[.D222])" office:value-type="float" office:value="99663.3404838124" calcext:value-type="float">
            <text:p>99663.3404838124</text:p>
          </table:table-cell>
          <table:table-cell/>
          <table:table-cell office:value-type="float" office:value="1443145383.40072" calcext:value-type="float">
            <text:p>1443145383.40072</text:p>
          </table:table-cell>
          <table:table-cell table:formula="of:=[.G223]-[.$B$2]" office:value-type="float" office:value="23.4005401134491" calcext:value-type="float">
            <text:p>23.4005401134</text:p>
          </table:table-cell>
          <table:table-cell table:formula="of:=[.C223]/([.H223]-[.H222])" office:value-type="float" office:value="99924.9615617934" calcext:value-type="float">
            <text:p>99924.9615617934</text:p>
          </table:table-cell>
          <table:table-cell table:formula="of:=[.G223]-[.$B223]" office:value-type="float" office:value="0.324363231658936" calcext:value-type="float">
            <text:p>0.324363231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5383.11969" calcext:value-type="float">
            <text:p>1443145383.11969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95025444031" calcext:value-type="float">
            <text:p>23.1195025444</text:p>
          </table:table-cell>
          <table:table-cell table:formula="of:=[.C224]/([.D224]-[.D223])" office:value-type="float" office:value="99709.9580125577" calcext:value-type="float">
            <text:p>99709.9580125577</text:p>
          </table:table-cell>
          <table:table-cell/>
          <table:table-cell office:value-type="float" office:value="1443145383.44409" calcext:value-type="float">
            <text:p>1443145383.44409</text:p>
          </table:table-cell>
          <table:table-cell table:formula="of:=[.G224]-[.$B$2]" office:value-type="float" office:value="23.4439060688019" calcext:value-type="float">
            <text:p>23.4439060688</text:p>
          </table:table-cell>
          <table:table-cell table:formula="of:=[.C224]/([.H224]-[.H223])" office:value-type="float" office:value="99617.3142008906" calcext:value-type="float">
            <text:p>99617.3142008906</text:p>
          </table:table-cell>
          <table:table-cell table:formula="of:=[.G224]-[.$B224]" office:value-type="float" office:value="0.324403524398804" calcext:value-type="float">
            <text:p>0.324403524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5383.16308" calcext:value-type="float">
            <text:p>1443145383.16308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28975868225" calcext:value-type="float">
            <text:p>23.1628975868</text:p>
          </table:table-cell>
          <table:table-cell table:formula="of:=[.C225]/([.D225]-[.D224])" office:value-type="float" office:value="99550.5421620553" calcext:value-type="float">
            <text:p>99550.5421620553</text:p>
          </table:table-cell>
          <table:table-cell/>
          <table:table-cell office:value-type="float" office:value="1443145383.48741" calcext:value-type="float">
            <text:p>1443145383.48741</text:p>
          </table:table-cell>
          <table:table-cell table:formula="of:=[.G225]-[.$B$2]" office:value-type="float" office:value="23.4872212409973" calcext:value-type="float">
            <text:p>23.487221241</text:p>
          </table:table-cell>
          <table:table-cell table:formula="of:=[.C225]/([.H225]-[.H224])" office:value-type="float" office:value="99734.1065737545" calcext:value-type="float">
            <text:p>99734.1065737545</text:p>
          </table:table-cell>
          <table:table-cell table:formula="of:=[.G225]-[.$B225]" office:value-type="float" office:value="0.324323654174805" calcext:value-type="float">
            <text:p>0.324323654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5383.20644" calcext:value-type="float">
            <text:p>1443145383.20644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62513828278" calcext:value-type="float">
            <text:p>23.2062513828</text:p>
          </table:table-cell>
          <table:table-cell table:formula="of:=[.C226]/([.D226]-[.D225])" office:value-type="float" office:value="99645.2536584561" calcext:value-type="float">
            <text:p>99645.2536584561</text:p>
          </table:table-cell>
          <table:table-cell/>
          <table:table-cell office:value-type="float" office:value="1443145383.53068" calcext:value-type="float">
            <text:p>1443145383.53068</text:p>
          </table:table-cell>
          <table:table-cell table:formula="of:=[.G226]-[.$B$2]" office:value-type="float" office:value="23.5304956436157" calcext:value-type="float">
            <text:p>23.5304956436</text:p>
          </table:table-cell>
          <table:table-cell table:formula="of:=[.C226]/([.H226]-[.H225])" office:value-type="float" office:value="99828.0678324683" calcext:value-type="float">
            <text:p>99828.0678324683</text:p>
          </table:table-cell>
          <table:table-cell table:formula="of:=[.G226]-[.$B226]" office:value-type="float" office:value="0.324244260787964" calcext:value-type="float">
            <text:p>0.324244260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5383.24979" calcext:value-type="float">
            <text:p>1443145383.24979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96037483215" calcext:value-type="float">
            <text:p>23.2496037483</text:p>
          </table:table-cell>
          <table:table-cell table:formula="of:=[.C227]/([.D227]-[.D226])" office:value-type="float" office:value="99648.5416838528" calcext:value-type="float">
            <text:p>99648.5416838528</text:p>
          </table:table-cell>
          <table:table-cell/>
          <table:table-cell office:value-type="float" office:value="1443145383.57406" calcext:value-type="float">
            <text:p>1443145383.57406</text:p>
          </table:table-cell>
          <table:table-cell table:formula="of:=[.G227]-[.$B$2]" office:value-type="float" office:value="23.5738725662231" calcext:value-type="float">
            <text:p>23.5738725662</text:p>
          </table:table-cell>
          <table:table-cell table:formula="of:=[.C227]/([.H227]-[.H226])" office:value-type="float" office:value="99592.1273414827" calcext:value-type="float">
            <text:p>99592.1273414827</text:p>
          </table:table-cell>
          <table:table-cell table:formula="of:=[.G227]-[.$B227]" office:value-type="float" office:value="0.324268817901611" calcext:value-type="float">
            <text:p>0.324268817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5383.29314" calcext:value-type="float">
            <text:p>1443145383.29314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29582595825" calcext:value-type="float">
            <text:p>23.2929582596</text:p>
          </table:table-cell>
          <table:table-cell table:formula="of:=[.C228]/([.D228]-[.D227])" office:value-type="float" office:value="99643.6097271257" calcext:value-type="float">
            <text:p>99643.6097271257</text:p>
          </table:table-cell>
          <table:table-cell/>
          <table:table-cell office:value-type="float" office:value="1443145383.61738" calcext:value-type="float">
            <text:p>1443145383.61738</text:p>
          </table:table-cell>
          <table:table-cell table:formula="of:=[.G228]-[.$B$2]" office:value-type="float" office:value="23.6172001361847" calcext:value-type="float">
            <text:p>23.6172001362</text:p>
          </table:table-cell>
          <table:table-cell table:formula="of:=[.C228]/([.H228]-[.H227])" office:value-type="float" office:value="99705.5686214088" calcext:value-type="float">
            <text:p>99705.5686214088</text:p>
          </table:table-cell>
          <table:table-cell table:formula="of:=[.G228]-[.$B228]" office:value-type="float" office:value="0.324241876602173" calcext:value-type="float">
            <text:p>0.324241876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5383.33649" calcext:value-type="float">
            <text:p>1443145383.33649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63103866577" calcext:value-type="float">
            <text:p>23.3363103867</text:p>
          </table:table-cell>
          <table:table-cell table:formula="of:=[.C229]/([.D229]-[.D228])" office:value-type="float" office:value="99649.0897091821" calcext:value-type="float">
            <text:p>99649.0897091821</text:p>
          </table:table-cell>
          <table:table-cell/>
          <table:table-cell office:value-type="float" office:value="1443145383.66076" calcext:value-type="float">
            <text:p>1443145383.66076</text:p>
          </table:table-cell>
          <table:table-cell table:formula="of:=[.G229]-[.$B$2]" office:value-type="float" office:value="23.6605789661407" calcext:value-type="float">
            <text:p>23.6605789661</text:p>
          </table:table-cell>
          <table:table-cell table:formula="of:=[.C229]/([.H229]-[.H228])" office:value-type="float" office:value="99587.7483181638" calcext:value-type="float">
            <text:p>99587.7483181638</text:p>
          </table:table-cell>
          <table:table-cell table:formula="of:=[.G229]-[.$B229]" office:value-type="float" office:value="0.324268579483032" calcext:value-type="float">
            <text:p>0.324268579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5383.37986" calcext:value-type="float">
            <text:p>1443145383.37986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96792030334" calcext:value-type="float">
            <text:p>23.379679203</text:p>
          </table:table-cell>
          <table:table-cell table:formula="of:=[.C230]/([.D230]-[.D229])" office:value-type="float" office:value="99610.7424877132" calcext:value-type="float">
            <text:p>99610.7424877132</text:p>
          </table:table-cell>
          <table:table-cell/>
          <table:table-cell office:value-type="float" office:value="1443145383.70405" calcext:value-type="float">
            <text:p>1443145383.70405</text:p>
          </table:table-cell>
          <table:table-cell table:formula="of:=[.G230]-[.$B$2]" office:value-type="float" office:value="23.7038621902466" calcext:value-type="float">
            <text:p>23.7038621902</text:p>
          </table:table-cell>
          <table:table-cell table:formula="of:=[.C230]/([.H230]-[.H229])" office:value-type="float" office:value="99807.7220272883" calcext:value-type="float">
            <text:p>99807.7220272883</text:p>
          </table:table-cell>
          <table:table-cell table:formula="of:=[.G230]-[.$B230]" office:value-type="float" office:value="0.324182987213135" calcext:value-type="float">
            <text:p>0.324182987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5383.42323" calcext:value-type="float">
            <text:p>1443145383.42323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3043012619" calcext:value-type="float">
            <text:p>23.4230430126</text:p>
          </table:table-cell>
          <table:table-cell table:formula="of:=[.C231]/([.D231]-[.D230])" office:value-type="float" office:value="99622.2435548518" calcext:value-type="float">
            <text:p>99622.2435548518</text:p>
          </table:table-cell>
          <table:table-cell/>
          <table:table-cell office:value-type="float" office:value="1443145383.74737" calcext:value-type="float">
            <text:p>1443145383.74737</text:p>
          </table:table-cell>
          <table:table-cell table:formula="of:=[.G231]-[.$B$2]" office:value-type="float" office:value="23.7471876144409" calcext:value-type="float">
            <text:p>23.7471876144</text:p>
          </table:table-cell>
          <table:table-cell table:formula="of:=[.C231]/([.H231]-[.H230])" office:value-type="float" office:value="99710.5067136254" calcext:value-type="float">
            <text:p>99710.5067136254</text:p>
          </table:table-cell>
          <table:table-cell table:formula="of:=[.G231]-[.$B231]" office:value-type="float" office:value="0.324144601821899" calcext:value-type="float">
            <text:p>0.324144601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5383.46658" calcext:value-type="float">
            <text:p>1443145383.46658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63925170898" calcext:value-type="float">
            <text:p>23.4663925171</text:p>
          </table:table-cell>
          <table:table-cell table:formula="of:=[.C232]/([.D232]-[.D231])" office:value-type="float" office:value="99655.118385665" calcext:value-type="float">
            <text:p>99655.118385665</text:p>
          </table:table-cell>
          <table:table-cell/>
          <table:table-cell office:value-type="float" office:value="1443145383.79069" calcext:value-type="float">
            <text:p>1443145383.79069</text:p>
          </table:table-cell>
          <table:table-cell table:formula="of:=[.G232]-[.$B$2]" office:value-type="float" office:value="23.7905089855194" calcext:value-type="float">
            <text:p>23.7905089855</text:p>
          </table:table-cell>
          <table:table-cell table:formula="of:=[.C232]/([.H232]-[.H231])" office:value-type="float" office:value="99719.8355558246" calcext:value-type="float">
            <text:p>99719.8355558246</text:p>
          </table:table-cell>
          <table:table-cell table:formula="of:=[.G232]-[.$B232]" office:value-type="float" office:value="0.324116468429565" calcext:value-type="float">
            <text:p>0.324116468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5383.5099" calcext:value-type="float">
            <text:p>1443145383.5099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97191333771" calcext:value-type="float">
            <text:p>23.5097191334</text:p>
          </table:table-cell>
          <table:table-cell table:formula="of:=[.C233]/([.D233]-[.D232])" office:value-type="float" office:value="99707.7632686752" calcext:value-type="float">
            <text:p>99707.7632686752</text:p>
          </table:table-cell>
          <table:table-cell/>
          <table:table-cell office:value-type="float" office:value="1443145383.83403" calcext:value-type="float">
            <text:p>1443145383.83403</text:p>
          </table:table-cell>
          <table:table-cell table:formula="of:=[.G233]-[.$B$2]" office:value-type="float" office:value="23.8338446617126" calcext:value-type="float">
            <text:p>23.8338446617</text:p>
          </table:table-cell>
          <table:table-cell table:formula="of:=[.C233]/([.H233]-[.H232])" office:value-type="float" office:value="99686.918019619" calcext:value-type="float">
            <text:p>99686.918019619</text:p>
          </table:table-cell>
          <table:table-cell table:formula="of:=[.G233]-[.$B233]" office:value-type="float" office:value="0.324125528335571" calcext:value-type="float">
            <text:p>0.324125528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5383.55324" calcext:value-type="float">
            <text:p>1443145383.55324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30540943146" calcext:value-type="float">
            <text:p>23.5530540943</text:p>
          </table:table-cell>
          <table:table-cell table:formula="of:=[.C234]/([.D234]-[.D233])" office:value-type="float" office:value="99688.5633802817" calcext:value-type="float">
            <text:p>99688.5633802817</text:p>
          </table:table-cell>
          <table:table-cell/>
          <table:table-cell office:value-type="float" office:value="1443145383.87738" calcext:value-type="float">
            <text:p>1443145383.87738</text:p>
          </table:table-cell>
          <table:table-cell table:formula="of:=[.G234]-[.$B$2]" office:value-type="float" office:value="23.8771963119507" calcext:value-type="float">
            <text:p>23.877196312</text:p>
          </table:table-cell>
          <table:table-cell table:formula="of:=[.C234]/([.H234]-[.H233])" office:value-type="float" office:value="99650.1857779244" calcext:value-type="float">
            <text:p>99650.1857779244</text:p>
          </table:table-cell>
          <table:table-cell table:formula="of:=[.G234]-[.$B234]" office:value-type="float" office:value="0.324142217636108" calcext:value-type="float">
            <text:p>0.324142217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5383.59658" calcext:value-type="float">
            <text:p>1443145383.59658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63973999023" calcext:value-type="float">
            <text:p>23.5963973999</text:p>
          </table:table-cell>
          <table:table-cell table:formula="of:=[.C235]/([.D235]-[.D234])" office:value-type="float" office:value="99669.3708847878" calcext:value-type="float">
            <text:p>99669.3708847878</text:p>
          </table:table-cell>
          <table:table-cell/>
          <table:table-cell office:value-type="float" office:value="1443145383.9207" calcext:value-type="float">
            <text:p>1443145383.9207</text:p>
          </table:table-cell>
          <table:table-cell table:formula="of:=[.G235]-[.$B$2]" office:value-type="float" office:value="23.9205143451691" calcext:value-type="float">
            <text:p>23.9205143452</text:p>
          </table:table-cell>
          <table:table-cell table:formula="of:=[.C235]/([.H235]-[.H234])" office:value-type="float" office:value="99727.5194425639" calcext:value-type="float">
            <text:p>99727.5194425639</text:p>
          </table:table-cell>
          <table:table-cell table:formula="of:=[.G235]-[.$B235]" office:value-type="float" office:value="0.324116945266724" calcext:value-type="float">
            <text:p>0.324116945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5383.63993" calcext:value-type="float">
            <text:p>1443145383.63993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97438049316" calcext:value-type="float">
            <text:p>23.6397438049</text:p>
          </table:table-cell>
          <table:table-cell table:formula="of:=[.C236]/([.D236]-[.D235])" office:value-type="float" office:value="99662.244125671" calcext:value-type="float">
            <text:p>99662.244125671</text:p>
          </table:table-cell>
          <table:table-cell/>
          <table:table-cell office:value-type="float" office:value="1443145383.96413" calcext:value-type="float">
            <text:p>1443145383.96413</text:p>
          </table:table-cell>
          <table:table-cell table:formula="of:=[.G236]-[.$B$2]" office:value-type="float" office:value="23.9639418125153" calcext:value-type="float">
            <text:p>23.9639418125</text:p>
          </table:table-cell>
          <table:table-cell table:formula="of:=[.C236]/([.H236]-[.H235])" office:value-type="float" office:value="99476.2131892747" calcext:value-type="float">
            <text:p>99476.2131892747</text:p>
          </table:table-cell>
          <table:table-cell table:formula="of:=[.G236]-[.$B236]" office:value-type="float" office:value="0.324198007583618" calcext:value-type="float">
            <text:p>0.324198007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5383.68327" calcext:value-type="float">
            <text:p>1443145383.68327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3087348938" calcext:value-type="float">
            <text:p>23.6830873489</text:p>
          </table:table-cell>
          <table:table-cell table:formula="of:=[.C237]/([.D237]-[.D236])" office:value-type="float" office:value="99668.8226363616" calcext:value-type="float">
            <text:p>99668.8226363616</text:p>
          </table:table-cell>
          <table:table-cell/>
          <table:table-cell office:value-type="float" office:value="1443145384.00745" calcext:value-type="float">
            <text:p>1443145384.00745</text:p>
          </table:table-cell>
          <table:table-cell table:formula="of:=[.G237]-[.$B$2]" office:value-type="float" office:value="24.0072636604309" calcext:value-type="float">
            <text:p>24.0072636604</text:p>
          </table:table-cell>
          <table:table-cell table:formula="of:=[.C237]/([.H237]-[.H236])" office:value-type="float" office:value="99718.7379543766" calcext:value-type="float">
            <text:p>99718.7379543766</text:p>
          </table:table-cell>
          <table:table-cell table:formula="of:=[.G237]-[.$B237]" office:value-type="float" office:value="0.32417631149292" calcext:value-type="float">
            <text:p>0.324176311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5383.72662" calcext:value-type="float">
            <text:p>1443145383.72662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6438999176" calcext:value-type="float">
            <text:p>23.7264389992</text:p>
          </table:table-cell>
          <table:table-cell table:formula="of:=[.C238]/([.D238]-[.D237])" office:value-type="float" office:value="99650.1857779244" calcext:value-type="float">
            <text:p>99650.1857779244</text:p>
          </table:table-cell>
          <table:table-cell/>
          <table:table-cell office:value-type="float" office:value="1443145384.02181" calcext:value-type="float">
            <text:p>1443145384.02181</text:p>
          </table:table-cell>
          <table:table-cell table:formula="of:=[.G238]-[.$B$2]" office:value-type="float" office:value="24.0216274261475" calcext:value-type="float">
            <text:p>24.0216274261</text:p>
          </table:table-cell>
          <table:table-cell table:formula="of:=[.C238]/([.H238]-[.H237])" office:value-type="float" office:value="300756.785180759" calcext:value-type="float">
            <text:p>300756.785180759</text:p>
          </table:table-cell>
          <table:table-cell table:formula="of:=[.G238]-[.$B238]" office:value-type="float" office:value="0.295188426971436" calcext:value-type="float">
            <text:p>0.29518842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5383.77001" calcext:value-type="float">
            <text:p>1443145383.77001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98283195496" calcext:value-type="float">
            <text:p>23.7698283195</text:p>
          </table:table-cell>
          <table:table-cell table:formula="of:=[.C239]/([.D239]-[.D238])" office:value-type="float" office:value="99563.670571686" calcext:value-type="float">
            <text:p>99563.670571686</text:p>
          </table:table-cell>
          <table:table-cell/>
          <table:table-cell office:value-type="float" office:value="1443145384.05072" calcext:value-type="float">
            <text:p>1443145384.05072</text:p>
          </table:table-cell>
          <table:table-cell table:formula="of:=[.G239]-[.$B$2]" office:value-type="float" office:value="24.0505385398865" calcext:value-type="float">
            <text:p>24.0505385399</text:p>
          </table:table-cell>
          <table:table-cell table:formula="of:=[.C239]/([.H239]-[.H238])" office:value-type="float" office:value="149423.506786957" calcext:value-type="float">
            <text:p>149423.506786957</text:p>
          </table:table-cell>
          <table:table-cell table:formula="of:=[.G239]-[.$B239]" office:value-type="float" office:value="0.280710220336914" calcext:value-type="float">
            <text:p>0.280710220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5383.81336" calcext:value-type="float">
            <text:p>1443145383.81336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31783008575" calcext:value-type="float">
            <text:p>23.8131783009</text:p>
          </table:table-cell>
          <table:table-cell table:formula="of:=[.C240]/([.D240]-[.D239])" office:value-type="float" office:value="99654.0222084115" calcext:value-type="float">
            <text:p>99654.0222084115</text:p>
          </table:table-cell>
          <table:table-cell/>
          <table:table-cell office:value-type="float" office:value="1443145384.09423" calcext:value-type="float">
            <text:p>1443145384.09423</text:p>
          </table:table-cell>
          <table:table-cell table:formula="of:=[.G240]-[.$B$2]" office:value-type="float" office:value="24.0940456390381" calcext:value-type="float">
            <text:p>24.094045639</text:p>
          </table:table-cell>
          <table:table-cell table:formula="of:=[.C240]/([.H240]-[.H239])" office:value-type="float" office:value="99294.1401343694" calcext:value-type="float">
            <text:p>99294.1401343694</text:p>
          </table:table-cell>
          <table:table-cell table:formula="of:=[.G240]-[.$B240]" office:value-type="float" office:value="0.280867338180542" calcext:value-type="float">
            <text:p>0.280867338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5383.85673" calcext:value-type="float">
            <text:p>1443145383.85673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65430641174" calcext:value-type="float">
            <text:p>23.8565430641</text:p>
          </table:table-cell>
          <table:table-cell table:formula="of:=[.C241]/([.D241]-[.D240])" office:value-type="float" office:value="99620.0526706435" calcext:value-type="float">
            <text:p>99620.0526706435</text:p>
          </table:table-cell>
          <table:table-cell/>
          <table:table-cell office:value-type="float" office:value="1443145384.13771" calcext:value-type="float">
            <text:p>1443145384.13771</text:p>
          </table:table-cell>
          <table:table-cell table:formula="of:=[.G241]-[.$B$2]" office:value-type="float" office:value="24.1375224590301" calcext:value-type="float">
            <text:p>24.137522459</text:p>
          </table:table-cell>
          <table:table-cell table:formula="of:=[.C241]/([.H241]-[.H240])" office:value-type="float" office:value="99363.2929176606" calcext:value-type="float">
            <text:p>99363.2929176606</text:p>
          </table:table-cell>
          <table:table-cell table:formula="of:=[.G241]-[.$B241]" office:value-type="float" office:value="0.28097939491272" calcext:value-type="float">
            <text:p>0.280979394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5383.90009" calcext:value-type="float">
            <text:p>1443145383.90009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99028205872" calcext:value-type="float">
            <text:p>23.8999028206</text:p>
          </table:table-cell>
          <table:table-cell table:formula="of:=[.C242]/([.D242]-[.D241])" office:value-type="float" office:value="99631.5558879162" calcext:value-type="float">
            <text:p>99631.5558879162</text:p>
          </table:table-cell>
          <table:table-cell/>
          <table:table-cell office:value-type="float" office:value="1443145384.18086" calcext:value-type="float">
            <text:p>1443145384.18086</text:p>
          </table:table-cell>
          <table:table-cell table:formula="of:=[.G242]-[.$B$2]" office:value-type="float" office:value="24.1806745529175" calcext:value-type="float">
            <text:p>24.1806745529</text:p>
          </table:table-cell>
          <table:table-cell table:formula="of:=[.C242]/([.H242]-[.H241])" office:value-type="float" office:value="100111.016890156" calcext:value-type="float">
            <text:p>100111.016890156</text:p>
          </table:table-cell>
          <table:table-cell table:formula="of:=[.G242]-[.$B242]" office:value-type="float" office:value="0.280771732330322" calcext:value-type="float">
            <text:p>0.280771732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5383.94343" calcext:value-type="float">
            <text:p>1443145383.94343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32454109192" calcext:value-type="float">
            <text:p>23.9432454109</text:p>
          </table:table-cell>
          <table:table-cell table:formula="of:=[.C243]/([.D243]-[.D242])" office:value-type="float" office:value="99671.0156662559" calcext:value-type="float">
            <text:p>99671.0156662559</text:p>
          </table:table-cell>
          <table:table-cell/>
          <table:table-cell office:value-type="float" office:value="1443145384.22408" calcext:value-type="float">
            <text:p>1443145384.22408</text:p>
          </table:table-cell>
          <table:table-cell table:formula="of:=[.G243]-[.$B$2]" office:value-type="float" office:value="24.223893404007" calcext:value-type="float">
            <text:p>24.223893404</text:p>
          </table:table-cell>
          <table:table-cell table:formula="of:=[.C243]/([.H243]-[.H242])" office:value-type="float" office:value="99956.3822521832" calcext:value-type="float">
            <text:p>99956.3822521832</text:p>
          </table:table-cell>
          <table:table-cell table:formula="of:=[.G243]-[.$B243]" office:value-type="float" office:value="0.280647993087769" calcext:value-type="float">
            <text:p>0.280647993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5383.98701" calcext:value-type="float">
            <text:p>1443145383.98701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68302345276" calcext:value-type="float">
            <text:p>23.9868302345</text:p>
          </table:table-cell>
          <table:table-cell table:formula="of:=[.C244]/([.D244]-[.D243])" office:value-type="float" office:value="99117.0697124852" calcext:value-type="float">
            <text:p>99117.0697124852</text:p>
          </table:table-cell>
          <table:table-cell/>
          <table:table-cell office:value-type="float" office:value="1443145384.26712" calcext:value-type="float">
            <text:p>1443145384.26712</text:p>
          </table:table-cell>
          <table:table-cell table:formula="of:=[.G244]-[.$B$2]" office:value-type="float" office:value="24.2669367790222" calcext:value-type="float">
            <text:p>24.266936779</text:p>
          </table:table-cell>
          <table:table-cell table:formula="of:=[.C244]/([.H244]-[.H243])" office:value-type="float" office:value="100363.877099985" calcext:value-type="float">
            <text:p>100363.877099985</text:p>
          </table:table-cell>
          <table:table-cell table:formula="of:=[.G244]-[.$B244]" office:value-type="float" office:value="0.280106544494629" calcext:value-type="float">
            <text:p>0.280106544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5384.03021" calcext:value-type="float">
            <text:p>1443145384.03021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300238132477" calcext:value-type="float">
            <text:p>24.0300238132</text:p>
          </table:table-cell>
          <table:table-cell table:formula="of:=[.C245]/([.D245]-[.D244])" office:value-type="float" office:value="100014.866283595" calcext:value-type="float">
            <text:p>100014.866283595</text:p>
          </table:table-cell>
          <table:table-cell/>
          <table:table-cell office:value-type="float" office:value="1443145384.31436" calcext:value-type="float">
            <text:p>1443145384.31436</text:p>
          </table:table-cell>
          <table:table-cell table:formula="of:=[.G245]-[.$B$2]" office:value-type="float" office:value="24.314174413681" calcext:value-type="float">
            <text:p>24.3141744137</text:p>
          </table:table-cell>
          <table:table-cell table:formula="of:=[.C245]/([.H245]-[.H244])" office:value-type="float" office:value="91452.5045803492" calcext:value-type="float">
            <text:p>91452.5045803492</text:p>
          </table:table-cell>
          <table:table-cell table:formula="of:=[.G245]-[.$B245]" office:value-type="float" office:value="0.28415060043335" calcext:value-type="float">
            <text:p>0.284150600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5384.07335" calcext:value-type="float">
            <text:p>1443145384.07335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31620788574" calcext:value-type="float">
            <text:p>24.0731620789</text:p>
          </table:table-cell>
          <table:table-cell table:formula="of:=[.C246]/([.D246]-[.D245])" office:value-type="float" office:value="100143.108188023" calcext:value-type="float">
            <text:p>100143.108188023</text:p>
          </table:table-cell>
          <table:table-cell/>
          <table:table-cell office:value-type="float" office:value="1443145384.39645" calcext:value-type="float">
            <text:p>1443145384.39645</text:p>
          </table:table-cell>
          <table:table-cell table:formula="of:=[.G246]-[.$B$2]" office:value-type="float" office:value="24.3962678909302" calcext:value-type="float">
            <text:p>24.3962678909</text:p>
          </table:table-cell>
          <table:table-cell table:formula="of:=[.C246]/([.H246]-[.H245])" office:value-type="float" office:value="52622.9384447833" calcext:value-type="float">
            <text:p>52622.9384447833</text:p>
          </table:table-cell>
          <table:table-cell table:formula="of:=[.G246]-[.$B246]" office:value-type="float" office:value="0.323105812072754" calcext:value-type="float">
            <text:p>0.323105812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5384.11648" calcext:value-type="float">
            <text:p>1443145384.11648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62979602814" calcext:value-type="float">
            <text:p>24.1162979603</text:p>
          </table:table-cell>
          <table:table-cell table:formula="of:=[.C247]/([.D247]-[.D246])" office:value-type="float" office:value="100148.643249965" calcext:value-type="float">
            <text:p>100148.643249965</text:p>
          </table:table-cell>
          <table:table-cell/>
          <table:table-cell office:value-type="float" office:value="1443145384.43969" calcext:value-type="float">
            <text:p>1443145384.43969</text:p>
          </table:table-cell>
          <table:table-cell table:formula="of:=[.G247]-[.$B$2]" office:value-type="float" office:value="24.4395060539246" calcext:value-type="float">
            <text:p>24.4395060539</text:p>
          </table:table-cell>
          <table:table-cell table:formula="of:=[.C247]/([.H247]-[.H246])" office:value-type="float" office:value="99911.7377063643" calcext:value-type="float">
            <text:p>99911.7377063643</text:p>
          </table:table-cell>
          <table:table-cell table:formula="of:=[.G247]-[.$B247]" office:value-type="float" office:value="0.323208093643188" calcext:value-type="float">
            <text:p>0.323208093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5384.15962" calcext:value-type="float">
            <text:p>1443145384.15962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94393253326" calcext:value-type="float">
            <text:p>24.1594393253</text:p>
          </table:table-cell>
          <table:table-cell table:formula="of:=[.C248]/([.D248]-[.D247])" office:value-type="float" office:value="100135.913522117" calcext:value-type="float">
            <text:p>100135.913522117</text:p>
          </table:table-cell>
          <table:table-cell/>
          <table:table-cell office:value-type="float" office:value="1443145384.48284" calcext:value-type="float">
            <text:p>1443145384.48284</text:p>
          </table:table-cell>
          <table:table-cell table:formula="of:=[.G248]-[.$B$2]" office:value-type="float" office:value="24.482656955719" calcext:value-type="float">
            <text:p>24.4826569557</text:p>
          </table:table-cell>
          <table:table-cell table:formula="of:=[.C248]/([.H248]-[.H247])" office:value-type="float" office:value="100113.78257122" calcext:value-type="float">
            <text:p>100113.78257122</text:p>
          </table:table-cell>
          <table:table-cell table:formula="of:=[.G248]-[.$B248]" office:value-type="float" office:value="0.323217630386353" calcext:value-type="float">
            <text:p>0.323217630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5384.2028" calcext:value-type="float">
            <text:p>1443145384.2028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26107311249" calcext:value-type="float">
            <text:p>24.2026107311</text:p>
          </table:table-cell>
          <table:table-cell table:formula="of:=[.C249]/([.D249]-[.D248])" office:value-type="float" office:value="100066.23413632" calcext:value-type="float">
            <text:p>100066.23413632</text:p>
          </table:table-cell>
          <table:table-cell/>
          <table:table-cell office:value-type="float" office:value="1443145384.52597" calcext:value-type="float">
            <text:p>1443145384.52597</text:p>
          </table:table-cell>
          <table:table-cell table:formula="of:=[.G249]-[.$B$2]" office:value-type="float" office:value="24.5257897377014" calcext:value-type="float">
            <text:p>24.5257897377</text:p>
          </table:table-cell>
          <table:table-cell table:formula="of:=[.C249]/([.H249]-[.H248])" office:value-type="float" office:value="100155.839745291" calcext:value-type="float">
            <text:p>100155.839745291</text:p>
          </table:table-cell>
          <table:table-cell table:formula="of:=[.G249]-[.$B249]" office:value-type="float" office:value="0.323179006576538" calcext:value-type="float">
            <text:p>0.323179006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5384.24593" calcext:value-type="float">
            <text:p>1443145384.24593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57451820374" calcext:value-type="float">
            <text:p>24.245745182</text:p>
          </table:table-cell>
          <table:table-cell table:formula="of:=[.C250]/([.D250]-[.D249])" office:value-type="float" office:value="100151.964580835" calcext:value-type="float">
            <text:p>100151.964580835</text:p>
          </table:table-cell>
          <table:table-cell/>
          <table:table-cell office:value-type="float" office:value="1443145384.56906" calcext:value-type="float">
            <text:p>1443145384.56906</text:p>
          </table:table-cell>
          <table:table-cell table:formula="of:=[.G250]-[.$B$2]" office:value-type="float" office:value="24.5688781738281" calcext:value-type="float">
            <text:p>24.5688781738</text:p>
          </table:table-cell>
          <table:table-cell table:formula="of:=[.C250]/([.H250]-[.H249])" office:value-type="float" office:value="100258.918362604" calcext:value-type="float">
            <text:p>100258.918362604</text:p>
          </table:table-cell>
          <table:table-cell table:formula="of:=[.G250]-[.$B250]" office:value-type="float" office:value="0.323132991790771" calcext:value-type="float">
            <text:p>0.323132991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5384.28906" calcext:value-type="float">
            <text:p>1443145384.28906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88736724854" calcext:value-type="float">
            <text:p>24.2888736725</text:p>
          </table:table-cell>
          <table:table-cell table:formula="of:=[.C251]/([.D251]-[.D250])" office:value-type="float" office:value="100165.805831039" calcext:value-type="float">
            <text:p>100165.805831039</text:p>
          </table:table-cell>
          <table:table-cell/>
          <table:table-cell office:value-type="float" office:value="1443145384.61223" calcext:value-type="float">
            <text:p>1443145384.61223</text:p>
          </table:table-cell>
          <table:table-cell table:formula="of:=[.G251]-[.$B$2]" office:value-type="float" office:value="24.612046957016" calcext:value-type="float">
            <text:p>24.612046957</text:p>
          </table:table-cell>
          <table:table-cell table:formula="of:=[.C251]/([.H251]-[.H250])" office:value-type="float" office:value="100072.313393681" calcext:value-type="float">
            <text:p>100072.313393681</text:p>
          </table:table-cell>
          <table:table-cell table:formula="of:=[.G251]-[.$B251]" office:value-type="float" office:value="0.32317328453064" calcext:value-type="float">
            <text:p>0.32317328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5384.33219" calcext:value-type="float">
            <text:p>1443145384.33219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20031166077" calcext:value-type="float">
            <text:p>24.3320031166</text:p>
          </table:table-cell>
          <table:table-cell table:formula="of:=[.C252]/([.D252]-[.D251])" office:value-type="float" office:value="100163.590973919" calcext:value-type="float">
            <text:p>100163.590973919</text:p>
          </table:table-cell>
          <table:table-cell/>
          <table:table-cell office:value-type="float" office:value="1443145384.65953" calcext:value-type="float">
            <text:p>1443145384.65953</text:p>
          </table:table-cell>
          <table:table-cell table:formula="of:=[.G252]-[.$B$2]" office:value-type="float" office:value="24.6593453884125" calcext:value-type="float">
            <text:p>24.6593453884</text:p>
          </table:table-cell>
          <table:table-cell table:formula="of:=[.C252]/([.H252]-[.H251])" office:value-type="float" office:value="91334.9528187757" calcext:value-type="float">
            <text:p>91334.9528187757</text:p>
          </table:table-cell>
          <table:table-cell table:formula="of:=[.G252]-[.$B252]" office:value-type="float" office:value="0.32734227180481" calcext:value-type="float">
            <text:p>0.327342271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5384.37532" calcext:value-type="float">
            <text:p>1443145384.37532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51308917999" calcext:value-type="float">
            <text:p>24.3751308918</text:p>
          </table:table-cell>
          <table:table-cell table:formula="of:=[.C253]/([.D253]-[.D252])" office:value-type="float" office:value="100167.467038161" calcext:value-type="float">
            <text:p>100167.467038161</text:p>
          </table:table-cell>
          <table:table-cell/>
          <table:table-cell office:value-type="float" office:value="1443145384.74161" calcext:value-type="float">
            <text:p>1443145384.74161</text:p>
          </table:table-cell>
          <table:table-cell table:formula="of:=[.G253]-[.$B$2]" office:value-type="float" office:value="24.7414264678955" calcext:value-type="float">
            <text:p>24.7414264679</text:p>
          </table:table-cell>
          <table:table-cell table:formula="of:=[.C253]/([.H253]-[.H252])" office:value-type="float" office:value="52630.8867671877" calcext:value-type="float">
            <text:p>52630.8867671877</text:p>
          </table:table-cell>
          <table:table-cell table:formula="of:=[.G253]-[.$B253]" office:value-type="float" office:value="0.366295576095581" calcext:value-type="float">
            <text:p>0.366295576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5384.41845" calcext:value-type="float">
            <text:p>1443145384.41845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82620048523" calcext:value-type="float">
            <text:p>24.4182620049</text:p>
          </table:table-cell>
          <table:table-cell table:formula="of:=[.C254]/([.D254]-[.D253])" office:value-type="float" office:value="100159.71520964" calcext:value-type="float">
            <text:p>100159.71520964</text:p>
          </table:table-cell>
          <table:table-cell/>
          <table:table-cell office:value-type="float" office:value="1443145384.82798" calcext:value-type="float">
            <text:p>1443145384.82798</text:p>
          </table:table-cell>
          <table:table-cell table:formula="of:=[.G254]-[.$B$2]" office:value-type="float" office:value="24.8277988433838" calcext:value-type="float">
            <text:p>24.8277988434</text:p>
          </table:table-cell>
          <table:table-cell table:formula="of:=[.C254]/([.H254]-[.H253])" office:value-type="float" office:value="50015.9915201837" calcext:value-type="float">
            <text:p>50015.9915201837</text:p>
          </table:table-cell>
          <table:table-cell table:formula="of:=[.G254]-[.$B254]" office:value-type="float" office:value="0.409536838531494" calcext:value-type="float">
            <text:p>0.409536838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5384.46158" calcext:value-type="float">
            <text:p>1443145384.46158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613969326019" calcext:value-type="float">
            <text:p>24.4613969326</text:p>
          </table:table-cell>
          <table:table-cell table:formula="of:=[.C255]/([.D255]-[.D254])" office:value-type="float" office:value="100150.857446068" calcext:value-type="float">
            <text:p>100150.857446068</text:p>
          </table:table-cell>
          <table:table-cell/>
          <table:table-cell office:value-type="float" office:value="1443145384.84234" calcext:value-type="float">
            <text:p>1443145384.84234</text:p>
          </table:table-cell>
          <table:table-cell table:formula="of:=[.G255]-[.$B$2]" office:value-type="float" office:value="24.8421566486359" calcext:value-type="float">
            <text:p>24.8421566486</text:p>
          </table:table-cell>
          <table:table-cell table:formula="of:=[.C255]/([.H255]-[.H254])" office:value-type="float" office:value="300881.640623703" calcext:value-type="float">
            <text:p>300881.640623703</text:p>
          </table:table-cell>
          <table:table-cell table:formula="of:=[.G255]-[.$B255]" office:value-type="float" office:value="0.380759716033936" calcext:value-type="float">
            <text:p>0.38075971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5384.50472" calcext:value-type="float">
            <text:p>1443145384.50472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45323371887" calcext:value-type="float">
            <text:p>24.5045323372</text:p>
          </table:table-cell>
          <table:table-cell table:formula="of:=[.C256]/([.D256]-[.D255])" office:value-type="float" office:value="100149.750335778" calcext:value-type="float">
            <text:p>100149.750335778</text:p>
          </table:table-cell>
          <table:table-cell/>
          <table:table-cell office:value-type="float" office:value="1443145384.87111" calcext:value-type="float">
            <text:p>1443145384.87111</text:p>
          </table:table-cell>
          <table:table-cell table:formula="of:=[.G256]-[.$B$2]" office:value-type="float" office:value="24.870922088623" calcext:value-type="float">
            <text:p>24.8709220886</text:p>
          </table:table-cell>
          <table:table-cell table:formula="of:=[.C256]/([.H256]-[.H255])" office:value-type="float" office:value="150180.216326429" calcext:value-type="float">
            <text:p>150180.216326429</text:p>
          </table:table-cell>
          <table:table-cell table:formula="of:=[.G256]-[.$B256]" office:value-type="float" office:value="0.366389751434326" calcext:value-type="float">
            <text:p>0.366389751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5384.54784" calcext:value-type="float">
            <text:p>1443145384.54784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7660112381" calcext:value-type="float">
            <text:p>24.5476601124</text:p>
          </table:table-cell>
          <table:table-cell table:formula="of:=[.C257]/([.D257]-[.D256])" office:value-type="float" office:value="100167.467038161" calcext:value-type="float">
            <text:p>100167.467038161</text:p>
          </table:table-cell>
          <table:table-cell/>
          <table:table-cell office:value-type="float" office:value="1443145384.91431" calcext:value-type="float">
            <text:p>1443145384.91431</text:p>
          </table:table-cell>
          <table:table-cell table:formula="of:=[.G257]-[.$B$2]" office:value-type="float" office:value="24.9141230583191" calcext:value-type="float">
            <text:p>24.9141230583</text:p>
          </table:table-cell>
          <table:table-cell table:formula="of:=[.C257]/([.H257]-[.H256])" office:value-type="float" office:value="99997.7553836135" calcext:value-type="float">
            <text:p>99997.7553836135</text:p>
          </table:table-cell>
          <table:table-cell table:formula="of:=[.G257]-[.$B257]" office:value-type="float" office:value="0.36646294593811" calcext:value-type="float">
            <text:p>0.366462945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5384.59099" calcext:value-type="float">
            <text:p>1443145384.59099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908091068268" calcext:value-type="float">
            <text:p>24.5908091068</text:p>
          </table:table-cell>
          <table:table-cell table:formula="of:=[.C258]/([.D258]-[.D257])" office:value-type="float" office:value="100118.207978782" calcext:value-type="float">
            <text:p>100118.207978782</text:p>
          </table:table-cell>
          <table:table-cell/>
          <table:table-cell office:value-type="float" office:value="1443145384.95737" calcext:value-type="float">
            <text:p>1443145384.95737</text:p>
          </table:table-cell>
          <table:table-cell table:formula="of:=[.G258]-[.$B$2]" office:value-type="float" office:value="24.9571847915649" calcext:value-type="float">
            <text:p>24.9571847916</text:p>
          </table:table-cell>
          <table:table-cell table:formula="of:=[.C258]/([.H258]-[.H257])" office:value-type="float" office:value="100321.08961653" calcext:value-type="float">
            <text:p>100321.08961653</text:p>
          </table:table-cell>
          <table:table-cell table:formula="of:=[.G258]-[.$B258]" office:value-type="float" office:value="0.366375684738159" calcext:value-type="float">
            <text:p>0.366375684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5384.63413" calcext:value-type="float">
            <text:p>1443145384.63413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39497566223" calcext:value-type="float">
            <text:p>24.6339497566</text:p>
          </table:table-cell>
          <table:table-cell table:formula="of:=[.C259]/([.D259]-[.D258])" office:value-type="float" office:value="100137.573737876" calcext:value-type="float">
            <text:p>100137.573737876</text:p>
          </table:table-cell>
          <table:table-cell/>
          <table:table-cell office:value-type="float" office:value="1443145385.00041" calcext:value-type="float">
            <text:p>1443145385.00041</text:p>
          </table:table-cell>
          <table:table-cell table:formula="of:=[.G259]-[.$B$2]" office:value-type="float" office:value="25.0002267360687" calcext:value-type="float">
            <text:p>25.0002267361</text:p>
          </table:table-cell>
          <table:table-cell table:formula="of:=[.C259]/([.H259]-[.H258])" office:value-type="float" office:value="100367.212722469" calcext:value-type="float">
            <text:p>100367.212722469</text:p>
          </table:table-cell>
          <table:table-cell table:formula="of:=[.G259]-[.$B259]" office:value-type="float" office:value="0.366276979446411" calcext:value-type="float">
            <text:p>0.366276979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5384.67728" calcext:value-type="float">
            <text:p>1443145384.67728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70913600922" calcext:value-type="float">
            <text:p>24.6770913601</text:p>
          </table:table-cell>
          <table:table-cell table:formula="of:=[.C260]/([.D260]-[.D259])" office:value-type="float" office:value="100135.360129097" calcext:value-type="float">
            <text:p>100135.360129097</text:p>
          </table:table-cell>
          <table:table-cell/>
          <table:table-cell office:value-type="float" office:value="1443145385.01355" calcext:value-type="float">
            <text:p>1443145385.01355</text:p>
          </table:table-cell>
          <table:table-cell table:formula="of:=[.G260]-[.$B$2]" office:value-type="float" office:value="25.0133628845215" calcext:value-type="float">
            <text:p>25.0133628845</text:p>
          </table:table-cell>
          <table:table-cell table:formula="of:=[.C260]/([.H260]-[.H259])" office:value-type="float" office:value="328863.51852188" calcext:value-type="float">
            <text:p>328863.51852188</text:p>
          </table:table-cell>
          <table:table-cell table:formula="of:=[.G260]-[.$B260]" office:value-type="float" office:value="0.336271524429321" calcext:value-type="float">
            <text:p>0.336271524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5384.72043" calcext:value-type="float">
            <text:p>1443145384.72043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20244884491" calcext:value-type="float">
            <text:p>24.7202448845</text:p>
          </table:table-cell>
          <table:table-cell table:formula="of:=[.C261]/([.D261]-[.D260])" office:value-type="float" office:value="100107.698274576" calcext:value-type="float">
            <text:p>100107.698274576</text:p>
          </table:table-cell>
          <table:table-cell/>
          <table:table-cell office:value-type="float" office:value="1443145385.04355" calcext:value-type="float">
            <text:p>1443145385.04355</text:p>
          </table:table-cell>
          <table:table-cell table:formula="of:=[.G261]-[.$B$2]" office:value-type="float" office:value="25.043365240097" calcext:value-type="float">
            <text:p>25.0433652401</text:p>
          </table:table-cell>
          <table:table-cell table:formula="of:=[.C261]/([.H261]-[.H260])" office:value-type="float" office:value="143988.694125033" calcext:value-type="float">
            <text:p>143988.694125033</text:p>
          </table:table-cell>
          <table:table-cell table:formula="of:=[.G261]-[.$B261]" office:value-type="float" office:value="0.323120355606079" calcext:value-type="float">
            <text:p>0.323120355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5384.76357" calcext:value-type="float">
            <text:p>1443145384.76357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33821964264" calcext:value-type="float">
            <text:p>24.7633821964</text:p>
          </table:table-cell>
          <table:table-cell table:formula="of:=[.C262]/([.D262]-[.D261])" office:value-type="float" office:value="100145.322139379" calcext:value-type="float">
            <text:p>100145.322139379</text:p>
          </table:table-cell>
          <table:table-cell/>
          <table:table-cell office:value-type="float" office:value="1443145385.0867" calcext:value-type="float">
            <text:p>1443145385.0867</text:p>
          </table:table-cell>
          <table:table-cell table:formula="of:=[.G262]-[.$B$2]" office:value-type="float" office:value="25.0865137577057" calcext:value-type="float">
            <text:p>25.0865137577</text:p>
          </table:table-cell>
          <table:table-cell table:formula="of:=[.C262]/([.H262]-[.H261])" office:value-type="float" office:value="100119.314391805" calcext:value-type="float">
            <text:p>100119.314391805</text:p>
          </table:table-cell>
          <table:table-cell table:formula="of:=[.G262]-[.$B262]" office:value-type="float" office:value="0.323131561279297" calcext:value-type="float">
            <text:p>0.323131561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5384.80668" calcext:value-type="float">
            <text:p>1443145384.80668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6499004364" calcext:value-type="float">
            <text:p>24.8064990044</text:p>
          </table:table-cell>
          <table:table-cell table:formula="of:=[.C263]/([.D263]-[.D262])" office:value-type="float" office:value="100192.9457823" calcext:value-type="float">
            <text:p>100192.9457823</text:p>
          </table:table-cell>
          <table:table-cell/>
          <table:table-cell office:value-type="float" office:value="1443145385.12983" calcext:value-type="float">
            <text:p>1443145385.12983</text:p>
          </table:table-cell>
          <table:table-cell table:formula="of:=[.G263]-[.$B$2]" office:value-type="float" office:value="25.1296470165253" calcext:value-type="float">
            <text:p>25.1296470165</text:p>
          </table:table-cell>
          <table:table-cell table:formula="of:=[.C263]/([.H263]-[.H262])" office:value-type="float" office:value="100154.732524846" calcext:value-type="float">
            <text:p>100154.732524846</text:p>
          </table:table-cell>
          <table:table-cell table:formula="of:=[.G263]-[.$B263]" office:value-type="float" office:value="0.323148012161255" calcext:value-type="float">
            <text:p>0.323148012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5384.84982" calcext:value-type="float">
            <text:p>1443145384.84982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96315479279" calcext:value-type="float">
            <text:p>24.8496315479</text:p>
          </table:table-cell>
          <table:table-cell table:formula="of:=[.C264]/([.D264]-[.D263])" office:value-type="float" office:value="100156.393364693" calcext:value-type="float">
            <text:p>100156.393364693</text:p>
          </table:table-cell>
          <table:table-cell/>
          <table:table-cell office:value-type="float" office:value="1443145385.14298" calcext:value-type="float">
            <text:p>1443145385.14298</text:p>
          </table:table-cell>
          <table:table-cell table:formula="of:=[.G264]-[.$B$2]" office:value-type="float" office:value="25.1427927017212" calcext:value-type="float">
            <text:p>25.1427927017</text:p>
          </table:table-cell>
          <table:table-cell table:formula="of:=[.C264]/([.H264]-[.H263])" office:value-type="float" office:value="328624.939332934" calcext:value-type="float">
            <text:p>328624.939332934</text:p>
          </table:table-cell>
          <table:table-cell table:formula="of:=[.G264]-[.$B264]" office:value-type="float" office:value="0.293161153793335" calcext:value-type="float">
            <text:p>0.293161153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5384.89295" calcext:value-type="float">
            <text:p>1443145384.89295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27624225616" calcext:value-type="float">
            <text:p>24.8927624226</text:p>
          </table:table-cell>
          <table:table-cell table:formula="of:=[.C265]/([.D265]-[.D264])" office:value-type="float" office:value="100160.268871888" calcext:value-type="float">
            <text:p>100160.268871888</text:p>
          </table:table-cell>
          <table:table-cell/>
          <table:table-cell office:value-type="float" office:value="1443145385.17297" calcext:value-type="float">
            <text:p>1443145385.17297</text:p>
          </table:table-cell>
          <table:table-cell table:formula="of:=[.G265]-[.$B$2]" office:value-type="float" office:value="25.1727828979492" calcext:value-type="float">
            <text:p>25.1727828979</text:p>
          </table:table-cell>
          <table:table-cell table:formula="of:=[.C265]/([.H265]-[.H264])" office:value-type="float" office:value="144047.073488727" calcext:value-type="float">
            <text:p>144047.073488727</text:p>
          </table:table-cell>
          <table:table-cell table:formula="of:=[.G265]-[.$B265]" office:value-type="float" office:value="0.280020475387573" calcext:value-type="float">
            <text:p>0.280020475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5384.93607" calcext:value-type="float">
            <text:p>1443145384.93607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58825683594" calcext:value-type="float">
            <text:p>24.9358825684</text:p>
          </table:table-cell>
          <table:table-cell table:formula="of:=[.C266]/([.D266]-[.D265])" office:value-type="float" office:value="100185.190009897" calcext:value-type="float">
            <text:p>100185.190009897</text:p>
          </table:table-cell>
          <table:table-cell/>
          <table:table-cell office:value-type="float" office:value="1443145385.21513" calcext:value-type="float">
            <text:p>1443145385.21513</text:p>
          </table:table-cell>
          <table:table-cell table:formula="of:=[.G266]-[.$B$2]" office:value-type="float" office:value="25.2149467468262" calcext:value-type="float">
            <text:p>25.2149467468</text:p>
          </table:table-cell>
          <table:table-cell table:formula="of:=[.C266]/([.H266]-[.H265])" office:value-type="float" office:value="102457.439609156" calcext:value-type="float">
            <text:p>102457.439609156</text:p>
          </table:table-cell>
          <table:table-cell table:formula="of:=[.G266]-[.$B266]" office:value-type="float" office:value="0.279064178466797" calcext:value-type="float">
            <text:p>0.279064178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5384.9792" calcext:value-type="float">
            <text:p>1443145384.9792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90143966675" calcext:value-type="float">
            <text:p>24.9790143967</text:p>
          </table:table-cell>
          <table:table-cell table:formula="of:=[.C267]/([.D267]-[.D266])" office:value-type="float" office:value="100158.054259624" calcext:value-type="float">
            <text:p>100158.054259624</text:p>
          </table:table-cell>
          <table:table-cell/>
          <table:table-cell office:value-type="float" office:value="1443145385.25644" calcext:value-type="float">
            <text:p>1443145385.25644</text:p>
          </table:table-cell>
          <table:table-cell table:formula="of:=[.G267]-[.$B$2]" office:value-type="float" office:value="25.2562530040741" calcext:value-type="float">
            <text:p>25.2562530041</text:p>
          </table:table-cell>
          <table:table-cell table:formula="of:=[.C267]/([.H267]-[.H266])" office:value-type="float" office:value="104584.638934263" calcext:value-type="float">
            <text:p>104584.638934263</text:p>
          </table:table-cell>
          <table:table-cell table:formula="of:=[.G267]-[.$B267]" office:value-type="float" office:value="0.277238607406616" calcext:value-type="float">
            <text:p>0.277238607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5385.02137" calcext:value-type="float">
            <text:p>1443145385.02137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211894512177" calcext:value-type="float">
            <text:p>25.0211894512</text:p>
          </table:table-cell>
          <table:table-cell table:formula="of:=[.C268]/([.D268]-[.D267])" office:value-type="float" office:value="102430.21724752" calcext:value-type="float">
            <text:p>102430.21724752</text:p>
          </table:table-cell>
          <table:table-cell/>
          <table:table-cell office:value-type="float" office:value="1443145385.29769" calcext:value-type="float">
            <text:p>1443145385.29769</text:p>
          </table:table-cell>
          <table:table-cell table:formula="of:=[.G268]-[.$B$2]" office:value-type="float" office:value="25.2975053787231" calcext:value-type="float">
            <text:p>25.2975053787</text:p>
          </table:table-cell>
          <table:table-cell table:formula="of:=[.C268]/([.H268]-[.H267])" office:value-type="float" office:value="104721.244213264" calcext:value-type="float">
            <text:p>104721.244213264</text:p>
          </table:table-cell>
          <table:table-cell table:formula="of:=[.G268]-[.$B268]" office:value-type="float" office:value="0.276315927505493" calcext:value-type="float">
            <text:p>0.276315927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5385.06265" calcext:value-type="float">
            <text:p>1443145385.06265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24642372131" calcext:value-type="float">
            <text:p>25.0624642372</text:p>
          </table:table-cell>
          <table:table-cell table:formula="of:=[.C269]/([.D269]-[.D268])" office:value-type="float" office:value="104664.382765612" calcext:value-type="float">
            <text:p>104664.382765612</text:p>
          </table:table-cell>
          <table:table-cell/>
          <table:table-cell office:value-type="float" office:value="1443145385.33902" calcext:value-type="float">
            <text:p>1443145385.33902</text:p>
          </table:table-cell>
          <table:table-cell table:formula="of:=[.G269]-[.$B$2]" office:value-type="float" office:value="25.3388333320618" calcext:value-type="float">
            <text:p>25.3388333321</text:p>
          </table:table-cell>
          <table:table-cell table:formula="of:=[.C269]/([.H269]-[.H268])" office:value-type="float" office:value="104529.734744032" calcext:value-type="float">
            <text:p>104529.734744032</text:p>
          </table:table-cell>
          <table:table-cell table:formula="of:=[.G269]-[.$B269]" office:value-type="float" office:value="0.276369094848633" calcext:value-type="float">
            <text:p>0.276369094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5385.10392" calcext:value-type="float">
            <text:p>1443145385.10392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37390232086" calcext:value-type="float">
            <text:p>25.1037390232</text:p>
          </table:table-cell>
          <table:table-cell table:formula="of:=[.C270]/([.D270]-[.D269])" office:value-type="float" office:value="104664.382765612" calcext:value-type="float">
            <text:p>104664.382765612</text:p>
          </table:table-cell>
          <table:table-cell/>
          <table:table-cell office:value-type="float" office:value="1443145385.38026" calcext:value-type="float">
            <text:p>1443145385.38026</text:p>
          </table:table-cell>
          <table:table-cell table:formula="of:=[.G270]-[.$B$2]" office:value-type="float" office:value="25.3800733089447" calcext:value-type="float">
            <text:p>25.3800733089</text:p>
          </table:table-cell>
          <table:table-cell table:formula="of:=[.C270]/([.H270]-[.H269])" office:value-type="float" office:value="104752.726032387" calcext:value-type="float">
            <text:p>104752.726032387</text:p>
          </table:table-cell>
          <table:table-cell table:formula="of:=[.G270]-[.$B270]" office:value-type="float" office:value="0.276334285736084" calcext:value-type="float">
            <text:p>0.276334285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5385.14522" calcext:value-type="float">
            <text:p>1443145385.14522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50312137604" calcext:value-type="float">
            <text:p>25.1450312138</text:p>
          </table:table-cell>
          <table:table-cell table:formula="of:=[.C271]/([.D271]-[.D270])" office:value-type="float" office:value="104620.266986928" calcext:value-type="float">
            <text:p>104620.266986928</text:p>
          </table:table-cell>
          <table:table-cell/>
          <table:table-cell office:value-type="float" office:value="1443145385.42156" calcext:value-type="float">
            <text:p>1443145385.42156</text:p>
          </table:table-cell>
          <table:table-cell table:formula="of:=[.G271]-[.$B$2]" office:value-type="float" office:value="25.4213783740997" calcext:value-type="float">
            <text:p>25.4213783741</text:p>
          </table:table-cell>
          <table:table-cell table:formula="of:=[.C271]/([.H271]-[.H270])" office:value-type="float" office:value="104587.65731965" calcext:value-type="float">
            <text:p>104587.65731965</text:p>
          </table:table-cell>
          <table:table-cell table:formula="of:=[.G271]-[.$B271]" office:value-type="float" office:value="0.276347160339355" calcext:value-type="float">
            <text:p>0.276347160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5385.18648" calcext:value-type="float">
            <text:p>1443145385.18648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62952709198" calcext:value-type="float">
            <text:p>25.1862952709</text:p>
          </table:table-cell>
          <table:table-cell table:formula="of:=[.C272]/([.D272]-[.D271])" office:value-type="float" office:value="104691.595964732" calcext:value-type="float">
            <text:p>104691.595964732</text:p>
          </table:table-cell>
          <table:table-cell/>
          <table:table-cell office:value-type="float" office:value="1443145385.46289" calcext:value-type="float">
            <text:p>1443145385.46289</text:p>
          </table:table-cell>
          <table:table-cell table:formula="of:=[.G272]-[.$B$2]" office:value-type="float" office:value="25.4627065658569" calcext:value-type="float">
            <text:p>25.4627065659</text:p>
          </table:table-cell>
          <table:table-cell table:formula="of:=[.C272]/([.H272]-[.H271])" office:value-type="float" office:value="104529.1317215" calcext:value-type="float">
            <text:p>104529.1317215</text:p>
          </table:table-cell>
          <table:table-cell table:formula="of:=[.G272]-[.$B272]" office:value-type="float" office:value="0.276411294937134" calcext:value-type="float">
            <text:p>0.276411294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5385.22777" calcext:value-type="float">
            <text:p>1443145385.22777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75817394257" calcext:value-type="float">
            <text:p>25.2275817394</text:p>
          </table:table-cell>
          <table:table-cell table:formula="of:=[.C273]/([.D273]-[.D272])" office:value-type="float" office:value="104634.766700545" calcext:value-type="float">
            <text:p>104634.766700545</text:p>
          </table:table-cell>
          <table:table-cell/>
          <table:table-cell office:value-type="float" office:value="1443145385.50408" calcext:value-type="float">
            <text:p>1443145385.50408</text:p>
          </table:table-cell>
          <table:table-cell table:formula="of:=[.G273]-[.$B$2]" office:value-type="float" office:value="25.503898859024" calcext:value-type="float">
            <text:p>25.503898859</text:p>
          </table:table-cell>
          <table:table-cell table:formula="of:=[.C273]/([.H273]-[.H272])" office:value-type="float" office:value="104873.9865604" calcext:value-type="float">
            <text:p>104873.9865604</text:p>
          </table:table-cell>
          <table:table-cell table:formula="of:=[.G273]-[.$B273]" office:value-type="float" office:value="0.276317119598389" calcext:value-type="float">
            <text:p>0.276317119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5385.26912" calcext:value-type="float">
            <text:p>1443145385.26912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89309120178" calcext:value-type="float">
            <text:p>25.268930912</text:p>
          </table:table-cell>
          <table:table-cell table:formula="of:=[.C274]/([.D274]-[.D273])" office:value-type="float" office:value="104476.092970692" calcext:value-type="float">
            <text:p>104476.092970692</text:p>
          </table:table-cell>
          <table:table-cell/>
          <table:table-cell office:value-type="float" office:value="1443145385.5454" calcext:value-type="float">
            <text:p>1443145385.5454</text:p>
          </table:table-cell>
          <table:table-cell table:formula="of:=[.G274]-[.$B$2]" office:value-type="float" office:value="25.5452108383179" calcext:value-type="float">
            <text:p>25.5452108383</text:p>
          </table:table-cell>
          <table:table-cell table:formula="of:=[.C274]/([.H274]-[.H273])" office:value-type="float" office:value="104570.153109219" calcext:value-type="float">
            <text:p>104570.153109219</text:p>
          </table:table-cell>
          <table:table-cell table:formula="of:=[.G274]-[.$B274]" office:value-type="float" office:value="0.276279926300049" calcext:value-type="float">
            <text:p>0.276279926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5385.3104" calcext:value-type="float">
            <text:p>1443145385.3104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102188110352" calcext:value-type="float">
            <text:p>25.310218811</text:p>
          </table:table-cell>
          <table:table-cell table:formula="of:=[.C275]/([.D275]-[.D274])" office:value-type="float" office:value="104631.14139536" calcext:value-type="float">
            <text:p>104631.14139536</text:p>
          </table:table-cell>
          <table:table-cell/>
          <table:table-cell office:value-type="float" office:value="1443145385.58669" calcext:value-type="float">
            <text:p>1443145385.58669</text:p>
          </table:table-cell>
          <table:table-cell table:formula="of:=[.G275]-[.$B$2]" office:value-type="float" office:value="25.5865066051483" calcext:value-type="float">
            <text:p>25.5865066051</text:p>
          </table:table-cell>
          <table:table-cell table:formula="of:=[.C275]/([.H275]-[.H274])" office:value-type="float" office:value="104611.206706426" calcext:value-type="float">
            <text:p>104611.206706426</text:p>
          </table:table-cell>
          <table:table-cell table:formula="of:=[.G275]-[.$B275]" office:value-type="float" office:value="0.276287794113159" calcext:value-type="float">
            <text:p>0.276287794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5385.35169" calcext:value-type="float">
            <text:p>1443145385.35169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51505279541" calcext:value-type="float">
            <text:p>25.3515052795</text:p>
          </table:table-cell>
          <table:table-cell table:formula="of:=[.C276]/([.D276]-[.D275])" office:value-type="float" office:value="104634.766700545" calcext:value-type="float">
            <text:p>104634.766700545</text:p>
          </table:table-cell>
          <table:table-cell/>
          <table:table-cell office:value-type="float" office:value="1443145385.62797" calcext:value-type="float">
            <text:p>1443145385.62797</text:p>
          </table:table-cell>
          <table:table-cell table:formula="of:=[.G276]-[.$B$2]" office:value-type="float" office:value="25.6277878284454" calcext:value-type="float">
            <text:p>25.6277878284</text:p>
          </table:table-cell>
          <table:table-cell table:formula="of:=[.C276]/([.H276]-[.H275])" office:value-type="float" office:value="104648.061635845" calcext:value-type="float">
            <text:p>104648.061635845</text:p>
          </table:table-cell>
          <table:table-cell table:formula="of:=[.G276]-[.$B276]" office:value-type="float" office:value="0.276282548904419" calcext:value-type="float">
            <text:p>0.276282548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5385.39298" calcext:value-type="float">
            <text:p>1443145385.39298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27936553955" calcext:value-type="float">
            <text:p>25.3927936554</text:p>
          </table:table-cell>
          <table:table-cell table:formula="of:=[.C277]/([.D277]-[.D276])" office:value-type="float" office:value="104629.933016122" calcext:value-type="float">
            <text:p>104629.933016122</text:p>
          </table:table-cell>
          <table:table-cell/>
          <table:table-cell office:value-type="float" office:value="1443145385.66932" calcext:value-type="float">
            <text:p>1443145385.66932</text:p>
          </table:table-cell>
          <table:table-cell table:formula="of:=[.G277]-[.$B$2]" office:value-type="float" office:value="25.6691341400146" calcext:value-type="float">
            <text:p>25.66913414</text:p>
          </table:table-cell>
          <table:table-cell table:formula="of:=[.C277]/([.H277]-[.H276])" office:value-type="float" office:value="104483.322357988" calcext:value-type="float">
            <text:p>104483.322357988</text:p>
          </table:table-cell>
          <table:table-cell table:formula="of:=[.G277]-[.$B277]" office:value-type="float" office:value="0.276340484619141" calcext:value-type="float">
            <text:p>0.276340484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5385.43427" calcext:value-type="float">
            <text:p>1443145385.43427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40815544128" calcext:value-type="float">
            <text:p>25.4340815544</text:p>
          </table:table-cell>
          <table:table-cell table:formula="of:=[.C278]/([.D278]-[.D277])" office:value-type="float" office:value="104631.14139536" calcext:value-type="float">
            <text:p>104631.14139536</text:p>
          </table:table-cell>
          <table:table-cell/>
          <table:table-cell office:value-type="float" office:value="1443145385.71057" calcext:value-type="float">
            <text:p>1443145385.71057</text:p>
          </table:table-cell>
          <table:table-cell table:formula="of:=[.G278]-[.$B$2]" office:value-type="float" office:value="25.7103817462921" calcext:value-type="float">
            <text:p>25.7103817463</text:p>
          </table:table-cell>
          <table:table-cell table:formula="of:=[.C278]/([.H278]-[.H277])" office:value-type="float" office:value="104733.350365596" calcext:value-type="float">
            <text:p>104733.350365596</text:p>
          </table:table-cell>
          <table:table-cell table:formula="of:=[.G278]-[.$B278]" office:value-type="float" office:value="0.276300191879272" calcext:value-type="float">
            <text:p>0.276300191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5385.47555" calcext:value-type="float">
            <text:p>1443145385.47555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53701686859" calcext:value-type="float">
            <text:p>25.4753701687</text:p>
          </table:table-cell>
          <table:table-cell table:formula="of:=[.C279]/([.D279]-[.D278])" office:value-type="float" office:value="104629.32883697" calcext:value-type="float">
            <text:p>104629.32883697</text:p>
          </table:table-cell>
          <table:table-cell/>
          <table:table-cell office:value-type="float" office:value="1443145385.75192" calcext:value-type="float">
            <text:p>1443145385.75192</text:p>
          </table:table-cell>
          <table:table-cell table:formula="of:=[.G279]-[.$B$2]" office:value-type="float" office:value="25.7517347335815" calcext:value-type="float">
            <text:p>25.7517347336</text:p>
          </table:table-cell>
          <table:table-cell table:formula="of:=[.C279]/([.H279]-[.H278])" office:value-type="float" office:value="104466.455343707" calcext:value-type="float">
            <text:p>104466.455343707</text:p>
          </table:table-cell>
          <table:table-cell table:formula="of:=[.G279]-[.$B279]" office:value-type="float" office:value="0.27636456489563" calcext:value-type="float">
            <text:p>0.276364564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5385.51684" calcext:value-type="float">
            <text:p>1443145385.51684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66556835175" calcext:value-type="float">
            <text:p>25.5166556835</text:p>
          </table:table-cell>
          <table:table-cell table:formula="of:=[.C280]/([.D280]-[.D279])" office:value-type="float" office:value="104637.18371024" calcext:value-type="float">
            <text:p>104637.18371024</text:p>
          </table:table-cell>
          <table:table-cell/>
          <table:table-cell office:value-type="float" office:value="1443145385.79314" calcext:value-type="float">
            <text:p>1443145385.79314</text:p>
          </table:table-cell>
          <table:table-cell table:formula="of:=[.G280]-[.$B$2]" office:value-type="float" office:value="25.7929575443268" calcext:value-type="float">
            <text:p>25.7929575443</text:p>
          </table:table-cell>
          <table:table-cell table:formula="of:=[.C280]/([.H280]-[.H279])" office:value-type="float" office:value="104796.34750522" calcext:value-type="float">
            <text:p>104796.34750522</text:p>
          </table:table-cell>
          <table:table-cell table:formula="of:=[.G280]-[.$B280]" office:value-type="float" office:value="0.276301860809326" calcext:value-type="float">
            <text:p>0.276301860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5385.55813" calcext:value-type="float">
            <text:p>1443145385.55813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79464435577" calcext:value-type="float">
            <text:p>25.5579464436</text:p>
          </table:table-cell>
          <table:table-cell table:formula="of:=[.C281]/([.D281]-[.D280])" office:value-type="float" office:value="104623.891538577" calcext:value-type="float">
            <text:p>104623.891538577</text:p>
          </table:table-cell>
          <table:table-cell/>
          <table:table-cell office:value-type="float" office:value="1443145385.83455" calcext:value-type="float">
            <text:p>1443145385.83455</text:p>
          </table:table-cell>
          <table:table-cell table:formula="of:=[.G281]-[.$B$2]" office:value-type="float" office:value="25.8343622684479" calcext:value-type="float">
            <text:p>25.8343622684</text:p>
          </table:table-cell>
          <table:table-cell table:formula="of:=[.C281]/([.H281]-[.H280])" office:value-type="float" office:value="104335.92039801" calcext:value-type="float">
            <text:p>104335.92039801</text:p>
          </table:table-cell>
          <table:table-cell table:formula="of:=[.G281]-[.$B281]" office:value-type="float" office:value="0.276415824890137" calcext:value-type="float">
            <text:p>0.276415824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5385.59942" calcext:value-type="float">
            <text:p>1443145385.59942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92391109467" calcext:value-type="float">
            <text:p>25.5992391109</text:p>
          </table:table-cell>
          <table:table-cell table:formula="of:=[.C282]/([.D282]-[.D281])" office:value-type="float" office:value="104619.058858852" calcext:value-type="float">
            <text:p>104619.058858852</text:p>
          </table:table-cell>
          <table:table-cell/>
          <table:table-cell office:value-type="float" office:value="1443145385.87571" calcext:value-type="float">
            <text:p>1443145385.87571</text:p>
          </table:table-cell>
          <table:table-cell table:formula="of:=[.G282]-[.$B$2]" office:value-type="float" office:value="25.8755247592926" calcext:value-type="float">
            <text:p>25.8755247593</text:p>
          </table:table-cell>
          <table:table-cell table:formula="of:=[.C282]/([.H282]-[.H281])" office:value-type="float" office:value="104949.91705667" calcext:value-type="float">
            <text:p>104949.91705667</text:p>
          </table:table-cell>
          <table:table-cell table:formula="of:=[.G282]-[.$B282]" office:value-type="float" office:value="0.276285648345947" calcext:value-type="float">
            <text:p>0.276285648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5385.64072" calcext:value-type="float">
            <text:p>1443145385.64072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405370235443" calcext:value-type="float">
            <text:p>25.6405370235</text:p>
          </table:table-cell>
          <table:table-cell table:formula="of:=[.C283]/([.D283]-[.D282])" office:value-type="float" office:value="104605.771291336" calcext:value-type="float">
            <text:p>104605.771291336</text:p>
          </table:table-cell>
          <table:table-cell/>
          <table:table-cell office:value-type="float" office:value="1443145385.917" calcext:value-type="float">
            <text:p>1443145385.917</text:p>
          </table:table-cell>
          <table:table-cell table:formula="of:=[.G283]-[.$B$2]" office:value-type="float" office:value="25.9168119430542" calcext:value-type="float">
            <text:p>25.9168119431</text:p>
          </table:table-cell>
          <table:table-cell table:formula="of:=[.C283]/([.H283]-[.H282])" office:value-type="float" office:value="104632.95401655" calcext:value-type="float">
            <text:p>104632.95401655</text:p>
          </table:table-cell>
          <table:table-cell table:formula="of:=[.G283]-[.$B283]" office:value-type="float" office:value="0.276274919509888" calcext:value-type="float">
            <text:p>0.276274919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5385.68201" calcext:value-type="float">
            <text:p>1443145385.68201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18215847015" calcext:value-type="float">
            <text:p>25.6818215847</text:p>
          </table:table-cell>
          <table:table-cell table:formula="of:=[.C284]/([.D284]-[.D283])" office:value-type="float" office:value="104639.600831601" calcext:value-type="float">
            <text:p>104639.600831601</text:p>
          </table:table-cell>
          <table:table-cell/>
          <table:table-cell office:value-type="float" office:value="1443145385.95831" calcext:value-type="float">
            <text:p>1443145385.95831</text:p>
          </table:table-cell>
          <table:table-cell table:formula="of:=[.G284]-[.$B$2]" office:value-type="float" office:value="25.9581234455109" calcext:value-type="float">
            <text:p>25.9581234455</text:p>
          </table:table-cell>
          <table:table-cell table:formula="of:=[.C284]/([.H284]-[.H283])" office:value-type="float" office:value="104571.360108038" calcext:value-type="float">
            <text:p>104571.360108038</text:p>
          </table:table-cell>
          <table:table-cell table:formula="of:=[.G284]-[.$B284]" office:value-type="float" office:value="0.276301860809326" calcext:value-type="float">
            <text:p>0.276301860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5385.7233" calcext:value-type="float">
            <text:p>1443145385.7233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3114490509" calcext:value-type="float">
            <text:p>25.7231144905</text:p>
          </table:table-cell>
          <table:table-cell table:formula="of:=[.C285]/([.D285]-[.D284])" office:value-type="float" office:value="104618.454805277" calcext:value-type="float">
            <text:p>104618.454805277</text:p>
          </table:table-cell>
          <table:table-cell/>
          <table:table-cell office:value-type="float" office:value="1443145385.99958" calcext:value-type="float">
            <text:p>1443145385.99958</text:p>
          </table:table-cell>
          <table:table-cell table:formula="of:=[.G285]-[.$B$2]" office:value-type="float" office:value="25.9993906021118" calcext:value-type="float">
            <text:p>25.9993906021</text:p>
          </table:table-cell>
          <table:table-cell table:formula="of:=[.C285]/([.H285]-[.H284])" office:value-type="float" office:value="104683.732920439" calcext:value-type="float">
            <text:p>104683.732920439</text:p>
          </table:table-cell>
          <table:table-cell table:formula="of:=[.G285]-[.$B285]" office:value-type="float" office:value="0.276276111602783" calcext:value-type="float">
            <text:p>0.276276111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5385.7646" calcext:value-type="float">
            <text:p>1443145385.7646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4411687851" calcext:value-type="float">
            <text:p>25.7644116879</text:p>
          </table:table-cell>
          <table:table-cell table:formula="of:=[.C286]/([.D286]-[.D285])" office:value-type="float" office:value="104607.583033606" calcext:value-type="float">
            <text:p>104607.583033606</text:p>
          </table:table-cell>
          <table:table-cell/>
          <table:table-cell office:value-type="float" office:value="1443145386.01176" calcext:value-type="float">
            <text:p>1443145386.01176</text:p>
          </table:table-cell>
          <table:table-cell table:formula="of:=[.G286]-[.$B$2]" office:value-type="float" office:value="26.0115792751312" calcext:value-type="float">
            <text:p>26.0115792751</text:p>
          </table:table-cell>
          <table:table-cell table:formula="of:=[.C286]/([.H286]-[.H285])" office:value-type="float" office:value="354427.425620562" calcext:value-type="float">
            <text:p>354427.425620562</text:p>
          </table:table-cell>
          <table:table-cell table:formula="of:=[.G286]-[.$B286]" office:value-type="float" office:value="0.247167587280273" calcext:value-type="float">
            <text:p>0.247167587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5385.80589" calcext:value-type="float">
            <text:p>1443145385.80589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57062625885" calcext:value-type="float">
            <text:p>25.8057062626</text:p>
          </table:table-cell>
          <table:table-cell table:formula="of:=[.C287]/([.D287]-[.D286])" office:value-type="float" office:value="104614.226625559" calcext:value-type="float">
            <text:p>104614.226625559</text:p>
          </table:table-cell>
          <table:table-cell/>
          <table:table-cell office:value-type="float" office:value="1443145386.04087" calcext:value-type="float">
            <text:p>1443145386.04087</text:p>
          </table:table-cell>
          <table:table-cell table:formula="of:=[.G287]-[.$B$2]" office:value-type="float" office:value="26.0406889915466" calcext:value-type="float">
            <text:p>26.0406889915</text:p>
          </table:table-cell>
          <table:table-cell table:formula="of:=[.C287]/([.H287]-[.H286])" office:value-type="float" office:value="148404.056513371" calcext:value-type="float">
            <text:p>148404.056513371</text:p>
          </table:table-cell>
          <table:table-cell table:formula="of:=[.G287]-[.$B287]" office:value-type="float" office:value="0.23498272895813" calcext:value-type="float">
            <text:p>0.23498272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5385.84732" calcext:value-type="float">
            <text:p>1443145385.84732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71400737762" calcext:value-type="float">
            <text:p>25.8471400738</text:p>
          </table:table-cell>
          <table:table-cell table:formula="of:=[.C288]/([.D288]-[.D287])" office:value-type="float" office:value="104262.675244266" calcext:value-type="float">
            <text:p>104262.675244266</text:p>
          </table:table-cell>
          <table:table-cell/>
          <table:table-cell office:value-type="float" office:value="1443145386.08213" calcext:value-type="float">
            <text:p>1443145386.08213</text:p>
          </table:table-cell>
          <table:table-cell table:formula="of:=[.G288]-[.$B$2]" office:value-type="float" office:value="26.0819427967072" calcext:value-type="float">
            <text:p>26.0819427967</text:p>
          </table:table-cell>
          <table:table-cell table:formula="of:=[.C288]/([.H288]-[.H287])" office:value-type="float" office:value="104717.612913293" calcext:value-type="float">
            <text:p>104717.612913293</text:p>
          </table:table-cell>
          <table:table-cell table:formula="of:=[.G288]-[.$B288]" office:value-type="float" office:value="0.234802722930908" calcext:value-type="float">
            <text:p>0.234802722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5385.88867" calcext:value-type="float">
            <text:p>1443145385.88867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84816169739" calcext:value-type="float">
            <text:p>25.888481617</text:p>
          </table:table-cell>
          <table:table-cell table:formula="of:=[.C289]/([.D289]-[.D288])" office:value-type="float" office:value="104495.373560401" calcext:value-type="float">
            <text:p>104495.373560401</text:p>
          </table:table-cell>
          <table:table-cell/>
          <table:table-cell office:value-type="float" office:value="1443145386.09427" calcext:value-type="float">
            <text:p>1443145386.09427</text:p>
          </table:table-cell>
          <table:table-cell table:formula="of:=[.G289]-[.$B$2]" office:value-type="float" office:value="26.0940849781036" calcext:value-type="float">
            <text:p>26.0940849781</text:p>
          </table:table-cell>
          <table:table-cell table:formula="of:=[.C289]/([.H289]-[.H288])" office:value-type="float" office:value="355784.505183789" calcext:value-type="float">
            <text:p>355784.505183789</text:p>
          </table:table-cell>
          <table:table-cell table:formula="of:=[.G289]-[.$B289]" office:value-type="float" office:value="0.205603361129761" calcext:value-type="float">
            <text:p>0.205603361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5385.92994" calcext:value-type="float">
            <text:p>1443145385.92994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97578334808" calcext:value-type="float">
            <text:p>25.9297578335</text:p>
          </table:table-cell>
          <table:table-cell table:formula="of:=[.C290]/([.D290]-[.D289])" office:value-type="float" office:value="104660.755407942" calcext:value-type="float">
            <text:p>104660.755407942</text:p>
          </table:table-cell>
          <table:table-cell/>
          <table:table-cell office:value-type="float" office:value="1443145386.16477" calcext:value-type="float">
            <text:p>1443145386.16477</text:p>
          </table:table-cell>
          <table:table-cell table:formula="of:=[.G290]-[.$B$2]" office:value-type="float" office:value="26.1645839214325" calcext:value-type="float">
            <text:p>26.1645839214</text:p>
          </table:table-cell>
          <table:table-cell table:formula="of:=[.C290]/([.H290]-[.H289])" office:value-type="float" office:value="61277.5141869636" calcext:value-type="float">
            <text:p>61277.5141869636</text:p>
          </table:table-cell>
          <table:table-cell table:formula="of:=[.G290]-[.$B290]" office:value-type="float" office:value="0.23482608795166" calcext:value-type="float">
            <text:p>0.23482608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5385.97123" calcext:value-type="float">
            <text:p>1443145385.97123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710469245911" calcext:value-type="float">
            <text:p>25.9710469246</text:p>
          </table:table-cell>
          <table:table-cell table:formula="of:=[.C291]/([.D291]-[.D290])" office:value-type="float" office:value="104628.120499599" calcext:value-type="float">
            <text:p>104628.120499599</text:p>
          </table:table-cell>
          <table:table-cell/>
          <table:table-cell office:value-type="float" office:value="1443145386.20559" calcext:value-type="float">
            <text:p>1443145386.20559</text:p>
          </table:table-cell>
          <table:table-cell table:formula="of:=[.G291]-[.$B$2]" office:value-type="float" office:value="26.2054014205933" calcext:value-type="float">
            <text:p>26.2054014206</text:p>
          </table:table-cell>
          <table:table-cell table:formula="of:=[.C291]/([.H291]-[.H290])" office:value-type="float" office:value="105836.959363555" calcext:value-type="float">
            <text:p>105836.959363555</text:p>
          </table:table-cell>
          <table:table-cell table:formula="of:=[.G291]-[.$B291]" office:value-type="float" office:value="0.234354496002197" calcext:value-type="float">
            <text:p>0.23435449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5386.01194" calcext:value-type="float">
            <text:p>1443145386.01194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117559432983" calcext:value-type="float">
            <text:p>26.0117559433</text:p>
          </table:table-cell>
          <table:table-cell table:formula="of:=[.C292]/([.D292]-[.D291])" office:value-type="float" office:value="106118.991250161" calcext:value-type="float">
            <text:p>106118.991250161</text:p>
          </table:table-cell>
          <table:table-cell/>
          <table:table-cell office:value-type="float" office:value="1443145386.24498" calcext:value-type="float">
            <text:p>1443145386.24498</text:p>
          </table:table-cell>
          <table:table-cell table:formula="of:=[.G292]-[.$B$2]" office:value-type="float" office:value="26.2447996139526" calcext:value-type="float">
            <text:p>26.244799614</text:p>
          </table:table-cell>
          <table:table-cell table:formula="of:=[.C292]/([.H292]-[.H291])" office:value-type="float" office:value="109649.697908598" calcext:value-type="float">
            <text:p>109649.697908598</text:p>
          </table:table-cell>
          <table:table-cell table:formula="of:=[.G292]-[.$B292]" office:value-type="float" office:value="0.233043670654297" calcext:value-type="float">
            <text:p>0.233043670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5386.05136" calcext:value-type="float">
            <text:p>1443145386.05136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511801242828" calcext:value-type="float">
            <text:p>26.0511801243</text:p>
          </table:table-cell>
          <table:table-cell table:formula="of:=[.C293]/([.D293]-[.D292])" office:value-type="float" office:value="109577.419038807" calcext:value-type="float">
            <text:p>109577.419038807</text:p>
          </table:table-cell>
          <table:table-cell/>
          <table:table-cell office:value-type="float" office:value="1443145386.28474" calcext:value-type="float">
            <text:p>1443145386.28474</text:p>
          </table:table-cell>
          <table:table-cell table:formula="of:=[.G293]-[.$B$2]" office:value-type="float" office:value="26.2845551967621" calcext:value-type="float">
            <text:p>26.2845551968</text:p>
          </table:table-cell>
          <table:table-cell table:formula="of:=[.C293]/([.H293]-[.H292])" office:value-type="float" office:value="108663.983639886" calcext:value-type="float">
            <text:p>108663.983639886</text:p>
          </table:table-cell>
          <table:table-cell table:formula="of:=[.G293]-[.$B293]" office:value-type="float" office:value="0.233375072479248" calcext:value-type="float">
            <text:p>0.233375072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5386.09078" calcext:value-type="float">
            <text:p>1443145386.09078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905959606171" calcext:value-type="float">
            <text:p>26.0905959606</text:p>
          </table:table-cell>
          <table:table-cell table:formula="of:=[.C294]/([.D294]-[.D293])" office:value-type="float" office:value="109600.617461681" calcext:value-type="float">
            <text:p>109600.617461681</text:p>
          </table:table-cell>
          <table:table-cell/>
          <table:table-cell office:value-type="float" office:value="1443145386.32373" calcext:value-type="float">
            <text:p>1443145386.32373</text:p>
          </table:table-cell>
          <table:table-cell table:formula="of:=[.G294]-[.$B$2]" office:value-type="float" office:value="26.3235468864441" calcext:value-type="float">
            <text:p>26.3235468864</text:p>
          </table:table-cell>
          <table:table-cell table:formula="of:=[.C294]/([.H294]-[.H293])" office:value-type="float" office:value="110792.839069847" calcext:value-type="float">
            <text:p>110792.839069847</text:p>
          </table:table-cell>
          <table:table-cell table:formula="of:=[.G294]-[.$B294]" office:value-type="float" office:value="0.232950925827026" calcext:value-type="float">
            <text:p>0.232950925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5386.13025" calcext:value-type="float">
            <text:p>1443145386.13025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300625801086" calcext:value-type="float">
            <text:p>26.1300625801</text:p>
          </table:table-cell>
          <table:table-cell table:formula="of:=[.C295]/([.D295]-[.D294])" office:value-type="float" office:value="109459.590298124" calcext:value-type="float">
            <text:p>109459.590298124</text:p>
          </table:table-cell>
          <table:table-cell/>
          <table:table-cell office:value-type="float" office:value="1443145386.36321" calcext:value-type="float">
            <text:p>1443145386.36321</text:p>
          </table:table-cell>
          <table:table-cell table:formula="of:=[.G295]-[.$B$2]" office:value-type="float" office:value="26.3630228042603" calcext:value-type="float">
            <text:p>26.3630228043</text:p>
          </table:table-cell>
          <table:table-cell table:formula="of:=[.C295]/([.H295]-[.H294])" office:value-type="float" office:value="109433.807723435" calcext:value-type="float">
            <text:p>109433.807723435</text:p>
          </table:table-cell>
          <table:table-cell table:formula="of:=[.G295]-[.$B295]" office:value-type="float" office:value="0.232960224151611" calcext:value-type="float">
            <text:p>0.232960224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5386.16968" calcext:value-type="float">
            <text:p>1443145386.16968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94958209991" calcext:value-type="float">
            <text:p>26.169495821</text:p>
          </table:table-cell>
          <table:table-cell table:formula="of:=[.C296]/([.D296]-[.D295])" office:value-type="float" office:value="109552.243296351" calcext:value-type="float">
            <text:p>109552.243296351</text:p>
          </table:table-cell>
          <table:table-cell/>
          <table:table-cell office:value-type="float" office:value="1443145386.4026" calcext:value-type="float">
            <text:p>1443145386.4026</text:p>
          </table:table-cell>
          <table:table-cell table:formula="of:=[.G296]-[.$B$2]" office:value-type="float" office:value="26.4024205207825" calcext:value-type="float">
            <text:p>26.4024205208</text:p>
          </table:table-cell>
          <table:table-cell table:formula="of:=[.C296]/([.H296]-[.H295])" office:value-type="float" office:value="109651.025017247" calcext:value-type="float">
            <text:p>109651.025017247</text:p>
          </table:table-cell>
          <table:table-cell table:formula="of:=[.G296]-[.$B296]" office:value-type="float" office:value="0.232924699783325" calcext:value-type="float">
            <text:p>0.232924699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5386.2091" calcext:value-type="float">
            <text:p>1443145386.2091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89116573334" calcext:value-type="float">
            <text:p>26.2089116573</text:p>
          </table:table-cell>
          <table:table-cell table:formula="of:=[.C297]/([.D297]-[.D296])" office:value-type="float" office:value="109600.617461681" calcext:value-type="float">
            <text:p>109600.617461681</text:p>
          </table:table-cell>
          <table:table-cell/>
          <table:table-cell office:value-type="float" office:value="1443145386.44209" calcext:value-type="float">
            <text:p>1443145386.44209</text:p>
          </table:table-cell>
          <table:table-cell table:formula="of:=[.G297]-[.$B$2]" office:value-type="float" office:value="26.4419012069702" calcext:value-type="float">
            <text:p>26.441901207</text:p>
          </table:table-cell>
          <table:table-cell table:formula="of:=[.C297]/([.H297]-[.H296])" office:value-type="float" office:value="109420.590601109" calcext:value-type="float">
            <text:p>109420.590601109</text:p>
          </table:table-cell>
          <table:table-cell table:formula="of:=[.G297]-[.$B297]" office:value-type="float" office:value="0.232989549636841" calcext:value-type="float">
            <text:p>0.232989549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5386.24852" calcext:value-type="float">
            <text:p>1443145386.24852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83375072479" calcext:value-type="float">
            <text:p>26.2483375072</text:p>
          </table:table-cell>
          <table:table-cell table:formula="of:=[.C298]/([.D298]-[.D297])" office:value-type="float" office:value="109572.780532643" calcext:value-type="float">
            <text:p>109572.780532643</text:p>
          </table:table-cell>
          <table:table-cell/>
          <table:table-cell office:value-type="float" office:value="1443145386.48152" calcext:value-type="float">
            <text:p>1443145386.48152</text:p>
          </table:table-cell>
          <table:table-cell table:formula="of:=[.G298]-[.$B$2]" office:value-type="float" office:value="26.4813344478607" calcext:value-type="float">
            <text:p>26.4813344479</text:p>
          </table:table-cell>
          <table:table-cell table:formula="of:=[.C298]/([.H298]-[.H297])" office:value-type="float" office:value="109552.243296351" calcext:value-type="float">
            <text:p>109552.243296351</text:p>
          </table:table-cell>
          <table:table-cell table:formula="of:=[.G298]-[.$B298]" office:value-type="float" office:value="0.232996940612793" calcext:value-type="float">
            <text:p>0.232996940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5386.28792" calcext:value-type="float">
            <text:p>1443145386.28792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77335548401" calcext:value-type="float">
            <text:p>26.2877335548</text:p>
          </table:table-cell>
          <table:table-cell table:formula="of:=[.C299]/([.D299]-[.D298])" office:value-type="float" office:value="109655.670150509" calcext:value-type="float">
            <text:p>109655.670150509</text:p>
          </table:table-cell>
          <table:table-cell/>
          <table:table-cell office:value-type="float" office:value="1443145386.49365" calcext:value-type="float">
            <text:p>1443145386.49365</text:p>
          </table:table-cell>
          <table:table-cell table:formula="of:=[.G299]-[.$B$2]" office:value-type="float" office:value="26.4934663772583" calcext:value-type="float">
            <text:p>26.4934663773</text:p>
          </table:table-cell>
          <table:table-cell table:formula="of:=[.C299]/([.H299]-[.H298])" office:value-type="float" office:value="356085.158298123" calcext:value-type="float">
            <text:p>356085.158298123</text:p>
          </table:table-cell>
          <table:table-cell table:formula="of:=[.G299]-[.$B299]" office:value-type="float" office:value="0.205732822418213" calcext:value-type="float">
            <text:p>0.205732822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5386.32733" calcext:value-type="float">
            <text:p>1443145386.32733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71481990814" calcext:value-type="float">
            <text:p>26.3271481991</text:p>
          </table:table-cell>
          <table:table-cell table:formula="of:=[.C300]/([.D300]-[.D299])" office:value-type="float" office:value="109603.932323959" calcext:value-type="float">
            <text:p>109603.932323959</text:p>
          </table:table-cell>
          <table:table-cell/>
          <table:table-cell office:value-type="float" office:value="1443145386.52531" calcext:value-type="float">
            <text:p>1443145386.52531</text:p>
          </table:table-cell>
          <table:table-cell table:formula="of:=[.G300]-[.$B$2]" office:value-type="float" office:value="26.525128364563" calcext:value-type="float">
            <text:p>26.5251283646</text:p>
          </table:table-cell>
          <table:table-cell table:formula="of:=[.C300]/([.H300]-[.H299])" office:value-type="float" office:value="136441.214457831" calcext:value-type="float">
            <text:p>136441.214457831</text:p>
          </table:table-cell>
          <table:table-cell table:formula="of:=[.G300]-[.$B300]" office:value-type="float" office:value="0.197980165481567" calcext:value-type="float">
            <text:p>0.197980165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5386.36673" calcext:value-type="float">
            <text:p>1443145386.36673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65492534637" calcext:value-type="float">
            <text:p>26.3665492535</text:p>
          </table:table-cell>
          <table:table-cell table:formula="of:=[.C301]/([.D301]-[.D300])" office:value-type="float" office:value="109641.73593126" calcext:value-type="float">
            <text:p>109641.73593126</text:p>
          </table:table-cell>
          <table:table-cell/>
          <table:table-cell office:value-type="float" office:value="1443145386.59983" calcext:value-type="float">
            <text:p>1443145386.59983</text:p>
          </table:table-cell>
          <table:table-cell table:formula="of:=[.G301]-[.$B$2]" office:value-type="float" office:value="26.5996453762054" calcext:value-type="float">
            <text:p>26.5996453762</text:p>
          </table:table-cell>
          <table:table-cell table:formula="of:=[.C301]/([.H301]-[.H300])" office:value-type="float" office:value="57973.3393057684" calcext:value-type="float">
            <text:p>57973.3393057684</text:p>
          </table:table-cell>
          <table:table-cell table:formula="of:=[.G301]-[.$B301]" office:value-type="float" office:value="0.233096122741699" calcext:value-type="float">
            <text:p>0.233096122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5386.40613" calcext:value-type="float">
            <text:p>1443145386.40613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59491157532" calcext:value-type="float">
            <text:p>26.4059491158</text:p>
          </table:table-cell>
          <table:table-cell table:formula="of:=[.C302]/([.D302]-[.D301])" office:value-type="float" office:value="109645.053281293" calcext:value-type="float">
            <text:p>109645.053281293</text:p>
          </table:table-cell>
          <table:table-cell/>
          <table:table-cell office:value-type="float" office:value="1443145386.63919" calcext:value-type="float">
            <text:p>1443145386.63919</text:p>
          </table:table-cell>
          <table:table-cell table:formula="of:=[.G302]-[.$B$2]" office:value-type="float" office:value="26.6390066146851" calcext:value-type="float">
            <text:p>26.6390066147</text:p>
          </table:table-cell>
          <table:table-cell table:formula="of:=[.C302]/([.H302]-[.H301])" office:value-type="float" office:value="109752.644146027" calcext:value-type="float">
            <text:p>109752.644146027</text:p>
          </table:table-cell>
          <table:table-cell table:formula="of:=[.G302]-[.$B302]" office:value-type="float" office:value="0.233057498931885" calcext:value-type="float">
            <text:p>0.2330574989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5386.44557" calcext:value-type="float">
            <text:p>1443145386.44557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53823566437" calcext:value-type="float">
            <text:p>26.4453823566</text:p>
          </table:table-cell>
          <table:table-cell table:formula="of:=[.C303]/([.D303]-[.D302])" office:value-type="float" office:value="109552.243296351" calcext:value-type="float">
            <text:p>109552.243296351</text:p>
          </table:table-cell>
          <table:table-cell/>
          <table:table-cell office:value-type="float" office:value="1443145386.67866" calcext:value-type="float">
            <text:p>1443145386.67866</text:p>
          </table:table-cell>
          <table:table-cell table:formula="of:=[.G303]-[.$B$2]" office:value-type="float" office:value="26.6784791946411" calcext:value-type="float">
            <text:p>26.6784791946</text:p>
          </table:table-cell>
          <table:table-cell table:formula="of:=[.C303]/([.H303]-[.H302])" office:value-type="float" office:value="109443.061609084" calcext:value-type="float">
            <text:p>109443.061609084</text:p>
          </table:table-cell>
          <table:table-cell table:formula="of:=[.G303]-[.$B303]" office:value-type="float" office:value="0.233096837997437" calcext:value-type="float">
            <text:p>0.23309683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5386.48499" calcext:value-type="float">
            <text:p>1443145386.48499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48036766052" calcext:value-type="float">
            <text:p>26.4848036766</text:p>
          </table:table-cell>
          <table:table-cell table:formula="of:=[.C304]/([.D304]-[.D303])" office:value-type="float" office:value="109585.371677402" calcext:value-type="float">
            <text:p>109585.371677402</text:p>
          </table:table-cell>
          <table:table-cell/>
          <table:table-cell office:value-type="float" office:value="1443145386.71802" calcext:value-type="float">
            <text:p>1443145386.71802</text:p>
          </table:table-cell>
          <table:table-cell table:formula="of:=[.G304]-[.$B$2]" office:value-type="float" office:value="26.7178382873535" calcext:value-type="float">
            <text:p>26.7178382874</text:p>
          </table:table-cell>
          <table:table-cell table:formula="of:=[.C304]/([.H304]-[.H303])" office:value-type="float" office:value="109758.627607763" calcext:value-type="float">
            <text:p>109758.627607763</text:p>
          </table:table-cell>
          <table:table-cell table:formula="of:=[.G304]-[.$B304]" office:value-type="float" office:value="0.233034610748291" calcext:value-type="float">
            <text:p>0.233034610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5386.52441" calcext:value-type="float">
            <text:p>1443145386.52441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42214202881" calcext:value-type="float">
            <text:p>26.5242214203</text:p>
          </table:table-cell>
          <table:table-cell table:formula="of:=[.C305]/([.D305]-[.D304])" office:value-type="float" office:value="109595.314099075" calcext:value-type="float">
            <text:p>109595.314099075</text:p>
          </table:table-cell>
          <table:table-cell/>
          <table:table-cell office:value-type="float" office:value="1443145386.75737" calcext:value-type="float">
            <text:p>1443145386.75737</text:p>
          </table:table-cell>
          <table:table-cell table:formula="of:=[.G305]-[.$B$2]" office:value-type="float" office:value="26.7571837902069" calcext:value-type="float">
            <text:p>26.7571837902</text:p>
          </table:table-cell>
          <table:table-cell table:formula="of:=[.C305]/([.H305]-[.H304])" office:value-type="float" office:value="109796.538021051" calcext:value-type="float">
            <text:p>109796.538021051</text:p>
          </table:table-cell>
          <table:table-cell table:formula="of:=[.G305]-[.$B305]" office:value-type="float" office:value="0.232962369918823" calcext:value-type="float">
            <text:p>0.23296236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5386.56382" calcext:value-type="float">
            <text:p>1443145386.56382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36358261108" calcext:value-type="float">
            <text:p>26.5636358261</text:p>
          </table:table-cell>
          <table:table-cell table:formula="of:=[.C306]/([.D306]-[.D305])" office:value-type="float" office:value="109604.595320477" calcext:value-type="float">
            <text:p>109604.595320477</text:p>
          </table:table-cell>
          <table:table-cell/>
          <table:table-cell office:value-type="float" office:value="1443145386.79671" calcext:value-type="float">
            <text:p>1443145386.79671</text:p>
          </table:table-cell>
          <table:table-cell table:formula="of:=[.G306]-[.$B$2]" office:value-type="float" office:value="26.7965304851532" calcext:value-type="float">
            <text:p>26.7965304852</text:p>
          </table:table-cell>
          <table:table-cell table:formula="of:=[.C306]/([.H306]-[.H305])" office:value-type="float" office:value="109793.211498376" calcext:value-type="float">
            <text:p>109793.211498376</text:p>
          </table:table-cell>
          <table:table-cell table:formula="of:=[.G306]-[.$B306]" office:value-type="float" office:value="0.232894659042358" calcext:value-type="float">
            <text:p>0.23289465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5386.60323" calcext:value-type="float">
            <text:p>1443145386.60323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30459403992" calcext:value-type="float">
            <text:p>26.6030459404</text:p>
          </table:table-cell>
          <table:table-cell table:formula="of:=[.C307]/([.D307]-[.D306])" office:value-type="float" office:value="109616.53062953" calcext:value-type="float">
            <text:p>109616.53062953</text:p>
          </table:table-cell>
          <table:table-cell/>
          <table:table-cell office:value-type="float" office:value="1443145386.8363" calcext:value-type="float">
            <text:p>1443145386.8363</text:p>
          </table:table-cell>
          <table:table-cell table:formula="of:=[.G307]-[.$B$2]" office:value-type="float" office:value="26.8361141681671" calcext:value-type="float">
            <text:p>26.8361141682</text:p>
          </table:table-cell>
          <table:table-cell table:formula="of:=[.C307]/([.H307]-[.H306])" office:value-type="float" office:value="109135.877995013" calcext:value-type="float">
            <text:p>109135.877995013</text:p>
          </table:table-cell>
          <table:table-cell table:formula="of:=[.G307]-[.$B307]" office:value-type="float" office:value="0.233068227767944" calcext:value-type="float">
            <text:p>0.233068227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5386.64265" calcext:value-type="float">
            <text:p>1443145386.64265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24643993378" calcext:value-type="float">
            <text:p>26.6424643993</text:p>
          </table:table-cell>
          <table:table-cell table:formula="of:=[.C308]/([.D308]-[.D307])" office:value-type="float" office:value="109593.325470414" calcext:value-type="float">
            <text:p>109593.325470414</text:p>
          </table:table-cell>
          <table:table-cell/>
          <table:table-cell office:value-type="float" office:value="1443145386.87562" calcext:value-type="float">
            <text:p>1443145386.87562</text:p>
          </table:table-cell>
          <table:table-cell table:formula="of:=[.G308]-[.$B$2]" office:value-type="float" office:value="26.8754374980927" calcext:value-type="float">
            <text:p>26.8754374981</text:p>
          </table:table-cell>
          <table:table-cell table:formula="of:=[.C308]/([.H308]-[.H307])" office:value-type="float" office:value="109858.448106515" calcext:value-type="float">
            <text:p>109858.448106515</text:p>
          </table:table-cell>
          <table:table-cell table:formula="of:=[.G308]-[.$B308]" office:value-type="float" office:value="0.232973098754883" calcext:value-type="float">
            <text:p>0.232973098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5386.68206" calcext:value-type="float">
            <text:p>1443145386.68206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18764209747" calcext:value-type="float">
            <text:p>26.681876421</text:p>
          </table:table-cell>
          <table:table-cell table:formula="of:=[.C309]/([.D309]-[.D308])" office:value-type="float" office:value="109611.225726834" calcext:value-type="float">
            <text:p>109611.225726834</text:p>
          </table:table-cell>
          <table:table-cell/>
          <table:table-cell office:value-type="float" office:value="1443145386.9151" calcext:value-type="float">
            <text:p>1443145386.9151</text:p>
          </table:table-cell>
          <table:table-cell table:formula="of:=[.G309]-[.$B$2]" office:value-type="float" office:value="26.9149160385132" calcext:value-type="float">
            <text:p>26.9149160385</text:p>
          </table:table-cell>
          <table:table-cell table:formula="of:=[.C309]/([.H309]-[.H308])" office:value-type="float" office:value="109426.537911043" calcext:value-type="float">
            <text:p>109426.537911043</text:p>
          </table:table-cell>
          <table:table-cell table:formula="of:=[.G309]-[.$B309]" office:value-type="float" office:value="0.233039617538452" calcext:value-type="float">
            <text:p>0.233039617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5386.72148" calcext:value-type="float">
            <text:p>1443145386.72148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212913036346" calcext:value-type="float">
            <text:p>26.7212913036</text:p>
          </table:table-cell>
          <table:table-cell table:formula="of:=[.C310]/([.D310]-[.D309])" office:value-type="float" office:value="109603.269335463" calcext:value-type="float">
            <text:p>109603.269335463</text:p>
          </table:table-cell>
          <table:table-cell/>
          <table:table-cell office:value-type="float" office:value="1443145386.95453" calcext:value-type="float">
            <text:p>1443145386.95453</text:p>
          </table:table-cell>
          <table:table-cell table:formula="of:=[.G310]-[.$B$2]" office:value-type="float" office:value="26.9543423652649" calcext:value-type="float">
            <text:p>26.9543423653</text:p>
          </table:table-cell>
          <table:table-cell table:formula="of:=[.C310]/([.H310]-[.H309])" office:value-type="float" office:value="109571.455317296" calcext:value-type="float">
            <text:p>109571.455317296</text:p>
          </table:table-cell>
          <table:table-cell table:formula="of:=[.G310]-[.$B310]" office:value-type="float" office:value="0.233051061630249" calcext:value-type="float">
            <text:p>0.233051061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5386.7609" calcext:value-type="float">
            <text:p>1443145386.7609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607185840607" calcext:value-type="float">
            <text:p>26.7607185841</text:p>
          </table:table-cell>
          <table:table-cell table:formula="of:=[.C311]/([.D311]-[.D310])" office:value-type="float" office:value="109568.804982766" calcext:value-type="float">
            <text:p>109568.804982766</text:p>
          </table:table-cell>
          <table:table-cell/>
          <table:table-cell office:value-type="float" office:value="1443145386.99396" calcext:value-type="float">
            <text:p>1443145386.99396</text:p>
          </table:table-cell>
          <table:table-cell table:formula="of:=[.G311]-[.$B$2]" office:value-type="float" office:value="26.9937732219696" calcext:value-type="float">
            <text:p>26.993773222</text:p>
          </table:table-cell>
          <table:table-cell table:formula="of:=[.C311]/([.H311]-[.H310])" office:value-type="float" office:value="109558.867370076" calcext:value-type="float">
            <text:p>109558.867370076</text:p>
          </table:table-cell>
          <table:table-cell table:formula="of:=[.G311]-[.$B311]" office:value-type="float" office:value="0.233054637908936" calcext:value-type="float">
            <text:p>0.233054637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5386.80032" calcext:value-type="float">
            <text:p>1443145386.80032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8001401424408" calcext:value-type="float">
            <text:p>26.8001401424</text:p>
          </table:table-cell>
          <table:table-cell table:formula="of:=[.C312]/([.D312]-[.D311])" office:value-type="float" office:value="109584.70891343" calcext:value-type="float">
            <text:p>109584.70891343</text:p>
          </table:table-cell>
          <table:table-cell/>
          <table:table-cell office:value-type="float" office:value="1443145390.00914" calcext:value-type="float">
            <text:p>1443145390.00914</text:p>
          </table:table-cell>
          <table:table-cell table:formula="of:=[.G312]-[.$B$2]" office:value-type="float" office:value="30.0089581012726" calcext:value-type="float">
            <text:p>30.0089581013</text:p>
          </table:table-cell>
          <table:table-cell table:formula="of:=[.C312]/([.H312]-[.H311])" office:value-type="float" office:value="1432.7479650265" calcext:value-type="float">
            <text:p>1432.7479650265</text:p>
          </table:table-cell>
          <table:table-cell table:formula="of:=[.G312]-[.$B312]" office:value-type="float" office:value="3.20881795883179" calcext:value-type="float">
            <text:p>3.208817958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5386.83975" calcext:value-type="float">
            <text:p>1443145386.83975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95636081696" calcext:value-type="float">
            <text:p>26.8395636082</text:p>
          </table:table-cell>
          <table:table-cell table:formula="of:=[.C313]/([.D313]-[.D312])" office:value-type="float" office:value="109579.407090243" calcext:value-type="float">
            <text:p>109579.407090243</text:p>
          </table:table-cell>
          <table:table-cell/>
          <table:table-cell office:value-type="float" office:value="1443145390.99121" calcext:value-type="float">
            <text:p>1443145390.99121</text:p>
          </table:table-cell>
          <table:table-cell table:formula="of:=[.G313]-[.$B$2]" office:value-type="float" office:value="30.9910230636597" calcext:value-type="float">
            <text:p>30.9910230637</text:p>
          </table:table-cell>
          <table:table-cell table:formula="of:=[.C313]/([.H313]-[.H312])" office:value-type="float" office:value="4398.89433535992" calcext:value-type="float">
            <text:p>4398.8943353599</text:p>
          </table:table-cell>
          <table:table-cell table:formula="of:=[.G313]-[.$B313]" office:value-type="float" office:value="4.15145945549011" calcext:value-type="float">
            <text:p>4.151459455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5386.87916" calcext:value-type="float">
            <text:p>1443145386.87916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89772987366" calcext:value-type="float">
            <text:p>26.8789772987</text:p>
          </table:table-cell>
          <table:table-cell table:formula="of:=[.C314]/([.D314]-[.D313])" office:value-type="float" office:value="109606.584358157" calcext:value-type="float">
            <text:p>109606.584358157</text:p>
          </table:table-cell>
          <table:table-cell/>
          <table:table-cell office:value-type="float" office:value="1443145391.00909" calcext:value-type="float">
            <text:p>1443145391.00909</text:p>
          </table:table-cell>
          <table:table-cell table:formula="of:=[.G314]-[.$B$2]" office:value-type="float" office:value="31.0089056491852" calcext:value-type="float">
            <text:p>31.0089056492</text:p>
          </table:table-cell>
          <table:table-cell table:formula="of:=[.C314]/([.H314]-[.H313])" office:value-type="float" office:value="241575.80534631" calcext:value-type="float">
            <text:p>241575.80534631</text:p>
          </table:table-cell>
          <table:table-cell table:formula="of:=[.G314]-[.$B314]" office:value-type="float" office:value="4.12992835044861" calcext:value-type="float">
            <text:p>4.129928350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5386.91858" calcext:value-type="float">
            <text:p>1443145386.91858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84005260468" calcext:value-type="float">
            <text:p>26.918400526</text:p>
          </table:table-cell>
          <table:table-cell table:formula="of:=[.C315]/([.D315]-[.D314])" office:value-type="float" office:value="109580.069790085" calcext:value-type="float">
            <text:p>109580.069790085</text:p>
          </table:table-cell>
          <table:table-cell/>
          <table:table-cell office:value-type="float" office:value="1443145391.02665" calcext:value-type="float">
            <text:p>1443145391.02665</text:p>
          </table:table-cell>
          <table:table-cell table:formula="of:=[.G315]-[.$B$2]" office:value-type="float" office:value="31.0264689922333" calcext:value-type="float">
            <text:p>31.0264689922</text:p>
          </table:table-cell>
          <table:table-cell table:formula="of:=[.C315]/([.H315]-[.H314])" office:value-type="float" office:value="245966.840604892" calcext:value-type="float">
            <text:p>245966.840604892</text:p>
          </table:table-cell>
          <table:table-cell table:formula="of:=[.G315]-[.$B315]" office:value-type="float" office:value="4.10806846618652" calcext:value-type="float">
            <text:p>4.108068466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5386.95799" calcext:value-type="float">
            <text:p>1443145386.95799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78015804291" calcext:value-type="float">
            <text:p>26.9578015804</text:p>
          </table:table-cell>
          <table:table-cell table:formula="of:=[.C316]/([.D316]-[.D315])" office:value-type="float" office:value="109641.73593126" calcext:value-type="float">
            <text:p>109641.73593126</text:p>
          </table:table-cell>
          <table:table-cell/>
          <table:table-cell office:value-type="float" office:value="1443145391.04421" calcext:value-type="float">
            <text:p>1443145391.04421</text:p>
          </table:table-cell>
          <table:table-cell table:formula="of:=[.G316]-[.$B$2]" office:value-type="float" office:value="31.0440232753754" calcext:value-type="float">
            <text:p>31.0440232754</text:p>
          </table:table-cell>
          <table:table-cell table:formula="of:=[.C316]/([.H316]-[.H315])" office:value-type="float" office:value="246093.786059651" calcext:value-type="float">
            <text:p>246093.786059651</text:p>
          </table:table-cell>
          <table:table-cell table:formula="of:=[.G316]-[.$B316]" office:value-type="float" office:value="4.08622169494629" calcext:value-type="float">
            <text:p>4.0862216949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5386.99741" calcext:value-type="float">
            <text:p>1443145386.99741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72233772278" calcext:value-type="float">
            <text:p>26.9972233772</text:p>
          </table:table-cell>
          <table:table-cell table:formula="of:=[.C317]/([.D317]-[.D316])" office:value-type="float" office:value="109584.046157475" calcext:value-type="float">
            <text:p>109584.046157475</text:p>
          </table:table-cell>
          <table:table-cell/>
          <table:table-cell office:value-type="float" office:value="1443145391.06177" calcext:value-type="float">
            <text:p>1443145391.06177</text:p>
          </table:table-cell>
          <table:table-cell table:formula="of:=[.G317]-[.$B$2]" office:value-type="float" office:value="31.0615847110748" calcext:value-type="float">
            <text:p>31.0615847111</text:p>
          </table:table-cell>
          <table:table-cell table:formula="of:=[.C317]/([.H317]-[.H316])" office:value-type="float" office:value="245993.555078878" calcext:value-type="float">
            <text:p>245993.555078878</text:p>
          </table:table-cell>
          <table:table-cell table:formula="of:=[.G317]-[.$B317]" office:value-type="float" office:value="4.06436133384705" calcext:value-type="float">
            <text:p>4.064361333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5400.05059" calcext:value-type="float">
            <text:p>1443145400.05059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504033565521" calcext:value-type="float">
            <text:p>40.0504033566</text:p>
          </table:table-cell>
          <table:table-cell table:formula="of:=[.C318]/([.D318]-[.D317])" office:value-type="float" office:value="330.9538370606" calcext:value-type="float">
            <text:p>330.9538370606</text:p>
          </table:table-cell>
          <table:table-cell/>
          <table:table-cell office:value-type="float" office:value="1443145400.24862" calcext:value-type="float">
            <text:p>1443145400.24862</text:p>
          </table:table-cell>
          <table:table-cell table:formula="of:=[.G318]-[.$B$2]" office:value-type="float" office:value="40.2484354972839" calcext:value-type="float">
            <text:p>40.2484354973</text:p>
          </table:table-cell>
          <table:table-cell table:formula="of:=[.C318]/([.H318]-[.H317])" office:value-type="float" office:value="470.23730988262" calcext:value-type="float">
            <text:p>470.2373098826</text:p>
          </table:table-cell>
          <table:table-cell table:formula="of:=[.G318]-[.$B318]" office:value-type="float" office:value="0.198032140731812" calcext:value-type="float">
            <text:p>0.198032140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5400.10473" calcext:value-type="float">
            <text:p>1443145400.10473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45486927032" calcext:value-type="float">
            <text:p>40.1045486927</text:p>
          </table:table-cell>
          <table:table-cell table:formula="of:=[.C319]/([.D319]-[.D318])" office:value-type="float" office:value="79785.2651231605" calcext:value-type="float">
            <text:p>79785.2651231605</text:p>
          </table:table-cell>
          <table:table-cell/>
          <table:table-cell office:value-type="float" office:value="1443145400.35196" calcext:value-type="float">
            <text:p>1443145400.35196</text:p>
          </table:table-cell>
          <table:table-cell table:formula="of:=[.G319]-[.$B$2]" office:value-type="float" office:value="40.351779460907" calcext:value-type="float">
            <text:p>40.3517794609</text:p>
          </table:table-cell>
          <table:table-cell table:formula="of:=[.C319]/([.H319]-[.H318])" office:value-type="float" office:value="41802.1512679488" calcext:value-type="float">
            <text:p>41802.1512679488</text:p>
          </table:table-cell>
          <table:table-cell table:formula="of:=[.G319]-[.$B319]" office:value-type="float" office:value="0.247230768203735" calcext:value-type="float">
            <text:p>0.247230768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5400.15887" calcext:value-type="float">
            <text:p>1443145400.15887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8686876297" calcext:value-type="float">
            <text:p>40.1586868763</text:p>
          </table:table-cell>
          <table:table-cell table:formula="of:=[.C320]/([.D320]-[.D319])" office:value-type="float" office:value="79795.8060879369" calcext:value-type="float">
            <text:p>79795.8060879369</text:p>
          </table:table-cell>
          <table:table-cell/>
          <table:table-cell office:value-type="float" office:value="1443145400.37011" calcext:value-type="float">
            <text:p>1443145400.37011</text:p>
          </table:table-cell>
          <table:table-cell table:formula="of:=[.G320]-[.$B$2]" office:value-type="float" office:value="40.3699264526367" calcext:value-type="float">
            <text:p>40.3699264526</text:p>
          </table:table-cell>
          <table:table-cell table:formula="of:=[.C320]/([.H320]-[.H319])" office:value-type="float" office:value="238055.985495441" calcext:value-type="float">
            <text:p>238055.985495441</text:p>
          </table:table-cell>
          <table:table-cell table:formula="of:=[.G320]-[.$B320]" office:value-type="float" office:value="0.211239576339722" calcext:value-type="float">
            <text:p>0.211239576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5400.21301" calcext:value-type="float">
            <text:p>1443145400.21301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28295898438" calcext:value-type="float">
            <text:p>40.2128295898</text:p>
          </table:table-cell>
          <table:table-cell table:formula="of:=[.C321]/([.D321]-[.D320])" office:value-type="float" office:value="79789.1298202042" calcext:value-type="float">
            <text:p>79789.1298202042</text:p>
          </table:table-cell>
          <table:table-cell/>
          <table:table-cell office:value-type="float" office:value="1443145400.4602" calcext:value-type="float">
            <text:p>1443145400.4602</text:p>
          </table:table-cell>
          <table:table-cell table:formula="of:=[.G321]-[.$B$2]" office:value-type="float" office:value="40.4600174427033" calcext:value-type="float">
            <text:p>40.4600174427</text:p>
          </table:table-cell>
          <table:table-cell table:formula="of:=[.C321]/([.H321]-[.H320])" office:value-type="float" office:value="47951.5209768465" calcext:value-type="float">
            <text:p>47951.5209768465</text:p>
          </table:table-cell>
          <table:table-cell table:formula="of:=[.G321]-[.$B321]" office:value-type="float" office:value="0.247187852859497" calcext:value-type="float">
            <text:p>0.247187852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5400.26716" calcext:value-type="float">
            <text:p>1443145400.26716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69732570648" calcext:value-type="float">
            <text:p>40.2669732571</text:p>
          </table:table-cell>
          <table:table-cell table:formula="of:=[.C322]/([.D322]-[.D321])" office:value-type="float" office:value="79787.7244325062" calcext:value-type="float">
            <text:p>79787.7244325062</text:p>
          </table:table-cell>
          <table:table-cell/>
          <table:table-cell office:value-type="float" office:value="1443145400.51436" calcext:value-type="float">
            <text:p>1443145400.51436</text:p>
          </table:table-cell>
          <table:table-cell table:formula="of:=[.G322]-[.$B$2]" office:value-type="float" office:value="40.5141746997833" calcext:value-type="float">
            <text:p>40.5141746998</text:p>
          </table:table-cell>
          <table:table-cell table:formula="of:=[.C322]/([.H322]-[.H321])" office:value-type="float" office:value="79767.7030358526" calcext:value-type="float">
            <text:p>79767.7030358526</text:p>
          </table:table-cell>
          <table:table-cell table:formula="of:=[.G322]-[.$B322]" office:value-type="float" office:value="0.247201442718506" calcext:value-type="float">
            <text:p>0.247201442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5400.32131" calcext:value-type="float">
            <text:p>1443145400.32131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211243152618" calcext:value-type="float">
            <text:p>40.3211243153</text:p>
          </table:table-cell>
          <table:table-cell table:formula="of:=[.C323]/([.D323]-[.D322])" office:value-type="float" office:value="79776.8343562604" calcext:value-type="float">
            <text:p>79776.8343562604</text:p>
          </table:table-cell>
          <table:table-cell/>
          <table:table-cell office:value-type="float" office:value="1443145400.56845" calcext:value-type="float">
            <text:p>1443145400.56845</text:p>
          </table:table-cell>
          <table:table-cell table:formula="of:=[.G323]-[.$B$2]" office:value-type="float" office:value="40.5682644844055" calcext:value-type="float">
            <text:p>40.5682644844</text:p>
          </table:table-cell>
          <table:table-cell table:formula="of:=[.C323]/([.H323]-[.H322])" office:value-type="float" office:value="79867.2065376936" calcext:value-type="float">
            <text:p>79867.2065376936</text:p>
          </table:table-cell>
          <table:table-cell table:formula="of:=[.G323]-[.$B323]" office:value-type="float" office:value="0.247140169143677" calcext:value-type="float">
            <text:p>0.247140169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5400.37545" calcext:value-type="float">
            <text:p>1443145400.37545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52686977387" calcext:value-type="float">
            <text:p>40.3752686977</text:p>
          </table:table-cell>
          <table:table-cell table:formula="of:=[.C324]/([.D324]-[.D323])" office:value-type="float" office:value="79786.6704242222" calcext:value-type="float">
            <text:p>79786.6704242222</text:p>
          </table:table-cell>
          <table:table-cell/>
          <table:table-cell office:value-type="float" office:value="1443145400.62274" calcext:value-type="float">
            <text:p>1443145400.62274</text:p>
          </table:table-cell>
          <table:table-cell table:formula="of:=[.G324]-[.$B$2]" office:value-type="float" office:value="40.6225562095642" calcext:value-type="float">
            <text:p>40.6225562096</text:p>
          </table:table-cell>
          <table:table-cell table:formula="of:=[.C324]/([.H324]-[.H323])" office:value-type="float" office:value="79570.1368371129" calcext:value-type="float">
            <text:p>79570.1368371129</text:p>
          </table:table-cell>
          <table:table-cell table:formula="of:=[.G324]-[.$B324]" office:value-type="float" office:value="0.247287511825562" calcext:value-type="float">
            <text:p>0.247287511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5400.4296" calcext:value-type="float">
            <text:p>1443145400.4296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94130802155" calcext:value-type="float">
            <text:p>40.4294130802</text:p>
          </table:table-cell>
          <table:table-cell table:formula="of:=[.C325]/([.D325]-[.D324])" office:value-type="float" office:value="79786.6704242222" calcext:value-type="float">
            <text:p>79786.6704242222</text:p>
          </table:table-cell>
          <table:table-cell/>
          <table:table-cell office:value-type="float" office:value="1443145400.67683" calcext:value-type="float">
            <text:p>1443145400.67683</text:p>
          </table:table-cell>
          <table:table-cell table:formula="of:=[.G325]-[.$B$2]" office:value-type="float" office:value="40.6766476631165" calcext:value-type="float">
            <text:p>40.6766476631</text:p>
          </table:table-cell>
          <table:table-cell table:formula="of:=[.C325]/([.H325]-[.H324])" office:value-type="float" office:value="79864.7423262046" calcext:value-type="float">
            <text:p>79864.7423262046</text:p>
          </table:table-cell>
          <table:table-cell table:formula="of:=[.G325]-[.$B325]" office:value-type="float" office:value="0.247234582901001" calcext:value-type="float">
            <text:p>0.247234582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5400.48375" calcext:value-type="float">
            <text:p>1443145400.48375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3567237854" calcext:value-type="float">
            <text:p>40.4835672379</text:p>
          </table:table-cell>
          <table:table-cell table:formula="of:=[.C326]/([.D326]-[.D325])" office:value-type="float" office:value="79772.268434747" calcext:value-type="float">
            <text:p>79772.268434747</text:p>
          </table:table-cell>
          <table:table-cell/>
          <table:table-cell office:value-type="float" office:value="1443145400.73097" calcext:value-type="float">
            <text:p>1443145400.73097</text:p>
          </table:table-cell>
          <table:table-cell table:formula="of:=[.G326]-[.$B$2]" office:value-type="float" office:value="40.7307827472687" calcext:value-type="float">
            <text:p>40.7307827473</text:p>
          </table:table-cell>
          <table:table-cell table:formula="of:=[.C326]/([.H326]-[.H325])" office:value-type="float" office:value="79800.374704372" calcext:value-type="float">
            <text:p>79800.374704372</text:p>
          </table:table-cell>
          <table:table-cell table:formula="of:=[.G326]-[.$B326]" office:value-type="float" office:value="0.247215509414673" calcext:value-type="float">
            <text:p>0.247215509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5400.53789" calcext:value-type="float">
            <text:p>1443145400.53789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7703037262" calcext:value-type="float">
            <text:p>40.5377030373</text:p>
          </table:table-cell>
          <table:table-cell table:formula="of:=[.C327]/([.D327]-[.D326])" office:value-type="float" office:value="79799.3203618395" calcext:value-type="float">
            <text:p>79799.3203618395</text:p>
          </table:table-cell>
          <table:table-cell/>
          <table:table-cell office:value-type="float" office:value="1443145400.78506" calcext:value-type="float">
            <text:p>1443145400.78506</text:p>
          </table:table-cell>
          <table:table-cell table:formula="of:=[.G327]-[.$B$2]" office:value-type="float" office:value="40.7848765850067" calcext:value-type="float">
            <text:p>40.784876585</text:p>
          </table:table-cell>
          <table:table-cell table:formula="of:=[.C327]/([.H327]-[.H326])" office:value-type="float" office:value="79861.222287845" calcext:value-type="float">
            <text:p>79861.222287845</text:p>
          </table:table-cell>
          <table:table-cell table:formula="of:=[.G327]-[.$B327]" office:value-type="float" office:value="0.247173547744751" calcext:value-type="float">
            <text:p>0.247173547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5400.59202" calcext:value-type="float">
            <text:p>1443145400.59202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918340682983" calcext:value-type="float">
            <text:p>40.5918340683</text:p>
          </table:table-cell>
          <table:table-cell table:formula="of:=[.C328]/([.D328]-[.D327])" office:value-type="float" office:value="79806.3498383559" calcext:value-type="float">
            <text:p>79806.3498383559</text:p>
          </table:table-cell>
          <table:table-cell/>
          <table:table-cell office:value-type="float" office:value="1443145400.83926" calcext:value-type="float">
            <text:p>1443145400.83926</text:p>
          </table:table-cell>
          <table:table-cell table:formula="of:=[.G328]-[.$B$2]" office:value-type="float" office:value="40.8390710353851" calcext:value-type="float">
            <text:p>40.8390710354</text:p>
          </table:table-cell>
          <table:table-cell table:formula="of:=[.C328]/([.H328]-[.H327])" office:value-type="float" office:value="79712.9589807662" calcext:value-type="float">
            <text:p>79712.9589807662</text:p>
          </table:table-cell>
          <table:table-cell table:formula="of:=[.G328]-[.$B328]" office:value-type="float" office:value="0.247236967086792" calcext:value-type="float">
            <text:p>0.247236967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5400.64616" calcext:value-type="float">
            <text:p>1443145400.64616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59722518921" calcext:value-type="float">
            <text:p>40.6459722519</text:p>
          </table:table-cell>
          <table:table-cell table:formula="of:=[.C329]/([.D329]-[.D328])" office:value-type="float" office:value="79795.8060879369" calcext:value-type="float">
            <text:p>79795.8060879369</text:p>
          </table:table-cell>
          <table:table-cell/>
          <table:table-cell office:value-type="float" office:value="1443145400.8574" calcext:value-type="float">
            <text:p>1443145400.8574</text:p>
          </table:table-cell>
          <table:table-cell table:formula="of:=[.G329]-[.$B$2]" office:value-type="float" office:value="40.8572111129761" calcext:value-type="float">
            <text:p>40.857211113</text:p>
          </table:table-cell>
          <table:table-cell table:formula="of:=[.C329]/([.H329]-[.H328])" office:value-type="float" office:value="238146.721167116" calcext:value-type="float">
            <text:p>238146.721167116</text:p>
          </table:table-cell>
          <table:table-cell table:formula="of:=[.G329]-[.$B329]" office:value-type="float" office:value="0.211238861083984" calcext:value-type="float">
            <text:p>0.211238861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5400.7003" calcext:value-type="float">
            <text:p>1443145400.7003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7001152038574" calcext:value-type="float">
            <text:p>40.7001152039</text:p>
          </table:table-cell>
          <table:table-cell table:formula="of:=[.C330]/([.D330]-[.D329])" office:value-type="float" office:value="79788.7784686383" calcext:value-type="float">
            <text:p>79788.7784686383</text:p>
          </table:table-cell>
          <table:table-cell/>
          <table:table-cell office:value-type="float" office:value="1443145400.94758" calcext:value-type="float">
            <text:p>1443145400.94758</text:p>
          </table:table-cell>
          <table:table-cell table:formula="of:=[.G330]-[.$B$2]" office:value-type="float" office:value="40.9473955631256" calcext:value-type="float">
            <text:p>40.9473955631</text:p>
          </table:table-cell>
          <table:table-cell table:formula="of:=[.C330]/([.H330]-[.H329])" office:value-type="float" office:value="47901.8277855766" calcext:value-type="float">
            <text:p>47901.8277855766</text:p>
          </table:table-cell>
          <table:table-cell table:formula="of:=[.G330]-[.$B330]" office:value-type="float" office:value="0.247280359268188" calcext:value-type="float">
            <text:p>0.247280359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5400.75445" calcext:value-type="float">
            <text:p>1443145400.75445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42607784271" calcext:value-type="float">
            <text:p>40.7542607784</text:p>
          </table:table-cell>
          <table:table-cell table:formula="of:=[.C331]/([.D331]-[.D330])" office:value-type="float" office:value="79784.91380563" calcext:value-type="float">
            <text:p>79784.91380563</text:p>
          </table:table-cell>
          <table:table-cell/>
          <table:table-cell office:value-type="float" office:value="1443145401.00163" calcext:value-type="float">
            <text:p>1443145401.00163</text:p>
          </table:table-cell>
          <table:table-cell table:formula="of:=[.G331]-[.$B$2]" office:value-type="float" office:value="41.0014498233795" calcext:value-type="float">
            <text:p>41.0014498234</text:p>
          </table:table-cell>
          <table:table-cell table:formula="of:=[.C331]/([.H331]-[.H330])" office:value-type="float" office:value="79919.6951305575" calcext:value-type="float">
            <text:p>79919.6951305575</text:p>
          </table:table-cell>
          <table:table-cell table:formula="of:=[.G331]-[.$B331]" office:value-type="float" office:value="0.247189044952393" calcext:value-type="float">
            <text:p>0.247189045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5400.80864" calcext:value-type="float">
            <text:p>1443145400.80864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84511756897" calcext:value-type="float">
            <text:p>40.8084511757</text:p>
          </table:table-cell>
          <table:table-cell table:formula="of:=[.C332]/([.D332]-[.D331])" office:value-type="float" office:value="79718.9210307491" calcext:value-type="float">
            <text:p>79718.9210307491</text:p>
          </table:table-cell>
          <table:table-cell/>
          <table:table-cell office:value-type="float" office:value="1443145401.05594" calcext:value-type="float">
            <text:p>1443145401.05594</text:p>
          </table:table-cell>
          <table:table-cell table:formula="of:=[.G332]-[.$B$2]" office:value-type="float" office:value="41.0557518005371" calcext:value-type="float">
            <text:p>41.0557518005</text:p>
          </table:table-cell>
          <table:table-cell table:formula="of:=[.C332]/([.H332]-[.H331])" office:value-type="float" office:value="79555.1143094236" calcext:value-type="float">
            <text:p>79555.1143094236</text:p>
          </table:table-cell>
          <table:table-cell table:formula="of:=[.G332]-[.$B332]" office:value-type="float" office:value="0.247300624847412" calcext:value-type="float">
            <text:p>0.247300624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5400.86278" calcext:value-type="float">
            <text:p>1443145400.86278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625943660736" calcext:value-type="float">
            <text:p>40.8625943661</text:p>
          </table:table-cell>
          <table:table-cell table:formula="of:=[.C333]/([.D333]-[.D332])" office:value-type="float" office:value="79788.4271201666" calcext:value-type="float">
            <text:p>79788.4271201666</text:p>
          </table:table-cell>
          <table:table-cell/>
          <table:table-cell office:value-type="float" office:value="1443145401.11008" calcext:value-type="float">
            <text:p>1443145401.11008</text:p>
          </table:table-cell>
          <table:table-cell table:formula="of:=[.G333]-[.$B$2]" office:value-type="float" office:value="41.1098914146423" calcext:value-type="float">
            <text:p>41.1098914146</text:p>
          </table:table-cell>
          <table:table-cell table:formula="of:=[.C333]/([.H333]-[.H332])" office:value-type="float" office:value="79793.6976721655" calcext:value-type="float">
            <text:p>79793.6976721655</text:p>
          </table:table-cell>
          <table:table-cell table:formula="of:=[.G333]-[.$B333]" office:value-type="float" office:value="0.247297048568726" calcext:value-type="float">
            <text:p>0.247297048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5400.91693" calcext:value-type="float">
            <text:p>1443145400.91693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6743516922" calcext:value-type="float">
            <text:p>40.9167435169</text:p>
          </table:table-cell>
          <table:table-cell table:formula="of:=[.C334]/([.D334]-[.D333])" office:value-type="float" office:value="79779.644413917" calcext:value-type="float">
            <text:p>79779.644413917</text:p>
          </table:table-cell>
          <table:table-cell/>
          <table:table-cell office:value-type="float" office:value="1443145401.16415" calcext:value-type="float">
            <text:p>1443145401.16415</text:p>
          </table:table-cell>
          <table:table-cell table:formula="of:=[.G334]-[.$B$2]" office:value-type="float" office:value="41.1639623641968" calcext:value-type="float">
            <text:p>41.1639623642</text:p>
          </table:table-cell>
          <table:table-cell table:formula="of:=[.C334]/([.H334]-[.H333])" office:value-type="float" office:value="79895.027470347" calcext:value-type="float">
            <text:p>79895.027470347</text:p>
          </table:table-cell>
          <table:table-cell table:formula="of:=[.G334]-[.$B334]" office:value-type="float" office:value="0.24721884727478" calcext:value-type="float">
            <text:p>0.247218847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5400.97113" calcext:value-type="float">
            <text:p>1443145400.97113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709436893463" calcext:value-type="float">
            <text:p>40.9709436893</text:p>
          </table:table-cell>
          <table:table-cell table:formula="of:=[.C335]/([.D335]-[.D334])" office:value-type="float" office:value="79704.5434870586" calcext:value-type="float">
            <text:p>79704.5434870586</text:p>
          </table:table-cell>
          <table:table-cell/>
          <table:table-cell office:value-type="float" office:value="1443145401.18171" calcext:value-type="float">
            <text:p>1443145401.18171</text:p>
          </table:table-cell>
          <table:table-cell table:formula="of:=[.G335]-[.$B$2]" office:value-type="float" office:value="41.1815302371979" calcext:value-type="float">
            <text:p>41.1815302372</text:p>
          </table:table-cell>
          <table:table-cell table:formula="of:=[.C335]/([.H335]-[.H334])" office:value-type="float" office:value="245903.416977675" calcext:value-type="float">
            <text:p>245903.416977675</text:p>
          </table:table-cell>
          <table:table-cell table:formula="of:=[.G335]-[.$B335]" office:value-type="float" office:value="0.210586547851562" calcext:value-type="float">
            <text:p>0.210586547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5401.02378" calcext:value-type="float">
            <text:p>1443145401.02378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35943794251" calcext:value-type="float">
            <text:p>41.0235943794</text:p>
          </table:table-cell>
          <table:table-cell table:formula="of:=[.C336]/([.D336]-[.D335])" office:value-type="float" office:value="82050.206626727" calcext:value-type="float">
            <text:p>82050.206626727</text:p>
          </table:table-cell>
          <table:table-cell/>
          <table:table-cell office:value-type="float" office:value="1443145401.22174" calcext:value-type="float">
            <text:p>1443145401.22174</text:p>
          </table:table-cell>
          <table:table-cell table:formula="of:=[.G336]-[.$B$2]" office:value-type="float" office:value="41.2215597629547" calcext:value-type="float">
            <text:p>41.221559763</text:p>
          </table:table-cell>
          <table:table-cell table:formula="of:=[.C336]/([.H336]-[.H335])" office:value-type="float" office:value="107920.339257636" calcext:value-type="float">
            <text:p>107920.339257636</text:p>
          </table:table-cell>
          <table:table-cell table:formula="of:=[.G336]-[.$B336]" office:value-type="float" office:value="0.197965383529663" calcext:value-type="float">
            <text:p>0.197965383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5401.07474" calcext:value-type="float">
            <text:p>1443145401.07474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45568275452" calcext:value-type="float">
            <text:p>41.0745568275</text:p>
          </table:table-cell>
          <table:table-cell table:formula="of:=[.C337]/([.D337]-[.D336])" office:value-type="float" office:value="84768.2982147536" calcext:value-type="float">
            <text:p>84768.2982147536</text:p>
          </table:table-cell>
          <table:table-cell/>
          <table:table-cell office:value-type="float" office:value="1443145401.2726" calcext:value-type="float">
            <text:p>1443145401.2726</text:p>
          </table:table-cell>
          <table:table-cell table:formula="of:=[.G337]-[.$B$2]" office:value-type="float" office:value="41.2724170684814" calcext:value-type="float">
            <text:p>41.2724170685</text:p>
          </table:table-cell>
          <table:table-cell table:formula="of:=[.C337]/([.H337]-[.H336])" office:value-type="float" office:value="84943.5485277365" calcext:value-type="float">
            <text:p>84943.5485277365</text:p>
          </table:table-cell>
          <table:table-cell table:formula="of:=[.G337]-[.$B337]" office:value-type="float" office:value="0.197860240936279" calcext:value-type="float">
            <text:p>0.1978602409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5401.12574" calcext:value-type="float">
            <text:p>1443145401.12574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55581378937" calcext:value-type="float">
            <text:p>41.1255581379</text:p>
          </table:table-cell>
          <table:table-cell table:formula="of:=[.C338]/([.D338]-[.D337])" office:value-type="float" office:value="84703.706051469" calcext:value-type="float">
            <text:p>84703.706051469</text:p>
          </table:table-cell>
          <table:table-cell/>
          <table:table-cell office:value-type="float" office:value="1443145401.32368" calcext:value-type="float">
            <text:p>1443145401.32368</text:p>
          </table:table-cell>
          <table:table-cell table:formula="of:=[.G338]-[.$B$2]" office:value-type="float" office:value="41.323490858078" calcext:value-type="float">
            <text:p>41.3234908581</text:p>
          </table:table-cell>
          <table:table-cell table:formula="of:=[.C338]/([.H338]-[.H337])" office:value-type="float" office:value="84583.5023037172" calcext:value-type="float">
            <text:p>84583.5023037172</text:p>
          </table:table-cell>
          <table:table-cell table:formula="of:=[.G338]-[.$B338]" office:value-type="float" office:value="0.197932720184326" calcext:value-type="float">
            <text:p>0.197932720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5401.17671" calcext:value-type="float">
            <text:p>1443145401.17671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65263080597" calcext:value-type="float">
            <text:p>41.1765263081</text:p>
          </table:table-cell>
          <table:table-cell table:formula="of:=[.C339]/([.D339]-[.D338])" office:value-type="float" office:value="84758.7815283287" calcext:value-type="float">
            <text:p>84758.7815283287</text:p>
          </table:table-cell>
          <table:table-cell/>
          <table:table-cell office:value-type="float" office:value="1443145401.42093" calcext:value-type="float">
            <text:p>1443145401.42093</text:p>
          </table:table-cell>
          <table:table-cell table:formula="of:=[.G339]-[.$B$2]" office:value-type="float" office:value="41.4207420349121" calcext:value-type="float">
            <text:p>41.4207420349</text:p>
          </table:table-cell>
          <table:table-cell table:formula="of:=[.C339]/([.H339]-[.H338])" office:value-type="float" office:value="44421.0562857164" calcext:value-type="float">
            <text:p>44421.0562857164</text:p>
          </table:table-cell>
          <table:table-cell table:formula="of:=[.G339]-[.$B339]" office:value-type="float" office:value="0.244215726852417" calcext:value-type="float">
            <text:p>0.244215726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5401.22768" calcext:value-type="float">
            <text:p>1443145401.22768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74923324585" calcext:value-type="float">
            <text:p>41.2274923325</text:p>
          </table:table-cell>
          <table:table-cell table:formula="of:=[.C340]/([.D340]-[.D339])" office:value-type="float" office:value="84762.3500353188" calcext:value-type="float">
            <text:p>84762.3500353188</text:p>
          </table:table-cell>
          <table:table-cell/>
          <table:table-cell office:value-type="float" office:value="1443145401.47185" calcext:value-type="float">
            <text:p>1443145401.47185</text:p>
          </table:table-cell>
          <table:table-cell table:formula="of:=[.G340]-[.$B$2]" office:value-type="float" office:value="41.4716627597809" calcext:value-type="float">
            <text:p>41.4716627598</text:p>
          </table:table-cell>
          <table:table-cell table:formula="of:=[.C340]/([.H340]-[.H339])" office:value-type="float" office:value="84837.7553762812" calcext:value-type="float">
            <text:p>84837.7553762812</text:p>
          </table:table-cell>
          <table:table-cell table:formula="of:=[.G340]-[.$B340]" office:value-type="float" office:value="0.244170427322388" calcext:value-type="float">
            <text:p>0.2441704273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5401.27864" calcext:value-type="float">
            <text:p>1443145401.27864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84564495087" calcext:value-type="float">
            <text:p>41.2784564495</text:p>
          </table:table-cell>
          <table:table-cell table:formula="of:=[.C341]/([.D341]-[.D340])" office:value-type="float" office:value="84765.5222937982" calcext:value-type="float">
            <text:p>84765.5222937982</text:p>
          </table:table-cell>
          <table:table-cell/>
          <table:table-cell office:value-type="float" office:value="1443145401.52286" calcext:value-type="float">
            <text:p>1443145401.52286</text:p>
          </table:table-cell>
          <table:table-cell table:formula="of:=[.G341]-[.$B$2]" office:value-type="float" office:value="41.5226709842682" calcext:value-type="float">
            <text:p>41.5226709843</text:p>
          </table:table-cell>
          <table:table-cell table:formula="of:=[.C341]/([.H341]-[.H340])" office:value-type="float" office:value="84692.2245073477" calcext:value-type="float">
            <text:p>84692.2245073477</text:p>
          </table:table-cell>
          <table:table-cell table:formula="of:=[.G341]-[.$B341]" office:value-type="float" office:value="0.244214534759521" calcext:value-type="float">
            <text:p>0.244214534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5401.32962" calcext:value-type="float">
            <text:p>1443145401.32962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94353485107" calcext:value-type="float">
            <text:p>41.3294353485</text:p>
          </table:table-cell>
          <table:table-cell table:formula="of:=[.C342]/([.D342]-[.D341])" office:value-type="float" office:value="84740.9434994692" calcext:value-type="float">
            <text:p>84740.9434994692</text:p>
          </table:table-cell>
          <table:table-cell/>
          <table:table-cell office:value-type="float" office:value="1443145401.57364" calcext:value-type="float">
            <text:p>1443145401.57364</text:p>
          </table:table-cell>
          <table:table-cell table:formula="of:=[.G342]-[.$B$2]" office:value-type="float" office:value="41.5734589099884" calcext:value-type="float">
            <text:p>41.57345891</text:p>
          </table:table-cell>
          <table:table-cell table:formula="of:=[.C342]/([.H342]-[.H341])" office:value-type="float" office:value="85059.5872688011" calcext:value-type="float">
            <text:p>85059.5872688011</text:p>
          </table:table-cell>
          <table:table-cell table:formula="of:=[.G342]-[.$B342]" office:value-type="float" office:value="0.244023561477661" calcext:value-type="float">
            <text:p>0.2440235615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5401.38062" calcext:value-type="float">
            <text:p>1443145401.38062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804368972778" calcext:value-type="float">
            <text:p>41.3804368973</text:p>
          </table:table-cell>
          <table:table-cell table:formula="of:=[.C343]/([.D343]-[.D342])" office:value-type="float" office:value="84703.3100843322" calcext:value-type="float">
            <text:p>84703.3100843322</text:p>
          </table:table-cell>
          <table:table-cell/>
          <table:table-cell office:value-type="float" office:value="1443145401.6247" calcext:value-type="float">
            <text:p>1443145401.6247</text:p>
          </table:table-cell>
          <table:table-cell table:formula="of:=[.G343]-[.$B$2]" office:value-type="float" office:value="41.6245174407959" calcext:value-type="float">
            <text:p>41.6245174408</text:p>
          </table:table-cell>
          <table:table-cell table:formula="of:=[.C343]/([.H343]-[.H342])" office:value-type="float" office:value="84608.7799957974" calcext:value-type="float">
            <text:p>84608.7799957974</text:p>
          </table:table-cell>
          <table:table-cell table:formula="of:=[.G343]-[.$B343]" office:value-type="float" office:value="0.244080543518066" calcext:value-type="float">
            <text:p>0.2440805435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5401.43159" calcext:value-type="float">
            <text:p>1443145401.43159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314024448395" calcext:value-type="float">
            <text:p>41.4314024448</text:p>
          </table:table-cell>
          <table:table-cell table:formula="of:=[.C344]/([.D344]-[.D343])" office:value-type="float" office:value="84763.1430776788" calcext:value-type="float">
            <text:p>84763.1430776788</text:p>
          </table:table-cell>
          <table:table-cell/>
          <table:table-cell office:value-type="float" office:value="1443145401.67562" calcext:value-type="float">
            <text:p>1443145401.67562</text:p>
          </table:table-cell>
          <table:table-cell table:formula="of:=[.G344]-[.$B$2]" office:value-type="float" office:value="41.6754398345947" calcext:value-type="float">
            <text:p>41.6754398346</text:p>
          </table:table-cell>
          <table:table-cell table:formula="of:=[.C344]/([.H344]-[.H343])" office:value-type="float" office:value="84834.9749044872" calcext:value-type="float">
            <text:p>84834.9749044872</text:p>
          </table:table-cell>
          <table:table-cell table:formula="of:=[.G344]-[.$B344]" office:value-type="float" office:value="0.244037389755249" calcext:value-type="float">
            <text:p>0.244037389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5401.48256" calcext:value-type="float">
            <text:p>1443145401.48256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823734760284" calcext:value-type="float">
            <text:p>41.482373476</text:p>
          </table:table-cell>
          <table:table-cell table:formula="of:=[.C345]/([.D345]-[.D344])" office:value-type="float" office:value="84754.023986379" calcext:value-type="float">
            <text:p>84754.023986379</text:p>
          </table:table-cell>
          <table:table-cell/>
          <table:table-cell office:value-type="float" office:value="1443145401.72666" calcext:value-type="float">
            <text:p>1443145401.72666</text:p>
          </table:table-cell>
          <table:table-cell table:formula="of:=[.G345]-[.$B$2]" office:value-type="float" office:value="41.7264750003815" calcext:value-type="float">
            <text:p>41.7264750004</text:p>
          </table:table-cell>
          <table:table-cell table:formula="of:=[.C345]/([.H345]-[.H344])" office:value-type="float" office:value="84647.5157551493" calcext:value-type="float">
            <text:p>84647.5157551493</text:p>
          </table:table-cell>
          <table:table-cell table:formula="of:=[.G345]-[.$B345]" office:value-type="float" office:value="0.244101524353027" calcext:value-type="float">
            <text:p>0.244101524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5401.53353" calcext:value-type="float">
            <text:p>1443145401.53353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33409309387" calcext:value-type="float">
            <text:p>41.5333409309</text:p>
          </table:table-cell>
          <table:table-cell table:formula="of:=[.C346]/([.D346]-[.D345])" office:value-type="float" office:value="84759.9709972728" calcext:value-type="float">
            <text:p>84759.9709972728</text:p>
          </table:table-cell>
          <table:table-cell/>
          <table:table-cell office:value-type="float" office:value="1443145401.77765" calcext:value-type="float">
            <text:p>1443145401.77765</text:p>
          </table:table-cell>
          <table:table-cell table:formula="of:=[.G346]-[.$B$2]" office:value-type="float" office:value="41.7774641513824" calcext:value-type="float">
            <text:p>41.7774641514</text:p>
          </table:table-cell>
          <table:table-cell table:formula="of:=[.C346]/([.H346]-[.H345])" office:value-type="float" office:value="84723.9052856021" calcext:value-type="float">
            <text:p>84723.9052856021</text:p>
          </table:table-cell>
          <table:table-cell table:formula="of:=[.G346]-[.$B346]" office:value-type="float" office:value="0.244123220443726" calcext:value-type="float">
            <text:p>0.244123220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5401.58449" calcext:value-type="float">
            <text:p>1443145401.58449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43074321747" calcext:value-type="float">
            <text:p>41.5843074322</text:p>
          </table:table-cell>
          <table:table-cell table:formula="of:=[.C347]/([.D347]-[.D346])" office:value-type="float" office:value="84761.5570077981" calcext:value-type="float">
            <text:p>84761.5570077981</text:p>
          </table:table-cell>
          <table:table-cell/>
          <table:table-cell office:value-type="float" office:value="1443145401.82861" calcext:value-type="float">
            <text:p>1443145401.82861</text:p>
          </table:table-cell>
          <table:table-cell table:formula="of:=[.G347]-[.$B$2]" office:value-type="float" office:value="41.8284268379211" calcext:value-type="float">
            <text:p>41.8284268379</text:p>
          </table:table-cell>
          <table:table-cell table:formula="of:=[.C347]/([.H347]-[.H346])" office:value-type="float" office:value="84767.9016434857" calcext:value-type="float">
            <text:p>84767.9016434857</text:p>
          </table:table-cell>
          <table:table-cell table:formula="of:=[.G347]-[.$B347]" office:value-type="float" office:value="0.24411940574646" calcext:value-type="float">
            <text:p>0.244119405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5401.63549" calcext:value-type="float">
            <text:p>1443145401.63549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53008747101" calcext:value-type="float">
            <text:p>41.6353008747</text:p>
          </table:table-cell>
          <table:table-cell table:formula="of:=[.C348]/([.D348]-[.D347])" office:value-type="float" office:value="84716.7750441833" calcext:value-type="float">
            <text:p>84716.7750441833</text:p>
          </table:table-cell>
          <table:table-cell/>
          <table:table-cell office:value-type="float" office:value="1443145401.87959" calcext:value-type="float">
            <text:p>1443145401.87959</text:p>
          </table:table-cell>
          <table:table-cell table:formula="of:=[.G348]-[.$B$2]" office:value-type="float" office:value="41.8794085979462" calcext:value-type="float">
            <text:p>41.8794085979</text:p>
          </table:table-cell>
          <table:table-cell table:formula="of:=[.C348]/([.H348]-[.H347])" office:value-type="float" office:value="84736.187959763" calcext:value-type="float">
            <text:p>84736.187959763</text:p>
          </table:table-cell>
          <table:table-cell table:formula="of:=[.G348]-[.$B348]" office:value-type="float" office:value="0.244107723236084" calcext:value-type="float">
            <text:p>0.244107723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5401.68646" calcext:value-type="float">
            <text:p>1443145401.68646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62742900848" calcext:value-type="float">
            <text:p>41.6862742901</text:p>
          </table:table-cell>
          <table:table-cell table:formula="of:=[.C349]/([.D349]-[.D348])" office:value-type="float" office:value="84750.0597760503" calcext:value-type="float">
            <text:p>84750.0597760503</text:p>
          </table:table-cell>
          <table:table-cell/>
          <table:table-cell office:value-type="float" office:value="1443145401.9306" calcext:value-type="float">
            <text:p>1443145401.9306</text:p>
          </table:table-cell>
          <table:table-cell table:formula="of:=[.G349]-[.$B$2]" office:value-type="float" office:value="41.9304130077362" calcext:value-type="float">
            <text:p>41.9304130077</text:p>
          </table:table-cell>
          <table:table-cell table:formula="of:=[.C349]/([.H349]-[.H348])" office:value-type="float" office:value="84698.5587674358" calcext:value-type="float">
            <text:p>84698.5587674358</text:p>
          </table:table-cell>
          <table:table-cell table:formula="of:=[.G349]-[.$B349]" office:value-type="float" office:value="0.244138717651367" calcext:value-type="float">
            <text:p>0.244138717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5401.73742" calcext:value-type="float">
            <text:p>1443145401.73742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72386455536" calcext:value-type="float">
            <text:p>41.7372386456</text:p>
          </table:table-cell>
          <table:table-cell table:formula="of:=[.C350]/([.D350]-[.D349])" office:value-type="float" office:value="84765.125748503" calcext:value-type="float">
            <text:p>84765.125748503</text:p>
          </table:table-cell>
          <table:table-cell/>
          <table:table-cell office:value-type="float" office:value="1443145401.98143" calcext:value-type="float">
            <text:p>1443145401.98143</text:p>
          </table:table-cell>
          <table:table-cell table:formula="of:=[.G350]-[.$B$2]" office:value-type="float" office:value="41.9812481403351" calcext:value-type="float">
            <text:p>41.9812481403</text:p>
          </table:table-cell>
          <table:table-cell table:formula="of:=[.C350]/([.H350]-[.H349])" office:value-type="float" office:value="84980.5986361377" calcext:value-type="float">
            <text:p>84980.5986361377</text:p>
          </table:table-cell>
          <table:table-cell table:formula="of:=[.G350]-[.$B350]" office:value-type="float" office:value="0.244009494781494" calcext:value-type="float">
            <text:p>0.2440094948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5401.7884" calcext:value-type="float">
            <text:p>1443145401.7884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82149219513" calcext:value-type="float">
            <text:p>41.788214922</text:p>
          </table:table-cell>
          <table:table-cell table:formula="of:=[.C351]/([.D351]-[.D350])" office:value-type="float" office:value="84745.3032131332" calcext:value-type="float">
            <text:p>84745.3032131332</text:p>
          </table:table-cell>
          <table:table-cell/>
          <table:table-cell office:value-type="float" office:value="1443145402.03245" calcext:value-type="float">
            <text:p>1443145402.03245</text:p>
          </table:table-cell>
          <table:table-cell table:formula="of:=[.G351]-[.$B$2]" office:value-type="float" office:value="42.0322685241699" calcext:value-type="float">
            <text:p>42.0322685242</text:p>
          </table:table-cell>
          <table:table-cell table:formula="of:=[.C351]/([.H351]-[.H350])" office:value-type="float" office:value="84672.0403747751" calcext:value-type="float">
            <text:p>84672.0403747751</text:p>
          </table:table-cell>
          <table:table-cell table:formula="of:=[.G351]-[.$B351]" office:value-type="float" office:value="0.244053602218628" calcext:value-type="float">
            <text:p>0.244053602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5401.83937" calcext:value-type="float">
            <text:p>1443145401.83937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91847610474" calcext:value-type="float">
            <text:p>41.839184761</text:p>
          </table:table-cell>
          <table:table-cell table:formula="of:=[.C352]/([.D352]-[.D351])" office:value-type="float" office:value="84756.006230617" calcext:value-type="float">
            <text:p>84756.006230617</text:p>
          </table:table-cell>
          <table:table-cell/>
          <table:table-cell office:value-type="float" office:value="1443145402.08335" calcext:value-type="float">
            <text:p>1443145402.08335</text:p>
          </table:table-cell>
          <table:table-cell table:formula="of:=[.G352]-[.$B$2]" office:value-type="float" office:value="42.0831696987152" calcext:value-type="float">
            <text:p>42.0831696987</text:p>
          </table:table-cell>
          <table:table-cell table:formula="of:=[.C352]/([.H352]-[.H351])" office:value-type="float" office:value="84870.3401953207" calcext:value-type="float">
            <text:p>84870.3401953207</text:p>
          </table:table-cell>
          <table:table-cell table:formula="of:=[.G352]-[.$B352]" office:value-type="float" office:value="0.243984937667847" calcext:value-type="float">
            <text:p>0.243984937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5401.89034" calcext:value-type="float">
            <text:p>1443145401.89034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901543617249" calcext:value-type="float">
            <text:p>41.8901543617</text:p>
          </table:table-cell>
          <table:table-cell table:formula="of:=[.C353]/([.D353]-[.D352])" office:value-type="float" office:value="84756.4026905913" calcext:value-type="float">
            <text:p>84756.4026905913</text:p>
          </table:table-cell>
          <table:table-cell/>
          <table:table-cell office:value-type="float" office:value="1443145402.13429" calcext:value-type="float">
            <text:p>1443145402.13429</text:p>
          </table:table-cell>
          <table:table-cell table:formula="of:=[.G353]-[.$B$2]" office:value-type="float" office:value="42.1341087818146" calcext:value-type="float">
            <text:p>42.1341087818</text:p>
          </table:table-cell>
          <table:table-cell table:formula="of:=[.C353]/([.H353]-[.H352])" office:value-type="float" office:value="84807.180207251" calcext:value-type="float">
            <text:p>84807.180207251</text:p>
          </table:table-cell>
          <table:table-cell table:formula="of:=[.G353]-[.$B353]" office:value-type="float" office:value="0.243954420089722" calcext:value-type="float">
            <text:p>0.243954420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5401.9413" calcext:value-type="float">
            <text:p>1443145401.9413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411127567291" calcext:value-type="float">
            <text:p>41.9411127567</text:p>
          </table:table-cell>
          <table:table-cell table:formula="of:=[.C354]/([.D354]-[.D353])" office:value-type="float" office:value="84775.0404940698" calcext:value-type="float">
            <text:p>84775.0404940698</text:p>
          </table:table-cell>
          <table:table-cell/>
          <table:table-cell office:value-type="float" office:value="1443145402.18537" calcext:value-type="float">
            <text:p>1443145402.18537</text:p>
          </table:table-cell>
          <table:table-cell table:formula="of:=[.G354]-[.$B$2]" office:value-type="float" office:value="42.1851868629456" calcext:value-type="float">
            <text:p>42.1851868629</text:p>
          </table:table-cell>
          <table:table-cell table:formula="of:=[.C354]/([.H354]-[.H353])" office:value-type="float" office:value="84576.3956739499" calcext:value-type="float">
            <text:p>84576.3956739499</text:p>
          </table:table-cell>
          <table:table-cell table:formula="of:=[.G354]-[.$B354]" office:value-type="float" office:value="0.244074106216431" calcext:value-type="float">
            <text:p>0.2440741062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5401.99226" calcext:value-type="float">
            <text:p>1443145401.99226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92073059082" calcext:value-type="float">
            <text:p>41.9920730591</text:p>
          </table:table-cell>
          <table:table-cell table:formula="of:=[.C355]/([.D355]-[.D354])" office:value-type="float" office:value="84771.867523147" calcext:value-type="float">
            <text:p>84771.867523147</text:p>
          </table:table-cell>
          <table:table-cell/>
          <table:table-cell office:value-type="float" office:value="1443145402.20116" calcext:value-type="float">
            <text:p>1443145402.20116</text:p>
          </table:table-cell>
          <table:table-cell table:formula="of:=[.G355]-[.$B$2]" office:value-type="float" office:value="42.200971364975" calcext:value-type="float">
            <text:p>42.200971365</text:p>
          </table:table-cell>
          <table:table-cell table:formula="of:=[.C355]/([.H355]-[.H354])" office:value-type="float" office:value="273686.175968582" calcext:value-type="float">
            <text:p>273686.175968582</text:p>
          </table:table-cell>
          <table:table-cell table:formula="of:=[.G355]-[.$B355]" office:value-type="float" office:value="0.208898305892944" calcext:value-type="float">
            <text:p>0.2088983059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5402.03591" calcext:value-type="float">
            <text:p>1443145402.03591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5724401474" calcext:value-type="float">
            <text:p>42.0357244015</text:p>
          </table:table-cell>
          <table:table-cell table:formula="of:=[.C356]/([.D356]-[.D355])" office:value-type="float" office:value="98966.0286093497" calcext:value-type="float">
            <text:p>98966.0286093497</text:p>
          </table:table-cell>
          <table:table-cell/>
          <table:table-cell office:value-type="float" office:value="1443145402.23374" calcext:value-type="float">
            <text:p>1443145402.23374</text:p>
          </table:table-cell>
          <table:table-cell table:formula="of:=[.G356]-[.$B$2]" office:value-type="float" office:value="42.2335579395294" calcext:value-type="float">
            <text:p>42.2335579395</text:p>
          </table:table-cell>
          <table:table-cell table:formula="of:=[.C356]/([.H356]-[.H355])" office:value-type="float" office:value="132569.932834838" calcext:value-type="float">
            <text:p>132569.932834838</text:p>
          </table:table-cell>
          <table:table-cell table:formula="of:=[.G356]-[.$B356]" office:value-type="float" office:value="0.19783353805542" calcext:value-type="float">
            <text:p>0.197833538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5402.07824" calcext:value-type="float">
            <text:p>1443145402.07824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80565738678" calcext:value-type="float">
            <text:p>42.0780565739</text:p>
          </table:table-cell>
          <table:table-cell table:formula="of:=[.C357]/([.D357]-[.D356])" office:value-type="float" office:value="102050.042691238" calcext:value-type="float">
            <text:p>102050.042691238</text:p>
          </table:table-cell>
          <table:table-cell/>
          <table:table-cell office:value-type="float" office:value="1443145402.31401" calcext:value-type="float">
            <text:p>1443145402.31401</text:p>
          </table:table-cell>
          <table:table-cell table:formula="of:=[.G357]-[.$B$2]" office:value-type="float" office:value="42.3138241767883" calcext:value-type="float">
            <text:p>42.3138241768</text:p>
          </table:table-cell>
          <table:table-cell table:formula="of:=[.C357]/([.H357]-[.H356])" office:value-type="float" office:value="53820.8859357039" calcext:value-type="float">
            <text:p>53820.8859357039</text:p>
          </table:table-cell>
          <table:table-cell table:formula="of:=[.G357]-[.$B357]" office:value-type="float" office:value="0.235767602920532" calcext:value-type="float">
            <text:p>0.2357676029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5402.12058" calcext:value-type="float">
            <text:p>1443145402.12058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203949451447" calcext:value-type="float">
            <text:p>42.1203949451</text:p>
          </table:table-cell>
          <table:table-cell table:formula="of:=[.C358]/([.D358]-[.D357])" office:value-type="float" office:value="102035.101250141" calcext:value-type="float">
            <text:p>102035.101250141</text:p>
          </table:table-cell>
          <table:table-cell/>
          <table:table-cell office:value-type="float" office:value="1443145402.35631" calcext:value-type="float">
            <text:p>1443145402.35631</text:p>
          </table:table-cell>
          <table:table-cell table:formula="of:=[.G358]-[.$B$2]" office:value-type="float" office:value="42.3561244010925" calcext:value-type="float">
            <text:p>42.3561244011</text:p>
          </table:table-cell>
          <table:table-cell table:formula="of:=[.C358]/([.H358]-[.H357])" office:value-type="float" office:value="102127.118025025" calcext:value-type="float">
            <text:p>102127.118025025</text:p>
          </table:table-cell>
          <table:table-cell table:formula="of:=[.G358]-[.$B358]" office:value-type="float" office:value="0.235729455947876" calcext:value-type="float">
            <text:p>0.2357294559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5402.16292" calcext:value-type="float">
            <text:p>1443145402.16292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27321243286" calcext:value-type="float">
            <text:p>42.1627321243</text:p>
          </table:table-cell>
          <table:table-cell table:formula="of:=[.C359]/([.D359]-[.D358])" office:value-type="float" office:value="102037.974264395" calcext:value-type="float">
            <text:p>102037.974264395</text:p>
          </table:table-cell>
          <table:table-cell/>
          <table:table-cell office:value-type="float" office:value="1443145402.3987" calcext:value-type="float">
            <text:p>1443145402.3987</text:p>
          </table:table-cell>
          <table:table-cell table:formula="of:=[.G359]-[.$B$2]" office:value-type="float" office:value="42.3985164165497" calcext:value-type="float">
            <text:p>42.3985164165</text:p>
          </table:table-cell>
          <table:table-cell table:formula="of:=[.C359]/([.H359]-[.H358])" office:value-type="float" office:value="101905.982846377" calcext:value-type="float">
            <text:p>101905.982846377</text:p>
          </table:table-cell>
          <table:table-cell table:formula="of:=[.G359]-[.$B359]" office:value-type="float" office:value="0.235784292221069" calcext:value-type="float">
            <text:p>0.2357842922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5402.20527" calcext:value-type="float">
            <text:p>1443145402.20527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5085515976" calcext:value-type="float">
            <text:p>42.205085516</text:p>
          </table:table-cell>
          <table:table-cell table:formula="of:=[.C360]/([.D360]-[.D359])" office:value-type="float" office:value="101998.915127531" calcext:value-type="float">
            <text:p>101998.915127531</text:p>
          </table:table-cell>
          <table:table-cell/>
          <table:table-cell office:value-type="float" office:value="1443145402.44104" calcext:value-type="float">
            <text:p>1443145402.44104</text:p>
          </table:table-cell>
          <table:table-cell table:formula="of:=[.G360]-[.$B$2]" office:value-type="float" office:value="42.4408602714539" calcext:value-type="float">
            <text:p>42.4408602715</text:p>
          </table:table-cell>
          <table:table-cell table:formula="of:=[.C360]/([.H360]-[.H359])" office:value-type="float" office:value="102021.887468117" calcext:value-type="float">
            <text:p>102021.887468117</text:p>
          </table:table-cell>
          <table:table-cell table:formula="of:=[.G360]-[.$B360]" office:value-type="float" office:value="0.235774755477905" calcext:value-type="float">
            <text:p>0.235774755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5402.2476" calcext:value-type="float">
            <text:p>1443145402.2476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74174499512" calcext:value-type="float">
            <text:p>42.24741745</text:p>
          </table:table-cell>
          <table:table-cell table:formula="of:=[.C361]/([.D361]-[.D360])" office:value-type="float" office:value="102050.617449438" calcext:value-type="float">
            <text:p>102050.617449438</text:p>
          </table:table-cell>
          <table:table-cell/>
          <table:table-cell office:value-type="float" office:value="1443145402.4832" calcext:value-type="float">
            <text:p>1443145402.4832</text:p>
          </table:table-cell>
          <table:table-cell table:formula="of:=[.G361]-[.$B$2]" office:value-type="float" office:value="42.4830124378204" calcext:value-type="float">
            <text:p>42.4830124378</text:p>
          </table:table-cell>
          <table:table-cell table:formula="of:=[.C361]/([.H361]-[.H360])" office:value-type="float" office:value="102485.835779614" calcext:value-type="float">
            <text:p>102485.835779614</text:p>
          </table:table-cell>
          <table:table-cell table:formula="of:=[.G361]-[.$B361]" office:value-type="float" office:value="0.235594987869263" calcext:value-type="float">
            <text:p>0.235594987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5402.28994" calcext:value-type="float">
            <text:p>1443145402.28994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97529602051" calcext:value-type="float">
            <text:p>42.2897529602</text:p>
          </table:table-cell>
          <table:table-cell table:formula="of:=[.C362]/([.D362]-[.D361])" office:value-type="float" office:value="102041.996756172" calcext:value-type="float">
            <text:p>102041.996756172</text:p>
          </table:table-cell>
          <table:table-cell/>
          <table:table-cell office:value-type="float" office:value="1443145402.52565" calcext:value-type="float">
            <text:p>1443145402.52565</text:p>
          </table:table-cell>
          <table:table-cell table:formula="of:=[.G362]-[.$B$2]" office:value-type="float" office:value="42.5254628658295" calcext:value-type="float">
            <text:p>42.5254628658</text:p>
          </table:table-cell>
          <table:table-cell table:formula="of:=[.C362]/([.H362]-[.H361])" office:value-type="float" office:value="101765.758382477" calcext:value-type="float">
            <text:p>101765.758382477</text:p>
          </table:table-cell>
          <table:table-cell table:formula="of:=[.G362]-[.$B362]" office:value-type="float" office:value="0.23570990562439" calcext:value-type="float">
            <text:p>0.2357099056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5402.33227" calcext:value-type="float">
            <text:p>1443145402.33227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320844173431" calcext:value-type="float">
            <text:p>42.3320844173</text:p>
          </table:table-cell>
          <table:table-cell table:formula="of:=[.C363]/([.D363]-[.D362])" office:value-type="float" office:value="102051.766985261" calcext:value-type="float">
            <text:p>102051.766985261</text:p>
          </table:table-cell>
          <table:table-cell/>
          <table:table-cell office:value-type="float" office:value="1443145402.56795" calcext:value-type="float">
            <text:p>1443145402.56795</text:p>
          </table:table-cell>
          <table:table-cell table:formula="of:=[.G363]-[.$B$2]" office:value-type="float" office:value="42.5677607059479" calcext:value-type="float">
            <text:p>42.5677607059</text:p>
          </table:table-cell>
          <table:table-cell table:formula="of:=[.C363]/([.H363]-[.H362])" office:value-type="float" office:value="102132.874584296" calcext:value-type="float">
            <text:p>102132.874584296</text:p>
          </table:table-cell>
          <table:table-cell table:formula="of:=[.G363]-[.$B363]" office:value-type="float" office:value="0.235676288604736" calcext:value-type="float">
            <text:p>0.235676288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5402.37461" calcext:value-type="float">
            <text:p>1443145402.37461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44225502014" calcext:value-type="float">
            <text:p>42.3744225502</text:p>
          </table:table-cell>
          <table:table-cell table:formula="of:=[.C364]/([.D364]-[.D363])" office:value-type="float" office:value="102035.675840049" calcext:value-type="float">
            <text:p>102035.675840049</text:p>
          </table:table-cell>
          <table:table-cell/>
          <table:table-cell office:value-type="float" office:value="1443145402.61032" calcext:value-type="float">
            <text:p>1443145402.61032</text:p>
          </table:table-cell>
          <table:table-cell table:formula="of:=[.G364]-[.$B$2]" office:value-type="float" office:value="42.6101388931274" calcext:value-type="float">
            <text:p>42.6101388931</text:p>
          </table:table-cell>
          <table:table-cell table:formula="of:=[.C364]/([.H364]-[.H363])" office:value-type="float" office:value="101939.235430134" calcext:value-type="float">
            <text:p>101939.235430134</text:p>
          </table:table-cell>
          <table:table-cell table:formula="of:=[.G364]-[.$B364]" office:value-type="float" office:value="0.235716342926025" calcext:value-type="float">
            <text:p>0.2357163429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5402.41694" calcext:value-type="float">
            <text:p>1443145402.41694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67602062225" calcext:value-type="float">
            <text:p>42.4167602062</text:p>
          </table:table-cell>
          <table:table-cell table:formula="of:=[.C365]/([.D365]-[.D364])" office:value-type="float" office:value="102036.825039279" calcext:value-type="float">
            <text:p>102036.825039279</text:p>
          </table:table-cell>
          <table:table-cell/>
          <table:table-cell office:value-type="float" office:value="1443145402.65725" calcext:value-type="float">
            <text:p>1443145402.65725</text:p>
          </table:table-cell>
          <table:table-cell table:formula="of:=[.G365]-[.$B$2]" office:value-type="float" office:value="42.6570694446564" calcext:value-type="float">
            <text:p>42.6570694447</text:p>
          </table:table-cell>
          <table:table-cell table:formula="of:=[.C365]/([.H365]-[.H364])" office:value-type="float" office:value="92050.9105318506" calcext:value-type="float">
            <text:p>92050.9105318506</text:p>
          </table:table-cell>
          <table:table-cell table:formula="of:=[.G365]-[.$B365]" office:value-type="float" office:value="0.240309238433838" calcext:value-type="float">
            <text:p>0.240309238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5402.45928" calcext:value-type="float">
            <text:p>1443145402.45928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90969085693" calcext:value-type="float">
            <text:p>42.4590969086</text:p>
          </table:table-cell>
          <table:table-cell table:formula="of:=[.C366]/([.D366]-[.D365])" office:value-type="float" office:value="102039.123515399" calcext:value-type="float">
            <text:p>102039.123515399</text:p>
          </table:table-cell>
          <table:table-cell/>
          <table:table-cell office:value-type="float" office:value="1443145402.69963" calcext:value-type="float">
            <text:p>1443145402.69963</text:p>
          </table:table-cell>
          <table:table-cell table:formula="of:=[.G366]-[.$B$2]" office:value-type="float" office:value="42.6994457244873" calcext:value-type="float">
            <text:p>42.6994457245</text:p>
          </table:table-cell>
          <table:table-cell table:formula="of:=[.C366]/([.H366]-[.H365])" office:value-type="float" office:value="101943.823696544" calcext:value-type="float">
            <text:p>101943.823696544</text:p>
          </table:table-cell>
          <table:table-cell table:formula="of:=[.G366]-[.$B366]" office:value-type="float" office:value="0.240348815917969" calcext:value-type="float">
            <text:p>0.240348815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5402.50167" calcext:value-type="float">
            <text:p>1443145402.50167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5014820098877" calcext:value-type="float">
            <text:p>42.5014820099</text:p>
          </table:table-cell>
          <table:table-cell table:formula="of:=[.C367]/([.D367]-[.D366])" office:value-type="float" office:value="101922.606426064" calcext:value-type="float">
            <text:p>101922.606426064</text:p>
          </table:table-cell>
          <table:table-cell/>
          <table:table-cell office:value-type="float" office:value="1443145402.7797" calcext:value-type="float">
            <text:p>1443145402.7797</text:p>
          </table:table-cell>
          <table:table-cell table:formula="of:=[.G367]-[.$B$2]" office:value-type="float" office:value="42.7795112133026" calcext:value-type="float">
            <text:p>42.7795112133</text:p>
          </table:table-cell>
          <table:table-cell table:formula="of:=[.C367]/([.H367]-[.H366])" office:value-type="float" office:value="53955.8312066917" calcext:value-type="float">
            <text:p>53955.8312066917</text:p>
          </table:table-cell>
          <table:table-cell table:formula="of:=[.G367]-[.$B367]" office:value-type="float" office:value="0.278029203414917" calcext:value-type="float">
            <text:p>0.2780292034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5402.54398" calcext:value-type="float">
            <text:p>1443145402.54398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3792963028" calcext:value-type="float">
            <text:p>42.543792963</text:p>
          </table:table-cell>
          <table:table-cell table:formula="of:=[.C368]/([.D368]-[.D367])" office:value-type="float" office:value="102101.221536641" calcext:value-type="float">
            <text:p>102101.221536641</text:p>
          </table:table-cell>
          <table:table-cell/>
          <table:table-cell office:value-type="float" office:value="1443145402.82198" calcext:value-type="float">
            <text:p>1443145402.82198</text:p>
          </table:table-cell>
          <table:table-cell table:formula="of:=[.G368]-[.$B$2]" office:value-type="float" office:value="42.8217935562134" calcext:value-type="float">
            <text:p>42.8217935562</text:p>
          </table:table-cell>
          <table:table-cell table:formula="of:=[.C368]/([.H368]-[.H367])" office:value-type="float" office:value="102170.308043644" calcext:value-type="float">
            <text:p>102170.308043644</text:p>
          </table:table-cell>
          <table:table-cell table:formula="of:=[.G368]-[.$B368]" office:value-type="float" office:value="0.278000593185425" calcext:value-type="float">
            <text:p>0.278000593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5402.58633" calcext:value-type="float">
            <text:p>1443145402.58633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61449241638" calcext:value-type="float">
            <text:p>42.5861449242</text:p>
          </table:table-cell>
          <table:table-cell table:formula="of:=[.C369]/([.D369]-[.D368])" office:value-type="float" office:value="102002.360319078" calcext:value-type="float">
            <text:p>102002.360319078</text:p>
          </table:table-cell>
          <table:table-cell/>
          <table:table-cell office:value-type="float" office:value="1443145402.86429" calcext:value-type="float">
            <text:p>1443145402.86429</text:p>
          </table:table-cell>
          <table:table-cell table:formula="of:=[.G369]-[.$B$2]" office:value-type="float" office:value="42.8641016483307" calcext:value-type="float">
            <text:p>42.8641016483</text:p>
          </table:table-cell>
          <table:table-cell table:formula="of:=[.C369]/([.H369]-[.H368])" office:value-type="float" office:value="102108.125982655" calcext:value-type="float">
            <text:p>102108.125982655</text:p>
          </table:table-cell>
          <table:table-cell table:formula="of:=[.G369]-[.$B369]" office:value-type="float" office:value="0.27795672416687" calcext:value-type="float">
            <text:p>0.277956724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5402.62869" calcext:value-type="float">
            <text:p>1443145402.62869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85054683685" calcext:value-type="float">
            <text:p>42.6285054684</text:p>
          </table:table-cell>
          <table:table-cell table:formula="of:=[.C370]/([.D370]-[.D369])" office:value-type="float" office:value="101981.692660112" calcext:value-type="float">
            <text:p>101981.692660112</text:p>
          </table:table-cell>
          <table:table-cell/>
          <table:table-cell office:value-type="float" office:value="1443145402.90685" calcext:value-type="float">
            <text:p>1443145402.90685</text:p>
          </table:table-cell>
          <table:table-cell table:formula="of:=[.G370]-[.$B$2]" office:value-type="float" office:value="42.906670331955" calcext:value-type="float">
            <text:p>42.906670332</text:p>
          </table:table-cell>
          <table:table-cell table:formula="of:=[.C370]/([.H370]-[.H369])" office:value-type="float" office:value="101483.053554826" calcext:value-type="float">
            <text:p>101483.053554826</text:p>
          </table:table-cell>
          <table:table-cell table:formula="of:=[.G370]-[.$B370]" office:value-type="float" office:value="0.278164863586426" calcext:value-type="float">
            <text:p>0.278164863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5402.67103" calcext:value-type="float">
            <text:p>1443145402.67103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708447933197" calcext:value-type="float">
            <text:p>42.6708447933</text:p>
          </table:table-cell>
          <table:table-cell table:formula="of:=[.C371]/([.D371]-[.D370])" office:value-type="float" office:value="102032.802955221" calcext:value-type="float">
            <text:p>102032.802955221</text:p>
          </table:table-cell>
          <table:table-cell/>
          <table:table-cell office:value-type="float" office:value="1443145402.94916" calcext:value-type="float">
            <text:p>1443145402.94916</text:p>
          </table:table-cell>
          <table:table-cell table:formula="of:=[.G371]-[.$B$2]" office:value-type="float" office:value="42.9489715099335" calcext:value-type="float">
            <text:p>42.9489715099</text:p>
          </table:table-cell>
          <table:table-cell table:formula="of:=[.C371]/([.H371]-[.H370])" office:value-type="float" office:value="102124.81558301" calcext:value-type="float">
            <text:p>102124.81558301</text:p>
          </table:table-cell>
          <table:table-cell table:formula="of:=[.G371]-[.$B371]" office:value-type="float" office:value="0.27812671661377" calcext:value-type="float">
            <text:p>0.278126716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5402.71337" calcext:value-type="float">
            <text:p>1443145402.71337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31888866425" calcext:value-type="float">
            <text:p>42.7131888866</text:p>
          </table:table-cell>
          <table:table-cell table:formula="of:=[.C372]/([.D372]-[.D371])" office:value-type="float" office:value="102021.31303349" calcext:value-type="float">
            <text:p>102021.31303349</text:p>
          </table:table-cell>
          <table:table-cell/>
          <table:table-cell office:value-type="float" office:value="1443145403.03379" calcext:value-type="float">
            <text:p>1443145403.03379</text:p>
          </table:table-cell>
          <table:table-cell table:formula="of:=[.G372]-[.$B$2]" office:value-type="float" office:value="43.0336012840271" calcext:value-type="float">
            <text:p>43.033601284</text:p>
          </table:table-cell>
          <table:table-cell table:formula="of:=[.C372]/([.H372]-[.H371])" office:value-type="float" office:value="51045.864723929" calcext:value-type="float">
            <text:p>51045.864723929</text:p>
          </table:table-cell>
          <table:table-cell table:formula="of:=[.G372]-[.$B372]" office:value-type="float" office:value="0.320412397384644" calcext:value-type="float">
            <text:p>0.320412397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5402.75571" calcext:value-type="float">
            <text:p>1443145402.75571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55229663849" calcext:value-type="float">
            <text:p>42.7555229664</text:p>
          </table:table-cell>
          <table:table-cell table:formula="of:=[.C373]/([.D373]-[.D372])" office:value-type="float" office:value="102045.444858697" calcext:value-type="float">
            <text:p>102045.444858697</text:p>
          </table:table-cell>
          <table:table-cell/>
          <table:table-cell office:value-type="float" office:value="1443145403.04821" calcext:value-type="float">
            <text:p>1443145403.04821</text:p>
          </table:table-cell>
          <table:table-cell table:formula="of:=[.G373]-[.$B$2]" office:value-type="float" office:value="43.0480301380158" calcext:value-type="float">
            <text:p>43.048030138</text:p>
          </table:table-cell>
          <table:table-cell table:formula="of:=[.C373]/([.H373]-[.H372])" office:value-type="float" office:value="299400.077331086" calcext:value-type="float">
            <text:p>299400.077331086</text:p>
          </table:table-cell>
          <table:table-cell table:formula="of:=[.G373]-[.$B373]" office:value-type="float" office:value="0.292507171630859" calcext:value-type="float">
            <text:p>0.292507171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5402.79804" calcext:value-type="float">
            <text:p>1443145402.79804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78596687317" calcext:value-type="float">
            <text:p>42.7978596687</text:p>
          </table:table-cell>
          <table:table-cell table:formula="of:=[.C374]/([.D374]-[.D373])" office:value-type="float" office:value="102039.123515399" calcext:value-type="float">
            <text:p>102039.123515399</text:p>
          </table:table-cell>
          <table:table-cell/>
          <table:table-cell office:value-type="float" office:value="1443145403.07602" calcext:value-type="float">
            <text:p>1443145403.07602</text:p>
          </table:table-cell>
          <table:table-cell table:formula="of:=[.G374]-[.$B$2]" office:value-type="float" office:value="43.0758371353149" calcext:value-type="float">
            <text:p>43.0758371353</text:p>
          </table:table-cell>
          <table:table-cell table:formula="of:=[.C374]/([.H374]-[.H373])" office:value-type="float" office:value="155356.579983023" calcext:value-type="float">
            <text:p>155356.579983023</text:p>
          </table:table-cell>
          <table:table-cell table:formula="of:=[.G374]-[.$B374]" office:value-type="float" office:value="0.277977466583252" calcext:value-type="float">
            <text:p>0.277977466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5402.84038" calcext:value-type="float">
            <text:p>1443145402.84038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401989936829" calcext:value-type="float">
            <text:p>42.8401989937</text:p>
          </table:table-cell>
          <table:table-cell table:formula="of:=[.C375]/([.D375]-[.D374])" office:value-type="float" office:value="102032.802955221" calcext:value-type="float">
            <text:p>102032.802955221</text:p>
          </table:table-cell>
          <table:table-cell/>
          <table:table-cell office:value-type="float" office:value="1443145403.11846" calcext:value-type="float">
            <text:p>1443145403.11846</text:p>
          </table:table-cell>
          <table:table-cell table:formula="of:=[.G375]-[.$B$2]" office:value-type="float" office:value="43.1182782649994" calcext:value-type="float">
            <text:p>43.118278265</text:p>
          </table:table-cell>
          <table:table-cell table:formula="of:=[.C375]/([.H375]-[.H374])" office:value-type="float" office:value="101788.053996663" calcext:value-type="float">
            <text:p>101788.053996663</text:p>
          </table:table-cell>
          <table:table-cell table:formula="of:=[.G375]-[.$B375]" office:value-type="float" office:value="0.278079271316528" calcext:value-type="float">
            <text:p>0.278079271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5402.88272" calcext:value-type="float">
            <text:p>1443145402.88272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25328350067" calcext:value-type="float">
            <text:p>42.882532835</text:p>
          </table:table-cell>
          <table:table-cell table:formula="of:=[.C376]/([.D376]-[.D375])" office:value-type="float" office:value="102046.019565107" calcext:value-type="float">
            <text:p>102046.019565107</text:p>
          </table:table-cell>
          <table:table-cell/>
          <table:table-cell office:value-type="float" office:value="1443145403.16067" calcext:value-type="float">
            <text:p>1443145403.16067</text:p>
          </table:table-cell>
          <table:table-cell table:formula="of:=[.G376]-[.$B$2]" office:value-type="float" office:value="43.1604843139648" calcext:value-type="float">
            <text:p>43.160484314</text:p>
          </table:table-cell>
          <table:table-cell table:formula="of:=[.C376]/([.H376]-[.H375])" office:value-type="float" office:value="102354.996638893" calcext:value-type="float">
            <text:p>102354.996638893</text:p>
          </table:table-cell>
          <table:table-cell table:formula="of:=[.G376]-[.$B376]" office:value-type="float" office:value="0.27795147895813" calcext:value-type="float">
            <text:p>0.27795147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5402.92506" calcext:value-type="float">
            <text:p>1443145402.92506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48776435852" calcext:value-type="float">
            <text:p>42.9248776436</text:p>
          </table:table-cell>
          <table:table-cell table:formula="of:=[.C377]/([.D377]-[.D376])" office:value-type="float" office:value="102019.589768421" calcext:value-type="float">
            <text:p>102019.589768421</text:p>
          </table:table-cell>
          <table:table-cell/>
          <table:table-cell office:value-type="float" office:value="1443145403.20333" calcext:value-type="float">
            <text:p>1443145403.20333</text:p>
          </table:table-cell>
          <table:table-cell table:formula="of:=[.G377]-[.$B$2]" office:value-type="float" office:value="43.2031445503235" calcext:value-type="float">
            <text:p>43.2031445503</text:p>
          </table:table-cell>
          <table:table-cell table:formula="of:=[.C377]/([.H377]-[.H376])" office:value-type="float" office:value="101265.261722461" calcext:value-type="float">
            <text:p>101265.261722461</text:p>
          </table:table-cell>
          <table:table-cell table:formula="of:=[.G377]-[.$B377]" office:value-type="float" office:value="0.278266906738281" calcext:value-type="float">
            <text:p>0.278266906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5402.9674" calcext:value-type="float">
            <text:p>1443145402.9674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72122001648" calcext:value-type="float">
            <text:p>42.9672122002</text:p>
          </table:table-cell>
          <table:table-cell table:formula="of:=[.C378]/([.D378]-[.D377])" office:value-type="float" office:value="102044.295465297" calcext:value-type="float">
            <text:p>102044.295465297</text:p>
          </table:table-cell>
          <table:table-cell/>
          <table:table-cell office:value-type="float" office:value="1443145403.2466" calcext:value-type="float">
            <text:p>1443145403.2466</text:p>
          </table:table-cell>
          <table:table-cell table:formula="of:=[.G378]-[.$B$2]" office:value-type="float" office:value="43.2464113235474" calcext:value-type="float">
            <text:p>43.2464113235</text:p>
          </table:table-cell>
          <table:table-cell table:formula="of:=[.C378]/([.H378]-[.H377])" office:value-type="float" office:value="99845.6708950042" calcext:value-type="float">
            <text:p>99845.6708950042</text:p>
          </table:table-cell>
          <table:table-cell table:formula="of:=[.G378]-[.$B378]" office:value-type="float" office:value="0.279199123382568" calcext:value-type="float">
            <text:p>0.2791991234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5403.00993" calcext:value-type="float">
            <text:p>1443145403.00993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97448825836" calcext:value-type="float">
            <text:p>43.0097448826</text:p>
          </table:table-cell>
          <table:table-cell table:formula="of:=[.C379]/([.D379]-[.D378])" office:value-type="float" office:value="101568.952493063" calcext:value-type="float">
            <text:p>101568.952493063</text:p>
          </table:table-cell>
          <table:table-cell/>
          <table:table-cell office:value-type="float" office:value="1443145403.28995" calcext:value-type="float">
            <text:p>1443145403.28995</text:p>
          </table:table-cell>
          <table:table-cell table:formula="of:=[.G379]-[.$B$2]" office:value-type="float" office:value="43.2897644042969" calcext:value-type="float">
            <text:p>43.2897644043</text:p>
          </table:table-cell>
          <table:table-cell table:formula="of:=[.C379]/([.H379]-[.H378])" office:value-type="float" office:value="99646.8976440309" calcext:value-type="float">
            <text:p>99646.8976440309</text:p>
          </table:table-cell>
          <table:table-cell table:formula="of:=[.G379]-[.$B379]" office:value-type="float" office:value="0.280019521713257" calcext:value-type="float">
            <text:p>0.2800195217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5403.05328" calcext:value-type="float">
            <text:p>1443145403.05328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30934333801" calcext:value-type="float">
            <text:p>43.0530934334</text:p>
          </table:table-cell>
          <table:table-cell table:formula="of:=[.C380]/([.D380]-[.D379])" office:value-type="float" office:value="99657.3108125203" calcext:value-type="float">
            <text:p>99657.3108125203</text:p>
          </table:table-cell>
          <table:table-cell/>
          <table:table-cell office:value-type="float" office:value="1443145403.3334" calcext:value-type="float">
            <text:p>1443145403.3334</text:p>
          </table:table-cell>
          <table:table-cell table:formula="of:=[.G380]-[.$B$2]" office:value-type="float" office:value="43.3332123756409" calcext:value-type="float">
            <text:p>43.3332123756</text:p>
          </table:table-cell>
          <table:table-cell table:formula="of:=[.C380]/([.H380]-[.H379])" office:value-type="float" office:value="99429.2683033901" calcext:value-type="float">
            <text:p>99429.2683033901</text:p>
          </table:table-cell>
          <table:table-cell table:formula="of:=[.G380]-[.$B380]" office:value-type="float" office:value="0.280118942260742" calcext:value-type="float">
            <text:p>0.2801189423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5403.09665" calcext:value-type="float">
            <text:p>1443145403.09665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64674949646" calcext:value-type="float">
            <text:p>43.096467495</text:p>
          </table:table-cell>
          <table:table-cell table:formula="of:=[.C381]/([.D381]-[.D380])" office:value-type="float" office:value="99598.6965985796" calcext:value-type="float">
            <text:p>99598.6965985796</text:p>
          </table:table-cell>
          <table:table-cell/>
          <table:table-cell office:value-type="float" office:value="1443145403.37667" calcext:value-type="float">
            <text:p>1443145403.37667</text:p>
          </table:table-cell>
          <table:table-cell table:formula="of:=[.G381]-[.$B$2]" office:value-type="float" office:value="43.3764896392822" calcext:value-type="float">
            <text:p>43.3764896393</text:p>
          </table:table-cell>
          <table:table-cell table:formula="of:=[.C381]/([.H381]-[.H380])" office:value-type="float" office:value="99821.4682841371" calcext:value-type="float">
            <text:p>99821.4682841371</text:p>
          </table:table-cell>
          <table:table-cell table:formula="of:=[.G381]-[.$B381]" office:value-type="float" office:value="0.280022144317627" calcext:value-type="float">
            <text:p>0.2800221443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5403.14005" calcext:value-type="float">
            <text:p>1443145403.14005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98615837097" calcext:value-type="float">
            <text:p>43.1398615837</text:p>
          </table:table-cell>
          <table:table-cell table:formula="of:=[.C382]/([.D382]-[.D381])" office:value-type="float" office:value="99552.7299898905" calcext:value-type="float">
            <text:p>99552.7299898905</text:p>
          </table:table-cell>
          <table:table-cell/>
          <table:table-cell office:value-type="float" office:value="1443145403.4202" calcext:value-type="float">
            <text:p>1443145403.4202</text:p>
          </table:table-cell>
          <table:table-cell table:formula="of:=[.G382]-[.$B$2]" office:value-type="float" office:value="43.4200150966644" calcext:value-type="float">
            <text:p>43.4200150967</text:p>
          </table:table-cell>
          <table:table-cell table:formula="of:=[.C382]/([.H382]-[.H381])" office:value-type="float" office:value="99252.2597078205" calcext:value-type="float">
            <text:p>99252.2597078205</text:p>
          </table:table-cell>
          <table:table-cell table:formula="of:=[.G382]-[.$B382]" office:value-type="float" office:value="0.280153512954712" calcext:value-type="float">
            <text:p>0.28015351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5403.18339" calcext:value-type="float">
            <text:p>1443145403.18339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32048892975" calcext:value-type="float">
            <text:p>43.1832048893</text:p>
          </table:table-cell>
          <table:table-cell table:formula="of:=[.C383]/([.D383]-[.D382])" office:value-type="float" office:value="99669.3708847878" calcext:value-type="float">
            <text:p>99669.3708847878</text:p>
          </table:table-cell>
          <table:table-cell/>
          <table:table-cell office:value-type="float" office:value="1443145403.46353" calcext:value-type="float">
            <text:p>1443145403.46353</text:p>
          </table:table-cell>
          <table:table-cell table:formula="of:=[.G383]-[.$B$2]" office:value-type="float" office:value="43.4633448123932" calcext:value-type="float">
            <text:p>43.4633448124</text:p>
          </table:table-cell>
          <table:table-cell table:formula="of:=[.C383]/([.H383]-[.H382])" office:value-type="float" office:value="99700.6310182791" calcext:value-type="float">
            <text:p>99700.6310182791</text:p>
          </table:table-cell>
          <table:table-cell table:formula="of:=[.G383]-[.$B383]" office:value-type="float" office:value="0.280139923095703" calcext:value-type="float">
            <text:p>0.280139923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5403.22674" calcext:value-type="float">
            <text:p>1443145403.22674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65532016754" calcext:value-type="float">
            <text:p>43.2265532017</text:p>
          </table:table-cell>
          <table:table-cell table:formula="of:=[.C384]/([.D384]-[.D383])" office:value-type="float" office:value="99657.8589343072" calcext:value-type="float">
            <text:p>99657.8589343072</text:p>
          </table:table-cell>
          <table:table-cell/>
          <table:table-cell office:value-type="float" office:value="1443145403.50684" calcext:value-type="float">
            <text:p>1443145403.50684</text:p>
          </table:table-cell>
          <table:table-cell table:formula="of:=[.G384]-[.$B$2]" office:value-type="float" office:value="43.5066599845886" calcext:value-type="float">
            <text:p>43.5066599846</text:p>
          </table:table-cell>
          <table:table-cell table:formula="of:=[.C384]/([.H384]-[.H383])" office:value-type="float" office:value="99734.1065737545" calcext:value-type="float">
            <text:p>99734.1065737545</text:p>
          </table:table-cell>
          <table:table-cell table:formula="of:=[.G384]-[.$B384]" office:value-type="float" office:value="0.280106782913208" calcext:value-type="float">
            <text:p>0.280106782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5403.27008" calcext:value-type="float">
            <text:p>1443145403.27008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98910236359" calcext:value-type="float">
            <text:p>43.2698910236</text:p>
          </table:table-cell>
          <table:table-cell table:formula="of:=[.C385]/([.D385]-[.D384])" office:value-type="float" office:value="99681.9822634949" calcext:value-type="float">
            <text:p>99681.9822634949</text:p>
          </table:table-cell>
          <table:table-cell/>
          <table:table-cell office:value-type="float" office:value="1443145403.55019" calcext:value-type="float">
            <text:p>1443145403.55019</text:p>
          </table:table-cell>
          <table:table-cell table:formula="of:=[.G385]-[.$B$2]" office:value-type="float" office:value="43.5500092506409" calcext:value-type="float">
            <text:p>43.5500092506</text:p>
          </table:table-cell>
          <table:table-cell table:formula="of:=[.C385]/([.H385]-[.H384])" office:value-type="float" office:value="99655.6664833352" calcext:value-type="float">
            <text:p>99655.6664833352</text:p>
          </table:table-cell>
          <table:table-cell table:formula="of:=[.G385]-[.$B385]" office:value-type="float" office:value="0.280118227005005" calcext:value-type="float">
            <text:p>0.28011822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5403.31342" calcext:value-type="float">
            <text:p>1443145403.31342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32388591766" calcext:value-type="float">
            <text:p>43.3132388592</text:p>
          </table:table-cell>
          <table:table-cell table:formula="of:=[.C386]/([.D386]-[.D385])" office:value-type="float" office:value="99658.9551959695" calcext:value-type="float">
            <text:p>99658.9551959695</text:p>
          </table:table-cell>
          <table:table-cell/>
          <table:table-cell office:value-type="float" office:value="1443145403.59367" calcext:value-type="float">
            <text:p>1443145403.59367</text:p>
          </table:table-cell>
          <table:table-cell table:formula="of:=[.G386]-[.$B$2]" office:value-type="float" office:value="43.5934875011444" calcext:value-type="float">
            <text:p>43.5934875011</text:p>
          </table:table-cell>
          <table:table-cell table:formula="of:=[.C386]/([.H386]-[.H385])" office:value-type="float" office:value="99360.0236892757" calcext:value-type="float">
            <text:p>99360.0236892757</text:p>
          </table:table-cell>
          <table:table-cell table:formula="of:=[.G386]-[.$B386]" office:value-type="float" office:value="0.280248641967773" calcext:value-type="float">
            <text:p>0.28024864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5403.35676" calcext:value-type="float">
            <text:p>1443145403.35676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65740585327" calcext:value-type="float">
            <text:p>43.3565740585</text:p>
          </table:table-cell>
          <table:table-cell table:formula="of:=[.C387]/([.D387]-[.D386])" office:value-type="float" office:value="99688.0149206926" calcext:value-type="float">
            <text:p>99688.0149206926</text:p>
          </table:table-cell>
          <table:table-cell/>
          <table:table-cell office:value-type="float" office:value="1443145403.63686" calcext:value-type="float">
            <text:p>1443145403.63686</text:p>
          </table:table-cell>
          <table:table-cell table:formula="of:=[.G387]-[.$B$2]" office:value-type="float" office:value="43.6366720199585" calcext:value-type="float">
            <text:p>43.63667202</text:p>
          </table:table-cell>
          <table:table-cell table:formula="of:=[.C387]/([.H387]-[.H386])" office:value-type="float" office:value="100035.848925352" calcext:value-type="float">
            <text:p>100035.848925352</text:p>
          </table:table-cell>
          <table:table-cell table:formula="of:=[.G387]-[.$B387]" office:value-type="float" office:value="0.280097961425781" calcext:value-type="float">
            <text:p>0.280097961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5403.40011" calcext:value-type="float">
            <text:p>1443145403.40011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99228477478" calcext:value-type="float">
            <text:p>43.3999228477</text:p>
          </table:table-cell>
          <table:table-cell table:formula="of:=[.C388]/([.D388]-[.D387])" office:value-type="float" office:value="99656.7626967627" calcext:value-type="float">
            <text:p>99656.7626967627</text:p>
          </table:table-cell>
          <table:table-cell/>
          <table:table-cell office:value-type="float" office:value="1443145403.68024" calcext:value-type="float">
            <text:p>1443145403.68024</text:p>
          </table:table-cell>
          <table:table-cell table:formula="of:=[.G388]-[.$B$2]" office:value-type="float" office:value="43.6800544261932" calcext:value-type="float">
            <text:p>43.6800544262</text:p>
          </table:table-cell>
          <table:table-cell table:formula="of:=[.C388]/([.H388]-[.H387])" office:value-type="float" office:value="99579.5386872867" calcext:value-type="float">
            <text:p>99579.5386872867</text:p>
          </table:table-cell>
          <table:table-cell table:formula="of:=[.G388]-[.$B388]" office:value-type="float" office:value="0.280131578445435" calcext:value-type="float">
            <text:p>0.2801315784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5403.44346" calcext:value-type="float">
            <text:p>1443145403.44346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32718753815" calcext:value-type="float">
            <text:p>43.4432718754</text:p>
          </table:table-cell>
          <table:table-cell table:formula="of:=[.C389]/([.D389]-[.D388])" office:value-type="float" office:value="99656.2145870344" calcext:value-type="float">
            <text:p>99656.2145870344</text:p>
          </table:table-cell>
          <table:table-cell/>
          <table:table-cell office:value-type="float" office:value="1443145403.72357" calcext:value-type="float">
            <text:p>1443145403.72357</text:p>
          </table:table-cell>
          <table:table-cell table:formula="of:=[.G389]-[.$B$2]" office:value-type="float" office:value="43.7233862876892" calcext:value-type="float">
            <text:p>43.7233862877</text:p>
          </table:table-cell>
          <table:table-cell table:formula="of:=[.C389]/([.H389]-[.H388])" office:value-type="float" office:value="99695.6939041635" calcext:value-type="float">
            <text:p>99695.6939041635</text:p>
          </table:table-cell>
          <table:table-cell table:formula="of:=[.G389]-[.$B389]" office:value-type="float" office:value="0.280114412307739" calcext:value-type="float">
            <text:p>0.280114412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5403.48686" calcext:value-type="float">
            <text:p>1443145403.48686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66707324982" calcext:value-type="float">
            <text:p>43.4866707325</text:p>
          </table:table-cell>
          <table:table-cell table:formula="of:=[.C390]/([.D390]-[.D389])" office:value-type="float" office:value="99541.7918122487" calcext:value-type="float">
            <text:p>99541.7918122487</text:p>
          </table:table-cell>
          <table:table-cell/>
          <table:table-cell office:value-type="float" office:value="1443145403.76682" calcext:value-type="float">
            <text:p>1443145403.76682</text:p>
          </table:table-cell>
          <table:table-cell table:formula="of:=[.G390]-[.$B$2]" office:value-type="float" office:value="43.7666401863098" calcext:value-type="float">
            <text:p>43.7666401863</text:p>
          </table:table-cell>
          <table:table-cell table:formula="of:=[.C390]/([.H390]-[.H389])" office:value-type="float" office:value="99875.3901444163" calcext:value-type="float">
            <text:p>99875.3901444163</text:p>
          </table:table-cell>
          <table:table-cell table:formula="of:=[.G390]-[.$B390]" office:value-type="float" office:value="0.279969453811645" calcext:value-type="float">
            <text:p>0.2799694538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5403.5302" calcext:value-type="float">
            <text:p>1443145403.5302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300130844116" calcext:value-type="float">
            <text:p>43.5300130844</text:p>
          </table:table-cell>
          <table:table-cell table:formula="of:=[.C391]/([.D391]-[.D390])" office:value-type="float" office:value="99671.5639388088" calcext:value-type="float">
            <text:p>99671.5639388088</text:p>
          </table:table-cell>
          <table:table-cell/>
          <table:table-cell office:value-type="float" office:value="1443145403.8103" calcext:value-type="float">
            <text:p>1443145403.8103</text:p>
          </table:table-cell>
          <table:table-cell table:formula="of:=[.G391]-[.$B$2]" office:value-type="float" office:value="43.8101110458374" calcext:value-type="float">
            <text:p>43.8101110458</text:p>
          </table:table-cell>
          <table:table-cell table:formula="of:=[.C391]/([.H391]-[.H390])" office:value-type="float" office:value="99376.9170185927" calcext:value-type="float">
            <text:p>99376.9170185927</text:p>
          </table:table-cell>
          <table:table-cell table:formula="of:=[.G391]-[.$B391]" office:value-type="float" office:value="0.280097961425781" calcext:value-type="float">
            <text:p>0.280097961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5403.57355" calcext:value-type="float">
            <text:p>1443145403.57355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33642578125" calcext:value-type="float">
            <text:p>43.5733642578</text:p>
          </table:table-cell>
          <table:table-cell table:formula="of:=[.C392]/([.D392]-[.D391])" office:value-type="float" office:value="99651.281870779" calcext:value-type="float">
            <text:p>99651.281870779</text:p>
          </table:table-cell>
          <table:table-cell/>
          <table:table-cell office:value-type="float" office:value="1443145403.85358" calcext:value-type="float">
            <text:p>1443145403.85358</text:p>
          </table:table-cell>
          <table:table-cell table:formula="of:=[.G392]-[.$B$2]" office:value-type="float" office:value="43.8533971309662" calcext:value-type="float">
            <text:p>43.853397131</text:p>
          </table:table-cell>
          <table:table-cell table:formula="of:=[.C392]/([.H392]-[.H391])" office:value-type="float" office:value="99801.1251686817" calcext:value-type="float">
            <text:p>99801.1251686817</text:p>
          </table:table-cell>
          <table:table-cell table:formula="of:=[.G392]-[.$B392]" office:value-type="float" office:value="0.280032873153687" calcext:value-type="float">
            <text:p>0.2800328732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5403.61689" calcext:value-type="float">
            <text:p>1443145403.61689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67061328888" calcext:value-type="float">
            <text:p>43.6167061329</text:p>
          </table:table-cell>
          <table:table-cell table:formula="of:=[.C393]/([.D393]-[.D392])" office:value-type="float" office:value="99672.6605020106" calcext:value-type="float">
            <text:p>99672.6605020106</text:p>
          </table:table-cell>
          <table:table-cell/>
          <table:table-cell office:value-type="float" office:value="1443145403.89694" calcext:value-type="float">
            <text:p>1443145403.89694</text:p>
          </table:table-cell>
          <table:table-cell table:formula="of:=[.G393]-[.$B$2]" office:value-type="float" office:value="43.8967549800873" calcext:value-type="float">
            <text:p>43.8967549801</text:p>
          </table:table-cell>
          <table:table-cell table:formula="of:=[.C393]/([.H393]-[.H392])" office:value-type="float" office:value="99635.9387647369" calcext:value-type="float">
            <text:p>99635.9387647369</text:p>
          </table:table-cell>
          <table:table-cell table:formula="of:=[.G393]-[.$B393]" office:value-type="float" office:value="0.280048847198486" calcext:value-type="float">
            <text:p>0.280048847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5403.66026" calcext:value-type="float">
            <text:p>1443145403.66026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600785255432" calcext:value-type="float">
            <text:p>43.6600785255</text:p>
          </table:table-cell>
          <table:table-cell table:formula="of:=[.C394]/([.D394]-[.D393])" office:value-type="float" office:value="99602.5290654529" calcext:value-type="float">
            <text:p>99602.5290654529</text:p>
          </table:table-cell>
          <table:table-cell/>
          <table:table-cell office:value-type="float" office:value="1443145403.94023" calcext:value-type="float">
            <text:p>1443145403.94023</text:p>
          </table:table-cell>
          <table:table-cell table:formula="of:=[.G394]-[.$B$2]" office:value-type="float" office:value="43.9400405883789" calcext:value-type="float">
            <text:p>43.9400405884</text:p>
          </table:table-cell>
          <table:table-cell table:formula="of:=[.C394]/([.H394]-[.H393])" office:value-type="float" office:value="99802.2245845566" calcext:value-type="float">
            <text:p>99802.2245845566</text:p>
          </table:table-cell>
          <table:table-cell table:formula="of:=[.G394]-[.$B394]" office:value-type="float" office:value="0.279962062835693" calcext:value-type="float">
            <text:p>0.279962062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5403.70365" calcext:value-type="float">
            <text:p>1443145403.70365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34690380096" calcext:value-type="float">
            <text:p>43.703469038</text:p>
          </table:table-cell>
          <table:table-cell table:formula="of:=[.C395]/([.D395]-[.D394])" office:value-type="float" office:value="99560.9352008044" calcext:value-type="float">
            <text:p>99560.9352008044</text:p>
          </table:table-cell>
          <table:table-cell/>
          <table:table-cell office:value-type="float" office:value="1443145403.98359" calcext:value-type="float">
            <text:p>1443145403.98359</text:p>
          </table:table-cell>
          <table:table-cell table:formula="of:=[.G395]-[.$B$2]" office:value-type="float" office:value="43.9834051132202" calcext:value-type="float">
            <text:p>43.9834051132</text:p>
          </table:table-cell>
          <table:table-cell table:formula="of:=[.C395]/([.H395]-[.H394])" office:value-type="float" office:value="99620.6003826615" calcext:value-type="float">
            <text:p>99620.6003826615</text:p>
          </table:table-cell>
          <table:table-cell table:formula="of:=[.G395]-[.$B395]" office:value-type="float" office:value="0.279936075210571" calcext:value-type="float">
            <text:p>0.2799360752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5403.74701" calcext:value-type="float">
            <text:p>1443145403.74701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68209266663" calcext:value-type="float">
            <text:p>43.7468209267</text:p>
          </table:table-cell>
          <table:table-cell table:formula="of:=[.C396]/([.D396]-[.D395])" office:value-type="float" office:value="99649.6377405393" calcext:value-type="float">
            <text:p>99649.6377405393</text:p>
          </table:table-cell>
          <table:table-cell/>
          <table:table-cell office:value-type="float" office:value="1443145404.02706" calcext:value-type="float">
            <text:p>1443145404.02706</text:p>
          </table:table-cell>
          <table:table-cell table:formula="of:=[.G396]-[.$B$2]" office:value-type="float" office:value="44.0268712043762" calcext:value-type="float">
            <text:p>44.0268712044</text:p>
          </table:table-cell>
          <table:table-cell table:formula="of:=[.C396]/([.H396]-[.H395])" office:value-type="float" office:value="99387.818989633" calcext:value-type="float">
            <text:p>99387.818989633</text:p>
          </table:table-cell>
          <table:table-cell table:formula="of:=[.G396]-[.$B396]" office:value-type="float" office:value="0.280050277709961" calcext:value-type="float">
            <text:p>0.2800502777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5403.7904" calcext:value-type="float">
            <text:p>1443145403.7904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90212392807" calcext:value-type="float">
            <text:p>43.7902123928</text:p>
          </table:table-cell>
          <table:table-cell table:formula="of:=[.C397]/([.D397]-[.D396])" office:value-type="float" office:value="99558.7470123134" calcext:value-type="float">
            <text:p>99558.7470123134</text:p>
          </table:table-cell>
          <table:table-cell/>
          <table:table-cell office:value-type="float" office:value="1443145404.04141" calcext:value-type="float">
            <text:p>1443145404.04141</text:p>
          </table:table-cell>
          <table:table-cell table:formula="of:=[.G397]-[.$B$2]" office:value-type="float" office:value="44.0412209033966" calcext:value-type="float">
            <text:p>44.0412209034</text:p>
          </table:table-cell>
          <table:table-cell table:formula="of:=[.C397]/([.H397]-[.H396])" office:value-type="float" office:value="301051.610480669" calcext:value-type="float">
            <text:p>301051.610480669</text:p>
          </table:table-cell>
          <table:table-cell table:formula="of:=[.G397]-[.$B397]" office:value-type="float" office:value="0.2510085105896" calcext:value-type="float">
            <text:p>0.251008510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5403.83375" calcext:value-type="float">
            <text:p>1443145403.83375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35654735565" calcext:value-type="float">
            <text:p>43.8335654736</text:p>
          </table:table-cell>
          <table:table-cell table:formula="of:=[.C398]/([.D398]-[.D397])" office:value-type="float" office:value="99646.8976440309" calcext:value-type="float">
            <text:p>99646.8976440309</text:p>
          </table:table-cell>
          <table:table-cell/>
          <table:table-cell office:value-type="float" office:value="1443145404.0704" calcext:value-type="float">
            <text:p>1443145404.0704</text:p>
          </table:table-cell>
          <table:table-cell table:formula="of:=[.G398]-[.$B$2]" office:value-type="float" office:value="44.0702114105225" calcext:value-type="float">
            <text:p>44.0702114105</text:p>
          </table:table-cell>
          <table:table-cell table:formula="of:=[.C398]/([.H398]-[.H397])" office:value-type="float" office:value="149014.295653604" calcext:value-type="float">
            <text:p>149014.295653604</text:p>
          </table:table-cell>
          <table:table-cell table:formula="of:=[.G398]-[.$B398]" office:value-type="float" office:value="0.236645936965942" calcext:value-type="float">
            <text:p>0.236645937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5403.87715" calcext:value-type="float">
            <text:p>1443145403.87715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69624233246" calcext:value-type="float">
            <text:p>43.8769624233</text:p>
          </table:table-cell>
          <table:table-cell table:formula="of:=[.C399]/([.D399]-[.D398])" office:value-type="float" office:value="99546.1667948577" calcext:value-type="float">
            <text:p>99546.1667948577</text:p>
          </table:table-cell>
          <table:table-cell/>
          <table:table-cell office:value-type="float" office:value="1443145404.11376" calcext:value-type="float">
            <text:p>1443145404.11376</text:p>
          </table:table-cell>
          <table:table-cell table:formula="of:=[.G399]-[.$B$2]" office:value-type="float" office:value="44.113575220108" calcext:value-type="float">
            <text:p>44.1135752201</text:p>
          </table:table-cell>
          <table:table-cell table:formula="of:=[.C399]/([.H399]-[.H398])" office:value-type="float" office:value="99622.2435548518" calcext:value-type="float">
            <text:p>99622.2435548518</text:p>
          </table:table-cell>
          <table:table-cell table:formula="of:=[.G399]-[.$B399]" office:value-type="float" office:value="0.236612796783447" calcext:value-type="float">
            <text:p>0.2366127968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5403.92074" calcext:value-type="float">
            <text:p>1443145403.92074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205508232117" calcext:value-type="float">
            <text:p>43.9205508232</text:p>
          </table:table-cell>
          <table:table-cell table:formula="of:=[.C400]/([.D400]-[.D399])" office:value-type="float" office:value="99108.9374969233" calcext:value-type="float">
            <text:p>99108.9374969233</text:p>
          </table:table-cell>
          <table:table-cell/>
          <table:table-cell office:value-type="float" office:value="1443145404.1571" calcext:value-type="float">
            <text:p>1443145404.1571</text:p>
          </table:table-cell>
          <table:table-cell table:formula="of:=[.G400]-[.$B$2]" office:value-type="float" office:value="44.15691614151" calcext:value-type="float">
            <text:p>44.1569161415</text:p>
          </table:table-cell>
          <table:table-cell table:formula="of:=[.C400]/([.H400]-[.H399])" office:value-type="float" office:value="99674.8537008004" calcext:value-type="float">
            <text:p>99674.8537008004</text:p>
          </table:table-cell>
          <table:table-cell table:formula="of:=[.G400]-[.$B400]" office:value-type="float" office:value="0.23636531829834" calcext:value-type="float">
            <text:p>0.2363653183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5403.96409" calcext:value-type="float">
            <text:p>1443145403.96409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3901758194" calcext:value-type="float">
            <text:p>43.9639017582</text:p>
          </table:table-cell>
          <table:table-cell table:formula="of:=[.C401]/([.D401]-[.D400])" office:value-type="float" office:value="99651.8299262486" calcext:value-type="float">
            <text:p>99651.8299262486</text:p>
          </table:table-cell>
          <table:table-cell/>
          <table:table-cell office:value-type="float" office:value="1443145404.20036" calcext:value-type="float">
            <text:p>1443145404.20036</text:p>
          </table:table-cell>
          <table:table-cell table:formula="of:=[.G401]-[.$B$2]" office:value-type="float" office:value="44.2001757621765" calcext:value-type="float">
            <text:p>44.2001757622</text:p>
          </table:table-cell>
          <table:table-cell table:formula="of:=[.C401]/([.H401]-[.H400])" office:value-type="float" office:value="99862.179405216" calcext:value-type="float">
            <text:p>99862.179405216</text:p>
          </table:table-cell>
          <table:table-cell table:formula="of:=[.G401]-[.$B401]" office:value-type="float" office:value="0.236274003982544" calcext:value-type="float">
            <text:p>0.23627400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5404.0074" calcext:value-type="float">
            <text:p>1443145404.0074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72193145752" calcext:value-type="float">
            <text:p>44.0072193146</text:p>
          </table:table-cell>
          <table:table-cell table:formula="of:=[.C402]/([.D402]-[.D401])" office:value-type="float" office:value="99728.6172373367" calcext:value-type="float">
            <text:p>99728.6172373367</text:p>
          </table:table-cell>
          <table:table-cell/>
          <table:table-cell office:value-type="float" office:value="1443145404.24347" calcext:value-type="float">
            <text:p>1443145404.24347</text:p>
          </table:table-cell>
          <table:table-cell table:formula="of:=[.G402]-[.$B$2]" office:value-type="float" office:value="44.2432832717896" calcext:value-type="float">
            <text:p>44.2432832718</text:p>
          </table:table-cell>
          <table:table-cell table:formula="of:=[.C402]/([.H402]-[.H401])" office:value-type="float" office:value="100214.5574815" calcext:value-type="float">
            <text:p>100214.5574815</text:p>
          </table:table-cell>
          <table:table-cell table:formula="of:=[.G402]-[.$B402]" office:value-type="float" office:value="0.236063957214355" calcext:value-type="float">
            <text:p>0.236063957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5404.05055" calcext:value-type="float">
            <text:p>1443145404.05055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503623485565" calcext:value-type="float">
            <text:p>44.0503623486</text:p>
          </table:table-cell>
          <table:table-cell table:formula="of:=[.C403]/([.D403]-[.D402])" office:value-type="float" office:value="100132.039899423" calcext:value-type="float">
            <text:p>100132.039899423</text:p>
          </table:table-cell>
          <table:table-cell/>
          <table:table-cell office:value-type="float" office:value="1443145404.28678" calcext:value-type="float">
            <text:p>1443145404.28678</text:p>
          </table:table-cell>
          <table:table-cell table:formula="of:=[.G403]-[.$B$2]" office:value-type="float" office:value="44.2865962982178" calcext:value-type="float">
            <text:p>44.2865962982</text:p>
          </table:table-cell>
          <table:table-cell table:formula="of:=[.C403]/([.H403]-[.H402])" office:value-type="float" office:value="99739.0474932294" calcext:value-type="float">
            <text:p>99739.0474932294</text:p>
          </table:table-cell>
          <table:table-cell table:formula="of:=[.G403]-[.$B403]" office:value-type="float" office:value="0.236233949661255" calcext:value-type="float">
            <text:p>0.236233949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5404.09372" calcext:value-type="float">
            <text:p>1443145404.09372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35337543488" calcext:value-type="float">
            <text:p>44.0935337543</text:p>
          </table:table-cell>
          <table:table-cell table:formula="of:=[.C404]/([.D404]-[.D403])" office:value-type="float" office:value="100066.23413632" calcext:value-type="float">
            <text:p>100066.23413632</text:p>
          </table:table-cell>
          <table:table-cell/>
          <table:table-cell office:value-type="float" office:value="1443145404.33481" calcext:value-type="float">
            <text:p>1443145404.33481</text:p>
          </table:table-cell>
          <table:table-cell table:formula="of:=[.G404]-[.$B$2]" office:value-type="float" office:value="44.3346245288849" calcext:value-type="float">
            <text:p>44.3346245289</text:p>
          </table:table-cell>
          <table:table-cell table:formula="of:=[.C404]/([.H404]-[.H403])" office:value-type="float" office:value="89947.0986125245" calcext:value-type="float">
            <text:p>89947.0986125245</text:p>
          </table:table-cell>
          <table:table-cell table:formula="of:=[.G404]-[.$B404]" office:value-type="float" office:value="0.241090774536133" calcext:value-type="float">
            <text:p>0.2410907745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5404.13685" calcext:value-type="float">
            <text:p>1443145404.13685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66684436798" calcext:value-type="float">
            <text:p>44.1366684437</text:p>
          </table:table-cell>
          <table:table-cell table:formula="of:=[.C405]/([.D405]-[.D404])" office:value-type="float" office:value="100151.411010391" calcext:value-type="float">
            <text:p>100151.411010391</text:p>
          </table:table-cell>
          <table:table-cell/>
          <table:table-cell office:value-type="float" office:value="1443145404.4161" calcext:value-type="float">
            <text:p>1443145404.4161</text:p>
          </table:table-cell>
          <table:table-cell table:formula="of:=[.G405]-[.$B$2]" office:value-type="float" office:value="44.4159171581268" calcext:value-type="float">
            <text:p>44.4159171581</text:p>
          </table:table-cell>
          <table:table-cell table:formula="of:=[.C405]/([.H405]-[.H404])" office:value-type="float" office:value="53141.349225436" calcext:value-type="float">
            <text:p>53141.349225436</text:p>
          </table:table-cell>
          <table:table-cell table:formula="of:=[.G405]-[.$B405]" office:value-type="float" office:value="0.279248714447021" calcext:value-type="float">
            <text:p>0.2792487144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5404.17998" calcext:value-type="float">
            <text:p>1443145404.17998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97986030579" calcext:value-type="float">
            <text:p>44.1797986031</text:p>
          </table:table-cell>
          <table:table-cell table:formula="of:=[.C406]/([.D406]-[.D405])" office:value-type="float" office:value="100161.929895357" calcext:value-type="float">
            <text:p>100161.929895357</text:p>
          </table:table-cell>
          <table:table-cell/>
          <table:table-cell office:value-type="float" office:value="1443145404.45921" calcext:value-type="float">
            <text:p>1443145404.45921</text:p>
          </table:table-cell>
          <table:table-cell table:formula="of:=[.G406]-[.$B$2]" office:value-type="float" office:value="44.4590275287628" calcext:value-type="float">
            <text:p>44.4590275288</text:p>
          </table:table-cell>
          <table:table-cell table:formula="of:=[.C406]/([.H406]-[.H405])" office:value-type="float" office:value="100207.906734949" calcext:value-type="float">
            <text:p>100207.906734949</text:p>
          </table:table-cell>
          <table:table-cell table:formula="of:=[.G406]-[.$B406]" office:value-type="float" office:value="0.279228925704956" calcext:value-type="float">
            <text:p>0.279228925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5404.22311" calcext:value-type="float">
            <text:p>1443145404.22311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29285240173" calcext:value-type="float">
            <text:p>44.222928524</text:p>
          </table:table-cell>
          <table:table-cell table:formula="of:=[.C407]/([.D407]-[.D406])" office:value-type="float" office:value="100162.48358209" calcext:value-type="float">
            <text:p>100162.48358209</text:p>
          </table:table-cell>
          <table:table-cell/>
          <table:table-cell office:value-type="float" office:value="1443145404.50232" calcext:value-type="float">
            <text:p>1443145404.50232</text:p>
          </table:table-cell>
          <table:table-cell table:formula="of:=[.G407]-[.$B$2]" office:value-type="float" office:value="44.5021307468414" calcext:value-type="float">
            <text:p>44.5021307468</text:p>
          </table:table-cell>
          <table:table-cell table:formula="of:=[.C407]/([.H407]-[.H406])" office:value-type="float" office:value="100224.535256765" calcext:value-type="float">
            <text:p>100224.535256765</text:p>
          </table:table-cell>
          <table:table-cell table:formula="of:=[.G407]-[.$B407]" office:value-type="float" office:value="0.279202222824097" calcext:value-type="float">
            <text:p>0.2792022228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5404.26624" calcext:value-type="float">
            <text:p>1443145404.26624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60582065582" calcext:value-type="float">
            <text:p>44.2660582066</text:p>
          </table:table-cell>
          <table:table-cell table:formula="of:=[.C408]/([.D408]-[.D407])" office:value-type="float" office:value="100163.037274943" calcext:value-type="float">
            <text:p>100163.037274943</text:p>
          </table:table-cell>
          <table:table-cell/>
          <table:table-cell office:value-type="float" office:value="1443145404.54543" calcext:value-type="float">
            <text:p>1443145404.54543</text:p>
          </table:table-cell>
          <table:table-cell table:formula="of:=[.G408]-[.$B$2]" office:value-type="float" office:value="44.545241355896" calcext:value-type="float">
            <text:p>44.5452413559</text:p>
          </table:table-cell>
          <table:table-cell table:formula="of:=[.C408]/([.H408]-[.H407])" office:value-type="float" office:value="100207.352545916" calcext:value-type="float">
            <text:p>100207.352545916</text:p>
          </table:table-cell>
          <table:table-cell table:formula="of:=[.G408]-[.$B408]" office:value-type="float" office:value="0.279183149337769" calcext:value-type="float">
            <text:p>0.2791831493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5404.30938" calcext:value-type="float">
            <text:p>1443145404.30938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9196472168" calcext:value-type="float">
            <text:p>44.3091964722</text:p>
          </table:table-cell>
          <table:table-cell table:formula="of:=[.C409]/([.D409]-[.D408])" office:value-type="float" office:value="100143.108188023" calcext:value-type="float">
            <text:p>100143.108188023</text:p>
          </table:table-cell>
          <table:table-cell/>
          <table:table-cell office:value-type="float" office:value="1443145404.58855" calcext:value-type="float">
            <text:p>1443145404.58855</text:p>
          </table:table-cell>
          <table:table-cell table:formula="of:=[.G409]-[.$B$2]" office:value-type="float" office:value="44.5883674621582" calcext:value-type="float">
            <text:p>44.5883674622</text:p>
          </table:table-cell>
          <table:table-cell table:formula="of:=[.C409]/([.H409]-[.H408])" office:value-type="float" office:value="100171.343402402" calcext:value-type="float">
            <text:p>100171.343402402</text:p>
          </table:table-cell>
          <table:table-cell table:formula="of:=[.G409]-[.$B409]" office:value-type="float" office:value="0.279170989990234" calcext:value-type="float">
            <text:p>0.27917099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5404.35253" calcext:value-type="float">
            <text:p>1443145404.35253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523457050324" calcext:value-type="float">
            <text:p>44.352345705</text:p>
          </table:table-cell>
          <table:table-cell table:formula="of:=[.C410]/([.D410]-[.D409])" office:value-type="float" office:value="100117.654781441" calcext:value-type="float">
            <text:p>100117.654781441</text:p>
          </table:table-cell>
          <table:table-cell/>
          <table:table-cell office:value-type="float" office:value="1443145404.63169" calcext:value-type="float">
            <text:p>1443145404.63169</text:p>
          </table:table-cell>
          <table:table-cell table:formula="of:=[.G410]-[.$B$2]" office:value-type="float" office:value="44.631502866745" calcext:value-type="float">
            <text:p>44.6315028667</text:p>
          </table:table-cell>
          <table:table-cell table:formula="of:=[.C410]/([.H410]-[.H409])" office:value-type="float" office:value="100149.750335778" calcext:value-type="float">
            <text:p>100149.750335778</text:p>
          </table:table-cell>
          <table:table-cell table:formula="of:=[.G410]-[.$B410]" office:value-type="float" office:value="0.279157161712646" calcext:value-type="float">
            <text:p>0.279157161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5404.39566" calcext:value-type="float">
            <text:p>1443145404.39566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5477771759" calcext:value-type="float">
            <text:p>44.3954777718</text:p>
          </table:table-cell>
          <table:table-cell table:formula="of:=[.C411]/([.D411]-[.D410])" office:value-type="float" office:value="100157.50062186" calcext:value-type="float">
            <text:p>100157.50062186</text:p>
          </table:table-cell>
          <table:table-cell/>
          <table:table-cell office:value-type="float" office:value="1443145404.67998" calcext:value-type="float">
            <text:p>1443145404.67998</text:p>
          </table:table-cell>
          <table:table-cell table:formula="of:=[.G411]-[.$B$2]" office:value-type="float" office:value="44.6797983646393" calcext:value-type="float">
            <text:p>44.6797983646</text:p>
          </table:table-cell>
          <table:table-cell table:formula="of:=[.C411]/([.H411]-[.H410])" office:value-type="float" office:value="89449.3314771482" calcext:value-type="float">
            <text:p>89449.3314771482</text:p>
          </table:table-cell>
          <table:table-cell table:formula="of:=[.G411]-[.$B411]" office:value-type="float" office:value="0.284320592880249" calcext:value-type="float">
            <text:p>0.284320592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5404.43886" calcext:value-type="float">
            <text:p>1443145404.43886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86742115021" calcext:value-type="float">
            <text:p>44.4386742115</text:p>
          </table:table-cell>
          <table:table-cell table:formula="of:=[.C412]/([.D412]-[.D411])" office:value-type="float" office:value="100008.242014803" calcext:value-type="float">
            <text:p>100008.242014803</text:p>
          </table:table-cell>
          <table:table-cell/>
          <table:table-cell office:value-type="float" office:value="1443145404.80449" calcext:value-type="float">
            <text:p>1443145404.80449</text:p>
          </table:table-cell>
          <table:table-cell table:formula="of:=[.G412]-[.$B$2]" office:value-type="float" office:value="44.8043034076691" calcext:value-type="float">
            <text:p>44.8043034077</text:p>
          </table:table-cell>
          <table:table-cell table:formula="of:=[.C412]/([.H412]-[.H411])" office:value-type="float" office:value="34697.3897191179" calcext:value-type="float">
            <text:p>34697.3897191179</text:p>
          </table:table-cell>
          <table:table-cell table:formula="of:=[.G412]-[.$B412]" office:value-type="float" office:value="0.365629196166992" calcext:value-type="float">
            <text:p>0.365629196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5404.48199" calcext:value-type="float">
            <text:p>1443145404.48199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818062782288" calcext:value-type="float">
            <text:p>44.4818062782</text:p>
          </table:table-cell>
          <table:table-cell table:formula="of:=[.C413]/([.D413]-[.D412])" office:value-type="float" office:value="100157.50062186" calcext:value-type="float">
            <text:p>100157.50062186</text:p>
          </table:table-cell>
          <table:table-cell/>
          <table:table-cell office:value-type="float" office:value="1443145404.81884" calcext:value-type="float">
            <text:p>1443145404.81884</text:p>
          </table:table-cell>
          <table:table-cell table:formula="of:=[.G413]-[.$B$2]" office:value-type="float" office:value="44.8186569213867" calcext:value-type="float">
            <text:p>44.8186569214</text:p>
          </table:table-cell>
          <table:table-cell table:formula="of:=[.C413]/([.H413]-[.H412])" office:value-type="float" office:value="300971.600750793" calcext:value-type="float">
            <text:p>300971.600750793</text:p>
          </table:table-cell>
          <table:table-cell table:formula="of:=[.G413]-[.$B413]" office:value-type="float" office:value="0.336850643157959" calcext:value-type="float">
            <text:p>0.336850643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5404.52513" calcext:value-type="float">
            <text:p>1443145404.52513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49426364899" calcext:value-type="float">
            <text:p>44.5249426365</text:p>
          </table:table-cell>
          <table:table-cell table:formula="of:=[.C414]/([.D414]-[.D413])" office:value-type="float" office:value="100147.536188629" calcext:value-type="float">
            <text:p>100147.536188629</text:p>
          </table:table-cell>
          <table:table-cell/>
          <table:table-cell office:value-type="float" office:value="1443145404.8476" calcext:value-type="float">
            <text:p>1443145404.8476</text:p>
          </table:table-cell>
          <table:table-cell table:formula="of:=[.G414]-[.$B$2]" office:value-type="float" office:value="44.8474159240723" calcext:value-type="float">
            <text:p>44.8474159241</text:p>
          </table:table-cell>
          <table:table-cell table:formula="of:=[.C414]/([.H414]-[.H413])" office:value-type="float" office:value="150213.832073219" calcext:value-type="float">
            <text:p>150213.832073219</text:p>
          </table:table-cell>
          <table:table-cell table:formula="of:=[.G414]-[.$B414]" office:value-type="float" office:value="0.322473287582397" calcext:value-type="float">
            <text:p>0.3224732876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5404.56826" calcext:value-type="float">
            <text:p>1443145404.56826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80706501007" calcext:value-type="float">
            <text:p>44.5680706501</text:p>
          </table:table-cell>
          <table:table-cell table:formula="of:=[.C415]/([.D415]-[.D414])" office:value-type="float" office:value="100166.913296332" calcext:value-type="float">
            <text:p>100166.913296332</text:p>
          </table:table-cell>
          <table:table-cell/>
          <table:table-cell office:value-type="float" office:value="1443145404.89073" calcext:value-type="float">
            <text:p>1443145404.89073</text:p>
          </table:table-cell>
          <table:table-cell table:formula="of:=[.G415]-[.$B$2]" office:value-type="float" office:value="44.8905498981476" calcext:value-type="float">
            <text:p>44.8905498981</text:p>
          </table:table-cell>
          <table:table-cell table:formula="of:=[.C415]/([.H415]-[.H414])" office:value-type="float" office:value="100153.07174008" calcext:value-type="float">
            <text:p>100153.07174008</text:p>
          </table:table-cell>
          <table:table-cell table:formula="of:=[.G415]-[.$B415]" office:value-type="float" office:value="0.322479248046875" calcext:value-type="float">
            <text:p>0.322479248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5404.61139" calcext:value-type="float">
            <text:p>1443145404.61139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112096309662" calcext:value-type="float">
            <text:p>44.611209631</text:p>
          </table:table-cell>
          <table:table-cell table:formula="of:=[.C416]/([.D416]-[.D415])" office:value-type="float" office:value="100141.447788745" calcext:value-type="float">
            <text:p>100141.447788745</text:p>
          </table:table-cell>
          <table:table-cell/>
          <table:table-cell office:value-type="float" office:value="1443145404.93368" calcext:value-type="float">
            <text:p>1443145404.93368</text:p>
          </table:table-cell>
          <table:table-cell table:formula="of:=[.G416]-[.$B$2]" office:value-type="float" office:value="44.9334943294525" calcext:value-type="float">
            <text:p>44.9334943295</text:p>
          </table:table-cell>
          <table:table-cell table:formula="of:=[.C416]/([.H416]-[.H415])" office:value-type="float" office:value="100595.11486659" calcext:value-type="float">
            <text:p>100595.11486659</text:p>
          </table:table-cell>
          <table:table-cell table:formula="of:=[.G416]-[.$B416]" office:value-type="float" office:value="0.322284698486328" calcext:value-type="float">
            <text:p>0.322284698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5404.65452" calcext:value-type="float">
            <text:p>1443145404.65452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43369293213" calcext:value-type="float">
            <text:p>44.6543369293</text:p>
          </table:table-cell>
          <table:table-cell table:formula="of:=[.C417]/([.D417]-[.D416])" office:value-type="float" office:value="100168.574540188" calcext:value-type="float">
            <text:p>100168.574540188</text:p>
          </table:table-cell>
          <table:table-cell/>
          <table:table-cell office:value-type="float" office:value="1443145404.97691" calcext:value-type="float">
            <text:p>1443145404.97691</text:p>
          </table:table-cell>
          <table:table-cell table:formula="of:=[.G417]-[.$B$2]" office:value-type="float" office:value="44.9767265319824" calcext:value-type="float">
            <text:p>44.976726532</text:p>
          </table:table-cell>
          <table:table-cell table:formula="of:=[.C417]/([.H417]-[.H416])" office:value-type="float" office:value="99925.5126317357" calcext:value-type="float">
            <text:p>99925.5126317357</text:p>
          </table:table-cell>
          <table:table-cell table:formula="of:=[.G417]-[.$B417]" office:value-type="float" office:value="0.322389602661133" calcext:value-type="float">
            <text:p>0.322389602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5404.69766" calcext:value-type="float">
            <text:p>1443145404.69766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74785327911" calcext:value-type="float">
            <text:p>44.6974785328</text:p>
          </table:table-cell>
          <table:table-cell table:formula="of:=[.C418]/([.D418]-[.D417])" office:value-type="float" office:value="100135.360129097" calcext:value-type="float">
            <text:p>100135.360129097</text:p>
          </table:table-cell>
          <table:table-cell/>
          <table:table-cell office:value-type="float" office:value="1443145405.02019" calcext:value-type="float">
            <text:p>1443145405.02019</text:p>
          </table:table-cell>
          <table:table-cell table:formula="of:=[.G418]-[.$B$2]" office:value-type="float" office:value="45.0200080871582" calcext:value-type="float">
            <text:p>45.0200080872</text:p>
          </table:table-cell>
          <table:table-cell table:formula="of:=[.C418]/([.H418]-[.H417])" office:value-type="float" office:value="99811.5705975674" calcext:value-type="float">
            <text:p>99811.5705975674</text:p>
          </table:table-cell>
          <table:table-cell table:formula="of:=[.G418]-[.$B418]" office:value-type="float" office:value="0.322529554367065" calcext:value-type="float">
            <text:p>0.3225295544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5404.74079" calcext:value-type="float">
            <text:p>1443145404.74079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406058311462" calcext:value-type="float">
            <text:p>44.7406058311</text:p>
          </table:table-cell>
          <table:table-cell table:formula="of:=[.C419]/([.D419]-[.D418])" office:value-type="float" office:value="100168.574540188" calcext:value-type="float">
            <text:p>100168.574540188</text:p>
          </table:table-cell>
          <table:table-cell/>
          <table:table-cell office:value-type="float" office:value="1443145405.03333" calcext:value-type="float">
            <text:p>1443145405.03333</text:p>
          </table:table-cell>
          <table:table-cell table:formula="of:=[.G419]-[.$B$2]" office:value-type="float" office:value="45.0331439971924" calcext:value-type="float">
            <text:p>45.0331439972</text:p>
          </table:table-cell>
          <table:table-cell table:formula="of:=[.C419]/([.H419]-[.H418])" office:value-type="float" office:value="328869.487440105" calcext:value-type="float">
            <text:p>328869.487440105</text:p>
          </table:table-cell>
          <table:table-cell table:formula="of:=[.G419]-[.$B419]" office:value-type="float" office:value="0.292538166046143" calcext:value-type="float">
            <text:p>0.29253816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5404.78392" calcext:value-type="float">
            <text:p>1443145404.78392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37338447571" calcext:value-type="float">
            <text:p>44.7837338448</text:p>
          </table:table-cell>
          <table:table-cell table:formula="of:=[.C420]/([.D420]-[.D419])" office:value-type="float" office:value="100166.913296332" calcext:value-type="float">
            <text:p>100166.913296332</text:p>
          </table:table-cell>
          <table:table-cell/>
          <table:table-cell office:value-type="float" office:value="1443145405.06325" calcext:value-type="float">
            <text:p>1443145405.06325</text:p>
          </table:table-cell>
          <table:table-cell table:formula="of:=[.G420]-[.$B$2]" office:value-type="float" office:value="45.0630629062653" calcext:value-type="float">
            <text:p>45.0630629063</text:p>
          </table:table-cell>
          <table:table-cell table:formula="of:=[.C420]/([.H420]-[.H419])" office:value-type="float" office:value="144390.291419965" calcext:value-type="float">
            <text:p>144390.291419965</text:p>
          </table:table-cell>
          <table:table-cell table:formula="of:=[.G420]-[.$B420]" office:value-type="float" office:value="0.279329061508179" calcext:value-type="float">
            <text:p>0.279329061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5404.82705" calcext:value-type="float">
            <text:p>1443145404.82705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68668651581" calcext:value-type="float">
            <text:p>44.8268668652</text:p>
          </table:table-cell>
          <table:table-cell table:formula="of:=[.C421]/([.D421]-[.D420])" office:value-type="float" office:value="100155.286132008" calcext:value-type="float">
            <text:p>100155.286132008</text:p>
          </table:table-cell>
          <table:table-cell/>
          <table:table-cell office:value-type="float" office:value="1443145405.10625" calcext:value-type="float">
            <text:p>1443145405.10625</text:p>
          </table:table-cell>
          <table:table-cell table:formula="of:=[.G421]-[.$B$2]" office:value-type="float" office:value="45.1060645580292" calcext:value-type="float">
            <text:p>45.106064558</text:p>
          </table:table-cell>
          <table:table-cell table:formula="of:=[.C421]/([.H421]-[.H420])" office:value-type="float" office:value="100461.25724931" calcext:value-type="float">
            <text:p>100461.25724931</text:p>
          </table:table-cell>
          <table:table-cell table:formula="of:=[.G421]-[.$B421]" office:value-type="float" office:value="0.279197692871094" calcext:value-type="float">
            <text:p>0.279197692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5404.87022" calcext:value-type="float">
            <text:p>1443145404.87022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700308799744" calcext:value-type="float">
            <text:p>44.87003088</text:p>
          </table:table-cell>
          <table:table-cell table:formula="of:=[.C422]/([.D422]-[.D421])" office:value-type="float" office:value="100083.368481521" calcext:value-type="float">
            <text:p>100083.368481521</text:p>
          </table:table-cell>
          <table:table-cell/>
          <table:table-cell office:value-type="float" office:value="1443145405.14937" calcext:value-type="float">
            <text:p>1443145405.14937</text:p>
          </table:table-cell>
          <table:table-cell table:formula="of:=[.G422]-[.$B$2]" office:value-type="float" office:value="45.1491875648499" calcext:value-type="float">
            <text:p>45.1491875648</text:p>
          </table:table-cell>
          <table:table-cell table:formula="of:=[.C422]/([.H422]-[.H421])" office:value-type="float" office:value="100178.543160595" calcext:value-type="float">
            <text:p>100178.543160595</text:p>
          </table:table-cell>
          <table:table-cell table:formula="of:=[.G422]-[.$B422]" office:value-type="float" office:value="0.279156684875488" calcext:value-type="float">
            <text:p>0.2791566849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5404.91333" calcext:value-type="float">
            <text:p>1443145404.91333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31453037262" calcext:value-type="float">
            <text:p>44.9131453037</text:p>
          </table:table-cell>
          <table:table-cell table:formula="of:=[.C423]/([.D423]-[.D422])" office:value-type="float" office:value="100198.486354964" calcext:value-type="float">
            <text:p>100198.486354964</text:p>
          </table:table-cell>
          <table:table-cell/>
          <table:table-cell office:value-type="float" office:value="1443145405.1625" calcext:value-type="float">
            <text:p>1443145405.1625</text:p>
          </table:table-cell>
          <table:table-cell table:formula="of:=[.G423]-[.$B$2]" office:value-type="float" office:value="45.1623191833496" calcext:value-type="float">
            <text:p>45.1623191833</text:p>
          </table:table-cell>
          <table:table-cell table:formula="of:=[.C423]/([.H423]-[.H422])" office:value-type="float" office:value="328976.96503141" calcext:value-type="float">
            <text:p>328976.96503141</text:p>
          </table:table-cell>
          <table:table-cell table:formula="of:=[.G423]-[.$B423]" office:value-type="float" office:value="0.249173879623413" calcext:value-type="float">
            <text:p>0.2491738796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5404.95647" calcext:value-type="float">
            <text:p>1443145404.95647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62895298004" calcext:value-type="float">
            <text:p>44.9562895298</text:p>
          </table:table-cell>
          <table:table-cell table:formula="of:=[.C424]/([.D424]-[.D423])" office:value-type="float" office:value="100129.273209549" calcext:value-type="float">
            <text:p>100129.273209549</text:p>
          </table:table-cell>
          <table:table-cell/>
          <table:table-cell office:value-type="float" office:value="1443145405.1926" calcext:value-type="float">
            <text:p>1443145405.1926</text:p>
          </table:table-cell>
          <table:table-cell table:formula="of:=[.G424]-[.$B$2]" office:value-type="float" office:value="45.1924114227295" calcext:value-type="float">
            <text:p>45.1924114227</text:p>
          </table:table-cell>
          <table:table-cell table:formula="of:=[.C424]/([.H424]-[.H423])" office:value-type="float" office:value="143558.608100399" calcext:value-type="float">
            <text:p>143558.608100399</text:p>
          </table:table-cell>
          <table:table-cell table:formula="of:=[.G424]-[.$B424]" office:value-type="float" office:value="0.236121892929077" calcext:value-type="float">
            <text:p>0.236121892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5404.99963" calcext:value-type="float">
            <text:p>1443145404.99963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94468688965" calcext:value-type="float">
            <text:p>44.9994468689</text:p>
          </table:table-cell>
          <table:table-cell table:formula="of:=[.C425]/([.D425]-[.D424])" office:value-type="float" office:value="100098.849708588" calcext:value-type="float">
            <text:p>100098.849708588</text:p>
          </table:table-cell>
          <table:table-cell/>
          <table:table-cell office:value-type="float" office:value="1443145405.23395" calcext:value-type="float">
            <text:p>1443145405.23395</text:p>
          </table:table-cell>
          <table:table-cell table:formula="of:=[.G425]-[.$B$2]" office:value-type="float" office:value="45.2337644100189" calcext:value-type="float">
            <text:p>45.23376441</text:p>
          </table:table-cell>
          <table:table-cell table:formula="of:=[.C425]/([.H425]-[.H424])" office:value-type="float" office:value="104466.455343707" calcext:value-type="float">
            <text:p>104466.455343707</text:p>
          </table:table-cell>
          <table:table-cell table:formula="of:=[.G425]-[.$B425]" office:value-type="float" office:value="0.234317541122437" calcext:value-type="float">
            <text:p>0.234317541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5405.04092" calcext:value-type="float">
            <text:p>1443145405.04092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407330989838" calcext:value-type="float">
            <text:p>45.040733099</text:p>
          </table:table-cell>
          <table:table-cell table:formula="of:=[.C426]/([.D426]-[.D425])" office:value-type="float" office:value="104635.370942501" calcext:value-type="float">
            <text:p>104635.370942501</text:p>
          </table:table-cell>
          <table:table-cell/>
          <table:table-cell office:value-type="float" office:value="1443145405.27539" calcext:value-type="float">
            <text:p>1443145405.27539</text:p>
          </table:table-cell>
          <table:table-cell table:formula="of:=[.G426]-[.$B$2]" office:value-type="float" office:value="45.2752084732056" calcext:value-type="float">
            <text:p>45.2752084732</text:p>
          </table:table-cell>
          <table:table-cell table:formula="of:=[.C426]/([.H426]-[.H425])" office:value-type="float" office:value="104236.883834113" calcext:value-type="float">
            <text:p>104236.883834113</text:p>
          </table:table-cell>
          <table:table-cell table:formula="of:=[.G426]-[.$B426]" office:value-type="float" office:value="0.234475374221802" calcext:value-type="float">
            <text:p>0.2344753742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5405.08221" calcext:value-type="float">
            <text:p>1443145405.08221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820224285126" calcext:value-type="float">
            <text:p>45.0820224285</text:p>
          </table:table-cell>
          <table:table-cell table:formula="of:=[.C427]/([.D427]-[.D426])" office:value-type="float" office:value="104627.516341379" calcext:value-type="float">
            <text:p>104627.516341379</text:p>
          </table:table-cell>
          <table:table-cell/>
          <table:table-cell office:value-type="float" office:value="1443145405.31662" calcext:value-type="float">
            <text:p>1443145405.31662</text:p>
          </table:table-cell>
          <table:table-cell table:formula="of:=[.G427]-[.$B$2]" office:value-type="float" office:value="45.3164358139038" calcext:value-type="float">
            <text:p>45.3164358139</text:p>
          </table:table-cell>
          <table:table-cell table:formula="of:=[.C427]/([.H427]-[.H426])" office:value-type="float" office:value="104784.832755031" calcext:value-type="float">
            <text:p>104784.832755031</text:p>
          </table:table-cell>
          <table:table-cell table:formula="of:=[.G427]-[.$B427]" office:value-type="float" office:value="0.234413385391235" calcext:value-type="float">
            <text:p>0.2344133854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5405.12348" calcext:value-type="float">
            <text:p>1443145405.12348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32914924622" calcext:value-type="float">
            <text:p>45.1232914925</text:p>
          </table:table-cell>
          <table:table-cell table:formula="of:=[.C428]/([.D428]-[.D427])" office:value-type="float" office:value="104678.894710997" calcext:value-type="float">
            <text:p>104678.894710997</text:p>
          </table:table-cell>
          <table:table-cell/>
          <table:table-cell office:value-type="float" office:value="1443145405.35784" calcext:value-type="float">
            <text:p>1443145405.35784</text:p>
          </table:table-cell>
          <table:table-cell table:formula="of:=[.G428]-[.$B$2]" office:value-type="float" office:value="45.3576507568359" calcext:value-type="float">
            <text:p>45.3576507568</text:p>
          </table:table-cell>
          <table:table-cell table:formula="of:=[.C428]/([.H428]-[.H427])" office:value-type="float" office:value="104816.35282412" calcext:value-type="float">
            <text:p>104816.35282412</text:p>
          </table:table-cell>
          <table:table-cell table:formula="of:=[.G428]-[.$B428]" office:value-type="float" office:value="0.234359264373779" calcext:value-type="float">
            <text:p>0.2343592644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5405.16475" calcext:value-type="float">
            <text:p>1443145405.16475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45607948303" calcext:value-type="float">
            <text:p>45.1645607948</text:p>
          </table:table-cell>
          <table:table-cell table:formula="of:=[.C429]/([.D429]-[.D428])" office:value-type="float" office:value="104678.289966262" calcext:value-type="float">
            <text:p>104678.289966262</text:p>
          </table:table-cell>
          <table:table-cell/>
          <table:table-cell office:value-type="float" office:value="1443145405.3991" calcext:value-type="float">
            <text:p>1443145405.3991</text:p>
          </table:table-cell>
          <table:table-cell table:formula="of:=[.G429]-[.$B$2]" office:value-type="float" office:value="45.3989114761353" calcext:value-type="float">
            <text:p>45.3989114761</text:p>
          </table:table-cell>
          <table:table-cell table:formula="of:=[.C429]/([.H429]-[.H428])" office:value-type="float" office:value="104700.065179706" calcext:value-type="float">
            <text:p>104700.065179706</text:p>
          </table:table-cell>
          <table:table-cell table:formula="of:=[.G429]-[.$B429]" office:value-type="float" office:value="0.234350681304932" calcext:value-type="float">
            <text:p>0.2343506813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5405.20604" calcext:value-type="float">
            <text:p>1443145405.20604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58584690094" calcext:value-type="float">
            <text:p>45.205858469</text:p>
          </table:table-cell>
          <table:table-cell table:formula="of:=[.C430]/([.D430]-[.D429])" office:value-type="float" office:value="104606.375198453" calcext:value-type="float">
            <text:p>104606.375198453</text:p>
          </table:table-cell>
          <table:table-cell/>
          <table:table-cell office:value-type="float" office:value="1443145405.44039" calcext:value-type="float">
            <text:p>1443145405.44039</text:p>
          </table:table-cell>
          <table:table-cell table:formula="of:=[.G430]-[.$B$2]" office:value-type="float" office:value="45.4402096271515" calcext:value-type="float">
            <text:p>45.4402096272</text:p>
          </table:table-cell>
          <table:table-cell table:formula="of:=[.C430]/([.H430]-[.H429])" office:value-type="float" office:value="104605.167391191" calcext:value-type="float">
            <text:p>104605.167391191</text:p>
          </table:table-cell>
          <table:table-cell table:formula="of:=[.G430]-[.$B430]" office:value-type="float" office:value="0.23435115814209" calcext:value-type="float">
            <text:p>0.234351158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5405.24733" calcext:value-type="float">
            <text:p>1443145405.24733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71470832825" calcext:value-type="float">
            <text:p>45.2471470833</text:p>
          </table:table-cell>
          <table:table-cell table:formula="of:=[.C431]/([.D431]-[.D430])" office:value-type="float" office:value="104629.32883697" calcext:value-type="float">
            <text:p>104629.32883697</text:p>
          </table:table-cell>
          <table:table-cell/>
          <table:table-cell office:value-type="float" office:value="1443145405.48167" calcext:value-type="float">
            <text:p>1443145405.48167</text:p>
          </table:table-cell>
          <table:table-cell table:formula="of:=[.G431]-[.$B$2]" office:value-type="float" office:value="45.481481552124" calcext:value-type="float">
            <text:p>45.4814815521</text:p>
          </table:table-cell>
          <table:table-cell table:formula="of:=[.C431]/([.H431]-[.H430])" office:value-type="float" office:value="104671.638235311" calcext:value-type="float">
            <text:p>104671.638235311</text:p>
          </table:table-cell>
          <table:table-cell table:formula="of:=[.G431]-[.$B431]" office:value-type="float" office:value="0.234334468841553" calcext:value-type="float">
            <text:p>0.234334468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5405.28866" calcext:value-type="float">
            <text:p>1443145405.28866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84709835053" calcext:value-type="float">
            <text:p>45.2884709835</text:p>
          </table:table-cell>
          <table:table-cell table:formula="of:=[.C432]/([.D432]-[.D431])" office:value-type="float" office:value="104539.987191692" calcext:value-type="float">
            <text:p>104539.987191692</text:p>
          </table:table-cell>
          <table:table-cell/>
          <table:table-cell office:value-type="float" office:value="1443145405.52298" calcext:value-type="float">
            <text:p>1443145405.52298</text:p>
          </table:table-cell>
          <table:table-cell table:formula="of:=[.G432]-[.$B$2]" office:value-type="float" office:value="45.5227909088135" calcext:value-type="float">
            <text:p>45.5227909088</text:p>
          </table:table-cell>
          <table:table-cell table:formula="of:=[.C432]/([.H432]-[.H431])" office:value-type="float" office:value="104576.791947548" calcext:value-type="float">
            <text:p>104576.791947548</text:p>
          </table:table-cell>
          <table:table-cell table:formula="of:=[.G432]-[.$B432]" office:value-type="float" office:value="0.234319925308228" calcext:value-type="float">
            <text:p>0.2343199253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5405.32995" calcext:value-type="float">
            <text:p>1443145405.32995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97646045685" calcext:value-type="float">
            <text:p>45.3297646046</text:p>
          </table:table-cell>
          <table:table-cell table:formula="of:=[.C433]/([.D433]-[.D432])" office:value-type="float" office:value="104616.642686405" calcext:value-type="float">
            <text:p>104616.642686405</text:p>
          </table:table-cell>
          <table:table-cell/>
          <table:table-cell office:value-type="float" office:value="1443145405.56433" calcext:value-type="float">
            <text:p>1443145405.56433</text:p>
          </table:table-cell>
          <table:table-cell table:formula="of:=[.G433]-[.$B$2]" office:value-type="float" office:value="45.5641493797302" calcext:value-type="float">
            <text:p>45.5641493797</text:p>
          </table:table-cell>
          <table:table-cell table:formula="of:=[.C433]/([.H433]-[.H432])" office:value-type="float" office:value="104452.604369632" calcext:value-type="float">
            <text:p>104452.604369632</text:p>
          </table:table-cell>
          <table:table-cell table:formula="of:=[.G433]-[.$B433]" office:value-type="float" office:value="0.234384775161743" calcext:value-type="float">
            <text:p>0.2343847752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5405.37123" calcext:value-type="float">
            <text:p>1443145405.37123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710494041443" calcext:value-type="float">
            <text:p>45.3710494041</text:p>
          </table:table-cell>
          <table:table-cell table:formula="of:=[.C434]/([.D434]-[.D433])" office:value-type="float" office:value="104638.996540792" calcext:value-type="float">
            <text:p>104638.996540792</text:p>
          </table:table-cell>
          <table:table-cell/>
          <table:table-cell office:value-type="float" office:value="1443145405.60564" calcext:value-type="float">
            <text:p>1443145405.60564</text:p>
          </table:table-cell>
          <table:table-cell table:formula="of:=[.G434]-[.$B$2]" office:value-type="float" office:value="45.6054544448853" calcext:value-type="float">
            <text:p>45.6054544449</text:p>
          </table:table-cell>
          <table:table-cell table:formula="of:=[.C434]/([.H434]-[.H433])" office:value-type="float" office:value="104587.65731965" calcext:value-type="float">
            <text:p>104587.65731965</text:p>
          </table:table-cell>
          <table:table-cell table:formula="of:=[.G434]-[.$B434]" office:value-type="float" office:value="0.234405040740967" calcext:value-type="float">
            <text:p>0.234405040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5405.41252" calcext:value-type="float">
            <text:p>1443145405.41252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123384952545" calcext:value-type="float">
            <text:p>45.4123384953</text:p>
          </table:table-cell>
          <table:table-cell table:formula="of:=[.C435]/([.D435]-[.D434])" office:value-type="float" office:value="104628.120499599" calcext:value-type="float">
            <text:p>104628.120499599</text:p>
          </table:table-cell>
          <table:table-cell/>
          <table:table-cell office:value-type="float" office:value="1443145405.64681" calcext:value-type="float">
            <text:p>1443145405.64681</text:p>
          </table:table-cell>
          <table:table-cell table:formula="of:=[.G435]-[.$B$2]" office:value-type="float" office:value="45.6466252803803" calcext:value-type="float">
            <text:p>45.6466252804</text:p>
          </table:table-cell>
          <table:table-cell table:formula="of:=[.C435]/([.H435]-[.H434])" office:value-type="float" office:value="104928.645437015" calcext:value-type="float">
            <text:p>104928.645437015</text:p>
          </table:table-cell>
          <table:table-cell table:formula="of:=[.G435]-[.$B435]" office:value-type="float" office:value="0.234286785125732" calcext:value-type="float">
            <text:p>0.234286785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5405.45384" calcext:value-type="float">
            <text:p>1443145405.45384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36552429199" calcext:value-type="float">
            <text:p>45.4536552429</text:p>
          </table:table-cell>
          <table:table-cell table:formula="of:=[.C436]/([.D436]-[.D435])" office:value-type="float" office:value="104558.084653337" calcext:value-type="float">
            <text:p>104558.084653337</text:p>
          </table:table-cell>
          <table:table-cell/>
          <table:table-cell office:value-type="float" office:value="1443145405.68811" calcext:value-type="float">
            <text:p>1443145405.68811</text:p>
          </table:table-cell>
          <table:table-cell table:formula="of:=[.G436]-[.$B$2]" office:value-type="float" office:value="45.6879270076752" calcext:value-type="float">
            <text:p>45.6879270077</text:p>
          </table:table-cell>
          <table:table-cell table:formula="of:=[.C436]/([.H436]-[.H435])" office:value-type="float" office:value="104596.109725686" calcext:value-type="float">
            <text:p>104596.109725686</text:p>
          </table:table-cell>
          <table:table-cell table:formula="of:=[.G436]-[.$B436]" office:value-type="float" office:value="0.234271764755249" calcext:value-type="float">
            <text:p>0.234271764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5405.49513" calcext:value-type="float">
            <text:p>1443145405.49513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49469566345" calcext:value-type="float">
            <text:p>45.4949469566</text:p>
          </table:table-cell>
          <table:table-cell table:formula="of:=[.C437]/([.D437]-[.D436])" office:value-type="float" office:value="104621.475142907" calcext:value-type="float">
            <text:p>104621.475142907</text:p>
          </table:table-cell>
          <table:table-cell/>
          <table:table-cell office:value-type="float" office:value="1443145405.72935" calcext:value-type="float">
            <text:p>1443145405.72935</text:p>
          </table:table-cell>
          <table:table-cell table:formula="of:=[.G437]-[.$B$2]" office:value-type="float" office:value="45.7291667461395" calcext:value-type="float">
            <text:p>45.7291667461</text:p>
          </table:table-cell>
          <table:table-cell table:formula="of:=[.C437]/([.H437]-[.H436])" office:value-type="float" office:value="104753.33163749" calcext:value-type="float">
            <text:p>104753.33163749</text:p>
          </table:table-cell>
          <table:table-cell table:formula="of:=[.G437]-[.$B437]" office:value-type="float" office:value="0.234219789505005" calcext:value-type="float">
            <text:p>0.234219789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5405.53642" calcext:value-type="float">
            <text:p>1443145405.53642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62372398376" calcext:value-type="float">
            <text:p>45.5362372398</text:p>
          </table:table-cell>
          <table:table-cell table:formula="of:=[.C438]/([.D438]-[.D437])" office:value-type="float" office:value="104625.099778271" calcext:value-type="float">
            <text:p>104625.099778271</text:p>
          </table:table-cell>
          <table:table-cell/>
          <table:table-cell office:value-type="float" office:value="1443145405.77072" calcext:value-type="float">
            <text:p>1443145405.77072</text:p>
          </table:table-cell>
          <table:table-cell table:formula="of:=[.G438]-[.$B$2]" office:value-type="float" office:value="45.7705402374268" calcext:value-type="float">
            <text:p>45.7705402374</text:p>
          </table:table-cell>
          <table:table-cell table:formula="of:=[.C438]/([.H438]-[.H437])" office:value-type="float" office:value="104414.683547222" calcext:value-type="float">
            <text:p>104414.683547222</text:p>
          </table:table-cell>
          <table:table-cell table:formula="of:=[.G438]-[.$B438]" office:value-type="float" office:value="0.234302997589111" calcext:value-type="float">
            <text:p>0.234302997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5405.57773" calcext:value-type="float">
            <text:p>1443145405.57773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75494575501" calcext:value-type="float">
            <text:p>45.5775494576</text:p>
          </table:table-cell>
          <table:table-cell table:formula="of:=[.C439]/([.D439]-[.D438])" office:value-type="float" office:value="104569.549620259" calcext:value-type="float">
            <text:p>104569.549620259</text:p>
          </table:table-cell>
          <table:table-cell/>
          <table:table-cell office:value-type="float" office:value="1443145405.81193" calcext:value-type="float">
            <text:p>1443145405.81193</text:p>
          </table:table-cell>
          <table:table-cell table:formula="of:=[.G439]-[.$B$2]" office:value-type="float" office:value="45.8117489814758" calcext:value-type="float">
            <text:p>45.8117489815</text:p>
          </table:table-cell>
          <table:table-cell table:formula="of:=[.C439]/([.H439]-[.H438])" office:value-type="float" office:value="104832.11997084" calcext:value-type="float">
            <text:p>104832.11997084</text:p>
          </table:table-cell>
          <table:table-cell table:formula="of:=[.G439]-[.$B439]" office:value-type="float" office:value="0.234199523925781" calcext:value-type="float">
            <text:p>0.234199523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5405.61902" calcext:value-type="float">
            <text:p>1443145405.61902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88323497772" calcext:value-type="float">
            <text:p>45.6188323498</text:p>
          </table:table-cell>
          <table:table-cell table:formula="of:=[.C440]/([.D440]-[.D439])" office:value-type="float" office:value="104643.831062702" calcext:value-type="float">
            <text:p>104643.831062702</text:p>
          </table:table-cell>
          <table:table-cell/>
          <table:table-cell office:value-type="float" office:value="1443145405.85334" calcext:value-type="float">
            <text:p>1443145405.85334</text:p>
          </table:table-cell>
          <table:table-cell table:formula="of:=[.G440]-[.$B$2]" office:value-type="float" office:value="45.8531527519226" calcext:value-type="float">
            <text:p>45.8531527519</text:p>
          </table:table-cell>
          <table:table-cell table:formula="of:=[.C440]/([.H440]-[.H439])" office:value-type="float" office:value="104338.323620868" calcext:value-type="float">
            <text:p>104338.323620868</text:p>
          </table:table-cell>
          <table:table-cell table:formula="of:=[.G440]-[.$B440]" office:value-type="float" office:value="0.234320402145386" calcext:value-type="float">
            <text:p>0.234320402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5405.66032" calcext:value-type="float">
            <text:p>1443145405.66032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601314544678" calcext:value-type="float">
            <text:p>45.6601314545</text:p>
          </table:table-cell>
          <table:table-cell table:formula="of:=[.C441]/([.D441]-[.D440])" office:value-type="float" office:value="104602.75186034" calcext:value-type="float">
            <text:p>104602.75186034</text:p>
          </table:table-cell>
          <table:table-cell/>
          <table:table-cell office:value-type="float" office:value="1443145405.89467" calcext:value-type="float">
            <text:p>1443145405.89467</text:p>
          </table:table-cell>
          <table:table-cell table:formula="of:=[.G441]-[.$B$2]" office:value-type="float" office:value="45.8944878578186" calcext:value-type="float">
            <text:p>45.8944878578</text:p>
          </table:table-cell>
          <table:table-cell table:formula="of:=[.C441]/([.H441]-[.H440])" office:value-type="float" office:value="104511.64709411" calcext:value-type="float">
            <text:p>104511.64709411</text:p>
          </table:table-cell>
          <table:table-cell table:formula="of:=[.G441]-[.$B441]" office:value-type="float" office:value="0.23435640335083" calcext:value-type="float">
            <text:p>0.2343564034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5405.7016" calcext:value-type="float">
            <text:p>1443145405.7016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7014176845551" calcext:value-type="float">
            <text:p>45.7014176846</text:p>
          </table:table-cell>
          <table:table-cell table:formula="of:=[.C442]/([.D442]-[.D441])" office:value-type="float" office:value="104635.370942501" calcext:value-type="float">
            <text:p>104635.370942501</text:p>
          </table:table-cell>
          <table:table-cell/>
          <table:table-cell office:value-type="float" office:value="1443145405.93593" calcext:value-type="float">
            <text:p>1443145405.93593</text:p>
          </table:table-cell>
          <table:table-cell table:formula="of:=[.G442]-[.$B$2]" office:value-type="float" office:value="45.9357409477234" calcext:value-type="float">
            <text:p>45.9357409477</text:p>
          </table:table-cell>
          <table:table-cell table:formula="of:=[.C442]/([.H442]-[.H441])" office:value-type="float" office:value="104719.428531798" calcext:value-type="float">
            <text:p>104719.428531798</text:p>
          </table:table-cell>
          <table:table-cell table:formula="of:=[.G442]-[.$B442]" office:value-type="float" office:value="0.234323263168335" calcext:value-type="float">
            <text:p>0.234323263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5405.74289" calcext:value-type="float">
            <text:p>1443145405.74289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27051067352" calcext:value-type="float">
            <text:p>45.7427051067</text:p>
          </table:table-cell>
          <table:table-cell table:formula="of:=[.C443]/([.D443]-[.D442])" office:value-type="float" office:value="104632.349802508" calcext:value-type="float">
            <text:p>104632.349802508</text:p>
          </table:table-cell>
          <table:table-cell/>
          <table:table-cell office:value-type="float" office:value="1443145405.97723" calcext:value-type="float">
            <text:p>1443145405.97723</text:p>
          </table:table-cell>
          <table:table-cell table:formula="of:=[.G443]-[.$B$2]" office:value-type="float" office:value="45.9770488739014" calcext:value-type="float">
            <text:p>45.9770488739</text:p>
          </table:table-cell>
          <table:table-cell table:formula="of:=[.C443]/([.H443]-[.H442])" office:value-type="float" office:value="104580.4134874" calcext:value-type="float">
            <text:p>104580.4134874</text:p>
          </table:table-cell>
          <table:table-cell table:formula="of:=[.G443]-[.$B443]" office:value-type="float" office:value="0.234343767166138" calcext:value-type="float">
            <text:p>0.234343767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5405.78417" calcext:value-type="float">
            <text:p>1443145405.78417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39879989624" calcext:value-type="float">
            <text:p>45.783987999</text:p>
          </table:table-cell>
          <table:table-cell table:formula="of:=[.C444]/([.D444]-[.D443])" office:value-type="float" office:value="104643.831062702" calcext:value-type="float">
            <text:p>104643.831062702</text:p>
          </table:table-cell>
          <table:table-cell/>
          <table:table-cell office:value-type="float" office:value="1443145406.0186" calcext:value-type="float">
            <text:p>1443145406.0186</text:p>
          </table:table-cell>
          <table:table-cell table:formula="of:=[.G444]-[.$B$2]" office:value-type="float" office:value="46.0184128284454" calcext:value-type="float">
            <text:p>46.0184128284</text:p>
          </table:table-cell>
          <table:table-cell table:formula="of:=[.C444]/([.H444]-[.H443])" office:value-type="float" office:value="104438.757068009" calcext:value-type="float">
            <text:p>104438.757068009</text:p>
          </table:table-cell>
          <table:table-cell table:formula="of:=[.G444]-[.$B444]" office:value-type="float" office:value="0.234424829483032" calcext:value-type="float">
            <text:p>0.2344248295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5405.82547" calcext:value-type="float">
            <text:p>1443145405.82547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52835273743" calcext:value-type="float">
            <text:p>45.8252835274</text:p>
          </table:table-cell>
          <table:table-cell table:formula="of:=[.C445]/([.D445]-[.D444])" office:value-type="float" office:value="104611.810676305" calcext:value-type="float">
            <text:p>104611.810676305</text:p>
          </table:table-cell>
          <table:table-cell/>
          <table:table-cell office:value-type="float" office:value="1443145406.0598" calcext:value-type="float">
            <text:p>1443145406.0598</text:p>
          </table:table-cell>
          <table:table-cell table:formula="of:=[.G445]-[.$B$2]" office:value-type="float" office:value="46.0596194267273" calcext:value-type="float">
            <text:p>46.0596194267</text:p>
          </table:table-cell>
          <table:table-cell table:formula="of:=[.C445]/([.H445]-[.H444])" office:value-type="float" office:value="104837.578934578" calcext:value-type="float">
            <text:p>104837.578934578</text:p>
          </table:table-cell>
          <table:table-cell table:formula="of:=[.G445]-[.$B445]" office:value-type="float" office:value="0.234335899353027" calcext:value-type="float">
            <text:p>0.2343358994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5405.86675" calcext:value-type="float">
            <text:p>1443145405.86675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65690422058" calcext:value-type="float">
            <text:p>45.8665690422</text:p>
          </table:table-cell>
          <table:table-cell table:formula="of:=[.C446]/([.D446]-[.D445])" office:value-type="float" office:value="104637.18371024" calcext:value-type="float">
            <text:p>104637.18371024</text:p>
          </table:table-cell>
          <table:table-cell/>
          <table:table-cell office:value-type="float" office:value="1443145406.10093" calcext:value-type="float">
            <text:p>1443145406.10093</text:p>
          </table:table-cell>
          <table:table-cell table:formula="of:=[.G446]-[.$B$2]" office:value-type="float" office:value="46.1007480621338" calcext:value-type="float">
            <text:p>46.1007480621</text:p>
          </table:table-cell>
          <table:table-cell table:formula="of:=[.C446]/([.H446]-[.H445])" office:value-type="float" office:value="105036.307606692" calcext:value-type="float">
            <text:p>105036.307606692</text:p>
          </table:table-cell>
          <table:table-cell table:formula="of:=[.G446]-[.$B446]" office:value-type="float" office:value="0.234179019927979" calcext:value-type="float">
            <text:p>0.2341790199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5405.90817" calcext:value-type="float">
            <text:p>1443145405.90817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79897403717" calcext:value-type="float">
            <text:p>45.9079897404</text:p>
          </table:table-cell>
          <table:table-cell table:formula="of:=[.C447]/([.D447]-[.D446])" office:value-type="float" office:value="104295.68286604" calcext:value-type="float">
            <text:p>104295.68286604</text:p>
          </table:table-cell>
          <table:table-cell/>
          <table:table-cell office:value-type="float" office:value="1443145406.11307" calcext:value-type="float">
            <text:p>1443145406.11307</text:p>
          </table:table-cell>
          <table:table-cell table:formula="of:=[.G447]-[.$B$2]" office:value-type="float" office:value="46.1128821372986" calcext:value-type="float">
            <text:p>46.1128821373</text:p>
          </table:table-cell>
          <table:table-cell table:formula="of:=[.C447]/([.H447]-[.H446])" office:value-type="float" office:value="356022.188863127" calcext:value-type="float">
            <text:p>356022.188863127</text:p>
          </table:table-cell>
          <table:table-cell table:formula="of:=[.G447]-[.$B447]" office:value-type="float" office:value="0.20489239692688" calcext:value-type="float">
            <text:p>0.2048923969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5405.94946" calcext:value-type="float">
            <text:p>1443145405.94946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9280500412" calcext:value-type="float">
            <text:p>45.9492805004</text:p>
          </table:table-cell>
          <table:table-cell table:formula="of:=[.C448]/([.D448]-[.D447])" office:value-type="float" office:value="104623.891538577" calcext:value-type="float">
            <text:p>104623.891538577</text:p>
          </table:table-cell>
          <table:table-cell/>
          <table:table-cell office:value-type="float" office:value="1443145406.18355" calcext:value-type="float">
            <text:p>1443145406.18355</text:p>
          </table:table-cell>
          <table:table-cell table:formula="of:=[.G448]-[.$B$2]" office:value-type="float" office:value="46.1833703517914" calcext:value-type="float">
            <text:p>46.1833703518</text:p>
          </table:table-cell>
          <table:table-cell table:formula="of:=[.C448]/([.H448]-[.H447])" office:value-type="float" office:value="61286.8410852058" calcext:value-type="float">
            <text:p>61286.8410852058</text:p>
          </table:table-cell>
          <table:table-cell table:formula="of:=[.G448]-[.$B448]" office:value-type="float" office:value="0.234089851379395" calcext:value-type="float">
            <text:p>0.234089851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5405.99076" calcext:value-type="float">
            <text:p>1443145405.99076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905705451965" calcext:value-type="float">
            <text:p>45.9905705452</text:p>
          </table:table-cell>
          <table:table-cell table:formula="of:=[.C449]/([.D449]-[.D448])" office:value-type="float" office:value="104625.703908582" calcext:value-type="float">
            <text:p>104625.703908582</text:p>
          </table:table-cell>
          <table:table-cell/>
          <table:table-cell office:value-type="float" office:value="1443145406.22363" calcext:value-type="float">
            <text:p>1443145406.22363</text:p>
          </table:table-cell>
          <table:table-cell table:formula="of:=[.G449]-[.$B$2]" office:value-type="float" office:value="46.223450422287" calcext:value-type="float">
            <text:p>46.2234504223</text:p>
          </table:table-cell>
          <table:table-cell table:formula="of:=[.C449]/([.H449]-[.H448])" office:value-type="float" office:value="107784.241558998" calcext:value-type="float">
            <text:p>107784.241558998</text:p>
          </table:table-cell>
          <table:table-cell table:formula="of:=[.G449]-[.$B449]" office:value-type="float" office:value="0.232879877090454" calcext:value-type="float">
            <text:p>0.23287987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5406.03061" calcext:value-type="float">
            <text:p>1443145406.03061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304305553436" calcext:value-type="float">
            <text:p>46.0304305553</text:p>
          </table:table-cell>
          <table:table-cell table:formula="of:=[.C450]/([.D450]-[.D449])" office:value-type="float" office:value="108379.300056823" calcext:value-type="float">
            <text:p>108379.300056823</text:p>
          </table:table-cell>
          <table:table-cell/>
          <table:table-cell office:value-type="float" office:value="1443145406.26306" calcext:value-type="float">
            <text:p>1443145406.26306</text:p>
          </table:table-cell>
          <table:table-cell table:formula="of:=[.G450]-[.$B$2]" office:value-type="float" office:value="46.2628765106201" calcext:value-type="float">
            <text:p>46.2628765106</text:p>
          </table:table-cell>
          <table:table-cell table:formula="of:=[.C450]/([.H450]-[.H449])" office:value-type="float" office:value="109572.117920963" calcext:value-type="float">
            <text:p>109572.117920963</text:p>
          </table:table-cell>
          <table:table-cell table:formula="of:=[.G450]-[.$B450]" office:value-type="float" office:value="0.232445955276489" calcext:value-type="float">
            <text:p>0.232445955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5406.07002" calcext:value-type="float">
            <text:p>1443145406.07002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98390007019" calcext:value-type="float">
            <text:p>46.0698390007</text:p>
          </table:table-cell>
          <table:table-cell table:formula="of:=[.C451]/([.D451]-[.D450])" office:value-type="float" office:value="109621.172840627" calcext:value-type="float">
            <text:p>109621.172840627</text:p>
          </table:table-cell>
          <table:table-cell/>
          <table:table-cell office:value-type="float" office:value="1443145406.30251" calcext:value-type="float">
            <text:p>1443145406.30251</text:p>
          </table:table-cell>
          <table:table-cell table:formula="of:=[.G451]-[.$B$2]" office:value-type="float" office:value="46.3023293018341" calcext:value-type="float">
            <text:p>46.3023293018</text:p>
          </table:table-cell>
          <table:table-cell table:formula="of:=[.C451]/([.H451]-[.H450])" office:value-type="float" office:value="109497.956090575" calcext:value-type="float">
            <text:p>109497.956090575</text:p>
          </table:table-cell>
          <table:table-cell table:formula="of:=[.G451]-[.$B451]" office:value-type="float" office:value="0.232490301132202" calcext:value-type="float">
            <text:p>0.232490301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5406.10944" calcext:value-type="float">
            <text:p>1443145406.10944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92591285706" calcext:value-type="float">
            <text:p>46.1092591286</text:p>
          </table:table-cell>
          <table:table-cell table:formula="of:=[.C452]/([.D452]-[.D451])" office:value-type="float" office:value="109588.685617515" calcext:value-type="float">
            <text:p>109588.685617515</text:p>
          </table:table-cell>
          <table:table-cell/>
          <table:table-cell office:value-type="float" office:value="1443145406.34212" calcext:value-type="float">
            <text:p>1443145406.34212</text:p>
          </table:table-cell>
          <table:table-cell table:formula="of:=[.G452]-[.$B$2]" office:value-type="float" office:value="46.3419368267059" calcext:value-type="float">
            <text:p>46.3419368267</text:p>
          </table:table-cell>
          <table:table-cell table:formula="of:=[.C452]/([.H452]-[.H451])" office:value-type="float" office:value="109070.183354803" calcext:value-type="float">
            <text:p>109070.183354803</text:p>
          </table:table-cell>
          <table:table-cell table:formula="of:=[.G452]-[.$B452]" office:value-type="float" office:value="0.232677698135376" calcext:value-type="float">
            <text:p>0.232677698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5406.14887" calcext:value-type="float">
            <text:p>1443145406.14887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86821174622" calcext:value-type="float">
            <text:p>46.1486821175</text:p>
          </table:table-cell>
          <table:table-cell table:formula="of:=[.C453]/([.D453]-[.D452])" office:value-type="float" office:value="109580.732497944" calcext:value-type="float">
            <text:p>109580.732497944</text:p>
          </table:table-cell>
          <table:table-cell/>
          <table:table-cell office:value-type="float" office:value="1443145406.38136" calcext:value-type="float">
            <text:p>1443145406.38136</text:p>
          </table:table-cell>
          <table:table-cell table:formula="of:=[.G453]-[.$B$2]" office:value-type="float" office:value="46.3811709880829" calcext:value-type="float">
            <text:p>46.3811709881</text:p>
          </table:table-cell>
          <table:table-cell table:formula="of:=[.C453]/([.H453]-[.H452])" office:value-type="float" office:value="110108.126397667" calcext:value-type="float">
            <text:p>110108.126397667</text:p>
          </table:table-cell>
          <table:table-cell table:formula="of:=[.G453]-[.$B453]" office:value-type="float" office:value="0.232488870620728" calcext:value-type="float">
            <text:p>0.232488870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5406.18829" calcext:value-type="float">
            <text:p>1443145406.18829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8102722168" calcext:value-type="float">
            <text:p>46.1881027222</text:p>
          </table:table-cell>
          <table:table-cell table:formula="of:=[.C454]/([.D454]-[.D453])" office:value-type="float" office:value="109587.360017418" calcext:value-type="float">
            <text:p>109587.360017418</text:p>
          </table:table-cell>
          <table:table-cell/>
          <table:table-cell office:value-type="float" office:value="1443145406.42084" calcext:value-type="float">
            <text:p>1443145406.42084</text:p>
          </table:table-cell>
          <table:table-cell table:formula="of:=[.G454]-[.$B$2]" office:value-type="float" office:value="46.4206535816193" calcext:value-type="float">
            <text:p>46.4206535816</text:p>
          </table:table-cell>
          <table:table-cell table:formula="of:=[.C454]/([.H454]-[.H453])" office:value-type="float" office:value="109415.304646079" calcext:value-type="float">
            <text:p>109415.304646079</text:p>
          </table:table-cell>
          <table:table-cell table:formula="of:=[.G454]-[.$B454]" office:value-type="float" office:value="0.232550859451294" calcext:value-type="float">
            <text:p>0.2325508595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5406.22772" calcext:value-type="float">
            <text:p>1443145406.22772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75309562683" calcext:value-type="float">
            <text:p>46.2275309563</text:p>
          </table:table-cell>
          <table:table-cell table:formula="of:=[.C455]/([.D455]-[.D454])" office:value-type="float" office:value="109566.154776446" calcext:value-type="float">
            <text:p>109566.154776446</text:p>
          </table:table-cell>
          <table:table-cell/>
          <table:table-cell office:value-type="float" office:value="1443145406.46018" calcext:value-type="float">
            <text:p>1443145406.46018</text:p>
          </table:table-cell>
          <table:table-cell table:formula="of:=[.G455]-[.$B$2]" office:value-type="float" office:value="46.4599981307983" calcext:value-type="float">
            <text:p>46.4599981308</text:p>
          </table:table-cell>
          <table:table-cell table:formula="of:=[.C455]/([.H455]-[.H454])" office:value-type="float" office:value="109799.199384328" calcext:value-type="float">
            <text:p>109799.199384328</text:p>
          </table:table-cell>
          <table:table-cell table:formula="of:=[.G455]-[.$B455]" office:value-type="float" office:value="0.232467174530029" calcext:value-type="float">
            <text:p>0.232467174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5406.26713" calcext:value-type="float">
            <text:p>1443145406.26713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69489383698" calcext:value-type="float">
            <text:p>46.2669489384</text:p>
          </table:table-cell>
          <table:table-cell table:formula="of:=[.C456]/([.D456]-[.D455])" office:value-type="float" office:value="109594.651214836" calcext:value-type="float">
            <text:p>109594.651214836</text:p>
          </table:table-cell>
          <table:table-cell/>
          <table:table-cell office:value-type="float" office:value="1443145406.49949" calcext:value-type="float">
            <text:p>1443145406.49949</text:p>
          </table:table-cell>
          <table:table-cell table:formula="of:=[.G456]-[.$B$2]" office:value-type="float" office:value="46.4993090629578" calcext:value-type="float">
            <text:p>46.499309063</text:p>
          </table:table-cell>
          <table:table-cell table:formula="of:=[.C456]/([.H456]-[.H455])" office:value-type="float" office:value="109893.094940624" calcext:value-type="float">
            <text:p>109893.094940624</text:p>
          </table:table-cell>
          <table:table-cell table:formula="of:=[.G456]-[.$B456]" office:value-type="float" office:value="0.232360124588013" calcext:value-type="float">
            <text:p>0.2323601246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5406.30654" calcext:value-type="float">
            <text:p>1443145406.30654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63585758209" calcext:value-type="float">
            <text:p>46.3063585758</text:p>
          </table:table-cell>
          <table:table-cell table:formula="of:=[.C457]/([.D457]-[.D456])" office:value-type="float" office:value="109617.856935437" calcext:value-type="float">
            <text:p>109617.856935437</text:p>
          </table:table-cell>
          <table:table-cell/>
          <table:table-cell office:value-type="float" office:value="1443145406.53895" calcext:value-type="float">
            <text:p>1443145406.53895</text:p>
          </table:table-cell>
          <table:table-cell table:formula="of:=[.G457]-[.$B$2]" office:value-type="float" office:value="46.5387623310089" calcext:value-type="float">
            <text:p>46.538762331</text:p>
          </table:table-cell>
          <table:table-cell table:formula="of:=[.C457]/([.H457]-[.H456])" office:value-type="float" office:value="109496.63268451" calcext:value-type="float">
            <text:p>109496.63268451</text:p>
          </table:table-cell>
          <table:table-cell table:formula="of:=[.G457]-[.$B457]" office:value-type="float" office:value="0.232403755187988" calcext:value-type="float">
            <text:p>0.232403755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5406.34596" calcext:value-type="float">
            <text:p>1443145406.34596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5778465271" calcext:value-type="float">
            <text:p>46.3457784653</text:p>
          </table:table-cell>
          <table:table-cell table:formula="of:=[.C458]/([.D458]-[.D457])" office:value-type="float" office:value="109589.34842959" calcext:value-type="float">
            <text:p>109589.34842959</text:p>
          </table:table-cell>
          <table:table-cell/>
          <table:table-cell office:value-type="float" office:value="1443145406.55108" calcext:value-type="float">
            <text:p>1443145406.55108</text:p>
          </table:table-cell>
          <table:table-cell table:formula="of:=[.G458]-[.$B$2]" office:value-type="float" office:value="46.5508921146393" calcext:value-type="float">
            <text:p>46.5508921146</text:p>
          </table:table-cell>
          <table:table-cell table:formula="of:=[.C458]/([.H458]-[.H457])" office:value-type="float" office:value="356148.150011793" calcext:value-type="float">
            <text:p>356148.150011793</text:p>
          </table:table-cell>
          <table:table-cell table:formula="of:=[.G458]-[.$B458]" office:value-type="float" office:value="0.205113649368286" calcext:value-type="float">
            <text:p>0.2051136494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5406.38538" calcext:value-type="float">
            <text:p>1443145406.38538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51914405823" calcext:value-type="float">
            <text:p>46.3851914406</text:p>
          </table:table-cell>
          <table:table-cell table:formula="of:=[.C459]/([.D459]-[.D458])" office:value-type="float" office:value="109608.57346803" calcext:value-type="float">
            <text:p>109608.57346803</text:p>
          </table:table-cell>
          <table:table-cell/>
          <table:table-cell office:value-type="float" office:value="1443145406.61781" calcext:value-type="float">
            <text:p>1443145406.61781</text:p>
          </table:table-cell>
          <table:table-cell table:formula="of:=[.G459]-[.$B$2]" office:value-type="float" office:value="46.617623090744" calcext:value-type="float">
            <text:p>46.6176230907</text:p>
          </table:table-cell>
          <table:table-cell table:formula="of:=[.C459]/([.H459]-[.H458])" office:value-type="float" office:value="64737.5514666476" calcext:value-type="float">
            <text:p>64737.5514666476</text:p>
          </table:table-cell>
          <table:table-cell table:formula="of:=[.G459]-[.$B459]" office:value-type="float" office:value="0.232431650161743" calcext:value-type="float">
            <text:p>0.2324316502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5406.42479" calcext:value-type="float">
            <text:p>1443145406.42479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46063232422" calcext:value-type="float">
            <text:p>46.4246063232</text:p>
          </table:table-cell>
          <table:table-cell table:formula="of:=[.C460]/([.D460]-[.D459])" office:value-type="float" office:value="109603.269335463" calcext:value-type="float">
            <text:p>109603.269335463</text:p>
          </table:table-cell>
          <table:table-cell/>
          <table:table-cell office:value-type="float" office:value="1443145406.65736" calcext:value-type="float">
            <text:p>1443145406.65736</text:p>
          </table:table-cell>
          <table:table-cell table:formula="of:=[.G460]-[.$B$2]" office:value-type="float" office:value="46.6571755409241" calcext:value-type="float">
            <text:p>46.6571755409</text:p>
          </table:table-cell>
          <table:table-cell table:formula="of:=[.C460]/([.H460]-[.H459])" office:value-type="float" office:value="109222.057807649" calcext:value-type="float">
            <text:p>109222.057807649</text:p>
          </table:table-cell>
          <table:table-cell table:formula="of:=[.G460]-[.$B460]" office:value-type="float" office:value="0.232569217681885" calcext:value-type="float">
            <text:p>0.232569217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5406.46421" calcext:value-type="float">
            <text:p>1443145406.46421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40228748322" calcext:value-type="float">
            <text:p>46.4640228748</text:p>
          </table:table-cell>
          <table:table-cell table:formula="of:=[.C461]/([.D461]-[.D460])" office:value-type="float" office:value="109598.628640556" calcext:value-type="float">
            <text:p>109598.628640556</text:p>
          </table:table-cell>
          <table:table-cell/>
          <table:table-cell office:value-type="float" office:value="1443145406.69673" calcext:value-type="float">
            <text:p>1443145406.69673</text:p>
          </table:table-cell>
          <table:table-cell table:formula="of:=[.G461]-[.$B$2]" office:value-type="float" office:value="46.6965413093567" calcext:value-type="float">
            <text:p>46.6965413094</text:p>
          </table:table-cell>
          <table:table-cell table:formula="of:=[.C461]/([.H461]-[.H460])" office:value-type="float" office:value="109740.014535588" calcext:value-type="float">
            <text:p>109740.014535588</text:p>
          </table:table-cell>
          <table:table-cell table:formula="of:=[.G461]-[.$B461]" office:value-type="float" office:value="0.232518434524536" calcext:value-type="float">
            <text:p>0.2325184345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5406.50364" calcext:value-type="float">
            <text:p>1443145406.50364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34556388855" calcext:value-type="float">
            <text:p>46.5034556389</text:p>
          </table:table-cell>
          <table:table-cell table:formula="of:=[.C462]/([.D462]-[.D461])" office:value-type="float" office:value="109553.568047015" calcext:value-type="float">
            <text:p>109553.568047015</text:p>
          </table:table-cell>
          <table:table-cell/>
          <table:table-cell office:value-type="float" office:value="1443145406.73616" calcext:value-type="float">
            <text:p>1443145406.73616</text:p>
          </table:table-cell>
          <table:table-cell table:formula="of:=[.G462]-[.$B$2]" office:value-type="float" office:value="46.7359731197357" calcext:value-type="float">
            <text:p>46.7359731197</text:p>
          </table:table-cell>
          <table:table-cell table:formula="of:=[.C462]/([.H462]-[.H461])" office:value-type="float" office:value="109556.217644462" calcext:value-type="float">
            <text:p>109556.217644462</text:p>
          </table:table-cell>
          <table:table-cell table:formula="of:=[.G462]-[.$B462]" office:value-type="float" office:value="0.23251748085022" calcext:value-type="float">
            <text:p>0.2325174809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5406.54303" calcext:value-type="float">
            <text:p>1443145406.54303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28469181061" calcext:value-type="float">
            <text:p>46.5428469181</text:p>
          </table:table-cell>
          <table:table-cell table:formula="of:=[.C463]/([.D463]-[.D462])" office:value-type="float" office:value="109668.944128702" calcext:value-type="float">
            <text:p>109668.944128702</text:p>
          </table:table-cell>
          <table:table-cell/>
          <table:table-cell office:value-type="float" office:value="1443145406.77558" calcext:value-type="float">
            <text:p>1443145406.77558</text:p>
          </table:table-cell>
          <table:table-cell table:formula="of:=[.G463]-[.$B$2]" office:value-type="float" office:value="46.7753920555115" calcext:value-type="float">
            <text:p>46.7753920555</text:p>
          </table:table-cell>
          <table:table-cell table:formula="of:=[.C463]/([.H463]-[.H462])" office:value-type="float" office:value="109591.999758067" calcext:value-type="float">
            <text:p>109591.999758067</text:p>
          </table:table-cell>
          <table:table-cell table:formula="of:=[.G463]-[.$B463]" office:value-type="float" office:value="0.232545137405395" calcext:value-type="float">
            <text:p>0.2325451374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5406.58246" calcext:value-type="float">
            <text:p>1443145406.58246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822727680206" calcext:value-type="float">
            <text:p>46.582272768</text:p>
          </table:table-cell>
          <table:table-cell table:formula="of:=[.C464]/([.D464]-[.D463])" office:value-type="float" office:value="109572.780532643" calcext:value-type="float">
            <text:p>109572.780532643</text:p>
          </table:table-cell>
          <table:table-cell/>
          <table:table-cell office:value-type="float" office:value="1443145406.81505" calcext:value-type="float">
            <text:p>1443145406.81505</text:p>
          </table:table-cell>
          <table:table-cell table:formula="of:=[.G464]-[.$B$2]" office:value-type="float" office:value="46.8148648738861" calcext:value-type="float">
            <text:p>46.8148648739</text:p>
          </table:table-cell>
          <table:table-cell table:formula="of:=[.C464]/([.H464]-[.H463])" office:value-type="float" office:value="109442.400565351" calcext:value-type="float">
            <text:p>109442.400565351</text:p>
          </table:table-cell>
          <table:table-cell table:formula="of:=[.G464]-[.$B464]" office:value-type="float" office:value="0.232592105865479" calcext:value-type="float">
            <text:p>0.2325921059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5406.62188" calcext:value-type="float">
            <text:p>1443145406.62188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216914653778" calcext:value-type="float">
            <text:p>46.6216914654</text:p>
          </table:table-cell>
          <table:table-cell table:formula="of:=[.C465]/([.D465]-[.D464])" office:value-type="float" office:value="109592.662610231" calcext:value-type="float">
            <text:p>109592.662610231</text:p>
          </table:table-cell>
          <table:table-cell/>
          <table:table-cell office:value-type="float" office:value="1443145406.85435" calcext:value-type="float">
            <text:p>1443145406.85435</text:p>
          </table:table-cell>
          <table:table-cell table:formula="of:=[.G465]-[.$B$2]" office:value-type="float" office:value="46.8541634082794" calcext:value-type="float">
            <text:p>46.8541634083</text:p>
          </table:table-cell>
          <table:table-cell table:formula="of:=[.C465]/([.H465]-[.H464])" office:value-type="float" office:value="109927.763635261" calcext:value-type="float">
            <text:p>109927.763635261</text:p>
          </table:table-cell>
          <table:table-cell table:formula="of:=[.G465]-[.$B465]" office:value-type="float" office:value="0.232471942901611" calcext:value-type="float">
            <text:p>0.2324719429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5406.6613" calcext:value-type="float">
            <text:p>1443145406.6613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611199378967" calcext:value-type="float">
            <text:p>46.6611199379</text:p>
          </table:table-cell>
          <table:table-cell table:formula="of:=[.C466]/([.D466]-[.D465])" office:value-type="float" office:value="109565.492244898" calcext:value-type="float">
            <text:p>109565.492244898</text:p>
          </table:table-cell>
          <table:table-cell/>
          <table:table-cell office:value-type="float" office:value="1443145406.89378" calcext:value-type="float">
            <text:p>1443145406.89378</text:p>
          </table:table-cell>
          <table:table-cell table:formula="of:=[.G466]-[.$B$2]" office:value-type="float" office:value="46.8935914039612" calcext:value-type="float">
            <text:p>46.893591404</text:p>
          </table:table-cell>
          <table:table-cell table:formula="of:=[.C466]/([.H466]-[.H465])" office:value-type="float" office:value="109566.817316007" calcext:value-type="float">
            <text:p>109566.817316007</text:p>
          </table:table-cell>
          <table:table-cell table:formula="of:=[.G466]-[.$B466]" office:value-type="float" office:value="0.232471466064453" calcext:value-type="float">
            <text:p>0.232471466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5406.70073" calcext:value-type="float">
            <text:p>1443145406.70073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7005455493927" calcext:value-type="float">
            <text:p>46.7005455494</text:p>
          </table:table-cell>
          <table:table-cell table:formula="of:=[.C467]/([.D467]-[.D466])" office:value-type="float" office:value="109573.443152338" calcext:value-type="float">
            <text:p>109573.443152338</text:p>
          </table:table-cell>
          <table:table-cell/>
          <table:table-cell office:value-type="float" office:value="1443145406.93321" calcext:value-type="float">
            <text:p>1443145406.93321</text:p>
          </table:table-cell>
          <table:table-cell table:formula="of:=[.G467]-[.$B$2]" office:value-type="float" office:value="46.933030128479" calcext:value-type="float">
            <text:p>46.9330301285</text:p>
          </table:table-cell>
          <table:table-cell table:formula="of:=[.C467]/([.H467]-[.H466])" office:value-type="float" office:value="109537.010966158" calcext:value-type="float">
            <text:p>109537.010966158</text:p>
          </table:table-cell>
          <table:table-cell table:formula="of:=[.G467]-[.$B467]" office:value-type="float" office:value="0.232484579086304" calcext:value-type="float">
            <text:p>0.232484579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5406.74015" calcext:value-type="float">
            <text:p>1443145406.74015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99635314941" calcext:value-type="float">
            <text:p>46.7399635315</text:p>
          </table:table-cell>
          <table:table-cell table:formula="of:=[.C468]/([.D468]-[.D467])" office:value-type="float" office:value="109594.651214836" calcext:value-type="float">
            <text:p>109594.651214836</text:p>
          </table:table-cell>
          <table:table-cell/>
          <table:table-cell office:value-type="float" office:value="1443145406.97273" calcext:value-type="float">
            <text:p>1443145406.97273</text:p>
          </table:table-cell>
          <table:table-cell table:formula="of:=[.G468]-[.$B$2]" office:value-type="float" office:value="46.9725458621979" calcext:value-type="float">
            <text:p>46.9725458622</text:p>
          </table:table-cell>
          <table:table-cell table:formula="of:=[.C468]/([.H468]-[.H467])" office:value-type="float" office:value="109323.542635799" calcext:value-type="float">
            <text:p>109323.542635799</text:p>
          </table:table-cell>
          <table:table-cell table:formula="of:=[.G468]-[.$B468]" office:value-type="float" office:value="0.232582330703735" calcext:value-type="float">
            <text:p>0.232582330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5406.77956" calcext:value-type="float">
            <text:p>1443145406.77956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93753147125" calcext:value-type="float">
            <text:p>46.7793753147</text:p>
          </table:table-cell>
          <table:table-cell table:formula="of:=[.C469]/([.D469]-[.D468])" office:value-type="float" office:value="109611.888811591" calcext:value-type="float">
            <text:p>109611.888811591</text:p>
          </table:table-cell>
          <table:table-cell/>
          <table:table-cell office:value-type="float" office:value="1443145407.01206" calcext:value-type="float">
            <text:p>1443145407.01206</text:p>
          </table:table-cell>
          <table:table-cell table:formula="of:=[.G469]-[.$B$2]" office:value-type="float" office:value="47.0118768215179" calcext:value-type="float">
            <text:p>47.0118768215</text:p>
          </table:table-cell>
          <table:table-cell table:formula="of:=[.C469]/([.H469]-[.H468])" office:value-type="float" office:value="109837.137834463" calcext:value-type="float">
            <text:p>109837.137834463</text:p>
          </table:table-cell>
          <table:table-cell table:formula="of:=[.G469]-[.$B469]" office:value-type="float" office:value="0.23250150680542" calcext:value-type="float">
            <text:p>0.232501506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5406.81898" calcext:value-type="float">
            <text:p>1443145406.81898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87918663025" calcext:value-type="float">
            <text:p>46.8187918663</text:p>
          </table:table-cell>
          <table:table-cell table:formula="of:=[.C470]/([.D470]-[.D469])" office:value-type="float" office:value="109598.628640556" calcext:value-type="float">
            <text:p>109598.628640556</text:p>
          </table:table-cell>
          <table:table-cell/>
          <table:table-cell office:value-type="float" office:value="1443145410.01815" calcext:value-type="float">
            <text:p>1443145410.01815</text:p>
          </table:table-cell>
          <table:table-cell table:formula="of:=[.G470]-[.$B$2]" office:value-type="float" office:value="50.0179667472839" calcext:value-type="float">
            <text:p>50.0179667473</text:p>
          </table:table-cell>
          <table:table-cell table:formula="of:=[.C470]/([.H470]-[.H469])" office:value-type="float" office:value="1437.08275756229" calcext:value-type="float">
            <text:p>1437.0827575623</text:p>
          </table:table-cell>
          <table:table-cell table:formula="of:=[.G470]-[.$B470]" office:value-type="float" office:value="3.19917488098145" calcext:value-type="float">
            <text:p>3.19917488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5406.85839" calcext:value-type="float">
            <text:p>1443145406.85839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82096099854" calcext:value-type="float">
            <text:p>46.85820961</text:p>
          </table:table-cell>
          <table:table-cell table:formula="of:=[.C471]/([.D471]-[.D470])" office:value-type="float" office:value="109595.314099075" calcext:value-type="float">
            <text:p>109595.314099075</text:p>
          </table:table-cell>
          <table:table-cell/>
          <table:table-cell office:value-type="float" office:value="1443145410.99121" calcext:value-type="float">
            <text:p>1443145410.99121</text:p>
          </table:table-cell>
          <table:table-cell table:formula="of:=[.G471]-[.$B$2]" office:value-type="float" office:value="50.9910206794739" calcext:value-type="float">
            <text:p>50.9910206795</text:p>
          </table:table-cell>
          <table:table-cell table:formula="of:=[.C471]/([.H471]-[.H470])" office:value-type="float" office:value="4439.63058684473" calcext:value-type="float">
            <text:p>4439.6305868447</text:p>
          </table:table-cell>
          <table:table-cell table:formula="of:=[.G471]-[.$B471]" office:value-type="float" office:value="4.13281106948853" calcext:value-type="float">
            <text:p>4.1328110695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5406.8978" calcext:value-type="float">
            <text:p>1443145406.8978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76199626923" calcext:value-type="float">
            <text:p>46.8976199627</text:p>
          </table:table-cell>
          <table:table-cell table:formula="of:=[.C472]/([.D472]-[.D471])" office:value-type="float" office:value="109615.867488612" calcext:value-type="float">
            <text:p>109615.867488612</text:p>
          </table:table-cell>
          <table:table-cell/>
          <table:table-cell office:value-type="float" office:value="1443145411.00906" calcext:value-type="float">
            <text:p>1443145411.00906</text:p>
          </table:table-cell>
          <table:table-cell table:formula="of:=[.G472]-[.$B$2]" office:value-type="float" office:value="51.0088796615601" calcext:value-type="float">
            <text:p>51.0088796616</text:p>
          </table:table-cell>
          <table:table-cell table:formula="of:=[.C472]/([.H472]-[.H471])" office:value-type="float" office:value="241895.085573919" calcext:value-type="float">
            <text:p>241895.085573919</text:p>
          </table:table-cell>
          <table:table-cell table:formula="of:=[.G472]-[.$B472]" office:value-type="float" office:value="4.1112596988678" calcext:value-type="float">
            <text:p>4.111259698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5406.93721" calcext:value-type="float">
            <text:p>1443145406.93721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70296001434" calcext:value-type="float">
            <text:p>46.9370296001</text:p>
          </table:table-cell>
          <table:table-cell table:formula="of:=[.C473]/([.D473]-[.D472])" office:value-type="float" office:value="109617.856935437" calcext:value-type="float">
            <text:p>109617.856935437</text:p>
          </table:table-cell>
          <table:table-cell/>
          <table:table-cell office:value-type="float" office:value="1443145411.02664" calcext:value-type="float">
            <text:p>1443145411.02664</text:p>
          </table:table-cell>
          <table:table-cell table:formula="of:=[.G473]-[.$B$2]" office:value-type="float" office:value="51.0264582633972" calcext:value-type="float">
            <text:p>51.0264582634</text:p>
          </table:table-cell>
          <table:table-cell table:formula="of:=[.C473]/([.H473]-[.H472])" office:value-type="float" office:value="245753.333514173" calcext:value-type="float">
            <text:p>245753.333514173</text:p>
          </table:table-cell>
          <table:table-cell table:formula="of:=[.G473]-[.$B473]" office:value-type="float" office:value="4.08942866325378" calcext:value-type="float">
            <text:p>4.089428663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5406.97668" calcext:value-type="float">
            <text:p>1443145406.97668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64959812164" calcext:value-type="float">
            <text:p>46.9764959812</text:p>
          </table:table-cell>
          <table:table-cell table:formula="of:=[.C474]/([.D474]-[.D473])" office:value-type="float" office:value="109460.251549531" calcext:value-type="float">
            <text:p>109460.251549531</text:p>
          </table:table-cell>
          <table:table-cell/>
          <table:table-cell office:value-type="float" office:value="1443145411.04421" calcext:value-type="float">
            <text:p>1443145411.04421</text:p>
          </table:table-cell>
          <table:table-cell table:formula="of:=[.G474]-[.$B$2]" office:value-type="float" office:value="51.0440273284912" calcext:value-type="float">
            <text:p>51.0440273285</text:p>
          </table:table-cell>
          <table:table-cell table:formula="of:=[.C474]/([.H474]-[.H473])" office:value-type="float" office:value="245886.731985344" calcext:value-type="float">
            <text:p>245886.731985344</text:p>
          </table:table-cell>
          <table:table-cell table:formula="of:=[.G474]-[.$B474]" office:value-type="float" office:value="4.06753134727478" calcext:value-type="float">
            <text:p>4.067531347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5420.02206" calcext:value-type="float">
            <text:p>1443145420.02206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218794345856" calcext:value-type="float">
            <text:p>60.0218794346</text:p>
          </table:table-cell>
          <table:table-cell table:formula="of:=[.C475]/([.D475]-[.D474])" office:value-type="float" office:value="331.151630417142" calcext:value-type="float">
            <text:p>331.1516304171</text:p>
          </table:table-cell>
          <table:table-cell/>
          <table:table-cell office:value-type="float" office:value="1443145420.22019" calcext:value-type="float">
            <text:p>1443145420.22019</text:p>
          </table:table-cell>
          <table:table-cell table:formula="of:=[.G475]-[.$B$2]" office:value-type="float" office:value="60.2200043201447" calcext:value-type="float">
            <text:p>60.2200043201</text:p>
          </table:table-cell>
          <table:table-cell table:formula="of:=[.C475]/([.H475]-[.H474])" office:value-type="float" office:value="470.794554512235" calcext:value-type="float">
            <text:p>470.7945545122</text:p>
          </table:table-cell>
          <table:table-cell table:formula="of:=[.G475]-[.$B475]" office:value-type="float" office:value="0.198124885559082" calcext:value-type="float">
            <text:p>0.1981248856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5420.07622" calcext:value-type="float">
            <text:p>1443145420.07622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60340690613" calcext:value-type="float">
            <text:p>60.0760340691</text:p>
          </table:table-cell>
          <table:table-cell table:formula="of:=[.C476]/([.D476]-[.D475])" office:value-type="float" office:value="79771.566031672" calcext:value-type="float">
            <text:p>79771.566031672</text:p>
          </table:table-cell>
          <table:table-cell/>
          <table:table-cell office:value-type="float" office:value="1443145420.32253" calcext:value-type="float">
            <text:p>1443145420.32253</text:p>
          </table:table-cell>
          <table:table-cell table:formula="of:=[.G476]-[.$B$2]" office:value-type="float" office:value="60.3223476409912" calcext:value-type="float">
            <text:p>60.322347641</text:p>
          </table:table-cell>
          <table:table-cell table:formula="of:=[.C476]/([.H476]-[.H475])" office:value-type="float" office:value="42210.8640238178" calcext:value-type="float">
            <text:p>42210.8640238178</text:p>
          </table:table-cell>
          <table:table-cell table:formula="of:=[.G476]-[.$B476]" office:value-type="float" office:value="0.246313571929932" calcext:value-type="float">
            <text:p>0.246313571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5420.13036" calcext:value-type="float">
            <text:p>1443145420.13036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301753520966" calcext:value-type="float">
            <text:p>60.1301753521</text:p>
          </table:table-cell>
          <table:table-cell table:formula="of:=[.C477]/([.D477]-[.D476])" office:value-type="float" office:value="79791.2379945835" calcext:value-type="float">
            <text:p>79791.2379945835</text:p>
          </table:table-cell>
          <table:table-cell/>
          <table:table-cell office:value-type="float" office:value="1443145420.34068" calcext:value-type="float">
            <text:p>1443145420.34068</text:p>
          </table:table-cell>
          <table:table-cell table:formula="of:=[.G477]-[.$B$2]" office:value-type="float" office:value="60.3404924869537" calcext:value-type="float">
            <text:p>60.340492487</text:p>
          </table:table-cell>
          <table:table-cell table:formula="of:=[.C477]/([.H477]-[.H476])" office:value-type="float" office:value="238084.137441692" calcext:value-type="float">
            <text:p>238084.137441692</text:p>
          </table:table-cell>
          <table:table-cell table:formula="of:=[.G477]-[.$B477]" office:value-type="float" office:value="0.210317134857178" calcext:value-type="float">
            <text:p>0.210317134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5420.1845" calcext:value-type="float">
            <text:p>1443145420.1845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43161582947" calcext:value-type="float">
            <text:p>60.1843161583</text:p>
          </table:table-cell>
          <table:table-cell table:formula="of:=[.C478]/([.D478]-[.D477])" office:value-type="float" office:value="79791.9407441332" calcext:value-type="float">
            <text:p>79791.9407441332</text:p>
          </table:table-cell>
          <table:table-cell/>
          <table:table-cell office:value-type="float" office:value="1443145420.43086" calcext:value-type="float">
            <text:p>1443145420.43086</text:p>
          </table:table-cell>
          <table:table-cell table:formula="of:=[.G478]-[.$B$2]" office:value-type="float" office:value="60.4306797981262" calcext:value-type="float">
            <text:p>60.4306797981</text:p>
          </table:table-cell>
          <table:table-cell table:formula="of:=[.C478]/([.H478]-[.H477])" office:value-type="float" office:value="47900.3081901167" calcext:value-type="float">
            <text:p>47900.3081901167</text:p>
          </table:table-cell>
          <table:table-cell table:formula="of:=[.G478]-[.$B478]" office:value-type="float" office:value="0.246363639831543" calcext:value-type="float">
            <text:p>0.2463636398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5420.23866" calcext:value-type="float">
            <text:p>1443145420.23866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84722232819" calcext:value-type="float">
            <text:p>60.2384722233</text:p>
          </table:table-cell>
          <table:table-cell table:formula="of:=[.C479]/([.D479]-[.D478])" office:value-type="float" office:value="79769.4588966616" calcext:value-type="float">
            <text:p>79769.4588966616</text:p>
          </table:table-cell>
          <table:table-cell/>
          <table:table-cell office:value-type="float" office:value="1443145420.48501" calcext:value-type="float">
            <text:p>1443145420.48501</text:p>
          </table:table-cell>
          <table:table-cell table:formula="of:=[.G479]-[.$B$2]" office:value-type="float" office:value="60.4848229885101" calcext:value-type="float">
            <text:p>60.4848229885</text:p>
          </table:table-cell>
          <table:table-cell table:formula="of:=[.C479]/([.H479]-[.H478])" office:value-type="float" office:value="79788.4271201666" calcext:value-type="float">
            <text:p>79788.4271201666</text:p>
          </table:table-cell>
          <table:table-cell table:formula="of:=[.G479]-[.$B479]" office:value-type="float" office:value="0.246350765228271" calcext:value-type="float">
            <text:p>0.246350765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5420.29279" calcext:value-type="float">
            <text:p>1443145420.29279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92603969574" calcext:value-type="float">
            <text:p>60.2926039696</text:p>
          </table:table-cell>
          <table:table-cell table:formula="of:=[.C480]/([.D480]-[.D479])" office:value-type="float" office:value="79805.2953379286" calcext:value-type="float">
            <text:p>79805.2953379286</text:p>
          </table:table-cell>
          <table:table-cell/>
          <table:table-cell office:value-type="float" office:value="1443145420.53913" calcext:value-type="float">
            <text:p>1443145420.53913</text:p>
          </table:table-cell>
          <table:table-cell table:formula="of:=[.G480]-[.$B$2]" office:value-type="float" office:value="60.5389449596405" calcext:value-type="float">
            <text:p>60.5389449596</text:p>
          </table:table-cell>
          <table:table-cell table:formula="of:=[.C480]/([.H480]-[.H479])" office:value-type="float" office:value="79819.7092562246" calcext:value-type="float">
            <text:p>79819.7092562246</text:p>
          </table:table-cell>
          <table:table-cell table:formula="of:=[.G480]-[.$B480]" office:value-type="float" office:value="0.246340990066528" calcext:value-type="float">
            <text:p>0.246340990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5420.34693" calcext:value-type="float">
            <text:p>1443145420.34693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67473983765" calcext:value-type="float">
            <text:p>60.3467473984</text:p>
          </table:table-cell>
          <table:table-cell table:formula="of:=[.C481]/([.D481]-[.D480])" office:value-type="float" office:value="79788.0757747893" calcext:value-type="float">
            <text:p>79788.0757747893</text:p>
          </table:table-cell>
          <table:table-cell/>
          <table:table-cell office:value-type="float" office:value="1443145420.59333" calcext:value-type="float">
            <text:p>1443145420.59333</text:p>
          </table:table-cell>
          <table:table-cell table:formula="of:=[.G481]-[.$B$2]" office:value-type="float" office:value="60.5931441783905" calcext:value-type="float">
            <text:p>60.5931441784</text:p>
          </table:table-cell>
          <table:table-cell table:formula="of:=[.C481]/([.H481]-[.H480])" office:value-type="float" office:value="79705.945945946" calcext:value-type="float">
            <text:p>79705.945945946</text:p>
          </table:table-cell>
          <table:table-cell table:formula="of:=[.G481]-[.$B481]" office:value-type="float" office:value="0.246396780014038" calcext:value-type="float">
            <text:p>0.24639678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5420.40108" calcext:value-type="float">
            <text:p>1443145420.40108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4008922576904" calcext:value-type="float">
            <text:p>60.4008922577</text:p>
          </table:table-cell>
          <table:table-cell table:formula="of:=[.C482]/([.D482]-[.D481])" office:value-type="float" office:value="79785.9677675033" calcext:value-type="float">
            <text:p>79785.9677675033</text:p>
          </table:table-cell>
          <table:table-cell/>
          <table:table-cell office:value-type="float" office:value="1443145420.64742" calcext:value-type="float">
            <text:p>1443145420.64742</text:p>
          </table:table-cell>
          <table:table-cell table:formula="of:=[.G482]-[.$B$2]" office:value-type="float" office:value="60.6472356319428" calcext:value-type="float">
            <text:p>60.6472356319</text:p>
          </table:table-cell>
          <table:table-cell table:formula="of:=[.C482]/([.H482]-[.H481])" office:value-type="float" office:value="79864.7423262046" calcext:value-type="float">
            <text:p>79864.7423262046</text:p>
          </table:table-cell>
          <table:table-cell table:formula="of:=[.G482]-[.$B482]" office:value-type="float" office:value="0.246343374252319" calcext:value-type="float">
            <text:p>0.246343374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5420.45521" calcext:value-type="float">
            <text:p>1443145420.45521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50273418427" calcext:value-type="float">
            <text:p>60.4550273418</text:p>
          </table:table-cell>
          <table:table-cell table:formula="of:=[.C483]/([.D483]-[.D482])" office:value-type="float" office:value="79800.374704372" calcext:value-type="float">
            <text:p>79800.374704372</text:p>
          </table:table-cell>
          <table:table-cell/>
          <table:table-cell office:value-type="float" office:value="1443145420.70145" calcext:value-type="float">
            <text:p>1443145420.70145</text:p>
          </table:table-cell>
          <table:table-cell table:formula="of:=[.G483]-[.$B$2]" office:value-type="float" office:value="60.7012691497803" calcext:value-type="float">
            <text:p>60.7012691498</text:p>
          </table:table-cell>
          <table:table-cell table:formula="of:=[.C483]/([.H483]-[.H482])" office:value-type="float" office:value="79950.3747468374" calcext:value-type="float">
            <text:p>79950.3747468374</text:p>
          </table:table-cell>
          <table:table-cell table:formula="of:=[.G483]-[.$B483]" office:value-type="float" office:value="0.246241807937622" calcext:value-type="float">
            <text:p>0.2462418079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5420.50936" calcext:value-type="float">
            <text:p>1443145420.50936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91750621796" calcext:value-type="float">
            <text:p>60.5091750622</text:p>
          </table:table-cell>
          <table:table-cell table:formula="of:=[.C484]/([.D484]-[.D483])" office:value-type="float" office:value="79781.752087076" calcext:value-type="float">
            <text:p>79781.752087076</text:p>
          </table:table-cell>
          <table:table-cell/>
          <table:table-cell office:value-type="float" office:value="1443145420.75563" calcext:value-type="float">
            <text:p>1443145420.75563</text:p>
          </table:table-cell>
          <table:table-cell table:formula="of:=[.G484]-[.$B$2]" office:value-type="float" office:value="60.7554504871368" calcext:value-type="float">
            <text:p>60.7554504871</text:p>
          </table:table-cell>
          <table:table-cell table:formula="of:=[.C484]/([.H484]-[.H483])" office:value-type="float" office:value="79732.2511914034" calcext:value-type="float">
            <text:p>79732.2511914034</text:p>
          </table:table-cell>
          <table:table-cell table:formula="of:=[.G484]-[.$B484]" office:value-type="float" office:value="0.246275424957275" calcext:value-type="float">
            <text:p>0.246275425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5420.5635" calcext:value-type="float">
            <text:p>1443145420.5635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633156299591" calcext:value-type="float">
            <text:p>60.56331563</text:p>
          </table:table-cell>
          <table:table-cell table:formula="of:=[.C485]/([.D485]-[.D484])" office:value-type="float" office:value="79792.2921235501" calcext:value-type="float">
            <text:p>79792.2921235501</text:p>
          </table:table-cell>
          <table:table-cell/>
          <table:table-cell office:value-type="float" office:value="1443145420.80974" calcext:value-type="float">
            <text:p>1443145420.80974</text:p>
          </table:table-cell>
          <table:table-cell table:formula="of:=[.G485]-[.$B$2]" office:value-type="float" office:value="60.8095562458038" calcext:value-type="float">
            <text:p>60.8095562458</text:p>
          </table:table-cell>
          <table:table-cell table:formula="of:=[.C485]/([.H485]-[.H484])" office:value-type="float" office:value="79843.6267493919" calcext:value-type="float">
            <text:p>79843.6267493919</text:p>
          </table:table-cell>
          <table:table-cell table:formula="of:=[.G485]-[.$B485]" office:value-type="float" office:value="0.246240615844727" calcext:value-type="float">
            <text:p>0.2462406158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5420.61764" calcext:value-type="float">
            <text:p>1443145420.61764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74566745758" calcext:value-type="float">
            <text:p>60.6174566746</text:p>
          </table:table-cell>
          <table:table-cell table:formula="of:=[.C486]/([.D486]-[.D485])" office:value-type="float" office:value="79791.589367811" calcext:value-type="float">
            <text:p>79791.589367811</text:p>
          </table:table-cell>
          <table:table-cell/>
          <table:table-cell office:value-type="float" office:value="1443145420.82788" calcext:value-type="float">
            <text:p>1443145420.82788</text:p>
          </table:table-cell>
          <table:table-cell table:formula="of:=[.G486]-[.$B$2]" office:value-type="float" office:value="60.8276963233948" calcext:value-type="float">
            <text:p>60.8276963234</text:p>
          </table:table-cell>
          <table:table-cell table:formula="of:=[.C486]/([.H486]-[.H485])" office:value-type="float" office:value="238146.721167116" calcext:value-type="float">
            <text:p>238146.721167116</text:p>
          </table:table-cell>
          <table:table-cell table:formula="of:=[.G486]-[.$B486]" office:value-type="float" office:value="0.21023964881897" calcext:value-type="float">
            <text:p>0.2102396488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5420.67179" calcext:value-type="float">
            <text:p>1443145420.67179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716091632843" calcext:value-type="float">
            <text:p>60.6716091633</text:p>
          </table:table-cell>
          <table:table-cell table:formula="of:=[.C487]/([.D487]-[.D486])" office:value-type="float" office:value="79774.7269429231" calcext:value-type="float">
            <text:p>79774.7269429231</text:p>
          </table:table-cell>
          <table:table-cell/>
          <table:table-cell office:value-type="float" office:value="1443145420.91801" calcext:value-type="float">
            <text:p>1443145420.91801</text:p>
          </table:table-cell>
          <table:table-cell table:formula="of:=[.G487]-[.$B$2]" office:value-type="float" office:value="60.9178218841553" calcext:value-type="float">
            <text:p>60.9178218842</text:p>
          </table:table-cell>
          <table:table-cell table:formula="of:=[.C487]/([.H487]-[.H486])" office:value-type="float" office:value="47933.1275561223" calcext:value-type="float">
            <text:p>47933.1275561223</text:p>
          </table:table-cell>
          <table:table-cell table:formula="of:=[.G487]-[.$B487]" office:value-type="float" office:value="0.246212720870972" calcext:value-type="float">
            <text:p>0.2462127209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5420.72594" calcext:value-type="float">
            <text:p>1443145420.72594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57530689239" calcext:value-type="float">
            <text:p>60.7257530689</text:p>
          </table:table-cell>
          <table:table-cell table:formula="of:=[.C488]/([.D488]-[.D487])" office:value-type="float" office:value="79787.3730933174" calcext:value-type="float">
            <text:p>79787.3730933174</text:p>
          </table:table-cell>
          <table:table-cell/>
          <table:table-cell office:value-type="float" office:value="1443145420.97215" calcext:value-type="float">
            <text:p>1443145420.97215</text:p>
          </table:table-cell>
          <table:table-cell table:formula="of:=[.G488]-[.$B$2]" office:value-type="float" office:value="60.9719693660736" calcext:value-type="float">
            <text:p>60.9719693661</text:p>
          </table:table-cell>
          <table:table-cell table:formula="of:=[.C488]/([.H488]-[.H487])" office:value-type="float" office:value="79782.1033767629" calcext:value-type="float">
            <text:p>79782.1033767629</text:p>
          </table:table-cell>
          <table:table-cell table:formula="of:=[.G488]-[.$B488]" office:value-type="float" office:value="0.246216297149658" calcext:value-type="float">
            <text:p>0.246216297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5420.78007" calcext:value-type="float">
            <text:p>1443145420.78007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98867225647" calcext:value-type="float">
            <text:p>60.7798867226</text:p>
          </table:table-cell>
          <table:table-cell table:formula="of:=[.C489]/([.D489]-[.D488])" office:value-type="float" office:value="79802.4834730217" calcext:value-type="float">
            <text:p>79802.4834730217</text:p>
          </table:table-cell>
          <table:table-cell/>
          <table:table-cell office:value-type="float" office:value="1443145421.02658" calcext:value-type="float">
            <text:p>1443145421.02658</text:p>
          </table:table-cell>
          <table:table-cell table:formula="of:=[.G489]-[.$B$2]" office:value-type="float" office:value="61.026392698288" calcext:value-type="float">
            <text:p>61.0263926983</text:p>
          </table:table-cell>
          <table:table-cell table:formula="of:=[.C489]/([.H489]-[.H488])" office:value-type="float" office:value="79377.7195226664" calcext:value-type="float">
            <text:p>79377.7195226664</text:p>
          </table:table-cell>
          <table:table-cell table:formula="of:=[.G489]-[.$B489]" office:value-type="float" office:value="0.246505975723267" calcext:value-type="float">
            <text:p>0.2465059757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5420.83422" calcext:value-type="float">
            <text:p>1443145420.83422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40308666229" calcext:value-type="float">
            <text:p>60.8340308666</text:p>
          </table:table-cell>
          <table:table-cell table:formula="of:=[.C490]/([.D490]-[.D489])" office:value-type="float" office:value="79787.0217572227" calcext:value-type="float">
            <text:p>79787.0217572227</text:p>
          </table:table-cell>
          <table:table-cell/>
          <table:table-cell office:value-type="float" office:value="1443145421.08052" calcext:value-type="float">
            <text:p>1443145421.08052</text:p>
          </table:table-cell>
          <table:table-cell table:formula="of:=[.G490]-[.$B$2]" office:value-type="float" office:value="61.0803332328796" calcext:value-type="float">
            <text:p>61.0803332329</text:p>
          </table:table-cell>
          <table:table-cell table:formula="of:=[.C490]/([.H490]-[.H489])" office:value-type="float" office:value="80088.1940214725" calcext:value-type="float">
            <text:p>80088.1940214725</text:p>
          </table:table-cell>
          <table:table-cell table:formula="of:=[.G490]-[.$B490]" office:value-type="float" office:value="0.246302366256714" calcext:value-type="float">
            <text:p>0.2463023663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5420.88835" calcext:value-type="float">
            <text:p>1443145420.88835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81704807282" calcext:value-type="float">
            <text:p>60.8881704807</text:p>
          </table:table-cell>
          <table:table-cell table:formula="of:=[.C491]/([.D491]-[.D490])" office:value-type="float" office:value="79793.6976721655" calcext:value-type="float">
            <text:p>79793.6976721655</text:p>
          </table:table-cell>
          <table:table-cell/>
          <table:table-cell office:value-type="float" office:value="1443145421.13499" calcext:value-type="float">
            <text:p>1443145421.13499</text:p>
          </table:table-cell>
          <table:table-cell table:formula="of:=[.G491]-[.$B$2]" office:value-type="float" office:value="61.1348066329956" calcext:value-type="float">
            <text:p>61.134806633</text:p>
          </table:table-cell>
          <table:table-cell table:formula="of:=[.C491]/([.H491]-[.H490])" office:value-type="float" office:value="79304.7614212309" calcext:value-type="float">
            <text:p>79304.7614212309</text:p>
          </table:table-cell>
          <table:table-cell table:formula="of:=[.G491]-[.$B491]" office:value-type="float" office:value="0.246636152267456" calcext:value-type="float">
            <text:p>0.2466361523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5420.94251" calcext:value-type="float">
            <text:p>1443145420.94251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423277378082" calcext:value-type="float">
            <text:p>60.9423277378</text:p>
          </table:table-cell>
          <table:table-cell table:formula="of:=[.C492]/([.D492]-[.D491])" office:value-type="float" office:value="79767.7030358526" calcext:value-type="float">
            <text:p>79767.7030358526</text:p>
          </table:table-cell>
          <table:table-cell/>
          <table:table-cell office:value-type="float" office:value="1443145421.18878" calcext:value-type="float">
            <text:p>1443145421.18878</text:p>
          </table:table-cell>
          <table:table-cell table:formula="of:=[.G492]-[.$B$2]" office:value-type="float" office:value="61.1885919570923" calcext:value-type="float">
            <text:p>61.1885919571</text:p>
          </table:table-cell>
          <table:table-cell table:formula="of:=[.C492]/([.H492]-[.H491])" office:value-type="float" office:value="80319.3077768715" calcext:value-type="float">
            <text:p>80319.3077768715</text:p>
          </table:table-cell>
          <table:table-cell table:formula="of:=[.G492]-[.$B492]" office:value-type="float" office:value="0.246264219284058" calcext:value-type="float">
            <text:p>0.246264219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5420.99666" calcext:value-type="float">
            <text:p>1443145420.99666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64790344238" calcext:value-type="float">
            <text:p>60.9964790344</text:p>
          </table:table-cell>
          <table:table-cell table:formula="of:=[.C493]/([.D493]-[.D492])" office:value-type="float" office:value="79776.483112972" calcext:value-type="float">
            <text:p>79776.483112972</text:p>
          </table:table-cell>
          <table:table-cell/>
          <table:table-cell office:value-type="float" office:value="1443145421.20634" calcext:value-type="float">
            <text:p>1443145421.20634</text:p>
          </table:table-cell>
          <table:table-cell table:formula="of:=[.G493]-[.$B$2]" office:value-type="float" office:value="61.2061541080475" calcext:value-type="float">
            <text:p>61.206154108</text:p>
          </table:table-cell>
          <table:table-cell table:formula="of:=[.C493]/([.H493]-[.H492])" office:value-type="float" office:value="245983.536471131" calcext:value-type="float">
            <text:p>245983.536471131</text:p>
          </table:table-cell>
          <table:table-cell table:formula="of:=[.G493]-[.$B493]" office:value-type="float" office:value="0.209675073623657" calcext:value-type="float">
            <text:p>0.2096750736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5421.04783" calcext:value-type="float">
            <text:p>1443145421.04783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7646522522" calcext:value-type="float">
            <text:p>61.0476465225</text:p>
          </table:table-cell>
          <table:table-cell table:formula="of:=[.C494]/([.D494]-[.D493])" office:value-type="float" office:value="84428.6120067843" calcext:value-type="float">
            <text:p>84428.6120067843</text:p>
          </table:table-cell>
          <table:table-cell/>
          <table:table-cell office:value-type="float" office:value="1443145421.24584" calcext:value-type="float">
            <text:p>1443145421.24584</text:p>
          </table:table-cell>
          <table:table-cell table:formula="of:=[.G494]-[.$B$2]" office:value-type="float" office:value="61.2456560134888" calcext:value-type="float">
            <text:p>61.2456560135</text:p>
          </table:table-cell>
          <table:table-cell table:formula="of:=[.C494]/([.H494]-[.H493])" office:value-type="float" office:value="109361.813100922" calcext:value-type="float">
            <text:p>109361.813100922</text:p>
          </table:table-cell>
          <table:table-cell table:formula="of:=[.G494]-[.$B494]" office:value-type="float" office:value="0.198009490966797" calcext:value-type="float">
            <text:p>0.19800949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5421.0988" calcext:value-type="float">
            <text:p>1443145421.0988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86125469208" calcext:value-type="float">
            <text:p>61.0986125469</text:p>
          </table:table-cell>
          <table:table-cell table:formula="of:=[.C495]/([.D495]-[.D494])" office:value-type="float" office:value="84762.3500353188" calcext:value-type="float">
            <text:p>84762.3500353188</text:p>
          </table:table-cell>
          <table:table-cell/>
          <table:table-cell office:value-type="float" office:value="1443145421.29678" calcext:value-type="float">
            <text:p>1443145421.29678</text:p>
          </table:table-cell>
          <table:table-cell table:formula="of:=[.G495]-[.$B$2]" office:value-type="float" office:value="61.2965965270996" calcext:value-type="float">
            <text:p>61.2965965271</text:p>
          </table:table-cell>
          <table:table-cell table:formula="of:=[.C495]/([.H495]-[.H494])" office:value-type="float" office:value="84804.798652064" calcext:value-type="float">
            <text:p>84804.798652064</text:p>
          </table:table-cell>
          <table:table-cell table:formula="of:=[.G495]-[.$B495]" office:value-type="float" office:value="0.197983980178833" calcext:value-type="float">
            <text:p>0.1979839802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5421.14984" calcext:value-type="float">
            <text:p>1443145421.14984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96584415436" calcext:value-type="float">
            <text:p>61.1496584415</text:p>
          </table:table-cell>
          <table:table-cell table:formula="of:=[.C496]/([.D496]-[.D495])" office:value-type="float" office:value="84629.7245238251" calcext:value-type="float">
            <text:p>84629.7245238251</text:p>
          </table:table-cell>
          <table:table-cell/>
          <table:table-cell office:value-type="float" office:value="1443145421.34781" calcext:value-type="float">
            <text:p>1443145421.34781</text:p>
          </table:table-cell>
          <table:table-cell table:formula="of:=[.G496]-[.$B$2]" office:value-type="float" office:value="61.3476274013519" calcext:value-type="float">
            <text:p>61.3476274014</text:p>
          </table:table-cell>
          <table:table-cell table:formula="of:=[.C496]/([.H496]-[.H495])" office:value-type="float" office:value="84654.6343423395" calcext:value-type="float">
            <text:p>84654.6343423395</text:p>
          </table:table-cell>
          <table:table-cell table:formula="of:=[.G496]-[.$B496]" office:value-type="float" office:value="0.19796895980835" calcext:value-type="float">
            <text:p>0.1979689598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5421.20081" calcext:value-type="float">
            <text:p>1443145421.20081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2006297111511" calcext:value-type="float">
            <text:p>61.2006297112</text:p>
          </table:table-cell>
          <table:table-cell table:formula="of:=[.C497]/([.D497]-[.D496])" office:value-type="float" office:value="84753.6275486578" calcext:value-type="float">
            <text:p>84753.6275486578</text:p>
          </table:table-cell>
          <table:table-cell/>
          <table:table-cell office:value-type="float" office:value="1443145421.39878" calcext:value-type="float">
            <text:p>1443145421.39878</text:p>
          </table:table-cell>
          <table:table-cell table:formula="of:=[.G497]-[.$B$2]" office:value-type="float" office:value="61.3985922336578" calcext:value-type="float">
            <text:p>61.3985922337</text:p>
          </table:table-cell>
          <table:table-cell table:formula="of:=[.C497]/([.H497]-[.H496])" office:value-type="float" office:value="84764.3326690431" calcext:value-type="float">
            <text:p>84764.3326690431</text:p>
          </table:table-cell>
          <table:table-cell table:formula="of:=[.G497]-[.$B497]" office:value-type="float" office:value="0.197962522506714" calcext:value-type="float">
            <text:p>0.1979625225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5421.25178" calcext:value-type="float">
            <text:p>1443145421.25178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5159740448" calcext:value-type="float">
            <text:p>61.2515974045</text:p>
          </table:table-cell>
          <table:table-cell table:formula="of:=[.C498]/([.D498]-[.D497])" office:value-type="float" office:value="84759.5745039154" calcext:value-type="float">
            <text:p>84759.5745039154</text:p>
          </table:table-cell>
          <table:table-cell/>
          <table:table-cell office:value-type="float" office:value="1443145421.44982" calcext:value-type="float">
            <text:p>1443145421.44982</text:p>
          </table:table-cell>
          <table:table-cell table:formula="of:=[.G498]-[.$B$2]" office:value-type="float" office:value="61.4496338367462" calcext:value-type="float">
            <text:p>61.4496338367</text:p>
          </table:table-cell>
          <table:table-cell table:formula="of:=[.C498]/([.H498]-[.H497])" office:value-type="float" office:value="84636.8401188319" calcext:value-type="float">
            <text:p>84636.8401188319</text:p>
          </table:table-cell>
          <table:table-cell table:formula="of:=[.G498]-[.$B498]" office:value-type="float" office:value="0.198036432266235" calcext:value-type="float">
            <text:p>0.1980364323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5421.30276" calcext:value-type="float">
            <text:p>1443145421.30276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3025741577148" calcext:value-type="float">
            <text:p>61.3025741577</text:p>
          </table:table-cell>
          <table:table-cell table:formula="of:=[.C499]/([.D499]-[.D498])" office:value-type="float" office:value="84744.5105045554" calcext:value-type="float">
            <text:p>84744.5105045554</text:p>
          </table:table-cell>
          <table:table-cell/>
          <table:table-cell office:value-type="float" office:value="1443145421.50061" calcext:value-type="float">
            <text:p>1443145421.50061</text:p>
          </table:table-cell>
          <table:table-cell table:formula="of:=[.G499]-[.$B$2]" office:value-type="float" office:value="61.5004215240479" calcext:value-type="float">
            <text:p>61.500421524</text:p>
          </table:table-cell>
          <table:table-cell table:formula="of:=[.C499]/([.H499]-[.H498])" office:value-type="float" office:value="85059.9865739676" calcext:value-type="float">
            <text:p>85059.9865739676</text:p>
          </table:table-cell>
          <table:table-cell table:formula="of:=[.G499]-[.$B499]" office:value-type="float" office:value="0.197847366333008" calcext:value-type="float">
            <text:p>0.197847366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5421.35374" calcext:value-type="float">
            <text:p>1443145421.35374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35571098328" calcext:value-type="float">
            <text:p>61.3535571098</text:p>
          </table:table-cell>
          <table:table-cell table:formula="of:=[.C500]/([.D500]-[.D499])" office:value-type="float" office:value="84734.2066424116" calcext:value-type="float">
            <text:p>84734.2066424116</text:p>
          </table:table-cell>
          <table:table-cell/>
          <table:table-cell office:value-type="float" office:value="1443145421.59695" calcext:value-type="float">
            <text:p>1443145421.59695</text:p>
          </table:table-cell>
          <table:table-cell table:formula="of:=[.G500]-[.$B$2]" office:value-type="float" office:value="61.5967705249786" calcext:value-type="float">
            <text:p>61.596770525</text:p>
          </table:table-cell>
          <table:table-cell table:formula="of:=[.C500]/([.H500]-[.H499])" office:value-type="float" office:value="44836.9983940295" calcext:value-type="float">
            <text:p>44836.9983940295</text:p>
          </table:table-cell>
          <table:table-cell table:formula="of:=[.G500]-[.$B500]" office:value-type="float" office:value="0.243213415145874" calcext:value-type="float">
            <text:p>0.243213415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5421.40471" calcext:value-type="float">
            <text:p>1443145421.40471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45224189758" calcext:value-type="float">
            <text:p>61.404522419</text:p>
          </table:table-cell>
          <table:table-cell table:formula="of:=[.C501]/([.D501]-[.D500])" office:value-type="float" office:value="84763.5396044236" calcext:value-type="float">
            <text:p>84763.5396044236</text:p>
          </table:table-cell>
          <table:table-cell/>
          <table:table-cell office:value-type="float" office:value="1443145421.64791" calcext:value-type="float">
            <text:p>1443145421.64791</text:p>
          </table:table-cell>
          <table:table-cell table:formula="of:=[.G501]-[.$B$2]" office:value-type="float" office:value="61.6477284431458" calcext:value-type="float">
            <text:p>61.6477284431</text:p>
          </table:table-cell>
          <table:table-cell table:formula="of:=[.C501]/([.H501]-[.H500])" office:value-type="float" office:value="84775.8337739142" calcext:value-type="float">
            <text:p>84775.8337739142</text:p>
          </table:table-cell>
          <table:table-cell table:formula="of:=[.G501]-[.$B501]" office:value-type="float" office:value="0.243206024169922" calcext:value-type="float">
            <text:p>0.243206024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5421.45568" calcext:value-type="float">
            <text:p>1443145421.45568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54991722107" calcext:value-type="float">
            <text:p>61.4554991722</text:p>
          </table:table-cell>
          <table:table-cell table:formula="of:=[.C502]/([.D502]-[.D501])" office:value-type="float" office:value="84744.5105045554" calcext:value-type="float">
            <text:p>84744.5105045554</text:p>
          </table:table-cell>
          <table:table-cell/>
          <table:table-cell office:value-type="float" office:value="1443145421.69894" calcext:value-type="float">
            <text:p>1443145421.69894</text:p>
          </table:table-cell>
          <table:table-cell table:formula="of:=[.G502]-[.$B$2]" office:value-type="float" office:value="61.6987562179565" calcext:value-type="float">
            <text:p>61.698756218</text:p>
          </table:table-cell>
          <table:table-cell table:formula="of:=[.C502]/([.H502]-[.H501])" office:value-type="float" office:value="84659.7762888621" calcext:value-type="float">
            <text:p>84659.7762888621</text:p>
          </table:table-cell>
          <table:table-cell table:formula="of:=[.G502]-[.$B502]" office:value-type="float" office:value="0.24325704574585" calcext:value-type="float">
            <text:p>0.243257045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5421.50665" calcext:value-type="float">
            <text:p>1443145421.50665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64651966095" calcext:value-type="float">
            <text:p>61.5064651966</text:p>
          </table:table-cell>
          <table:table-cell table:formula="of:=[.C503]/([.D503]-[.D502])" office:value-type="float" office:value="84762.3500353188" calcext:value-type="float">
            <text:p>84762.3500353188</text:p>
          </table:table-cell>
          <table:table-cell/>
          <table:table-cell office:value-type="float" office:value="1443145421.74991" calcext:value-type="float">
            <text:p>1443145421.74991</text:p>
          </table:table-cell>
          <table:table-cell table:formula="of:=[.G503]-[.$B$2]" office:value-type="float" office:value="61.7497217655182" calcext:value-type="float">
            <text:p>61.7497217655</text:p>
          </table:table-cell>
          <table:table-cell table:formula="of:=[.C503]/([.H503]-[.H502])" office:value-type="float" office:value="84763.1430776788" calcext:value-type="float">
            <text:p>84763.1430776788</text:p>
          </table:table-cell>
          <table:table-cell table:formula="of:=[.G503]-[.$B503]" office:value-type="float" office:value="0.243256568908691" calcext:value-type="float">
            <text:p>0.2432565689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5421.55761" calcext:value-type="float">
            <text:p>1443145421.55761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74278831482" calcext:value-type="float">
            <text:p>61.5574278831</text:p>
          </table:table-cell>
          <table:table-cell table:formula="of:=[.C504]/([.D504]-[.D503])" office:value-type="float" office:value="84767.9016434857" calcext:value-type="float">
            <text:p>84767.9016434857</text:p>
          </table:table-cell>
          <table:table-cell/>
          <table:table-cell office:value-type="float" office:value="1443145421.80078" calcext:value-type="float">
            <text:p>1443145421.80078</text:p>
          </table:table-cell>
          <table:table-cell table:formula="of:=[.G504]-[.$B$2]" office:value-type="float" office:value="61.8005940914154" calcext:value-type="float">
            <text:p>61.8005940914</text:p>
          </table:table-cell>
          <table:table-cell table:formula="of:=[.C504]/([.H504]-[.H503])" office:value-type="float" office:value="84918.468416958" calcext:value-type="float">
            <text:p>84918.468416958</text:p>
          </table:table-cell>
          <table:table-cell table:formula="of:=[.G504]-[.$B504]" office:value-type="float" office:value="0.243166208267212" calcext:value-type="float">
            <text:p>0.2431662083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5421.60861" calcext:value-type="float">
            <text:p>1443145421.60861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84237098694" calcext:value-type="float">
            <text:p>61.6084237099</text:p>
          </table:table-cell>
          <table:table-cell table:formula="of:=[.C505]/([.D505]-[.D504])" office:value-type="float" office:value="84712.814317506" calcext:value-type="float">
            <text:p>84712.814317506</text:p>
          </table:table-cell>
          <table:table-cell/>
          <table:table-cell office:value-type="float" office:value="1443145421.85185" calcext:value-type="float">
            <text:p>1443145421.85185</text:p>
          </table:table-cell>
          <table:table-cell table:formula="of:=[.G505]-[.$B$2]" office:value-type="float" office:value="61.8516616821289" calcext:value-type="float">
            <text:p>61.8516616821</text:p>
          </table:table-cell>
          <table:table-cell table:formula="of:=[.C505]/([.H505]-[.H504])" office:value-type="float" office:value="84593.7695442895" calcext:value-type="float">
            <text:p>84593.7695442895</text:p>
          </table:table-cell>
          <table:table-cell table:formula="of:=[.G505]-[.$B505]" office:value-type="float" office:value="0.243237972259521" calcext:value-type="float">
            <text:p>0.243237972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5421.65957" calcext:value-type="float">
            <text:p>1443145421.65957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93880653381" calcext:value-type="float">
            <text:p>61.6593880653</text:p>
          </table:table-cell>
          <table:table-cell table:formula="of:=[.C506]/([.D506]-[.D505])" office:value-type="float" office:value="84765.125748503" calcext:value-type="float">
            <text:p>84765.125748503</text:p>
          </table:table-cell>
          <table:table-cell/>
          <table:table-cell office:value-type="float" office:value="1443145421.90283" calcext:value-type="float">
            <text:p>1443145421.90283</text:p>
          </table:table-cell>
          <table:table-cell table:formula="of:=[.G506]-[.$B$2]" office:value-type="float" office:value="61.9026420116425" calcext:value-type="float">
            <text:p>61.9026420116</text:p>
          </table:table-cell>
          <table:table-cell table:formula="of:=[.C506]/([.H506]-[.H505])" office:value-type="float" office:value="84738.5656628957" calcext:value-type="float">
            <text:p>84738.5656628957</text:p>
          </table:table-cell>
          <table:table-cell table:formula="of:=[.G506]-[.$B506]" office:value-type="float" office:value="0.243253946304321" calcext:value-type="float">
            <text:p>0.2432539463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5421.71054" calcext:value-type="float">
            <text:p>1443145421.71054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103521823883" calcext:value-type="float">
            <text:p>61.7103521824</text:p>
          </table:table-cell>
          <table:table-cell table:formula="of:=[.C507]/([.D507]-[.D506])" office:value-type="float" office:value="84765.5222937982" calcext:value-type="float">
            <text:p>84765.5222937982</text:p>
          </table:table-cell>
          <table:table-cell/>
          <table:table-cell office:value-type="float" office:value="1443145421.95374" calcext:value-type="float">
            <text:p>1443145421.95374</text:p>
          </table:table-cell>
          <table:table-cell table:formula="of:=[.G507]-[.$B$2]" office:value-type="float" office:value="61.9535539150238" calcext:value-type="float">
            <text:p>61.953553915</text:p>
          </table:table-cell>
          <table:table-cell table:formula="of:=[.C507]/([.H507]-[.H506])" office:value-type="float" office:value="84852.4551840405" calcext:value-type="float">
            <text:p>84852.4551840405</text:p>
          </table:table-cell>
          <table:table-cell table:formula="of:=[.G507]-[.$B507]" office:value-type="float" office:value="0.243201732635498" calcext:value-type="float">
            <text:p>0.243201732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5421.7615" calcext:value-type="float">
            <text:p>1443145421.7615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613203525543" calcext:value-type="float">
            <text:p>61.7613203526</text:p>
          </table:table-cell>
          <table:table-cell table:formula="of:=[.C508]/([.D508]-[.D507])" office:value-type="float" office:value="84758.7815283287" calcext:value-type="float">
            <text:p>84758.7815283287</text:p>
          </table:table-cell>
          <table:table-cell/>
          <table:table-cell office:value-type="float" office:value="1443145422.00495" calcext:value-type="float">
            <text:p>1443145422.00495</text:p>
          </table:table-cell>
          <table:table-cell table:formula="of:=[.G508]-[.$B$2]" office:value-type="float" office:value="62.0047700405121" calcext:value-type="float">
            <text:p>62.0047700405</text:p>
          </table:table-cell>
          <table:table-cell table:formula="of:=[.C508]/([.H508]-[.H507])" office:value-type="float" office:value="84348.4343810517" calcext:value-type="float">
            <text:p>84348.4343810517</text:p>
          </table:table-cell>
          <table:table-cell table:formula="of:=[.G508]-[.$B508]" office:value-type="float" office:value="0.243449687957764" calcext:value-type="float">
            <text:p>0.243449688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5421.81247" calcext:value-type="float">
            <text:p>1443145421.81247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122868537903" calcext:value-type="float">
            <text:p>61.8122868538</text:p>
          </table:table-cell>
          <table:table-cell table:formula="of:=[.C509]/([.D509]-[.D508])" office:value-type="float" office:value="84761.5570077981" calcext:value-type="float">
            <text:p>84761.5570077981</text:p>
          </table:table-cell>
          <table:table-cell/>
          <table:table-cell office:value-type="float" office:value="1443145422.05576" calcext:value-type="float">
            <text:p>1443145422.05576</text:p>
          </table:table-cell>
          <table:table-cell table:formula="of:=[.G509]-[.$B$2]" office:value-type="float" office:value="62.0555763244629" calcext:value-type="float">
            <text:p>62.0555763245</text:p>
          </table:table-cell>
          <table:table-cell table:formula="of:=[.C509]/([.H509]-[.H508])" office:value-type="float" office:value="85028.8520251341" calcext:value-type="float">
            <text:p>85028.8520251341</text:p>
          </table:table-cell>
          <table:table-cell table:formula="of:=[.G509]-[.$B509]" office:value-type="float" office:value="0.243289470672607" calcext:value-type="float">
            <text:p>0.243289470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5421.86343" calcext:value-type="float">
            <text:p>1443145421.86343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632464408875" calcext:value-type="float">
            <text:p>61.8632464409</text:p>
          </table:table-cell>
          <table:table-cell table:formula="of:=[.C510]/([.D510]-[.D509])" office:value-type="float" office:value="84773.0573594086" calcext:value-type="float">
            <text:p>84773.0573594086</text:p>
          </table:table-cell>
          <table:table-cell/>
          <table:table-cell office:value-type="float" office:value="1443145422.10666" calcext:value-type="float">
            <text:p>1443145422.10666</text:p>
          </table:table-cell>
          <table:table-cell table:formula="of:=[.G510]-[.$B$2]" office:value-type="float" office:value="62.1064720153809" calcext:value-type="float">
            <text:p>62.1064720154</text:p>
          </table:table-cell>
          <table:table-cell table:formula="of:=[.C510]/([.H510]-[.H509])" office:value-type="float" office:value="84879.4843351821" calcext:value-type="float">
            <text:p>84879.4843351821</text:p>
          </table:table-cell>
          <table:table-cell table:formula="of:=[.G510]-[.$B510]" office:value-type="float" office:value="0.243225574493408" calcext:value-type="float">
            <text:p>0.2432255745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5421.91441" calcext:value-type="float">
            <text:p>1443145421.91441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42208099365" calcext:value-type="float">
            <text:p>61.9142208099</text:p>
          </table:table-cell>
          <table:table-cell table:formula="of:=[.C511]/([.D511]-[.D510])" office:value-type="float" office:value="84748.4741957512" calcext:value-type="float">
            <text:p>84748.4741957512</text:p>
          </table:table-cell>
          <table:table-cell/>
          <table:table-cell office:value-type="float" office:value="1443145422.12245" calcext:value-type="float">
            <text:p>1443145422.12245</text:p>
          </table:table-cell>
          <table:table-cell table:formula="of:=[.G511]-[.$B$2]" office:value-type="float" office:value="62.1222684383392" calcext:value-type="float">
            <text:p>62.1222684383</text:p>
          </table:table-cell>
          <table:table-cell table:formula="of:=[.C511]/([.H511]-[.H510])" office:value-type="float" office:value="273479.635952004" calcext:value-type="float">
            <text:p>273479.635952004</text:p>
          </table:table-cell>
          <table:table-cell table:formula="of:=[.G511]-[.$B511]" office:value-type="float" office:value="0.20804762840271" calcext:value-type="float">
            <text:p>0.2080476284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5421.96538" calcext:value-type="float">
            <text:p>1443145421.96538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5193271637" calcext:value-type="float">
            <text:p>61.9651932716</text:p>
          </table:table-cell>
          <table:table-cell table:formula="of:=[.C512]/([.D512]-[.D511])" office:value-type="float" office:value="84751.6454156805" calcext:value-type="float">
            <text:p>84751.6454156805</text:p>
          </table:table-cell>
          <table:table-cell/>
          <table:table-cell office:value-type="float" office:value="1443145422.16335" calcext:value-type="float">
            <text:p>1443145422.16335</text:p>
          </table:table-cell>
          <table:table-cell table:formula="of:=[.G512]-[.$B$2]" office:value-type="float" office:value="62.1631672382355" calcext:value-type="float">
            <text:p>62.1631672382</text:p>
          </table:table-cell>
          <table:table-cell table:formula="of:=[.C512]/([.H512]-[.H511])" office:value-type="float" office:value="105626.57121871" calcext:value-type="float">
            <text:p>105626.57121871</text:p>
          </table:table-cell>
          <table:table-cell table:formula="of:=[.G512]-[.$B512]" office:value-type="float" office:value="0.197973966598511" calcext:value-type="float">
            <text:p>0.197973966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5422.01358" calcext:value-type="float">
            <text:p>1443145422.01358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3397693634" calcext:value-type="float">
            <text:p>62.0133976936</text:p>
          </table:table-cell>
          <table:table-cell table:formula="of:=[.C513]/([.D513]-[.D512])" office:value-type="float" office:value="89618.3341906382" calcext:value-type="float">
            <text:p>89618.3341906382</text:p>
          </table:table-cell>
          <table:table-cell/>
          <table:table-cell office:value-type="float" office:value="1443145422.25398" calcext:value-type="float">
            <text:p>1443145422.25398</text:p>
          </table:table-cell>
          <table:table-cell table:formula="of:=[.G513]-[.$B$2]" office:value-type="float" office:value="62.253796339035" calcext:value-type="float">
            <text:p>62.253796339</text:p>
          </table:table-cell>
          <table:table-cell table:formula="of:=[.C513]/([.H513]-[.H512])" office:value-type="float" office:value="47666.808584522" calcext:value-type="float">
            <text:p>47666.808584522</text:p>
          </table:table-cell>
          <table:table-cell table:formula="of:=[.G513]-[.$B513]" office:value-type="float" office:value="0.240398645401001" calcext:value-type="float">
            <text:p>0.240398645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5422.05595" calcext:value-type="float">
            <text:p>1443145422.05595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57661056519" calcext:value-type="float">
            <text:p>62.0557661057</text:p>
          </table:table-cell>
          <table:table-cell table:formula="of:=[.C514]/([.D514]-[.D513])" office:value-type="float" office:value="101962.754662195" calcext:value-type="float">
            <text:p>101962.754662195</text:p>
          </table:table-cell>
          <table:table-cell/>
          <table:table-cell office:value-type="float" office:value="1443145422.33345" calcext:value-type="float">
            <text:p>1443145422.33345</text:p>
          </table:table-cell>
          <table:table-cell table:formula="of:=[.G514]-[.$B$2]" office:value-type="float" office:value="62.3332614898682" calcext:value-type="float">
            <text:p>62.3332614899</text:p>
          </table:table-cell>
          <table:table-cell table:formula="of:=[.C514]/([.H514]-[.H513])" office:value-type="float" office:value="54363.4530949502" calcext:value-type="float">
            <text:p>54363.4530949502</text:p>
          </table:table-cell>
          <table:table-cell table:formula="of:=[.G514]-[.$B514]" office:value-type="float" office:value="0.277495384216309" calcext:value-type="float">
            <text:p>0.277495384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5422.0983" calcext:value-type="float">
            <text:p>1443145422.0983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81111526489" calcext:value-type="float">
            <text:p>62.0981111526</text:p>
          </table:table-cell>
          <table:table-cell table:formula="of:=[.C515]/([.D515]-[.D514])" office:value-type="float" office:value="102019.015359668" calcext:value-type="float">
            <text:p>102019.015359668</text:p>
          </table:table-cell>
          <table:table-cell/>
          <table:table-cell office:value-type="float" office:value="1443145422.37581" calcext:value-type="float">
            <text:p>1443145422.37581</text:p>
          </table:table-cell>
          <table:table-cell table:formula="of:=[.G515]-[.$B$2]" office:value-type="float" office:value="62.3756301403046" calcext:value-type="float">
            <text:p>62.3756301403</text:p>
          </table:table-cell>
          <table:table-cell table:formula="of:=[.C515]/([.H515]-[.H514])" office:value-type="float" office:value="101962.180893268" calcext:value-type="float">
            <text:p>101962.180893268</text:p>
          </table:table-cell>
          <table:table-cell table:formula="of:=[.G515]-[.$B515]" office:value-type="float" office:value="0.27751898765564" calcext:value-type="float">
            <text:p>0.2775189877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5422.14065" calcext:value-type="float">
            <text:p>1443145422.14065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404700279236" calcext:value-type="float">
            <text:p>62.1404700279</text:p>
          </table:table-cell>
          <table:table-cell table:formula="of:=[.C516]/([.D516]-[.D515])" office:value-type="float" office:value="101985.710715612" calcext:value-type="float">
            <text:p>101985.710715612</text:p>
          </table:table-cell>
          <table:table-cell/>
          <table:table-cell office:value-type="float" office:value="1443145422.41822" calcext:value-type="float">
            <text:p>1443145422.41822</text:p>
          </table:table-cell>
          <table:table-cell table:formula="of:=[.G516]-[.$B$2]" office:value-type="float" office:value="62.418035030365" calcext:value-type="float">
            <text:p>62.4180350304</text:p>
          </table:table-cell>
          <table:table-cell table:formula="of:=[.C516]/([.H516]-[.H515])" office:value-type="float" office:value="101875.043039711" calcext:value-type="float">
            <text:p>101875.043039711</text:p>
          </table:table-cell>
          <table:table-cell table:formula="of:=[.G516]-[.$B516]" office:value-type="float" office:value="0.277565002441406" calcext:value-type="float">
            <text:p>0.2775650024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5422.18299" calcext:value-type="float">
            <text:p>1443145422.18299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828072071075" calcext:value-type="float">
            <text:p>62.1828072071</text:p>
          </table:table-cell>
          <table:table-cell table:formula="of:=[.C517]/([.D517]-[.D516])" office:value-type="float" office:value="102037.974264395" calcext:value-type="float">
            <text:p>102037.974264395</text:p>
          </table:table-cell>
          <table:table-cell/>
          <table:table-cell office:value-type="float" office:value="1443145422.46051" calcext:value-type="float">
            <text:p>1443145422.46051</text:p>
          </table:table-cell>
          <table:table-cell table:formula="of:=[.G517]-[.$B$2]" office:value-type="float" office:value="62.460321187973" calcext:value-type="float">
            <text:p>62.460321188</text:p>
          </table:table-cell>
          <table:table-cell table:formula="of:=[.C517]/([.H517]-[.H516])" office:value-type="float" office:value="102161.091107966" calcext:value-type="float">
            <text:p>102161.091107966</text:p>
          </table:table-cell>
          <table:table-cell table:formula="of:=[.G517]-[.$B517]" office:value-type="float" office:value="0.277513980865479" calcext:value-type="float">
            <text:p>0.277513980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5422.22549" calcext:value-type="float">
            <text:p>1443145422.22549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53017425537" calcext:value-type="float">
            <text:p>62.2253017426</text:p>
          </table:table-cell>
          <table:table-cell table:formula="of:=[.C518]/([.D518]-[.D517])" office:value-type="float" office:value="101660.13005302" calcext:value-type="float">
            <text:p>101660.13005302</text:p>
          </table:table-cell>
          <table:table-cell/>
          <table:table-cell office:value-type="float" office:value="1443145422.50298" calcext:value-type="float">
            <text:p>1443145422.50298</text:p>
          </table:table-cell>
          <table:table-cell table:formula="of:=[.G518]-[.$B$2]" office:value-type="float" office:value="62.5027916431427" calcext:value-type="float">
            <text:p>62.5027916431</text:p>
          </table:table-cell>
          <table:table-cell table:formula="of:=[.C518]/([.H518]-[.H517])" office:value-type="float" office:value="101717.770217926" calcext:value-type="float">
            <text:p>101717.770217926</text:p>
          </table:table-cell>
          <table:table-cell table:formula="of:=[.G518]-[.$B518]" office:value-type="float" office:value="0.277489900588989" calcext:value-type="float">
            <text:p>0.2774899006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5422.26783" calcext:value-type="float">
            <text:p>1443145422.26783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7644405365" calcext:value-type="float">
            <text:p>62.2676444054</text:p>
          </table:table-cell>
          <table:table-cell table:formula="of:=[.C519]/([.D519]-[.D518])" office:value-type="float" office:value="102024.759738285" calcext:value-type="float">
            <text:p>102024.759738285</text:p>
          </table:table-cell>
          <table:table-cell/>
          <table:table-cell office:value-type="float" office:value="1443145422.54514" calcext:value-type="float">
            <text:p>1443145422.54514</text:p>
          </table:table-cell>
          <table:table-cell table:formula="of:=[.G519]-[.$B$2]" office:value-type="float" office:value="62.5449552536011" calcext:value-type="float">
            <text:p>62.5449552536</text:p>
          </table:table-cell>
          <table:table-cell table:formula="of:=[.C519]/([.H519]-[.H518])" office:value-type="float" office:value="102458.018965547" calcext:value-type="float">
            <text:p>102458.018965547</text:p>
          </table:table-cell>
          <table:table-cell table:formula="of:=[.G519]-[.$B519]" office:value-type="float" office:value="0.277310848236084" calcext:value-type="float">
            <text:p>0.277310848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5422.31017" calcext:value-type="float">
            <text:p>1443145422.31017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99811077118" calcext:value-type="float">
            <text:p>62.3099811077</text:p>
          </table:table-cell>
          <table:table-cell table:formula="of:=[.C520]/([.D520]-[.D519])" office:value-type="float" office:value="102039.123515399" calcext:value-type="float">
            <text:p>102039.123515399</text:p>
          </table:table-cell>
          <table:table-cell/>
          <table:table-cell office:value-type="float" office:value="1443145422.58743" calcext:value-type="float">
            <text:p>1443145422.58743</text:p>
          </table:table-cell>
          <table:table-cell table:formula="of:=[.G520]-[.$B$2]" office:value-type="float" office:value="62.5872442722321" calcext:value-type="float">
            <text:p>62.5872442722</text:p>
          </table:table-cell>
          <table:table-cell table:formula="of:=[.C520]/([.H520]-[.H519])" office:value-type="float" office:value="102154.179497443" calcext:value-type="float">
            <text:p>102154.179497443</text:p>
          </table:table-cell>
          <table:table-cell table:formula="of:=[.G520]-[.$B520]" office:value-type="float" office:value="0.277263164520264" calcext:value-type="float">
            <text:p>0.2772631645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5422.35249" calcext:value-type="float">
            <text:p>1443145422.35249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523042201996" calcext:value-type="float">
            <text:p>62.3523042202</text:p>
          </table:table-cell>
          <table:table-cell table:formula="of:=[.C521]/([.D521]-[.D520])" office:value-type="float" office:value="102071.888055161" calcext:value-type="float">
            <text:p>102071.888055161</text:p>
          </table:table-cell>
          <table:table-cell/>
          <table:table-cell office:value-type="float" office:value="1443145422.62979" calcext:value-type="float">
            <text:p>1443145422.62979</text:p>
          </table:table-cell>
          <table:table-cell table:formula="of:=[.G521]-[.$B$2]" office:value-type="float" office:value="62.6296100616455" calcext:value-type="float">
            <text:p>62.6296100616</text:p>
          </table:table-cell>
          <table:table-cell table:formula="of:=[.C521]/([.H521]-[.H520])" office:value-type="float" office:value="101969.066546611" calcext:value-type="float">
            <text:p>101969.066546611</text:p>
          </table:table-cell>
          <table:table-cell table:formula="of:=[.G521]-[.$B521]" office:value-type="float" office:value="0.277305841445923" calcext:value-type="float">
            <text:p>0.277305841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5422.39481" calcext:value-type="float">
            <text:p>1443145422.39481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46244716644" calcext:value-type="float">
            <text:p>62.3946244717</text:p>
          </table:table-cell>
          <table:table-cell table:formula="of:=[.C522]/([.D522]-[.D521])" office:value-type="float" office:value="102078.788534343" calcext:value-type="float">
            <text:p>102078.788534343</text:p>
          </table:table-cell>
          <table:table-cell/>
          <table:table-cell office:value-type="float" office:value="1443145422.67212" calcext:value-type="float">
            <text:p>1443145422.67212</text:p>
          </table:table-cell>
          <table:table-cell table:formula="of:=[.G522]-[.$B$2]" office:value-type="float" office:value="62.6719403266907" calcext:value-type="float">
            <text:p>62.6719403267</text:p>
          </table:table-cell>
          <table:table-cell table:formula="of:=[.C522]/([.H522]-[.H521])" office:value-type="float" office:value="102054.640938123" calcext:value-type="float">
            <text:p>102054.640938123</text:p>
          </table:table-cell>
          <table:table-cell table:formula="of:=[.G522]-[.$B522]" office:value-type="float" office:value="0.277315855026245" calcext:value-type="float">
            <text:p>0.2773158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5422.43721" calcext:value-type="float">
            <text:p>1443145422.43721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70257854462" calcext:value-type="float">
            <text:p>62.4370257854</text:p>
          </table:table-cell>
          <table:table-cell table:formula="of:=[.C523]/([.D523]-[.D522])" office:value-type="float" office:value="101883.635545759" calcext:value-type="float">
            <text:p>101883.635545759</text:p>
          </table:table-cell>
          <table:table-cell/>
          <table:table-cell office:value-type="float" office:value="1443145422.71974" calcext:value-type="float">
            <text:p>1443145422.71974</text:p>
          </table:table-cell>
          <table:table-cell table:formula="of:=[.G523]-[.$B$2]" office:value-type="float" office:value="62.7195570468903" calcext:value-type="float">
            <text:p>62.7195570469</text:p>
          </table:table-cell>
          <table:table-cell table:formula="of:=[.C523]/([.H523]-[.H522])" office:value-type="float" office:value="90724.4342300933" calcext:value-type="float">
            <text:p>90724.4342300933</text:p>
          </table:table-cell>
          <table:table-cell table:formula="of:=[.G523]-[.$B523]" office:value-type="float" office:value="0.282531261444092" calcext:value-type="float">
            <text:p>0.2825312614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5422.47954" calcext:value-type="float">
            <text:p>1443145422.47954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93589115143" calcext:value-type="float">
            <text:p>62.4793589115</text:p>
          </table:table-cell>
          <table:table-cell table:formula="of:=[.C524]/([.D524]-[.D523])" office:value-type="float" office:value="102047.743723178" calcext:value-type="float">
            <text:p>102047.743723178</text:p>
          </table:table-cell>
          <table:table-cell/>
          <table:table-cell office:value-type="float" office:value="1443145422.79914" calcext:value-type="float">
            <text:p>1443145422.79914</text:p>
          </table:table-cell>
          <table:table-cell table:formula="of:=[.G524]-[.$B$2]" office:value-type="float" office:value="62.7989537715912" calcext:value-type="float">
            <text:p>62.7989537716</text:p>
          </table:table-cell>
          <table:table-cell table:formula="of:=[.C524]/([.H524]-[.H523])" office:value-type="float" office:value="54410.3049121058" calcext:value-type="float">
            <text:p>54410.3049121058</text:p>
          </table:table-cell>
          <table:table-cell table:formula="of:=[.G524]-[.$B524]" office:value-type="float" office:value="0.319594860076904" calcext:value-type="float">
            <text:p>0.319594860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5422.52187" calcext:value-type="float">
            <text:p>1443145422.52187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216898918152" calcext:value-type="float">
            <text:p>62.5216898918</text:p>
          </table:table-cell>
          <table:table-cell table:formula="of:=[.C525]/([.D525]-[.D524])" office:value-type="float" office:value="102052.916546981" calcext:value-type="float">
            <text:p>102052.916546981</text:p>
          </table:table-cell>
          <table:table-cell/>
          <table:table-cell office:value-type="float" office:value="1443145422.84142" calcext:value-type="float">
            <text:p>1443145422.84142</text:p>
          </table:table-cell>
          <table:table-cell table:formula="of:=[.G525]-[.$B$2]" office:value-type="float" office:value="62.8412351608276" calcext:value-type="float">
            <text:p>62.8412351608</text:p>
          </table:table-cell>
          <table:table-cell table:formula="of:=[.C525]/([.H525]-[.H524])" office:value-type="float" office:value="102172.612537428" calcext:value-type="float">
            <text:p>102172.612537428</text:p>
          </table:table-cell>
          <table:table-cell table:formula="of:=[.G525]-[.$B525]" office:value-type="float" office:value="0.319545269012451" calcext:value-type="float">
            <text:p>0.319545269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5422.56421" calcext:value-type="float">
            <text:p>1443145422.56421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4023733139" calcext:value-type="float">
            <text:p>62.5640237331</text:p>
          </table:table-cell>
          <table:table-cell table:formula="of:=[.C526]/([.D526]-[.D525])" office:value-type="float" office:value="102046.019565107" calcext:value-type="float">
            <text:p>102046.019565107</text:p>
          </table:table-cell>
          <table:table-cell/>
          <table:table-cell office:value-type="float" office:value="1443145422.88367" calcext:value-type="float">
            <text:p>1443145422.88367</text:p>
          </table:table-cell>
          <table:table-cell table:formula="of:=[.G526]-[.$B$2]" office:value-type="float" office:value="62.8834867477417" calcext:value-type="float">
            <text:p>62.8834867477</text:p>
          </table:table-cell>
          <table:table-cell table:formula="of:=[.C526]/([.H526]-[.H525])" office:value-type="float" office:value="102244.680390033" calcext:value-type="float">
            <text:p>102244.680390033</text:p>
          </table:table-cell>
          <table:table-cell table:formula="of:=[.G526]-[.$B526]" office:value-type="float" office:value="0.319463014602661" calcext:value-type="float">
            <text:p>0.319463014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5422.60655" calcext:value-type="float">
            <text:p>1443145422.60655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63632965088" calcext:value-type="float">
            <text:p>62.6063632965</text:p>
          </table:table-cell>
          <table:table-cell table:formula="of:=[.C527]/([.D527]-[.D526])" office:value-type="float" office:value="102032.228397669" calcext:value-type="float">
            <text:p>102032.228397669</text:p>
          </table:table-cell>
          <table:table-cell/>
          <table:table-cell office:value-type="float" office:value="1443145422.92615" calcext:value-type="float">
            <text:p>1443145422.92615</text:p>
          </table:table-cell>
          <table:table-cell table:formula="of:=[.G527]-[.$B$2]" office:value-type="float" office:value="62.9259691238403" calcext:value-type="float">
            <text:p>62.9259691238</text:p>
          </table:table-cell>
          <table:table-cell table:formula="of:=[.C527]/([.H527]-[.H526])" office:value-type="float" office:value="101689.227315584" calcext:value-type="float">
            <text:p>101689.227315584</text:p>
          </table:table-cell>
          <table:table-cell table:formula="of:=[.G527]-[.$B527]" office:value-type="float" office:value="0.319605827331543" calcext:value-type="float">
            <text:p>0.319605827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5422.64888" calcext:value-type="float">
            <text:p>1443145422.64888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86945152283" calcext:value-type="float">
            <text:p>62.6486945152</text:p>
          </table:table-cell>
          <table:table-cell table:formula="of:=[.C528]/([.D528]-[.D527])" office:value-type="float" office:value="102052.341762884" calcext:value-type="float">
            <text:p>102052.341762884</text:p>
          </table:table-cell>
          <table:table-cell/>
          <table:table-cell office:value-type="float" office:value="1443145422.96841" calcext:value-type="float">
            <text:p>1443145422.96841</text:p>
          </table:table-cell>
          <table:table-cell table:formula="of:=[.G528]-[.$B$2]" office:value-type="float" office:value="62.9682211875916" calcext:value-type="float">
            <text:p>62.9682211876</text:p>
          </table:table-cell>
          <table:table-cell table:formula="of:=[.C528]/([.H528]-[.H527])" office:value-type="float" office:value="102243.52650408" calcext:value-type="float">
            <text:p>102243.52650408</text:p>
          </table:table-cell>
          <table:table-cell table:formula="of:=[.G528]-[.$B528]" office:value-type="float" office:value="0.319526672363281" calcext:value-type="float">
            <text:p>0.3195266724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5422.69122" calcext:value-type="float">
            <text:p>1443145422.69122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910312175751" calcext:value-type="float">
            <text:p>62.6910312176</text:p>
          </table:table-cell>
          <table:table-cell table:formula="of:=[.C529]/([.D529]-[.D528])" office:value-type="float" office:value="102039.123515399" calcext:value-type="float">
            <text:p>102039.123515399</text:p>
          </table:table-cell>
          <table:table-cell/>
          <table:table-cell office:value-type="float" office:value="1443145423.05307" calcext:value-type="float">
            <text:p>1443145423.05307</text:p>
          </table:table-cell>
          <table:table-cell table:formula="of:=[.G529]-[.$B$2]" office:value-type="float" office:value="63.0528807640076" calcext:value-type="float">
            <text:p>63.052880764</text:p>
          </table:table-cell>
          <table:table-cell table:formula="of:=[.C529]/([.H529]-[.H528])" office:value-type="float" office:value="51027.8952822962" calcext:value-type="float">
            <text:p>51027.8952822962</text:p>
          </table:table-cell>
          <table:table-cell table:formula="of:=[.G529]-[.$B529]" office:value-type="float" office:value="0.361849546432495" calcext:value-type="float">
            <text:p>0.361849546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5422.73355" calcext:value-type="float">
            <text:p>1443145422.73355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33624362946" calcext:value-type="float">
            <text:p>62.7333624363</text:p>
          </table:table-cell>
          <table:table-cell table:formula="of:=[.C530]/([.D530]-[.D529])" office:value-type="float" office:value="102052.341762884" calcext:value-type="float">
            <text:p>102052.341762884</text:p>
          </table:table-cell>
          <table:table-cell/>
          <table:table-cell office:value-type="float" office:value="1443145423.06747" calcext:value-type="float">
            <text:p>1443145423.06747</text:p>
          </table:table-cell>
          <table:table-cell table:formula="of:=[.G530]-[.$B$2]" office:value-type="float" office:value="63.0672862529755" calcext:value-type="float">
            <text:p>63.067286253</text:p>
          </table:table-cell>
          <table:table-cell table:formula="of:=[.C530]/([.H530]-[.H529])" office:value-type="float" office:value="299885.690074643" calcext:value-type="float">
            <text:p>299885.690074643</text:p>
          </table:table-cell>
          <table:table-cell table:formula="of:=[.G530]-[.$B530]" office:value-type="float" office:value="0.333923816680908" calcext:value-type="float">
            <text:p>0.3339238167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5422.77587" calcext:value-type="float">
            <text:p>1443145422.77587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56867408752" calcext:value-type="float">
            <text:p>62.7756867409</text:p>
          </table:table-cell>
          <table:table-cell table:formula="of:=[.C531]/([.D531]-[.D530])" office:value-type="float" office:value="102069.013130841" calcext:value-type="float">
            <text:p>102069.013130841</text:p>
          </table:table-cell>
          <table:table-cell/>
          <table:table-cell office:value-type="float" office:value="1443145423.09539" calcext:value-type="float">
            <text:p>1443145423.09539</text:p>
          </table:table-cell>
          <table:table-cell table:formula="of:=[.G531]-[.$B$2]" office:value-type="float" office:value="63.0952084064484" calcext:value-type="float">
            <text:p>63.0952084064</text:p>
          </table:table-cell>
          <table:table-cell table:formula="of:=[.C531]/([.H531]-[.H530])" office:value-type="float" office:value="154715.86044367" calcext:value-type="float">
            <text:p>154715.86044367</text:p>
          </table:table-cell>
          <table:table-cell table:formula="of:=[.G531]-[.$B531]" office:value-type="float" office:value="0.31952166557312" calcext:value-type="float">
            <text:p>0.3195216656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5422.81821" calcext:value-type="float">
            <text:p>1443145422.81821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80229663849" calcext:value-type="float">
            <text:p>62.8180229664</text:p>
          </table:table-cell>
          <table:table-cell table:formula="of:=[.C532]/([.D532]-[.D531])" office:value-type="float" office:value="102040.272792292" calcext:value-type="float">
            <text:p>102040.272792292</text:p>
          </table:table-cell>
          <table:table-cell/>
          <table:table-cell office:value-type="float" office:value="1443145423.13774" calcext:value-type="float">
            <text:p>1443145423.13774</text:p>
          </table:table-cell>
          <table:table-cell table:formula="of:=[.G532]-[.$B$2]" office:value-type="float" office:value="63.1375570297241" calcext:value-type="float">
            <text:p>63.1375570297</text:p>
          </table:table-cell>
          <table:table-cell table:formula="of:=[.C532]/([.H532]-[.H531])" office:value-type="float" office:value="102010.400004504" calcext:value-type="float">
            <text:p>102010.400004504</text:p>
          </table:table-cell>
          <table:table-cell table:formula="of:=[.G532]-[.$B532]" office:value-type="float" office:value="0.319534063339233" calcext:value-type="float">
            <text:p>0.3195340633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5422.86054" calcext:value-type="float">
            <text:p>1443145422.86054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603553771973" calcext:value-type="float">
            <text:p>62.8603553772</text:p>
          </table:table-cell>
          <table:table-cell table:formula="of:=[.C533]/([.D533]-[.D532])" office:value-type="float" office:value="102049.467939512" calcext:value-type="float">
            <text:p>102049.467939512</text:p>
          </table:table-cell>
          <table:table-cell/>
          <table:table-cell office:value-type="float" office:value="1443145423.18018" calcext:value-type="float">
            <text:p>1443145423.18018</text:p>
          </table:table-cell>
          <table:table-cell table:formula="of:=[.G533]-[.$B$2]" office:value-type="float" office:value="63.17999792099" calcext:value-type="float">
            <text:p>63.179997921</text:p>
          </table:table-cell>
          <table:table-cell table:formula="of:=[.C533]/([.H533]-[.H532])" office:value-type="float" office:value="101788.625807539" calcext:value-type="float">
            <text:p>101788.625807539</text:p>
          </table:table-cell>
          <table:table-cell table:formula="of:=[.G533]-[.$B533]" office:value-type="float" office:value="0.319642543792725" calcext:value-type="float">
            <text:p>0.3196425438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5422.90289" calcext:value-type="float">
            <text:p>1443145422.90289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9027009010315" calcext:value-type="float">
            <text:p>62.902700901</text:p>
          </table:table-cell>
          <table:table-cell table:formula="of:=[.C534]/([.D534]-[.D533])" office:value-type="float" office:value="102017.866561567" calcext:value-type="float">
            <text:p>102017.866561567</text:p>
          </table:table-cell>
          <table:table-cell/>
          <table:table-cell office:value-type="float" office:value="1443145423.22311" calcext:value-type="float">
            <text:p>1443145423.22311</text:p>
          </table:table-cell>
          <table:table-cell table:formula="of:=[.G534]-[.$B$2]" office:value-type="float" office:value="63.2229268550873" calcext:value-type="float">
            <text:p>63.2229268551</text:p>
          </table:table-cell>
          <table:table-cell table:formula="of:=[.C534]/([.H534]-[.H533])" office:value-type="float" office:value="100631.429380696" calcext:value-type="float">
            <text:p>100631.429380696</text:p>
          </table:table-cell>
          <table:table-cell table:formula="of:=[.G534]-[.$B534]" office:value-type="float" office:value="0.320225954055786" calcext:value-type="float">
            <text:p>0.320225954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5422.94522" calcext:value-type="float">
            <text:p>1443145422.94522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50402259827" calcext:value-type="float">
            <text:p>62.945040226</text:p>
          </table:table-cell>
          <table:table-cell table:formula="of:=[.C535]/([.D535]-[.D534])" office:value-type="float" office:value="102032.802955221" calcext:value-type="float">
            <text:p>102032.802955221</text:p>
          </table:table-cell>
          <table:table-cell/>
          <table:table-cell office:value-type="float" office:value="1443145423.26645" calcext:value-type="float">
            <text:p>1443145423.26645</text:p>
          </table:table-cell>
          <table:table-cell table:formula="of:=[.G535]-[.$B$2]" office:value-type="float" office:value="63.2662618160248" calcext:value-type="float">
            <text:p>63.266261816</text:p>
          </table:table-cell>
          <table:table-cell table:formula="of:=[.C535]/([.H535]-[.H534])" office:value-type="float" office:value="99688.5633802817" calcext:value-type="float">
            <text:p>99688.5633802817</text:p>
          </table:table-cell>
          <table:table-cell table:formula="of:=[.G535]-[.$B535]" office:value-type="float" office:value="0.321221590042114" calcext:value-type="float">
            <text:p>0.32122159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5422.98758" calcext:value-type="float">
            <text:p>1443145422.98758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73991012573" calcext:value-type="float">
            <text:p>62.9873991013</text:p>
          </table:table-cell>
          <table:table-cell table:formula="of:=[.C536]/([.D536]-[.D535])" office:value-type="float" office:value="101985.710715612" calcext:value-type="float">
            <text:p>101985.710715612</text:p>
          </table:table-cell>
          <table:table-cell/>
          <table:table-cell office:value-type="float" office:value="1443145423.30979" calcext:value-type="float">
            <text:p>1443145423.30979</text:p>
          </table:table-cell>
          <table:table-cell table:formula="of:=[.G536]-[.$B$2]" office:value-type="float" office:value="63.3096084594727" calcext:value-type="float">
            <text:p>63.3096084595</text:p>
          </table:table-cell>
          <table:table-cell table:formula="of:=[.C536]/([.H536]-[.H535])" office:value-type="float" office:value="99661.6959556458" calcext:value-type="float">
            <text:p>99661.6959556458</text:p>
          </table:table-cell>
          <table:table-cell table:formula="of:=[.G536]-[.$B536]" office:value-type="float" office:value="0.322209358215332" calcext:value-type="float">
            <text:p>0.322209358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5423.03064" calcext:value-type="float">
            <text:p>1443145423.03064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304515361786" calcext:value-type="float">
            <text:p>63.0304515362</text:p>
          </table:table-cell>
          <table:table-cell table:formula="of:=[.C537]/([.D537]-[.D536])" office:value-type="float" office:value="100342.756638516" calcext:value-type="float">
            <text:p>100342.756638516</text:p>
          </table:table-cell>
          <table:table-cell/>
          <table:table-cell office:value-type="float" office:value="1443145423.35316" calcext:value-type="float">
            <text:p>1443145423.35316</text:p>
          </table:table-cell>
          <table:table-cell table:formula="of:=[.G537]-[.$B$2]" office:value-type="float" office:value="63.3529784679413" calcext:value-type="float">
            <text:p>63.3529784679</text:p>
          </table:table-cell>
          <table:table-cell table:formula="of:=[.C537]/([.H537]-[.H536])" office:value-type="float" office:value="99608.0045297872" calcext:value-type="float">
            <text:p>99608.0045297872</text:p>
          </table:table-cell>
          <table:table-cell table:formula="of:=[.G537]-[.$B537]" office:value-type="float" office:value="0.322526931762695" calcext:value-type="float">
            <text:p>0.3225269318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5423.07399" calcext:value-type="float">
            <text:p>1443145423.07399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738008022308" calcext:value-type="float">
            <text:p>63.0738008022</text:p>
          </table:table-cell>
          <table:table-cell table:formula="of:=[.C538]/([.D538]-[.D537])" office:value-type="float" office:value="99655.6664833352" calcext:value-type="float">
            <text:p>99655.6664833352</text:p>
          </table:table-cell>
          <table:table-cell/>
          <table:table-cell office:value-type="float" office:value="1443145423.39651" calcext:value-type="float">
            <text:p>1443145423.39651</text:p>
          </table:table-cell>
          <table:table-cell table:formula="of:=[.G538]-[.$B$2]" office:value-type="float" office:value="63.3963205814362" calcext:value-type="float">
            <text:p>63.3963205814</text:p>
          </table:table-cell>
          <table:table-cell table:formula="of:=[.C538]/([.H538]-[.H537])" office:value-type="float" office:value="99672.1122173937" calcext:value-type="float">
            <text:p>99672.1122173937</text:p>
          </table:table-cell>
          <table:table-cell table:formula="of:=[.G538]-[.$B538]" office:value-type="float" office:value="0.322519779205322" calcext:value-type="float">
            <text:p>0.3225197792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5423.11733" calcext:value-type="float">
            <text:p>1443145423.11733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71479225159" calcext:value-type="float">
            <text:p>63.1171479225</text:p>
          </table:table-cell>
          <table:table-cell table:formula="of:=[.C539]/([.D539]-[.D538])" office:value-type="float" office:value="99660.5996336855" calcext:value-type="float">
            <text:p>99660.5996336855</text:p>
          </table:table-cell>
          <table:table-cell/>
          <table:table-cell office:value-type="float" office:value="1443145423.43988" calcext:value-type="float">
            <text:p>1443145423.43988</text:p>
          </table:table-cell>
          <table:table-cell table:formula="of:=[.G539]-[.$B$2]" office:value-type="float" office:value="63.4396994113922" calcext:value-type="float">
            <text:p>63.4396994114</text:p>
          </table:table-cell>
          <table:table-cell table:formula="of:=[.C539]/([.H539]-[.H538])" office:value-type="float" office:value="99587.7483181638" calcext:value-type="float">
            <text:p>99587.7483181638</text:p>
          </table:table-cell>
          <table:table-cell table:formula="of:=[.G539]-[.$B539]" office:value-type="float" office:value="0.322551488876343" calcext:value-type="float">
            <text:p>0.3225514889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5423.16069" calcext:value-type="float">
            <text:p>1443145423.16069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60507440567" calcext:value-type="float">
            <text:p>63.1605074406</text:p>
          </table:table-cell>
          <table:table-cell table:formula="of:=[.C540]/([.D540]-[.D539])" office:value-type="float" office:value="99632.1037264314" calcext:value-type="float">
            <text:p>99632.1037264314</text:p>
          </table:table-cell>
          <table:table-cell/>
          <table:table-cell office:value-type="float" office:value="1443145423.48313" calcext:value-type="float">
            <text:p>1443145423.48313</text:p>
          </table:table-cell>
          <table:table-cell table:formula="of:=[.G540]-[.$B$2]" office:value-type="float" office:value="63.482944726944" calcext:value-type="float">
            <text:p>63.4829447269</text:p>
          </table:table-cell>
          <table:table-cell table:formula="of:=[.C540]/([.H540]-[.H539])" office:value-type="float" office:value="99895.212808186" calcext:value-type="float">
            <text:p>99895.212808186</text:p>
          </table:table-cell>
          <table:table-cell table:formula="of:=[.G540]-[.$B540]" office:value-type="float" office:value="0.322437286376953" calcext:value-type="float">
            <text:p>0.3224372864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5423.20404" calcext:value-type="float">
            <text:p>1443145423.20404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2038516998291" calcext:value-type="float">
            <text:p>63.2038516998</text:p>
          </table:table-cell>
          <table:table-cell table:formula="of:=[.C541]/([.D541]-[.D540])" office:value-type="float" office:value="99667.1779272713" calcext:value-type="float">
            <text:p>99667.1779272713</text:p>
          </table:table-cell>
          <table:table-cell/>
          <table:table-cell office:value-type="float" office:value="1443145423.52656" calcext:value-type="float">
            <text:p>1443145423.52656</text:p>
          </table:table-cell>
          <table:table-cell table:formula="of:=[.G541]-[.$B$2]" office:value-type="float" office:value="63.5263755321503" calcext:value-type="float">
            <text:p>63.5263755322</text:p>
          </table:table-cell>
          <table:table-cell table:formula="of:=[.C541]/([.H541]-[.H540])" office:value-type="float" office:value="99468.5679779537" calcext:value-type="float">
            <text:p>99468.5679779537</text:p>
          </table:table-cell>
          <table:table-cell table:formula="of:=[.G541]-[.$B541]" office:value-type="float" office:value="0.322523832321167" calcext:value-type="float">
            <text:p>0.322523832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5423.24738" calcext:value-type="float">
            <text:p>1443145423.24738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71997737885" calcext:value-type="float">
            <text:p>63.2471997738</text:p>
          </table:table-cell>
          <table:table-cell table:formula="of:=[.C542]/([.D542]-[.D541])" office:value-type="float" office:value="99658.4070621236" calcext:value-type="float">
            <text:p>99658.4070621236</text:p>
          </table:table-cell>
          <table:table-cell/>
          <table:table-cell office:value-type="float" office:value="1443145423.56983" calcext:value-type="float">
            <text:p>1443145423.56983</text:p>
          </table:table-cell>
          <table:table-cell table:formula="of:=[.G542]-[.$B$2]" office:value-type="float" office:value="63.5696437358856" calcext:value-type="float">
            <text:p>63.5696437359</text:p>
          </table:table-cell>
          <table:table-cell table:formula="of:=[.C542]/([.H542]-[.H541])" office:value-type="float" office:value="99842.3698479171" calcext:value-type="float">
            <text:p>99842.3698479171</text:p>
          </table:table-cell>
          <table:table-cell table:formula="of:=[.G542]-[.$B542]" office:value-type="float" office:value="0.322443962097168" calcext:value-type="float">
            <text:p>0.322443962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5423.29073" calcext:value-type="float">
            <text:p>1443145423.29073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905411720276" calcext:value-type="float">
            <text:p>63.290541172</text:p>
          </table:table-cell>
          <table:table-cell table:formula="of:=[.C543]/([.D543]-[.D542])" office:value-type="float" office:value="99673.7570893408" calcext:value-type="float">
            <text:p>99673.7570893408</text:p>
          </table:table-cell>
          <table:table-cell/>
          <table:table-cell office:value-type="float" office:value="1443145423.61316" calcext:value-type="float">
            <text:p>1443145423.61316</text:p>
          </table:table-cell>
          <table:table-cell table:formula="of:=[.G543]-[.$B$2]" office:value-type="float" office:value="63.6129765510559" calcext:value-type="float">
            <text:p>63.6129765511</text:p>
          </table:table-cell>
          <table:table-cell table:formula="of:=[.C543]/([.H543]-[.H542])" office:value-type="float" office:value="99693.4997881717" calcext:value-type="float">
            <text:p>99693.4997881717</text:p>
          </table:table-cell>
          <table:table-cell table:formula="of:=[.G543]-[.$B543]" office:value-type="float" office:value="0.32243537902832" calcext:value-type="float">
            <text:p>0.322435379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5423.33407" calcext:value-type="float">
            <text:p>1443145423.33407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338885307312" calcext:value-type="float">
            <text:p>63.3338885307</text:p>
          </table:table-cell>
          <table:table-cell table:formula="of:=[.C544]/([.D544]-[.D543])" office:value-type="float" office:value="99660.0514817504" calcext:value-type="float">
            <text:p>99660.0514817504</text:p>
          </table:table-cell>
          <table:table-cell/>
          <table:table-cell office:value-type="float" office:value="1443145423.6565" calcext:value-type="float">
            <text:p>1443145423.6565</text:p>
          </table:table-cell>
          <table:table-cell table:formula="of:=[.G544]-[.$B$2]" office:value-type="float" office:value="63.6563153266907" calcext:value-type="float">
            <text:p>63.6563153267</text:p>
          </table:table-cell>
          <table:table-cell table:formula="of:=[.C544]/([.H544]-[.H543])" office:value-type="float" office:value="99679.7887509902" calcext:value-type="float">
            <text:p>99679.7887509902</text:p>
          </table:table-cell>
          <table:table-cell table:formula="of:=[.G544]-[.$B544]" office:value-type="float" office:value="0.322426795959473" calcext:value-type="float">
            <text:p>0.32242679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5423.37742" calcext:value-type="float">
            <text:p>1443145423.37742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72346973419" calcext:value-type="float">
            <text:p>63.3772346973</text:p>
          </table:table-cell>
          <table:table-cell table:formula="of:=[.C545]/([.D545]-[.D544])" office:value-type="float" office:value="99662.7923017266" calcext:value-type="float">
            <text:p>99662.7923017266</text:p>
          </table:table-cell>
          <table:table-cell/>
          <table:table-cell office:value-type="float" office:value="1443145423.69987" calcext:value-type="float">
            <text:p>1443145423.69987</text:p>
          </table:table-cell>
          <table:table-cell table:formula="of:=[.G545]-[.$B$2]" office:value-type="float" office:value="63.6996810436249" calcext:value-type="float">
            <text:p>63.6996810436</text:p>
          </table:table-cell>
          <table:table-cell table:formula="of:=[.C545]/([.H545]-[.H544])" office:value-type="float" office:value="99617.8618827967" calcext:value-type="float">
            <text:p>99617.8618827967</text:p>
          </table:table-cell>
          <table:table-cell table:formula="of:=[.G545]-[.$B545]" office:value-type="float" office:value="0.322446346282959" calcext:value-type="float">
            <text:p>0.322446346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5423.42076" calcext:value-type="float">
            <text:p>1443145423.42076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205722808838" calcext:value-type="float">
            <text:p>63.4205722809</text:p>
          </table:table-cell>
          <table:table-cell table:formula="of:=[.C546]/([.D546]-[.D545])" office:value-type="float" office:value="99682.5306567054" calcext:value-type="float">
            <text:p>99682.5306567054</text:p>
          </table:table-cell>
          <table:table-cell/>
          <table:table-cell office:value-type="float" office:value="1443145423.74334" calcext:value-type="float">
            <text:p>1443145423.74334</text:p>
          </table:table-cell>
          <table:table-cell table:formula="of:=[.G546]-[.$B$2]" office:value-type="float" office:value="63.7431540489197" calcext:value-type="float">
            <text:p>63.7431540489</text:p>
          </table:table-cell>
          <table:table-cell table:formula="of:=[.C546]/([.H546]-[.H545])" office:value-type="float" office:value="99372.0119118784" calcext:value-type="float">
            <text:p>99372.0119118784</text:p>
          </table:table-cell>
          <table:table-cell table:formula="of:=[.G546]-[.$B546]" office:value-type="float" office:value="0.322581768035889" calcext:value-type="float">
            <text:p>0.322581768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5423.46411" calcext:value-type="float">
            <text:p>1443145423.46411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63924407959" calcext:value-type="float">
            <text:p>63.463924408</text:p>
          </table:table-cell>
          <table:table-cell table:formula="of:=[.C547]/([.D547]-[.D546])" office:value-type="float" office:value="99649.0897091821" calcext:value-type="float">
            <text:p>99649.0897091821</text:p>
          </table:table-cell>
          <table:table-cell/>
          <table:table-cell office:value-type="float" office:value="1443145423.78662" calcext:value-type="float">
            <text:p>1443145423.78662</text:p>
          </table:table-cell>
          <table:table-cell table:formula="of:=[.G547]-[.$B$2]" office:value-type="float" office:value="63.7864377498627" calcext:value-type="float">
            <text:p>63.7864377499</text:p>
          </table:table-cell>
          <table:table-cell table:formula="of:=[.C547]/([.H547]-[.H546])" office:value-type="float" office:value="99806.6224902917" calcext:value-type="float">
            <text:p>99806.6224902917</text:p>
          </table:table-cell>
          <table:table-cell table:formula="of:=[.G547]-[.$B547]" office:value-type="float" office:value="0.322513341903687" calcext:value-type="float">
            <text:p>0.322513341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5423.50743" calcext:value-type="float">
            <text:p>1443145423.50743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72457790375" calcext:value-type="float">
            <text:p>63.507245779</text:p>
          </table:table-cell>
          <table:table-cell table:formula="of:=[.C548]/([.D548]-[.D547])" office:value-type="float" office:value="99719.8355558246" calcext:value-type="float">
            <text:p>99719.8355558246</text:p>
          </table:table-cell>
          <table:table-cell/>
          <table:table-cell office:value-type="float" office:value="1443145423.82998" calcext:value-type="float">
            <text:p>1443145423.82998</text:p>
          </table:table-cell>
          <table:table-cell table:formula="of:=[.G548]-[.$B$2]" office:value-type="float" office:value="63.8297963142395" calcext:value-type="float">
            <text:p>63.8297963142</text:p>
          </table:table-cell>
          <table:table-cell table:formula="of:=[.C548]/([.H548]-[.H547])" office:value-type="float" office:value="99634.2951407409" calcext:value-type="float">
            <text:p>99634.2951407409</text:p>
          </table:table-cell>
          <table:table-cell table:formula="of:=[.G548]-[.$B548]" office:value-type="float" office:value="0.322550535202026" calcext:value-type="float">
            <text:p>0.3225505352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5423.55077" calcext:value-type="float">
            <text:p>1443145423.55077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505876541138" calcext:value-type="float">
            <text:p>63.5505876541</text:p>
          </table:table-cell>
          <table:table-cell table:formula="of:=[.C549]/([.D549]-[.D548])" office:value-type="float" office:value="99672.6605020106" calcext:value-type="float">
            <text:p>99672.6605020106</text:p>
          </table:table-cell>
          <table:table-cell/>
          <table:table-cell office:value-type="float" office:value="1443145423.87338" calcext:value-type="float">
            <text:p>1443145423.87338</text:p>
          </table:table-cell>
          <table:table-cell table:formula="of:=[.G549]-[.$B$2]" office:value-type="float" office:value="63.8731927871704" calcext:value-type="float">
            <text:p>63.8731927872</text:p>
          </table:table-cell>
          <table:table-cell table:formula="of:=[.C549]/([.H549]-[.H548])" office:value-type="float" office:value="99547.2606005999" calcext:value-type="float">
            <text:p>99547.2606005999</text:p>
          </table:table-cell>
          <table:table-cell table:formula="of:=[.G549]-[.$B549]" office:value-type="float" office:value="0.322605133056641" calcext:value-type="float">
            <text:p>0.322605133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5423.59413" calcext:value-type="float">
            <text:p>1443145423.59413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939407348633" calcext:value-type="float">
            <text:p>63.5939407349</text:p>
          </table:table-cell>
          <table:table-cell table:formula="of:=[.C550]/([.D550]-[.D549])" office:value-type="float" office:value="99646.8976440309" calcext:value-type="float">
            <text:p>99646.8976440309</text:p>
          </table:table-cell>
          <table:table-cell/>
          <table:table-cell office:value-type="float" office:value="1443145423.91661" calcext:value-type="float">
            <text:p>1443145423.91661</text:p>
          </table:table-cell>
          <table:table-cell table:formula="of:=[.G550]-[.$B$2]" office:value-type="float" office:value="63.916428565979" calcext:value-type="float">
            <text:p>63.916428566</text:p>
          </table:table-cell>
          <table:table-cell table:formula="of:=[.C550]/([.H550]-[.H549])" office:value-type="float" office:value="99917.2472207517" calcext:value-type="float">
            <text:p>99917.2472207517</text:p>
          </table:table-cell>
          <table:table-cell table:formula="of:=[.G550]-[.$B550]" office:value-type="float" office:value="0.322487831115723" calcext:value-type="float">
            <text:p>0.322487831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5423.63747" calcext:value-type="float">
            <text:p>1443145423.63747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72809410095" calcext:value-type="float">
            <text:p>63.637280941</text:p>
          </table:table-cell>
          <table:table-cell table:formula="of:=[.C551]/([.D551]-[.D550])" office:value-type="float" office:value="99676.498663234" calcext:value-type="float">
            <text:p>99676.498663234</text:p>
          </table:table-cell>
          <table:table-cell/>
          <table:table-cell office:value-type="float" office:value="1443145423.95998" calcext:value-type="float">
            <text:p>1443145423.95998</text:p>
          </table:table-cell>
          <table:table-cell table:formula="of:=[.G551]-[.$B$2]" office:value-type="float" office:value="63.9597964286804" calcext:value-type="float">
            <text:p>63.9597964287</text:p>
          </table:table-cell>
          <table:table-cell table:formula="of:=[.C551]/([.H551]-[.H550])" office:value-type="float" office:value="99612.9329624295" calcext:value-type="float">
            <text:p>99612.9329624295</text:p>
          </table:table-cell>
          <table:table-cell table:formula="of:=[.G551]-[.$B551]" office:value-type="float" office:value="0.322515487670898" calcext:value-type="float">
            <text:p>0.3225154877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5423.68081" calcext:value-type="float">
            <text:p>1443145423.68081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806275844574" calcext:value-type="float">
            <text:p>63.6806275845</text:p>
          </table:table-cell>
          <table:table-cell table:formula="of:=[.C552]/([.D552]-[.D551])" office:value-type="float" office:value="99661.6959556458" calcext:value-type="float">
            <text:p>99661.6959556458</text:p>
          </table:table-cell>
          <table:table-cell/>
          <table:table-cell office:value-type="float" office:value="1443145424.00331" calcext:value-type="float">
            <text:p>1443145424.00331</text:p>
          </table:table-cell>
          <table:table-cell table:formula="of:=[.G552]-[.$B$2]" office:value-type="float" office:value="64.0031223297119" calcext:value-type="float">
            <text:p>64.0031223297</text:p>
          </table:table-cell>
          <table:table-cell table:formula="of:=[.C552]/([.H552]-[.H551])" office:value-type="float" office:value="99709.409317529" calcext:value-type="float">
            <text:p>99709.409317529</text:p>
          </table:table-cell>
          <table:table-cell table:formula="of:=[.G552]-[.$B552]" office:value-type="float" office:value="0.322494745254517" calcext:value-type="float">
            <text:p>0.322494745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5423.72417" calcext:value-type="float">
            <text:p>1443145423.72417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239873409271" calcext:value-type="float">
            <text:p>63.7239873409</text:p>
          </table:table-cell>
          <table:table-cell table:formula="of:=[.C553]/([.D553]-[.D552])" office:value-type="float" office:value="99631.5558879162" calcext:value-type="float">
            <text:p>99631.5558879162</text:p>
          </table:table-cell>
          <table:table-cell/>
          <table:table-cell office:value-type="float" office:value="1443145424.01764" calcext:value-type="float">
            <text:p>1443145424.01764</text:p>
          </table:table-cell>
          <table:table-cell table:formula="of:=[.G553]-[.$B$2]" office:value-type="float" office:value="64.0174536705017" calcext:value-type="float">
            <text:p>64.0174536705</text:p>
          </table:table-cell>
          <table:table-cell table:formula="of:=[.C553]/([.H553]-[.H552])" office:value-type="float" office:value="301437.2530361" calcext:value-type="float">
            <text:p>301437.2530361</text:p>
          </table:table-cell>
          <table:table-cell table:formula="of:=[.G553]-[.$B553]" office:value-type="float" office:value="0.293466329574585" calcext:value-type="float">
            <text:p>0.2934663296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5423.76752" calcext:value-type="float">
            <text:p>1443145423.76752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73342227936" calcext:value-type="float">
            <text:p>63.7673342228</text:p>
          </table:table-cell>
          <table:table-cell table:formula="of:=[.C554]/([.D554]-[.D553])" office:value-type="float" office:value="99661.1477916506" calcext:value-type="float">
            <text:p>99661.1477916506</text:p>
          </table:table-cell>
          <table:table-cell/>
          <table:table-cell office:value-type="float" office:value="1443145424.04678" calcext:value-type="float">
            <text:p>1443145424.04678</text:p>
          </table:table-cell>
          <table:table-cell table:formula="of:=[.G554]-[.$B$2]" office:value-type="float" office:value="64.0465993881226" calcext:value-type="float">
            <text:p>64.0465993881</text:p>
          </table:table-cell>
          <table:table-cell table:formula="of:=[.C554]/([.H554]-[.H553])" office:value-type="float" office:value="148220.745709471" calcext:value-type="float">
            <text:p>148220.745709471</text:p>
          </table:table-cell>
          <table:table-cell table:formula="of:=[.G554]-[.$B554]" office:value-type="float" office:value="0.279265165328979" calcext:value-type="float">
            <text:p>0.279265165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5423.81087" calcext:value-type="float">
            <text:p>1443145423.81087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106889724731" calcext:value-type="float">
            <text:p>63.8106889725</text:p>
          </table:table-cell>
          <table:table-cell table:formula="of:=[.C555]/([.D555]-[.D554])" office:value-type="float" office:value="99643.0617620695" calcext:value-type="float">
            <text:p>99643.0617620695</text:p>
          </table:table-cell>
          <table:table-cell/>
          <table:table-cell office:value-type="float" office:value="1443145424.09008" calcext:value-type="float">
            <text:p>1443145424.09008</text:p>
          </table:table-cell>
          <table:table-cell table:formula="of:=[.G555]-[.$B$2]" office:value-type="float" office:value="64.0898921489716" calcext:value-type="float">
            <text:p>64.089892149</text:p>
          </table:table-cell>
          <table:table-cell table:formula="of:=[.C555]/([.H555]-[.H554])" office:value-type="float" office:value="99785.7358893729" calcext:value-type="float">
            <text:p>99785.7358893729</text:p>
          </table:table-cell>
          <table:table-cell table:formula="of:=[.G555]-[.$B555]" office:value-type="float" office:value="0.279203176498413" calcext:value-type="float">
            <text:p>0.279203176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5423.85421" calcext:value-type="float">
            <text:p>1443145423.85421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540287017822" calcext:value-type="float">
            <text:p>63.8540287018</text:p>
          </table:table-cell>
          <table:table-cell table:formula="of:=[.C556]/([.D556]-[.D555])" office:value-type="float" office:value="99677.5953350203" calcext:value-type="float">
            <text:p>99677.5953350203</text:p>
          </table:table-cell>
          <table:table-cell/>
          <table:table-cell office:value-type="float" office:value="1443145424.13345" calcext:value-type="float">
            <text:p>1443145424.13345</text:p>
          </table:table-cell>
          <table:table-cell table:formula="of:=[.G556]-[.$B$2]" office:value-type="float" office:value="64.1332647800446" calcext:value-type="float">
            <text:p>64.13326478</text:p>
          </table:table-cell>
          <table:table-cell table:formula="of:=[.C556]/([.H556]-[.H555])" office:value-type="float" office:value="99601.9815521279" calcext:value-type="float">
            <text:p>99601.9815521279</text:p>
          </table:table-cell>
          <table:table-cell table:formula="of:=[.G556]-[.$B556]" office:value-type="float" office:value="0.279236078262329" calcext:value-type="float">
            <text:p>0.2792360783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5423.89757" calcext:value-type="float">
            <text:p>1443145423.89757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73829746246" calcext:value-type="float">
            <text:p>63.8973829746</text:p>
          </table:table-cell>
          <table:table-cell table:formula="of:=[.C557]/([.D557]-[.D556])" office:value-type="float" office:value="99644.1576982089" calcext:value-type="float">
            <text:p>99644.1576982089</text:p>
          </table:table-cell>
          <table:table-cell/>
          <table:table-cell office:value-type="float" office:value="1443145424.17676" calcext:value-type="float">
            <text:p>1443145424.17676</text:p>
          </table:table-cell>
          <table:table-cell table:formula="of:=[.G557]-[.$B$2]" office:value-type="float" office:value="64.176577091217" calcext:value-type="float">
            <text:p>64.1765770912</text:p>
          </table:table-cell>
          <table:table-cell table:formula="of:=[.C557]/([.H557]-[.H556])" office:value-type="float" office:value="99740.6945751796" calcext:value-type="float">
            <text:p>99740.6945751796</text:p>
          </table:table-cell>
          <table:table-cell table:formula="of:=[.G557]-[.$B557]" office:value-type="float" office:value="0.279194116592407" calcext:value-type="float">
            <text:p>0.2791941166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5423.94092" calcext:value-type="float">
            <text:p>1443145423.94092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407341480255" calcext:value-type="float">
            <text:p>63.940734148</text:p>
          </table:table-cell>
          <table:table-cell table:formula="of:=[.C558]/([.D558]-[.D557])" office:value-type="float" office:value="99651.281870779" calcext:value-type="float">
            <text:p>99651.281870779</text:p>
          </table:table-cell>
          <table:table-cell/>
          <table:table-cell office:value-type="float" office:value="1443145424.21996" calcext:value-type="float">
            <text:p>1443145424.21996</text:p>
          </table:table-cell>
          <table:table-cell table:formula="of:=[.G558]-[.$B$2]" office:value-type="float" office:value="64.2197744846344" calcext:value-type="float">
            <text:p>64.2197744846</text:p>
          </table:table-cell>
          <table:table-cell table:formula="of:=[.C558]/([.H558]-[.H557])" office:value-type="float" office:value="100006.034120199" calcext:value-type="float">
            <text:p>100006.034120199</text:p>
          </table:table-cell>
          <table:table-cell table:formula="of:=[.G558]-[.$B558]" office:value-type="float" office:value="0.279040336608887" calcext:value-type="float">
            <text:p>0.2790403366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5423.98427" calcext:value-type="float">
            <text:p>1443145423.98427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840812683106" calcext:value-type="float">
            <text:p>63.9840812683</text:p>
          </table:table-cell>
          <table:table-cell table:formula="of:=[.C559]/([.D559]-[.D558])" office:value-type="float" office:value="99660.5996336855" calcext:value-type="float">
            <text:p>99660.5996336855</text:p>
          </table:table-cell>
          <table:table-cell/>
          <table:table-cell office:value-type="float" office:value="1443145424.26313" calcext:value-type="float">
            <text:p>1443145424.26313</text:p>
          </table:table-cell>
          <table:table-cell table:formula="of:=[.G559]-[.$B$2]" office:value-type="float" office:value="64.2629475593567" calcext:value-type="float">
            <text:p>64.2629475594</text:p>
          </table:table-cell>
          <table:table-cell table:formula="of:=[.C559]/([.H559]-[.H558])" office:value-type="float" office:value="100062.365902552" calcext:value-type="float">
            <text:p>100062.365902552</text:p>
          </table:table-cell>
          <table:table-cell table:formula="of:=[.G559]-[.$B559]" office:value-type="float" office:value="0.278866291046143" calcext:value-type="float">
            <text:p>0.27886629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5424.02746" calcext:value-type="float">
            <text:p>1443145424.02746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72760391235" calcext:value-type="float">
            <text:p>64.0272760391</text:p>
          </table:table-cell>
          <table:table-cell table:formula="of:=[.C560]/([.D560]-[.D559])" office:value-type="float" office:value="100012.106064955" calcext:value-type="float">
            <text:p>100012.106064955</text:p>
          </table:table-cell>
          <table:table-cell/>
          <table:table-cell office:value-type="float" office:value="1443145424.31173" calcext:value-type="float">
            <text:p>1443145424.31173</text:p>
          </table:table-cell>
          <table:table-cell table:formula="of:=[.G560]-[.$B$2]" office:value-type="float" office:value="64.3115448951721" calcext:value-type="float">
            <text:p>64.3115448952</text:p>
          </table:table-cell>
          <table:table-cell table:formula="of:=[.C560]/([.H560]-[.H559])" office:value-type="float" office:value="88893.7619215825" calcext:value-type="float">
            <text:p>88893.7619215825</text:p>
          </table:table-cell>
          <table:table-cell table:formula="of:=[.G560]-[.$B560]" office:value-type="float" office:value="0.284268856048584" calcext:value-type="float">
            <text:p>0.284268856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5424.07056" calcext:value-type="float">
            <text:p>1443145424.07056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703744888306" calcext:value-type="float">
            <text:p>64.0703744888</text:p>
          </table:table-cell>
          <table:table-cell table:formula="of:=[.C561]/([.D561]-[.D560])" office:value-type="float" office:value="100235.624004249" calcext:value-type="float">
            <text:p>100235.624004249</text:p>
          </table:table-cell>
          <table:table-cell/>
          <table:table-cell office:value-type="float" office:value="1443145424.39245" calcext:value-type="float">
            <text:p>1443145424.39245</text:p>
          </table:table-cell>
          <table:table-cell table:formula="of:=[.G561]-[.$B$2]" office:value-type="float" office:value="64.3922698497772" calcext:value-type="float">
            <text:p>64.3922698498</text:p>
          </table:table-cell>
          <table:table-cell table:formula="of:=[.C561]/([.H561]-[.H560])" office:value-type="float" office:value="53515.0502237252" calcext:value-type="float">
            <text:p>53515.0502237252</text:p>
          </table:table-cell>
          <table:table-cell table:formula="of:=[.G561]-[.$B561]" office:value-type="float" office:value="0.321895360946655" calcext:value-type="float">
            <text:p>0.3218953609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5424.11373" calcext:value-type="float">
            <text:p>1443145424.11373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135466098785" calcext:value-type="float">
            <text:p>64.1135466099</text:p>
          </table:table-cell>
          <table:table-cell table:formula="of:=[.C562]/([.D562]-[.D561])" office:value-type="float" office:value="100064.576285227" calcext:value-type="float">
            <text:p>100064.576285227</text:p>
          </table:table-cell>
          <table:table-cell/>
          <table:table-cell office:value-type="float" office:value="1443145424.43557" calcext:value-type="float">
            <text:p>1443145424.43557</text:p>
          </table:table-cell>
          <table:table-cell table:formula="of:=[.G562]-[.$B$2]" office:value-type="float" office:value="64.4353811740875" calcext:value-type="float">
            <text:p>64.4353811741</text:p>
          </table:table-cell>
          <table:table-cell table:formula="of:=[.C562]/([.H562]-[.H561])" office:value-type="float" office:value="100205.690015595" calcext:value-type="float">
            <text:p>100205.690015595</text:p>
          </table:table-cell>
          <table:table-cell table:formula="of:=[.G562]-[.$B562]" office:value-type="float" office:value="0.321834564208984" calcext:value-type="float">
            <text:p>0.321834564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5424.15687" calcext:value-type="float">
            <text:p>1443145424.15687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566851139069" calcext:value-type="float">
            <text:p>64.1566851139</text:p>
          </table:table-cell>
          <table:table-cell table:formula="of:=[.C563]/([.D563]-[.D562])" office:value-type="float" office:value="100142.55471548" calcext:value-type="float">
            <text:p>100142.55471548</text:p>
          </table:table-cell>
          <table:table-cell/>
          <table:table-cell office:value-type="float" office:value="1443145424.47877" calcext:value-type="float">
            <text:p>1443145424.47877</text:p>
          </table:table-cell>
          <table:table-cell table:formula="of:=[.G563]-[.$B$2]" office:value-type="float" office:value="64.4785885810852" calcext:value-type="float">
            <text:p>64.4785885811</text:p>
          </table:table-cell>
          <table:table-cell table:formula="of:=[.C563]/([.H563]-[.H562])" office:value-type="float" office:value="99982.8571113257" calcext:value-type="float">
            <text:p>99982.8571113257</text:p>
          </table:table-cell>
          <table:table-cell table:formula="of:=[.G563]-[.$B563]" office:value-type="float" office:value="0.321903467178345" calcext:value-type="float">
            <text:p>0.321903467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5424.2" calcext:value-type="float">
            <text:p>1443145424.2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9816942215" calcext:value-type="float">
            <text:p>64.1998169422</text:p>
          </table:table-cell>
          <table:table-cell table:formula="of:=[.C564]/([.D564]-[.D563])" office:value-type="float" office:value="100158.054259624" calcext:value-type="float">
            <text:p>100158.054259624</text:p>
          </table:table-cell>
          <table:table-cell/>
          <table:table-cell office:value-type="float" office:value="1443145424.52183" calcext:value-type="float">
            <text:p>1443145424.52183</text:p>
          </table:table-cell>
          <table:table-cell table:formula="of:=[.G564]-[.$B$2]" office:value-type="float" office:value="64.5216424465179" calcext:value-type="float">
            <text:p>64.5216424465</text:p>
          </table:table-cell>
          <table:table-cell table:formula="of:=[.C564]/([.H564]-[.H563])" office:value-type="float" office:value="100339.422641363" calcext:value-type="float">
            <text:p>100339.422641363</text:p>
          </table:table-cell>
          <table:table-cell table:formula="of:=[.G564]-[.$B564]" office:value-type="float" office:value="0.321825504302979" calcext:value-type="float">
            <text:p>0.321825504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5424.24313" calcext:value-type="float">
            <text:p>1443145424.24313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429487705231" calcext:value-type="float">
            <text:p>64.2429487705</text:p>
          </table:table-cell>
          <table:table-cell table:formula="of:=[.C565]/([.D565]-[.D564])" office:value-type="float" office:value="100158.054259624" calcext:value-type="float">
            <text:p>100158.054259624</text:p>
          </table:table-cell>
          <table:table-cell/>
          <table:table-cell office:value-type="float" office:value="1443145424.56501" calcext:value-type="float">
            <text:p>1443145424.56501</text:p>
          </table:table-cell>
          <table:table-cell table:formula="of:=[.G565]-[.$B$2]" office:value-type="float" office:value="64.564822435379" calcext:value-type="float">
            <text:p>64.5648224354</text:p>
          </table:table-cell>
          <table:table-cell table:formula="of:=[.C565]/([.H565]-[.H564])" office:value-type="float" office:value="100046.34354812" calcext:value-type="float">
            <text:p>100046.34354812</text:p>
          </table:table-cell>
          <table:table-cell table:formula="of:=[.G565]-[.$B565]" office:value-type="float" office:value="0.321873664855957" calcext:value-type="float">
            <text:p>0.3218736649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5424.28626" calcext:value-type="float">
            <text:p>1443145424.28626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860717773438" calcext:value-type="float">
            <text:p>64.2860717773</text:p>
          </table:table-cell>
          <table:table-cell table:formula="of:=[.C566]/([.D566]-[.D565])" office:value-type="float" office:value="100178.543160595" calcext:value-type="float">
            <text:p>100178.543160595</text:p>
          </table:table-cell>
          <table:table-cell/>
          <table:table-cell office:value-type="float" office:value="1443145424.60813" calcext:value-type="float">
            <text:p>1443145424.60813</text:p>
          </table:table-cell>
          <table:table-cell table:formula="of:=[.G566]-[.$B$2]" office:value-type="float" office:value="64.6079483032227" calcext:value-type="float">
            <text:p>64.6079483032</text:p>
          </table:table-cell>
          <table:table-cell table:formula="of:=[.C566]/([.H566]-[.H565])" office:value-type="float" office:value="100171.897193213" calcext:value-type="float">
            <text:p>100171.897193213</text:p>
          </table:table-cell>
          <table:table-cell table:formula="of:=[.G566]-[.$B566]" office:value-type="float" office:value="0.321876525878906" calcext:value-type="float">
            <text:p>0.3218765259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5424.32939" calcext:value-type="float">
            <text:p>1443145424.32939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92033672333" calcext:value-type="float">
            <text:p>64.3292033672</text:p>
          </table:table-cell>
          <table:table-cell table:formula="of:=[.C567]/([.D567]-[.D566])" office:value-type="float" office:value="100158.607903508" calcext:value-type="float">
            <text:p>100158.607903508</text:p>
          </table:table-cell>
          <table:table-cell/>
          <table:table-cell office:value-type="float" office:value="1443145424.65676" calcext:value-type="float">
            <text:p>1443145424.65676</text:p>
          </table:table-cell>
          <table:table-cell table:formula="of:=[.G567]-[.$B$2]" office:value-type="float" office:value="64.6565802097321" calcext:value-type="float">
            <text:p>64.6565802097</text:p>
          </table:table-cell>
          <table:table-cell table:formula="of:=[.C567]/([.H567]-[.H566])" office:value-type="float" office:value="88830.5705054982" calcext:value-type="float">
            <text:p>88830.5705054982</text:p>
          </table:table-cell>
          <table:table-cell table:formula="of:=[.G567]-[.$B567]" office:value-type="float" office:value="0.327376842498779" calcext:value-type="float">
            <text:p>0.3273768425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5424.37251" calcext:value-type="float">
            <text:p>1443145424.37251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723285198212" calcext:value-type="float">
            <text:p>64.3723285198</text:p>
          </table:table-cell>
          <table:table-cell table:formula="of:=[.C568]/([.D568]-[.D567])" office:value-type="float" office:value="100173.558602388" calcext:value-type="float">
            <text:p>100173.558602388</text:p>
          </table:table-cell>
          <table:table-cell/>
          <table:table-cell office:value-type="float" office:value="1443145424.73745" calcext:value-type="float">
            <text:p>1443145424.73745</text:p>
          </table:table-cell>
          <table:table-cell table:formula="of:=[.G568]-[.$B$2]" office:value-type="float" office:value="64.7372674942017" calcext:value-type="float">
            <text:p>64.7372674942</text:p>
          </table:table-cell>
          <table:table-cell table:formula="of:=[.C568]/([.H568]-[.H567])" office:value-type="float" office:value="53540.0345717097" calcext:value-type="float">
            <text:p>53540.0345717097</text:p>
          </table:table-cell>
          <table:table-cell table:formula="of:=[.G568]-[.$B568]" office:value-type="float" office:value="0.364938974380493" calcext:value-type="float">
            <text:p>0.3649389744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5424.41565" calcext:value-type="float">
            <text:p>1443145424.41565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154622554779" calcext:value-type="float">
            <text:p>64.4154622555</text:p>
          </table:table-cell>
          <table:table-cell table:formula="of:=[.C569]/([.D569]-[.D568])" office:value-type="float" office:value="100153.625328882" calcext:value-type="float">
            <text:p>100153.625328882</text:p>
          </table:table-cell>
          <table:table-cell/>
          <table:table-cell office:value-type="float" office:value="1443145424.82381" calcext:value-type="float">
            <text:p>1443145424.82381</text:p>
          </table:table-cell>
          <table:table-cell table:formula="of:=[.G569]-[.$B$2]" office:value-type="float" office:value="64.8236212730408" calcext:value-type="float">
            <text:p>64.823621273</text:p>
          </table:table-cell>
          <table:table-cell table:formula="of:=[.C569]/([.H569]-[.H568])" office:value-type="float" office:value="50026.762674147" calcext:value-type="float">
            <text:p>50026.762674147</text:p>
          </table:table-cell>
          <table:table-cell table:formula="of:=[.G569]-[.$B569]" office:value-type="float" office:value="0.408159017562866" calcext:value-type="float">
            <text:p>0.4081590176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5424.45878" calcext:value-type="float">
            <text:p>1443145424.45878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585978984833" calcext:value-type="float">
            <text:p>64.4585978985</text:p>
          </table:table-cell>
          <table:table-cell table:formula="of:=[.C570]/([.D570]-[.D569])" office:value-type="float" office:value="100149.196789812" calcext:value-type="float">
            <text:p>100149.196789812</text:p>
          </table:table-cell>
          <table:table-cell/>
          <table:table-cell office:value-type="float" office:value="1443145424.83815" calcext:value-type="float">
            <text:p>1443145424.83815</text:p>
          </table:table-cell>
          <table:table-cell table:formula="of:=[.G570]-[.$B$2]" office:value-type="float" office:value="64.8379678726196" calcext:value-type="float">
            <text:p>64.8379678726</text:p>
          </table:table-cell>
          <table:table-cell table:formula="of:=[.C570]/([.H570]-[.H569])" office:value-type="float" office:value="301116.649715824" calcext:value-type="float">
            <text:p>301116.649715824</text:p>
          </table:table-cell>
          <table:table-cell table:formula="of:=[.G570]-[.$B570]" office:value-type="float" office:value="0.379369974136353" calcext:value-type="float">
            <text:p>0.379369974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5424.50188" calcext:value-type="float">
            <text:p>1443145424.50188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5016915798187" calcext:value-type="float">
            <text:p>64.5016915798</text:p>
          </table:table-cell>
          <table:table-cell table:formula="of:=[.C571]/([.D571]-[.D570])" office:value-type="float" office:value="100246.715205701" calcext:value-type="float">
            <text:p>100246.715205701</text:p>
          </table:table-cell>
          <table:table-cell/>
          <table:table-cell office:value-type="float" office:value="1443145424.86683" calcext:value-type="float">
            <text:p>1443145424.86683</text:p>
          </table:table-cell>
          <table:table-cell table:formula="of:=[.G571]-[.$B$2]" office:value-type="float" office:value="64.8666427135468" calcext:value-type="float">
            <text:p>64.8666427135</text:p>
          </table:table-cell>
          <table:table-cell table:formula="of:=[.C571]/([.H571]-[.H570])" office:value-type="float" office:value="150654.715434311" calcext:value-type="float">
            <text:p>150654.715434311</text:p>
          </table:table-cell>
          <table:table-cell table:formula="of:=[.G571]-[.$B571]" office:value-type="float" office:value="0.364951133728027" calcext:value-type="float">
            <text:p>0.3649511337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5424.545" calcext:value-type="float">
            <text:p>1443145424.545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5448160171509" calcext:value-type="float">
            <text:p>64.5448160172</text:p>
          </table:table-cell>
          <table:table-cell table:formula="of:=[.C572]/([.D572]-[.D571])" office:value-type="float" office:value="100175.220066675" calcext:value-type="float">
            <text:p>100175.220066675</text:p>
          </table:table-cell>
          <table:table-cell/>
          <table:table-cell office:value-type="float" office:value="1443145424.91005" calcext:value-type="float">
            <text:p>1443145424.91005</text:p>
          </table:table-cell>
          <table:table-cell table:formula="of:=[.G572]-[.$B$2]" office:value-type="float" office:value="64.9098696708679" calcext:value-type="float">
            <text:p>64.9098696709</text:p>
          </table:table-cell>
          <table:table-cell table:formula="of:=[.C572]/([.H572]-[.H571])" office:value-type="float" office:value="99937.6377084172" calcext:value-type="float">
            <text:p>99937.6377084172</text:p>
          </table:table-cell>
          <table:table-cell table:formula="of:=[.G572]-[.$B572]" office:value-type="float" office:value="0.365053653717041" calcext:value-type="float">
            <text:p>0.3650536537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5424.58813" calcext:value-type="float">
            <text:p>1443145424.58813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5879483222961" calcext:value-type="float">
            <text:p>64.5879483223</text:p>
          </table:table-cell>
          <table:table-cell table:formula="of:=[.C573]/([.D573]-[.D572])" office:value-type="float" office:value="100156.946990216" calcext:value-type="float">
            <text:p>100156.946990216</text:p>
          </table:table-cell>
          <table:table-cell/>
          <table:table-cell office:value-type="float" office:value="1443145424.95312" calcext:value-type="float">
            <text:p>1443145424.95312</text:p>
          </table:table-cell>
          <table:table-cell table:formula="of:=[.G573]-[.$B$2]" office:value-type="float" office:value="64.9529387950897" calcext:value-type="float">
            <text:p>64.9529387951</text:p>
          </table:table-cell>
          <table:table-cell table:formula="of:=[.C573]/([.H573]-[.H572])" office:value-type="float" office:value="100303.873785602" calcext:value-type="float">
            <text:p>100303.873785602</text:p>
          </table:table-cell>
          <table:table-cell table:formula="of:=[.G573]-[.$B573]" office:value-type="float" office:value="0.364990472793579" calcext:value-type="float">
            <text:p>0.3649904728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5424.63127" calcext:value-type="float">
            <text:p>1443145424.63127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6310815811157" calcext:value-type="float">
            <text:p>64.6310815811</text:p>
          </table:table-cell>
          <table:table-cell table:formula="of:=[.C574]/([.D574]-[.D573])" office:value-type="float" office:value="100154.732524846" calcext:value-type="float">
            <text:p>100154.732524846</text:p>
          </table:table-cell>
          <table:table-cell/>
          <table:table-cell office:value-type="float" office:value="1443145424.99635" calcext:value-type="float">
            <text:p>1443145424.99635</text:p>
          </table:table-cell>
          <table:table-cell table:formula="of:=[.G574]-[.$B$2]" office:value-type="float" office:value="64.9961609840393" calcext:value-type="float">
            <text:p>64.996160984</text:p>
          </table:table-cell>
          <table:table-cell table:formula="of:=[.C574]/([.H574]-[.H573])" office:value-type="float" office:value="99948.6630591272" calcext:value-type="float">
            <text:p>99948.6630591272</text:p>
          </table:table-cell>
          <table:table-cell table:formula="of:=[.G574]-[.$B574]" office:value-type="float" office:value="0.365079402923584" calcext:value-type="float">
            <text:p>0.3650794029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5424.6744" calcext:value-type="float">
            <text:p>1443145424.6744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6742126941681" calcext:value-type="float">
            <text:p>64.6742126942</text:p>
          </table:table-cell>
          <table:table-cell table:formula="of:=[.C575]/([.D575]-[.D574])" office:value-type="float" office:value="100159.71520964" calcext:value-type="float">
            <text:p>100159.71520964</text:p>
          </table:table-cell>
          <table:table-cell/>
          <table:table-cell office:value-type="float" office:value="1443145425.00983" calcext:value-type="float">
            <text:p>1443145425.00983</text:p>
          </table:table-cell>
          <table:table-cell table:formula="of:=[.G575]-[.$B$2]" office:value-type="float" office:value="65.0096430778503" calcext:value-type="float">
            <text:p>65.0096430779</text:p>
          </table:table-cell>
          <table:table-cell table:formula="of:=[.C575]/([.H575]-[.H574])" office:value-type="float" office:value="320425.006719955" calcext:value-type="float">
            <text:p>320425.006719955</text:p>
          </table:table-cell>
          <table:table-cell table:formula="of:=[.G575]-[.$B575]" office:value-type="float" office:value="0.335430383682251" calcext:value-type="float">
            <text:p>0.3354303837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5424.71753" calcext:value-type="float">
            <text:p>1443145424.71753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7173426151276" calcext:value-type="float">
            <text:p>64.7173426151</text:p>
          </table:table-cell>
          <table:table-cell table:formula="of:=[.C576]/([.D576]-[.D575])" office:value-type="float" office:value="100162.48358209" calcext:value-type="float">
            <text:p>100162.48358209</text:p>
          </table:table-cell>
          <table:table-cell/>
          <table:table-cell office:value-type="float" office:value="1443145425.03937" calcext:value-type="float">
            <text:p>1443145425.03937</text:p>
          </table:table-cell>
          <table:table-cell table:formula="of:=[.G576]-[.$B$2]" office:value-type="float" office:value="65.0391836166382" calcext:value-type="float">
            <text:p>65.0391836166</text:p>
          </table:table-cell>
          <table:table-cell table:formula="of:=[.C576]/([.H576]-[.H575])" office:value-type="float" office:value="146239.715904505" calcext:value-type="float">
            <text:p>146239.715904505</text:p>
          </table:table-cell>
          <table:table-cell table:formula="of:=[.G576]-[.$B576]" office:value-type="float" office:value="0.32184100151062" calcext:value-type="float">
            <text:p>0.321841001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5424.76066" calcext:value-type="float">
            <text:p>1443145424.76066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7604756355286" calcext:value-type="float">
            <text:p>64.7604756355</text:p>
          </table:table-cell>
          <table:table-cell table:formula="of:=[.C577]/([.D577]-[.D576])" office:value-type="float" office:value="100155.286132008" calcext:value-type="float">
            <text:p>100155.286132008</text:p>
          </table:table-cell>
          <table:table-cell/>
          <table:table-cell office:value-type="float" office:value="1443145425.08255" calcext:value-type="float">
            <text:p>1443145425.08255</text:p>
          </table:table-cell>
          <table:table-cell table:formula="of:=[.G577]-[.$B$2]" office:value-type="float" office:value="65.0823616981506" calcext:value-type="float">
            <text:p>65.0823616982</text:p>
          </table:table-cell>
          <table:table-cell table:formula="of:=[.C577]/([.H577]-[.H576])" office:value-type="float" office:value="100050.762995439" calcext:value-type="float">
            <text:p>100050.762995439</text:p>
          </table:table-cell>
          <table:table-cell table:formula="of:=[.G577]-[.$B577]" office:value-type="float" office:value="0.32188606262207" calcext:value-type="float">
            <text:p>0.321886062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5424.80378" calcext:value-type="float">
            <text:p>1443145424.80378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8035912513733" calcext:value-type="float">
            <text:p>64.8035912514</text:p>
          </table:table-cell>
          <table:table-cell table:formula="of:=[.C578]/([.D578]-[.D577])" office:value-type="float" office:value="100195.715992037" calcext:value-type="float">
            <text:p>100195.715992037</text:p>
          </table:table-cell>
          <table:table-cell/>
          <table:table-cell office:value-type="float" office:value="1443145425.0957" calcext:value-type="float">
            <text:p>1443145425.0957</text:p>
          </table:table-cell>
          <table:table-cell table:formula="of:=[.G578]-[.$B$2]" office:value-type="float" office:value="65.0955119132996" calcext:value-type="float">
            <text:p>65.0955119133</text:p>
          </table:table-cell>
          <table:table-cell table:formula="of:=[.C578]/([.H578]-[.H577])" office:value-type="float" office:value="328511.735441294" calcext:value-type="float">
            <text:p>328511.735441294</text:p>
          </table:table-cell>
          <table:table-cell table:formula="of:=[.G578]-[.$B578]" office:value-type="float" office:value="0.29192066192627" calcext:value-type="float">
            <text:p>0.2919206619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5424.8469" calcext:value-type="float">
            <text:p>1443145424.8469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8467180728912" calcext:value-type="float">
            <text:p>64.8467180729</text:p>
          </table:table-cell>
          <table:table-cell table:formula="of:=[.C579]/([.D579]-[.D578])" office:value-type="float" office:value="100169.682066705" calcext:value-type="float">
            <text:p>100169.682066705</text:p>
          </table:table-cell>
          <table:table-cell/>
          <table:table-cell office:value-type="float" office:value="1443145425.13106" calcext:value-type="float">
            <text:p>1443145425.13106</text:p>
          </table:table-cell>
          <table:table-cell table:formula="of:=[.G579]-[.$B$2]" office:value-type="float" office:value="65.1308779716492" calcext:value-type="float">
            <text:p>65.1308779716</text:p>
          </table:table-cell>
          <table:table-cell table:formula="of:=[.C579]/([.H579]-[.H578])" office:value-type="float" office:value="122151.017150253" calcext:value-type="float">
            <text:p>122151.017150253</text:p>
          </table:table-cell>
          <table:table-cell table:formula="of:=[.G579]-[.$B579]" office:value-type="float" office:value="0.284159898757935" calcext:value-type="float">
            <text:p>0.284159898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5424.89006" calcext:value-type="float">
            <text:p>1443145424.89006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889876127243" calcext:value-type="float">
            <text:p>64.8898761272</text:p>
          </table:table-cell>
          <table:table-cell table:formula="of:=[.C580]/([.D580]-[.D579])" office:value-type="float" office:value="100097.190776608" calcext:value-type="float">
            <text:p>100097.190776608</text:p>
          </table:table-cell>
          <table:table-cell/>
          <table:table-cell office:value-type="float" office:value="1443145425.16888" calcext:value-type="float">
            <text:p>1443145425.16888</text:p>
          </table:table-cell>
          <table:table-cell table:formula="of:=[.G580]-[.$B$2]" office:value-type="float" office:value="65.1686992645264" calcext:value-type="float">
            <text:p>65.1686992645</text:p>
          </table:table-cell>
          <table:table-cell table:formula="of:=[.C580]/([.H580]-[.H579])" office:value-type="float" office:value="114221.372971746" calcext:value-type="float">
            <text:p>114221.372971746</text:p>
          </table:table-cell>
          <table:table-cell table:formula="of:=[.G580]-[.$B580]" office:value-type="float" office:value="0.278823137283325" calcext:value-type="float">
            <text:p>0.2788231373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5424.93316" calcext:value-type="float">
            <text:p>1443145424.93316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9329764842987" calcext:value-type="float">
            <text:p>64.9329764843</text:p>
          </table:table-cell>
          <table:table-cell table:formula="of:=[.C581]/([.D581]-[.D580])" office:value-type="float" office:value="100231.188210824" calcext:value-type="float">
            <text:p>100231.188210824</text:p>
          </table:table-cell>
          <table:table-cell/>
          <table:table-cell office:value-type="float" office:value="1443145425.21123" calcext:value-type="float">
            <text:p>1443145425.21123</text:p>
          </table:table-cell>
          <table:table-cell table:formula="of:=[.G581]-[.$B$2]" office:value-type="float" office:value="65.2110493183136" calcext:value-type="float">
            <text:p>65.2110493183</text:p>
          </table:table-cell>
          <table:table-cell table:formula="of:=[.C581]/([.H581]-[.H580])" office:value-type="float" office:value="102006.954269855" calcext:value-type="float">
            <text:p>102006.954269855</text:p>
          </table:table-cell>
          <table:table-cell table:formula="of:=[.G581]-[.$B581]" office:value-type="float" office:value="0.278072834014893" calcext:value-type="float">
            <text:p>0.278072834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5424.9763" calcext:value-type="float">
            <text:p>1443145424.9763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9761202335358" calcext:value-type="float">
            <text:p>64.9761202335</text:p>
          </table:table-cell>
          <table:table-cell table:formula="of:=[.C582]/([.D582]-[.D581])" office:value-type="float" office:value="100130.379867152" calcext:value-type="float">
            <text:p>100130.379867152</text:p>
          </table:table-cell>
          <table:table-cell/>
          <table:table-cell office:value-type="float" office:value="1443145425.25258" calcext:value-type="float">
            <text:p>1443145425.25258</text:p>
          </table:table-cell>
          <table:table-cell table:formula="of:=[.G582]-[.$B$2]" office:value-type="float" office:value="65.2523956298828" calcext:value-type="float">
            <text:p>65.2523956299</text:p>
          </table:table-cell>
          <table:table-cell table:formula="of:=[.C582]/([.H582]-[.H581])" office:value-type="float" office:value="104483.322357988" calcext:value-type="float">
            <text:p>104483.322357988</text:p>
          </table:table-cell>
          <table:table-cell table:formula="of:=[.G582]-[.$B582]" office:value-type="float" office:value="0.276275396347046" calcext:value-type="float">
            <text:p>0.2762753963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5425.01861" calcext:value-type="float">
            <text:p>1443145425.01861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5.0184254646301" calcext:value-type="float">
            <text:p>65.0184254646</text:p>
          </table:table-cell>
          <table:table-cell table:formula="of:=[.C583]/([.D583]-[.D582])" office:value-type="float" office:value="102115.031362537" calcext:value-type="float">
            <text:p>102115.031362537</text:p>
          </table:table-cell>
          <table:table-cell/>
          <table:table-cell office:value-type="float" office:value="1443145425.29381" calcext:value-type="float">
            <text:p>1443145425.29381</text:p>
          </table:table-cell>
          <table:table-cell table:formula="of:=[.G583]-[.$B$2]" office:value-type="float" office:value="65.2936270236969" calcext:value-type="float">
            <text:p>65.2936270237</text:p>
          </table:table-cell>
          <table:table-cell table:formula="of:=[.C583]/([.H583]-[.H582])" office:value-type="float" office:value="104774.532228499" calcext:value-type="float">
            <text:p>104774.532228499</text:p>
          </table:table-cell>
          <table:table-cell table:formula="of:=[.G583]-[.$B583]" office:value-type="float" office:value="0.275201559066772" calcext:value-type="float">
            <text:p>0.275201559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5425.05991" calcext:value-type="float">
            <text:p>1443145425.05991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5.0597267150879" calcext:value-type="float">
            <text:p>65.0597267151</text:p>
          </table:table-cell>
          <table:table-cell table:formula="of:=[.C584]/([.D584]-[.D583])" office:value-type="float" office:value="104597.317323789" calcext:value-type="float">
            <text:p>104597.317323789</text:p>
          </table:table-cell>
          <table:table-cell/>
          <table:table-cell office:value-type="float" office:value="1443145425.33514" calcext:value-type="float">
            <text:p>1443145425.33514</text:p>
          </table:table-cell>
          <table:table-cell table:formula="of:=[.G584]-[.$B$2]" office:value-type="float" office:value="65.334953546524" calcext:value-type="float">
            <text:p>65.3349535465</text:p>
          </table:table-cell>
          <table:table-cell table:formula="of:=[.C584]/([.H584]-[.H583])" office:value-type="float" office:value="104533.353025338" calcext:value-type="float">
            <text:p>104533.353025338</text:p>
          </table:table-cell>
          <table:table-cell table:formula="of:=[.G584]-[.$B584]" office:value-type="float" office:value="0.275226831436157" calcext:value-type="float">
            <text:p>0.2752268314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5425.1012" calcext:value-type="float">
            <text:p>1443145425.1012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5.1010184288025" calcext:value-type="float">
            <text:p>65.1010184288</text:p>
          </table:table-cell>
          <table:table-cell table:formula="of:=[.C585]/([.D585]-[.D584])" office:value-type="float" office:value="104621.475142907" calcext:value-type="float">
            <text:p>104621.475142907</text:p>
          </table:table-cell>
          <table:table-cell/>
          <table:table-cell office:value-type="float" office:value="1443145425.37643" calcext:value-type="float">
            <text:p>1443145425.37643</text:p>
          </table:table-cell>
          <table:table-cell table:formula="of:=[.G585]-[.$B$2]" office:value-type="float" office:value="65.3762502670288" calcext:value-type="float">
            <text:p>65.376250267</text:p>
          </table:table-cell>
          <table:table-cell table:formula="of:=[.C585]/([.H585]-[.H584])" office:value-type="float" office:value="104608.790896652" calcext:value-type="float">
            <text:p>104608.790896652</text:p>
          </table:table-cell>
          <table:table-cell table:formula="of:=[.G585]-[.$B585]" office:value-type="float" office:value="0.275231838226318" calcext:value-type="float">
            <text:p>0.2752318382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5425.14249" calcext:value-type="float">
            <text:p>1443145425.14249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5.1423060894012" calcext:value-type="float">
            <text:p>65.1423060894</text:p>
          </table:table-cell>
          <table:table-cell table:formula="of:=[.C586]/([.D586]-[.D585])" office:value-type="float" office:value="104631.745595445" calcext:value-type="float">
            <text:p>104631.745595445</text:p>
          </table:table-cell>
          <table:table-cell/>
          <table:table-cell office:value-type="float" office:value="1443145425.41764" calcext:value-type="float">
            <text:p>1443145425.41764</text:p>
          </table:table-cell>
          <table:table-cell table:formula="of:=[.G586]-[.$B$2]" office:value-type="float" office:value="65.417457818985" calcext:value-type="float">
            <text:p>65.417457819</text:p>
          </table:table-cell>
          <table:table-cell table:formula="of:=[.C586]/([.H586]-[.H585])" office:value-type="float" office:value="104835.152658285" calcext:value-type="float">
            <text:p>104835.152658285</text:p>
          </table:table-cell>
          <table:table-cell table:formula="of:=[.G586]-[.$B586]" office:value-type="float" office:value="0.27515172958374" calcext:value-type="float">
            <text:p>0.2751517296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5425.18378" calcext:value-type="float">
            <text:p>1443145425.18378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5.1835925579071" calcext:value-type="float">
            <text:p>65.1835925579</text:p>
          </table:table-cell>
          <table:table-cell table:formula="of:=[.C587]/([.D587]-[.D586])" office:value-type="float" office:value="104634.766700545" calcext:value-type="float">
            <text:p>104634.766700545</text:p>
          </table:table-cell>
          <table:table-cell/>
          <table:table-cell office:value-type="float" office:value="1443145425.459" calcext:value-type="float">
            <text:p>1443145425.459</text:p>
          </table:table-cell>
          <table:table-cell table:formula="of:=[.G587]-[.$B$2]" office:value-type="float" office:value="65.458817243576" calcext:value-type="float">
            <text:p>65.4588172436</text:p>
          </table:table-cell>
          <table:table-cell table:formula="of:=[.C587]/([.H587]-[.H586])" office:value-type="float" office:value="104450.195879498" calcext:value-type="float">
            <text:p>104450.195879498</text:p>
          </table:table-cell>
          <table:table-cell table:formula="of:=[.G587]-[.$B587]" office:value-type="float" office:value="0.275224685668945" calcext:value-type="float">
            <text:p>0.2752246857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5425.22507" calcext:value-type="float">
            <text:p>1443145425.22507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5.2248828411102" calcext:value-type="float">
            <text:p>65.2248828411</text:p>
          </table:table-cell>
          <table:table-cell table:formula="of:=[.C588]/([.D588]-[.D587])" office:value-type="float" office:value="104625.099778271" calcext:value-type="float">
            <text:p>104625.099778271</text:p>
          </table:table-cell>
          <table:table-cell/>
          <table:table-cell office:value-type="float" office:value="1443145425.50026" calcext:value-type="float">
            <text:p>1443145425.50026</text:p>
          </table:table-cell>
          <table:table-cell table:formula="of:=[.G588]-[.$B$2]" office:value-type="float" office:value="65.5000717639923" calcext:value-type="float">
            <text:p>65.500071764</text:p>
          </table:table-cell>
          <table:table-cell table:formula="of:=[.C588]/([.H588]-[.H587])" office:value-type="float" office:value="104715.797357745" calcext:value-type="float">
            <text:p>104715.797357745</text:p>
          </table:table-cell>
          <table:table-cell table:formula="of:=[.G588]-[.$B588]" office:value-type="float" office:value="0.27518892288208" calcext:value-type="float">
            <text:p>0.2751889229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5425.26636" calcext:value-type="float">
            <text:p>1443145425.26636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2661738395691" calcext:value-type="float">
            <text:p>65.2661738396</text:p>
          </table:table-cell>
          <table:table-cell table:formula="of:=[.C589]/([.D589]-[.D588])" office:value-type="float" office:value="104623.287429195" calcext:value-type="float">
            <text:p>104623.287429195</text:p>
          </table:table-cell>
          <table:table-cell/>
          <table:table-cell office:value-type="float" office:value="1443145425.54163" calcext:value-type="float">
            <text:p>1443145425.54163</text:p>
          </table:table-cell>
          <table:table-cell table:formula="of:=[.G589]-[.$B$2]" office:value-type="float" office:value="65.5414435863495" calcext:value-type="float">
            <text:p>65.5414435863</text:p>
          </table:table-cell>
          <table:table-cell table:formula="of:=[.C589]/([.H589]-[.H588])" office:value-type="float" office:value="104418.895612185" calcext:value-type="float">
            <text:p>104418.895612185</text:p>
          </table:table-cell>
          <table:table-cell table:formula="of:=[.G589]-[.$B589]" office:value-type="float" office:value="0.275269746780395" calcext:value-type="float">
            <text:p>0.2752697468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5425.30765" calcext:value-type="float">
            <text:p>1443145425.30765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307464838028" calcext:value-type="float">
            <text:p>65.307464838</text:p>
          </table:table-cell>
          <table:table-cell table:formula="of:=[.C590]/([.D590]-[.D589])" office:value-type="float" office:value="104623.287429195" calcext:value-type="float">
            <text:p>104623.287429195</text:p>
          </table:table-cell>
          <table:table-cell/>
          <table:table-cell office:value-type="float" office:value="1443145425.58288" calcext:value-type="float">
            <text:p>1443145425.58288</text:p>
          </table:table-cell>
          <table:table-cell table:formula="of:=[.G590]-[.$B$2]" office:value-type="float" office:value="65.5826947689056" calcext:value-type="float">
            <text:p>65.5826947689</text:p>
          </table:table-cell>
          <table:table-cell table:formula="of:=[.C590]/([.H590]-[.H589])" office:value-type="float" office:value="104724.270488961" calcext:value-type="float">
            <text:p>104724.270488961</text:p>
          </table:table-cell>
          <table:table-cell table:formula="of:=[.G590]-[.$B590]" office:value-type="float" office:value="0.275229930877686" calcext:value-type="float">
            <text:p>0.2752299309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5425.34894" calcext:value-type="float">
            <text:p>1443145425.34894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3487520217896" calcext:value-type="float">
            <text:p>65.3487520218</text:p>
          </table:table-cell>
          <table:table-cell table:formula="of:=[.C591]/([.D591]-[.D590])" office:value-type="float" office:value="104632.95401655" calcext:value-type="float">
            <text:p>104632.95401655</text:p>
          </table:table-cell>
          <table:table-cell/>
          <table:table-cell office:value-type="float" office:value="1443145425.62414" calcext:value-type="float">
            <text:p>1443145425.62414</text:p>
          </table:table-cell>
          <table:table-cell table:formula="of:=[.G591]-[.$B$2]" office:value-type="float" office:value="65.6239552497864" calcext:value-type="float">
            <text:p>65.6239552498</text:p>
          </table:table-cell>
          <table:table-cell table:formula="of:=[.C591]/([.H591]-[.H590])" office:value-type="float" office:value="104700.670176067" calcext:value-type="float">
            <text:p>104700.670176067</text:p>
          </table:table-cell>
          <table:table-cell table:formula="of:=[.G591]-[.$B591]" office:value-type="float" office:value="0.275203227996826" calcext:value-type="float">
            <text:p>0.275203228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5425.39023" calcext:value-type="float">
            <text:p>1443145425.39023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3900492191315" calcext:value-type="float">
            <text:p>65.3900492191</text:p>
          </table:table-cell>
          <table:table-cell table:formula="of:=[.C592]/([.D592]-[.D591])" office:value-type="float" office:value="104607.583033606" calcext:value-type="float">
            <text:p>104607.583033606</text:p>
          </table:table-cell>
          <table:table-cell/>
          <table:table-cell office:value-type="float" office:value="1443145425.66542" calcext:value-type="float">
            <text:p>1443145425.66542</text:p>
          </table:table-cell>
          <table:table-cell table:formula="of:=[.G592]-[.$B$2]" office:value-type="float" office:value="65.6652309894562" calcext:value-type="float">
            <text:p>65.6652309895</text:p>
          </table:table-cell>
          <table:table-cell table:formula="of:=[.C592]/([.H592]-[.H591])" office:value-type="float" office:value="104661.964499229" calcext:value-type="float">
            <text:p>104661.964499229</text:p>
          </table:table-cell>
          <table:table-cell table:formula="of:=[.G592]-[.$B592]" office:value-type="float" office:value="0.275181770324707" calcext:value-type="float">
            <text:p>0.2751817703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5425.43152" calcext:value-type="float">
            <text:p>1443145425.43152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4313371181488" calcext:value-type="float">
            <text:p>65.4313371181</text:p>
          </table:table-cell>
          <table:table-cell table:formula="of:=[.C593]/([.D593]-[.D592])" office:value-type="float" office:value="104631.14139536" calcext:value-type="float">
            <text:p>104631.14139536</text:p>
          </table:table-cell>
          <table:table-cell/>
          <table:table-cell office:value-type="float" office:value="1443145425.70673" calcext:value-type="float">
            <text:p>1443145425.70673</text:p>
          </table:table-cell>
          <table:table-cell table:formula="of:=[.G593]-[.$B$2]" office:value-type="float" office:value="65.7065446376801" calcext:value-type="float">
            <text:p>65.7065446377</text:p>
          </table:table-cell>
          <table:table-cell table:formula="of:=[.C593]/([.H593]-[.H592])" office:value-type="float" office:value="104565.92883277" calcext:value-type="float">
            <text:p>104565.92883277</text:p>
          </table:table-cell>
          <table:table-cell table:formula="of:=[.G593]-[.$B593]" office:value-type="float" office:value="0.27520751953125" calcext:value-type="float">
            <text:p>0.2752075195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5425.47282" calcext:value-type="float">
            <text:p>1443145425.47282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4726314544678" calcext:value-type="float">
            <text:p>65.4726314545</text:p>
          </table:table-cell>
          <table:table-cell table:formula="of:=[.C594]/([.D594]-[.D593])" office:value-type="float" office:value="104614.830630308" calcext:value-type="float">
            <text:p>104614.830630308</text:p>
          </table:table-cell>
          <table:table-cell/>
          <table:table-cell office:value-type="float" office:value="1443145425.74796" calcext:value-type="float">
            <text:p>1443145425.74796</text:p>
          </table:table-cell>
          <table:table-cell table:formula="of:=[.G594]-[.$B$2]" office:value-type="float" office:value="65.7477784156799" calcext:value-type="float">
            <text:p>65.7477784157</text:p>
          </table:table-cell>
          <table:table-cell table:formula="of:=[.C594]/([.H594]-[.H593])" office:value-type="float" office:value="104768.47404118" calcext:value-type="float">
            <text:p>104768.47404118</text:p>
          </table:table-cell>
          <table:table-cell table:formula="of:=[.G594]-[.$B594]" office:value-type="float" office:value="0.275146961212158" calcext:value-type="float">
            <text:p>0.2751469612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5425.5141" calcext:value-type="float">
            <text:p>1443145425.5141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5139176845551" calcext:value-type="float">
            <text:p>65.5139176846</text:p>
          </table:table-cell>
          <table:table-cell table:formula="of:=[.C595]/([.D595]-[.D594])" office:value-type="float" office:value="104635.370942501" calcext:value-type="float">
            <text:p>104635.370942501</text:p>
          </table:table-cell>
          <table:table-cell/>
          <table:table-cell office:value-type="float" office:value="1443145425.78927" calcext:value-type="float">
            <text:p>1443145425.78927</text:p>
          </table:table-cell>
          <table:table-cell table:formula="of:=[.G595]-[.$B$2]" office:value-type="float" office:value="65.7890861034393" calcext:value-type="float">
            <text:p>65.7890861034</text:p>
          </table:table-cell>
          <table:table-cell table:formula="of:=[.C595]/([.H595]-[.H594])" office:value-type="float" office:value="104581.017101762" calcext:value-type="float">
            <text:p>104581.017101762</text:p>
          </table:table-cell>
          <table:table-cell table:formula="of:=[.G595]-[.$B595]" office:value-type="float" office:value="0.275168418884277" calcext:value-type="float">
            <text:p>0.2751684189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5425.55542" calcext:value-type="float">
            <text:p>1443145425.55542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5552384853363" calcext:value-type="float">
            <text:p>65.5552384853</text:p>
          </table:table-cell>
          <table:table-cell table:formula="of:=[.C596]/([.D596]-[.D595])" office:value-type="float" office:value="104547.828655835" calcext:value-type="float">
            <text:p>104547.828655835</text:p>
          </table:table-cell>
          <table:table-cell/>
          <table:table-cell office:value-type="float" office:value="1443145425.83057" calcext:value-type="float">
            <text:p>1443145425.83057</text:p>
          </table:table-cell>
          <table:table-cell table:formula="of:=[.G596]-[.$B$2]" office:value-type="float" office:value="65.8303871154785" calcext:value-type="float">
            <text:p>65.8303871155</text:p>
          </table:table-cell>
          <table:table-cell table:formula="of:=[.C596]/([.H596]-[.H595])" office:value-type="float" office:value="104597.921133298" calcext:value-type="float">
            <text:p>104597.921133298</text:p>
          </table:table-cell>
          <table:table-cell table:formula="of:=[.G596]-[.$B596]" office:value-type="float" office:value="0.275148630142212" calcext:value-type="float">
            <text:p>0.275148630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5425.59671" calcext:value-type="float">
            <text:p>1443145425.59671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5965240001679" calcext:value-type="float">
            <text:p>65.5965240002</text:p>
          </table:table-cell>
          <table:table-cell table:formula="of:=[.C597]/([.D597]-[.D596])" office:value-type="float" office:value="104637.18371024" calcext:value-type="float">
            <text:p>104637.18371024</text:p>
          </table:table-cell>
          <table:table-cell/>
          <table:table-cell office:value-type="float" office:value="1443145425.87189" calcext:value-type="float">
            <text:p>1443145425.87189</text:p>
          </table:table-cell>
          <table:table-cell table:formula="of:=[.G597]-[.$B$2]" office:value-type="float" office:value="65.8717045783997" calcext:value-type="float">
            <text:p>65.8717045784</text:p>
          </table:table-cell>
          <table:table-cell table:formula="of:=[.C597]/([.H597]-[.H596])" office:value-type="float" office:value="104556.274625212" calcext:value-type="float">
            <text:p>104556.274625212</text:p>
          </table:table-cell>
          <table:table-cell table:formula="of:=[.G597]-[.$B597]" office:value-type="float" office:value="0.275180578231812" calcext:value-type="float">
            <text:p>0.2751805782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5425.638" calcext:value-type="float">
            <text:p>1443145425.638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6378126144409" calcext:value-type="float">
            <text:p>65.6378126144</text:p>
          </table:table-cell>
          <table:table-cell table:formula="of:=[.C598]/([.D598]-[.D597])" office:value-type="float" office:value="104629.32883697" calcext:value-type="float">
            <text:p>104629.32883697</text:p>
          </table:table-cell>
          <table:table-cell/>
          <table:table-cell office:value-type="float" office:value="1443145425.91317" calcext:value-type="float">
            <text:p>1443145425.91317</text:p>
          </table:table-cell>
          <table:table-cell table:formula="of:=[.G598]-[.$B$2]" office:value-type="float" office:value="65.9129898548126" calcext:value-type="float">
            <text:p>65.9129898548</text:p>
          </table:table-cell>
          <table:table-cell table:formula="of:=[.C598]/([.H598]-[.H597])" office:value-type="float" office:value="104637.787980111" calcext:value-type="float">
            <text:p>104637.787980111</text:p>
          </table:table-cell>
          <table:table-cell table:formula="of:=[.G598]-[.$B598]" office:value-type="float" office:value="0.275177240371704" calcext:value-type="float">
            <text:p>0.2751772404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5425.6793" calcext:value-type="float">
            <text:p>1443145425.6793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6791107654572" calcext:value-type="float">
            <text:p>65.6791107655</text:p>
          </table:table-cell>
          <table:table-cell table:formula="of:=[.C599]/([.D599]-[.D598])" office:value-type="float" office:value="104605.167391191" calcext:value-type="float">
            <text:p>104605.167391191</text:p>
          </table:table-cell>
          <table:table-cell/>
          <table:table-cell office:value-type="float" office:value="1443145425.95445" calcext:value-type="float">
            <text:p>1443145425.95445</text:p>
          </table:table-cell>
          <table:table-cell table:formula="of:=[.G599]-[.$B$2]" office:value-type="float" office:value="65.9542641639709" calcext:value-type="float">
            <text:p>65.954264164</text:p>
          </table:table-cell>
          <table:table-cell table:formula="of:=[.C599]/([.H599]-[.H598])" office:value-type="float" office:value="104665.591940711" calcext:value-type="float">
            <text:p>104665.591940711</text:p>
          </table:table-cell>
          <table:table-cell table:formula="of:=[.G599]-[.$B599]" office:value-type="float" office:value="0.275153398513794" calcext:value-type="float">
            <text:p>0.275153398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5425.72061" calcext:value-type="float">
            <text:p>1443145425.72061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7204220294952" calcext:value-type="float">
            <text:p>65.7204220295</text:p>
          </table:table-cell>
          <table:table-cell table:formula="of:=[.C600]/([.D600]-[.D599])" office:value-type="float" office:value="104571.963617896" calcext:value-type="float">
            <text:p>104571.963617896</text:p>
          </table:table-cell>
          <table:table-cell/>
          <table:table-cell office:value-type="float" office:value="1443145425.99559" calcext:value-type="float">
            <text:p>1443145425.99559</text:p>
          </table:table-cell>
          <table:table-cell table:formula="of:=[.G600]-[.$B$2]" office:value-type="float" office:value="65.9954044818878" calcext:value-type="float">
            <text:p>65.9954044819</text:p>
          </table:table-cell>
          <table:table-cell table:formula="of:=[.C600]/([.H600]-[.H599])" office:value-type="float" office:value="105006.480716293" calcext:value-type="float">
            <text:p>105006.480716293</text:p>
          </table:table-cell>
          <table:table-cell table:formula="of:=[.G600]-[.$B600]" office:value-type="float" office:value="0.274982452392578" calcext:value-type="float">
            <text:p>0.2749824524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5425.76192" calcext:value-type="float">
            <text:p>1443145425.76192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7617404460907" calcext:value-type="float">
            <text:p>65.7617404461</text:p>
          </table:table-cell>
          <table:table-cell table:formula="of:=[.C601]/([.D601]-[.D600])" office:value-type="float" office:value="104553.86135186" calcext:value-type="float">
            <text:p>104553.86135186</text:p>
          </table:table-cell>
          <table:table-cell/>
          <table:table-cell office:value-type="float" office:value="1443145426.00805" calcext:value-type="float">
            <text:p>1443145426.00805</text:p>
          </table:table-cell>
          <table:table-cell table:formula="of:=[.G601]-[.$B$2]" office:value-type="float" office:value="66.0078616142273" calcext:value-type="float">
            <text:p>66.0078616142</text:p>
          </table:table-cell>
          <table:table-cell table:formula="of:=[.C601]/([.H601]-[.H600])" office:value-type="float" office:value="346789.283622653" calcext:value-type="float">
            <text:p>346789.283622653</text:p>
          </table:table-cell>
          <table:table-cell table:formula="of:=[.G601]-[.$B601]" office:value-type="float" office:value="0.246121168136597" calcext:value-type="float">
            <text:p>0.246121168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5425.80325" calcext:value-type="float">
            <text:p>1443145425.80325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8030648231506" calcext:value-type="float">
            <text:p>65.8030648232</text:p>
          </table:table-cell>
          <table:table-cell table:formula="of:=[.C602]/([.D602]-[.D601])" office:value-type="float" office:value="104538.780916995" calcext:value-type="float">
            <text:p>104538.780916995</text:p>
          </table:table-cell>
          <table:table-cell/>
          <table:table-cell office:value-type="float" office:value="1443145426.03697" calcext:value-type="float">
            <text:p>1443145426.03697</text:p>
          </table:table-cell>
          <table:table-cell table:formula="of:=[.G602]-[.$B$2]" office:value-type="float" office:value="66.0367867946625" calcext:value-type="float">
            <text:p>66.0367867947</text:p>
          </table:table-cell>
          <table:table-cell table:formula="of:=[.C602]/([.H602]-[.H601])" office:value-type="float" office:value="149350.840167819" calcext:value-type="float">
            <text:p>149350.840167819</text:p>
          </table:table-cell>
          <table:table-cell table:formula="of:=[.G602]-[.$B602]" office:value-type="float" office:value="0.233721971511841" calcext:value-type="float">
            <text:p>0.2337219715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5425.84454" calcext:value-type="float">
            <text:p>1443145425.84454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8443593978882" calcext:value-type="float">
            <text:p>65.8443593979</text:p>
          </table:table-cell>
          <table:table-cell table:formula="of:=[.C603]/([.D603]-[.D602])" office:value-type="float" office:value="104614.226625559" calcext:value-type="float">
            <text:p>104614.226625559</text:p>
          </table:table-cell>
          <table:table-cell/>
          <table:table-cell office:value-type="float" office:value="1443145426.07836" calcext:value-type="float">
            <text:p>1443145426.07836</text:p>
          </table:table-cell>
          <table:table-cell table:formula="of:=[.G603]-[.$B$2]" office:value-type="float" office:value="66.0781707763672" calcext:value-type="float">
            <text:p>66.0781707764</text:p>
          </table:table-cell>
          <table:table-cell table:formula="of:=[.C603]/([.H603]-[.H602])" office:value-type="float" office:value="104388.215489379" calcext:value-type="float">
            <text:p>104388.215489379</text:p>
          </table:table-cell>
          <table:table-cell table:formula="of:=[.G603]-[.$B603]" office:value-type="float" office:value="0.233811378479004" calcext:value-type="float">
            <text:p>0.233811378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5425.88583" calcext:value-type="float">
            <text:p>1443145425.88583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8856499195099" calcext:value-type="float">
            <text:p>65.8856499195</text:p>
          </table:table-cell>
          <table:table-cell table:formula="of:=[.C604]/([.D604]-[.D603])" office:value-type="float" office:value="104624.495654935" calcext:value-type="float">
            <text:p>104624.495654935</text:p>
          </table:table-cell>
          <table:table-cell/>
          <table:table-cell office:value-type="float" office:value="1443145426.09049" calcext:value-type="float">
            <text:p>1443145426.09049</text:p>
          </table:table-cell>
          <table:table-cell table:formula="of:=[.G604]-[.$B$2]" office:value-type="float" office:value="66.0903105735779" calcext:value-type="float">
            <text:p>66.0903105736</text:p>
          </table:table-cell>
          <table:table-cell table:formula="of:=[.C604]/([.H604]-[.H603])" office:value-type="float" office:value="355854.379197926" calcext:value-type="float">
            <text:p>355854.379197926</text:p>
          </table:table-cell>
          <table:table-cell table:formula="of:=[.G604]-[.$B604]" office:value-type="float" office:value="0.204660654067993" calcext:value-type="float">
            <text:p>0.2046606541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5425.92713" calcext:value-type="float">
            <text:p>1443145425.92713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9269495010376" calcext:value-type="float">
            <text:p>65.926949501</text:p>
          </table:table-cell>
          <table:table-cell table:formula="of:=[.C605]/([.D605]-[.D604])" office:value-type="float" office:value="104601.544136749" calcext:value-type="float">
            <text:p>104601.544136749</text:p>
          </table:table-cell>
          <table:table-cell/>
          <table:table-cell office:value-type="float" office:value="1443145426.16095" calcext:value-type="float">
            <text:p>1443145426.16095</text:p>
          </table:table-cell>
          <table:table-cell table:formula="of:=[.G605]-[.$B$2]" office:value-type="float" office:value="66.1607625484467" calcext:value-type="float">
            <text:p>66.1607625484</text:p>
          </table:table-cell>
          <table:table-cell table:formula="of:=[.C605]/([.H605]-[.H604])" office:value-type="float" office:value="61318.3662778302" calcext:value-type="float">
            <text:p>61318.3662778302</text:p>
          </table:table-cell>
          <table:table-cell table:formula="of:=[.G605]-[.$B605]" office:value-type="float" office:value="0.233813047409058" calcext:value-type="float">
            <text:p>0.233813047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5425.96842" calcext:value-type="float">
            <text:p>1443145425.96842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9682354927063" calcext:value-type="float">
            <text:p>65.9682354927</text:p>
          </table:table-cell>
          <table:table-cell table:formula="of:=[.C606]/([.D606]-[.D605])" office:value-type="float" office:value="104635.975191435" calcext:value-type="float">
            <text:p>104635.975191435</text:p>
          </table:table-cell>
          <table:table-cell/>
          <table:table-cell office:value-type="float" office:value="1443145426.20193" calcext:value-type="float">
            <text:p>1443145426.20193</text:p>
          </table:table-cell>
          <table:table-cell table:formula="of:=[.G606]-[.$B$2]" office:value-type="float" office:value="66.2017438411713" calcext:value-type="float">
            <text:p>66.2017438412</text:p>
          </table:table-cell>
          <table:table-cell table:formula="of:=[.C606]/([.H606]-[.H605])" office:value-type="float" office:value="105413.951410221" calcext:value-type="float">
            <text:p>105413.951410221</text:p>
          </table:table-cell>
          <table:table-cell table:formula="of:=[.G606]-[.$B606]" office:value-type="float" office:value="0.233508348464966" calcext:value-type="float">
            <text:p>0.233508348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5426.00926" calcext:value-type="float">
            <text:p>1443145426.00926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6.0090770721436" calcext:value-type="float">
            <text:p>66.0090770721</text:p>
          </table:table-cell>
          <table:table-cell table:formula="of:=[.C607]/([.D607]-[.D606])" office:value-type="float" office:value="105774.557681755" calcext:value-type="float">
            <text:p>105774.557681755</text:p>
          </table:table-cell>
          <table:table-cell/>
          <table:table-cell office:value-type="float" office:value="1443145426.24131" calcext:value-type="float">
            <text:p>1443145426.24131</text:p>
          </table:table-cell>
          <table:table-cell table:formula="of:=[.G607]-[.$B$2]" office:value-type="float" office:value="66.2411298751831" calcext:value-type="float">
            <text:p>66.2411298752</text:p>
          </table:table-cell>
          <table:table-cell table:formula="of:=[.C607]/([.H607]-[.H606])" office:value-type="float" office:value="109683.549216995" calcext:value-type="float">
            <text:p>109683.549216995</text:p>
          </table:table-cell>
          <table:table-cell table:formula="of:=[.G607]-[.$B607]" office:value-type="float" office:value="0.232052803039551" calcext:value-type="float">
            <text:p>0.232052803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5426.04867" calcext:value-type="float">
            <text:p>1443145426.04867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6.0484850406647" calcext:value-type="float">
            <text:p>66.0484850407</text:p>
          </table:table-cell>
          <table:table-cell table:formula="of:=[.C608]/([.D608]-[.D607])" office:value-type="float" office:value="109622.499258874" calcext:value-type="float">
            <text:p>109622.499258874</text:p>
          </table:table-cell>
          <table:table-cell/>
          <table:table-cell office:value-type="float" office:value="1443145426.28071" calcext:value-type="float">
            <text:p>1443145426.28071</text:p>
          </table:table-cell>
          <table:table-cell table:formula="of:=[.G608]-[.$B$2]" office:value-type="float" office:value="66.2805287837982" calcext:value-type="float">
            <text:p>66.2805287838</text:p>
          </table:table-cell>
          <table:table-cell table:formula="of:=[.C608]/([.H608]-[.H607])" office:value-type="float" office:value="109647.707305856" calcext:value-type="float">
            <text:p>109647.707305856</text:p>
          </table:table-cell>
          <table:table-cell table:formula="of:=[.G608]-[.$B608]" office:value-type="float" office:value="0.232043743133545" calcext:value-type="float">
            <text:p>0.232043743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5426.08808" calcext:value-type="float">
            <text:p>1443145426.08808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6.0878973007202" calcext:value-type="float">
            <text:p>66.0878973007</text:p>
          </table:table-cell>
          <table:table-cell table:formula="of:=[.C609]/([.D609]-[.D608])" office:value-type="float" office:value="109610.5626501" calcext:value-type="float">
            <text:p>109610.5626501</text:p>
          </table:table-cell>
          <table:table-cell/>
          <table:table-cell office:value-type="float" office:value="1443145426.32014" calcext:value-type="float">
            <text:p>1443145426.32014</text:p>
          </table:table-cell>
          <table:table-cell table:formula="of:=[.G609]-[.$B$2]" office:value-type="float" office:value="66.3199570178986" calcext:value-type="float">
            <text:p>66.3199570179</text:p>
          </table:table-cell>
          <table:table-cell table:formula="of:=[.C609]/([.H609]-[.H608])" office:value-type="float" office:value="109566.154776446" calcext:value-type="float">
            <text:p>109566.154776446</text:p>
          </table:table-cell>
          <table:table-cell table:formula="of:=[.G609]-[.$B609]" office:value-type="float" office:value="0.232059717178345" calcext:value-type="float">
            <text:p>0.2320597172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5426.12749" calcext:value-type="float">
            <text:p>1443145426.12749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6.12730884552" calcext:value-type="float">
            <text:p>66.1273088455</text:p>
          </table:table-cell>
          <table:table-cell table:formula="of:=[.C610]/([.D610]-[.D609])" office:value-type="float" office:value="109612.55190437" calcext:value-type="float">
            <text:p>109612.55190437</text:p>
          </table:table-cell>
          <table:table-cell/>
          <table:table-cell office:value-type="float" office:value="1443145426.35964" calcext:value-type="float">
            <text:p>1443145426.35964</text:p>
          </table:table-cell>
          <table:table-cell table:formula="of:=[.G610]-[.$B$2]" office:value-type="float" office:value="66.3594579696655" calcext:value-type="float">
            <text:p>66.3594579697</text:p>
          </table:table-cell>
          <table:table-cell table:formula="of:=[.C610]/([.H610]-[.H609])" office:value-type="float" office:value="109364.453431032" calcext:value-type="float">
            <text:p>109364.453431032</text:p>
          </table:table-cell>
          <table:table-cell table:formula="of:=[.G610]-[.$B610]" office:value-type="float" office:value="0.232149124145508" calcext:value-type="float">
            <text:p>0.232149124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5426.1669" calcext:value-type="float">
            <text:p>1443145426.1669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6.166716337204" calcext:value-type="float">
            <text:p>66.1667163372</text:p>
          </table:table-cell>
          <table:table-cell table:formula="of:=[.C611]/([.D611]-[.D610])" office:value-type="float" office:value="109623.825709221" calcext:value-type="float">
            <text:p>109623.825709221</text:p>
          </table:table-cell>
          <table:table-cell/>
          <table:table-cell office:value-type="float" office:value="1443145426.39896" calcext:value-type="float">
            <text:p>1443145426.39896</text:p>
          </table:table-cell>
          <table:table-cell table:formula="of:=[.G611]-[.$B$2]" office:value-type="float" office:value="66.3987786769867" calcext:value-type="float">
            <text:p>66.398778677</text:p>
          </table:table-cell>
          <table:table-cell table:formula="of:=[.C611]/([.H611]-[.H610])" office:value-type="float" office:value="109865.77542247" calcext:value-type="float">
            <text:p>109865.77542247</text:p>
          </table:table-cell>
          <table:table-cell table:formula="of:=[.G611]-[.$B611]" office:value-type="float" office:value="0.232062339782715" calcext:value-type="float">
            <text:p>0.2320623398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5426.20632" calcext:value-type="float">
            <text:p>1443145426.20632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6.2061333656311" calcext:value-type="float">
            <text:p>66.2061333656</text:p>
          </table:table-cell>
          <table:table-cell table:formula="of:=[.C612]/([.D612]-[.D611])" office:value-type="float" office:value="109597.302799906" calcext:value-type="float">
            <text:p>109597.302799906</text:p>
          </table:table-cell>
          <table:table-cell/>
          <table:table-cell office:value-type="float" office:value="1443145426.43842" calcext:value-type="float">
            <text:p>1443145426.43842</text:p>
          </table:table-cell>
          <table:table-cell table:formula="of:=[.G612]-[.$B$2]" office:value-type="float" office:value="66.4382371902466" calcext:value-type="float">
            <text:p>66.4382371902</text:p>
          </table:table-cell>
          <table:table-cell table:formula="of:=[.C612]/([.H612]-[.H611])" office:value-type="float" office:value="109482.077328838" calcext:value-type="float">
            <text:p>109482.077328838</text:p>
          </table:table-cell>
          <table:table-cell table:formula="of:=[.G612]-[.$B612]" office:value-type="float" office:value="0.232103824615479" calcext:value-type="float">
            <text:p>0.2321038246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5426.24573" calcext:value-type="float">
            <text:p>1443145426.24573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245542049408" calcext:value-type="float">
            <text:p>66.2455420494</text:p>
          </table:table-cell>
          <table:table-cell table:formula="of:=[.C613]/([.D613]-[.D612])" office:value-type="float" office:value="109620.50964354" calcext:value-type="float">
            <text:p>109620.50964354</text:p>
          </table:table-cell>
          <table:table-cell/>
          <table:table-cell office:value-type="float" office:value="1443145426.47777" calcext:value-type="float">
            <text:p>1443145426.47777</text:p>
          </table:table-cell>
          <table:table-cell table:formula="of:=[.G613]-[.$B$2]" office:value-type="float" office:value="66.4775886535645" calcext:value-type="float">
            <text:p>66.4775886536</text:p>
          </table:table-cell>
          <table:table-cell table:formula="of:=[.C613]/([.H613]-[.H612])" office:value-type="float" office:value="109779.907423115" calcext:value-type="float">
            <text:p>109779.907423115</text:p>
          </table:table-cell>
          <table:table-cell table:formula="of:=[.G613]-[.$B613]" office:value-type="float" office:value="0.232046604156494" calcext:value-type="float">
            <text:p>0.232046604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5426.28513" calcext:value-type="float">
            <text:p>1443145426.28513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2849497795105" calcext:value-type="float">
            <text:p>66.2849497795</text:p>
          </table:table-cell>
          <table:table-cell table:formula="of:=[.C614]/([.D614]-[.D613])" office:value-type="float" office:value="109623.162480035" calcext:value-type="float">
            <text:p>109623.162480035</text:p>
          </table:table-cell>
          <table:table-cell/>
          <table:table-cell office:value-type="float" office:value="1443145426.48994" calcext:value-type="float">
            <text:p>1443145426.48994</text:p>
          </table:table-cell>
          <table:table-cell table:formula="of:=[.G614]-[.$B$2]" office:value-type="float" office:value="66.4897582530975" calcext:value-type="float">
            <text:p>66.4897582531</text:p>
          </table:table-cell>
          <table:table-cell table:formula="of:=[.C614]/([.H614]-[.H613])" office:value-type="float" office:value="354982.921850205" calcext:value-type="float">
            <text:p>354982.921850205</text:p>
          </table:table-cell>
          <table:table-cell table:formula="of:=[.G614]-[.$B614]" office:value-type="float" office:value="0.204808473587036" calcext:value-type="float">
            <text:p>0.2048084736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5426.32455" calcext:value-type="float">
            <text:p>1443145426.32455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3243608474731" calcext:value-type="float">
            <text:p>66.3243608475</text:p>
          </table:table-cell>
          <table:table-cell table:formula="of:=[.C615]/([.D615]-[.D614])" office:value-type="float" office:value="109613.878113997" calcext:value-type="float">
            <text:p>109613.878113997</text:p>
          </table:table-cell>
          <table:table-cell/>
          <table:table-cell office:value-type="float" office:value="1443145426.5226" calcext:value-type="float">
            <text:p>1443145426.5226</text:p>
          </table:table-cell>
          <table:table-cell table:formula="of:=[.G615]-[.$B$2]" office:value-type="float" office:value="66.5224175453186" calcext:value-type="float">
            <text:p>66.5224175453</text:p>
          </table:table-cell>
          <table:table-cell table:formula="of:=[.C615]/([.H615]-[.H614])" office:value-type="float" office:value="132274.758765686" calcext:value-type="float">
            <text:p>132274.758765686</text:p>
          </table:table-cell>
          <table:table-cell table:formula="of:=[.G615]-[.$B615]" office:value-type="float" office:value="0.198056697845459" calcext:value-type="float">
            <text:p>0.1980566978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5426.36396" calcext:value-type="float">
            <text:p>1443145426.36396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3637766838074" calcext:value-type="float">
            <text:p>66.3637766838</text:p>
          </table:table-cell>
          <table:table-cell table:formula="of:=[.C616]/([.D616]-[.D615])" office:value-type="float" office:value="109600.617461681" calcext:value-type="float">
            <text:p>109600.617461681</text:p>
          </table:table-cell>
          <table:table-cell/>
          <table:table-cell office:value-type="float" office:value="1443145426.59608" calcext:value-type="float">
            <text:p>1443145426.59608</text:p>
          </table:table-cell>
          <table:table-cell table:formula="of:=[.G616]-[.$B$2]" office:value-type="float" office:value="66.595892906189" calcext:value-type="float">
            <text:p>66.5958929062</text:p>
          </table:table-cell>
          <table:table-cell table:formula="of:=[.C616]/([.H616]-[.H615])" office:value-type="float" office:value="58795.2199053794" calcext:value-type="float">
            <text:p>58795.2199053794</text:p>
          </table:table-cell>
          <table:table-cell table:formula="of:=[.G616]-[.$B616]" office:value-type="float" office:value="0.232116222381592" calcext:value-type="float">
            <text:p>0.232116222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5426.40337" calcext:value-type="float">
            <text:p>1443145426.40337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4031829833984" calcext:value-type="float">
            <text:p>66.4031829834</text:p>
          </table:table-cell>
          <table:table-cell table:formula="of:=[.C617]/([.D617]-[.D616])" office:value-type="float" office:value="109627.141975533" calcext:value-type="float">
            <text:p>109627.141975533</text:p>
          </table:table-cell>
          <table:table-cell/>
          <table:table-cell office:value-type="float" office:value="1443145426.63534" calcext:value-type="float">
            <text:p>1443145426.63534</text:p>
          </table:table-cell>
          <table:table-cell table:formula="of:=[.G617]-[.$B$2]" office:value-type="float" office:value="66.6351509094238" calcext:value-type="float">
            <text:p>66.6351509094</text:p>
          </table:table-cell>
          <table:table-cell table:formula="of:=[.C617]/([.H617]-[.H616])" office:value-type="float" office:value="110041.256407142" calcext:value-type="float">
            <text:p>110041.256407142</text:p>
          </table:table-cell>
          <table:table-cell table:formula="of:=[.G617]-[.$B617]" office:value-type="float" office:value="0.231967926025391" calcext:value-type="float">
            <text:p>0.231967926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5426.4428" calcext:value-type="float">
            <text:p>1443145426.4428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4426124095917" calcext:value-type="float">
            <text:p>66.4426124096</text:p>
          </table:table-cell>
          <table:table-cell table:formula="of:=[.C618]/([.D618]-[.D617])" office:value-type="float" office:value="109562.842198828" calcext:value-type="float">
            <text:p>109562.842198828</text:p>
          </table:table-cell>
          <table:table-cell/>
          <table:table-cell office:value-type="float" office:value="1443145426.67486" calcext:value-type="float">
            <text:p>1443145426.67486</text:p>
          </table:table-cell>
          <table:table-cell table:formula="of:=[.G618]-[.$B$2]" office:value-type="float" office:value="66.6746783256531" calcext:value-type="float">
            <text:p>66.6746783257</text:p>
          </table:table-cell>
          <table:table-cell table:formula="of:=[.C618]/([.H618]-[.H617])" office:value-type="float" office:value="109291.231557995" calcext:value-type="float">
            <text:p>109291.231557995</text:p>
          </table:table-cell>
          <table:table-cell table:formula="of:=[.G618]-[.$B618]" office:value-type="float" office:value="0.232065916061401" calcext:value-type="float">
            <text:p>0.232065916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5426.4823" calcext:value-type="float">
            <text:p>1443145426.4823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4821190834045" calcext:value-type="float">
            <text:p>66.4821190834</text:p>
          </table:table-cell>
          <table:table-cell table:formula="of:=[.C619]/([.D619]-[.D618])" office:value-type="float" office:value="109348.613362462" calcext:value-type="float">
            <text:p>109348.613362462</text:p>
          </table:table-cell>
          <table:table-cell/>
          <table:table-cell office:value-type="float" office:value="1443145426.71432" calcext:value-type="float">
            <text:p>1443145426.71432</text:p>
          </table:table-cell>
          <table:table-cell table:formula="of:=[.G619]-[.$B$2]" office:value-type="float" office:value="66.7141349315643" calcext:value-type="float">
            <text:p>66.7141349316</text:p>
          </table:table-cell>
          <table:table-cell table:formula="of:=[.C619]/([.H619]-[.H618])" office:value-type="float" office:value="109487.369737693" calcext:value-type="float">
            <text:p>109487.369737693</text:p>
          </table:table-cell>
          <table:table-cell table:formula="of:=[.G619]-[.$B619]" office:value-type="float" office:value="0.23201584815979" calcext:value-type="float">
            <text:p>0.2320158482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5426.52174" calcext:value-type="float">
            <text:p>1443145426.52174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5215587615967" calcext:value-type="float">
            <text:p>66.5215587616</text:p>
          </table:table-cell>
          <table:table-cell table:formula="of:=[.C620]/([.D620]-[.D619])" office:value-type="float" office:value="109534.362297639" calcext:value-type="float">
            <text:p>109534.362297639</text:p>
          </table:table-cell>
          <table:table-cell/>
          <table:table-cell office:value-type="float" office:value="1443145426.75359" calcext:value-type="float">
            <text:p>1443145426.75359</text:p>
          </table:table-cell>
          <table:table-cell table:formula="of:=[.G620]-[.$B$2]" office:value-type="float" office:value="66.7534050941467" calcext:value-type="float">
            <text:p>66.7534050941</text:p>
          </table:table-cell>
          <table:table-cell table:formula="of:=[.C620]/([.H620]-[.H619])" office:value-type="float" office:value="110007.183976784" calcext:value-type="float">
            <text:p>110007.183976784</text:p>
          </table:table-cell>
          <table:table-cell table:formula="of:=[.G620]-[.$B620]" office:value-type="float" office:value="0.231846332550049" calcext:value-type="float">
            <text:p>0.2318463326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5426.56119" calcext:value-type="float">
            <text:p>1443145426.56119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561007976532" calcext:value-type="float">
            <text:p>66.5610079765</text:p>
          </table:table-cell>
          <table:table-cell table:formula="of:=[.C621]/([.D621]-[.D620])" office:value-type="float" office:value="109507.882655836" calcext:value-type="float">
            <text:p>109507.882655836</text:p>
          </table:table-cell>
          <table:table-cell/>
          <table:table-cell office:value-type="float" office:value="1443145426.79312" calcext:value-type="float">
            <text:p>1443145426.79312</text:p>
          </table:table-cell>
          <table:table-cell table:formula="of:=[.G621]-[.$B$2]" office:value-type="float" office:value="66.7929363250732" calcext:value-type="float">
            <text:p>66.7929363251</text:p>
          </table:table-cell>
          <table:table-cell table:formula="of:=[.C621]/([.H621]-[.H620])" office:value-type="float" office:value="109280.685138053" calcext:value-type="float">
            <text:p>109280.685138053</text:p>
          </table:table-cell>
          <table:table-cell table:formula="of:=[.G621]-[.$B621]" office:value-type="float" office:value="0.23192834854126" calcext:value-type="float">
            <text:p>0.231928348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5426.60065" calcext:value-type="float">
            <text:p>1443145426.60065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6004674434662" calcext:value-type="float">
            <text:p>66.6004674435</text:p>
          </table:table-cell>
          <table:table-cell table:formula="of:=[.C622]/([.D622]-[.D621])" office:value-type="float" office:value="109479.431316274" calcext:value-type="float">
            <text:p>109479.431316274</text:p>
          </table:table-cell>
          <table:table-cell/>
          <table:table-cell office:value-type="float" office:value="1443145426.83258" calcext:value-type="float">
            <text:p>1443145426.83258</text:p>
          </table:table-cell>
          <table:table-cell table:formula="of:=[.G622]-[.$B$2]" office:value-type="float" office:value="66.8323922157288" calcext:value-type="float">
            <text:p>66.8323922157</text:p>
          </table:table-cell>
          <table:table-cell table:formula="of:=[.C622]/([.H622]-[.H621])" office:value-type="float" office:value="109489.354522932" calcext:value-type="float">
            <text:p>109489.354522932</text:p>
          </table:table-cell>
          <table:table-cell table:formula="of:=[.G622]-[.$B622]" office:value-type="float" office:value="0.231924772262573" calcext:value-type="float">
            <text:p>0.2319247723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5426.64007" calcext:value-type="float">
            <text:p>1443145426.64007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6398842334747" calcext:value-type="float">
            <text:p>66.6398842335</text:p>
          </table:table-cell>
          <table:table-cell table:formula="of:=[.C623]/([.D623]-[.D622])" office:value-type="float" office:value="109597.965716221" calcext:value-type="float">
            <text:p>109597.965716221</text:p>
          </table:table-cell>
          <table:table-cell/>
          <table:table-cell office:value-type="float" office:value="1443145426.8719" calcext:value-type="float">
            <text:p>1443145426.8719</text:p>
          </table:table-cell>
          <table:table-cell table:formula="of:=[.G623]-[.$B$2]" office:value-type="float" office:value="66.8717164993286" calcext:value-type="float">
            <text:p>66.8717164993</text:p>
          </table:table-cell>
          <table:table-cell table:formula="of:=[.C623]/([.H623]-[.H622])" office:value-type="float" office:value="109855.783870303" calcext:value-type="float">
            <text:p>109855.783870303</text:p>
          </table:table-cell>
          <table:table-cell table:formula="of:=[.G623]-[.$B623]" office:value-type="float" office:value="0.231832265853882" calcext:value-type="float">
            <text:p>0.231832265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5426.67948" calcext:value-type="float">
            <text:p>1443145426.67948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6792981624603" calcext:value-type="float">
            <text:p>66.6792981625</text:p>
          </table:table-cell>
          <table:table-cell table:formula="of:=[.C624]/([.D624]-[.D623])" office:value-type="float" office:value="109605.921337576" calcext:value-type="float">
            <text:p>109605.921337576</text:p>
          </table:table-cell>
          <table:table-cell/>
          <table:table-cell office:value-type="float" office:value="1443145426.91131" calcext:value-type="float">
            <text:p>1443145426.91131</text:p>
          </table:table-cell>
          <table:table-cell table:formula="of:=[.G624]-[.$B$2]" office:value-type="float" office:value="66.9111216068268" calcext:value-type="float">
            <text:p>66.9111216068</text:p>
          </table:table-cell>
          <table:table-cell table:formula="of:=[.C624]/([.H624]-[.H623])" office:value-type="float" office:value="109630.458442494" calcext:value-type="float">
            <text:p>109630.458442494</text:p>
          </table:table-cell>
          <table:table-cell table:formula="of:=[.G624]-[.$B624]" office:value-type="float" office:value="0.231823444366455" calcext:value-type="float">
            <text:p>0.2318234444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5426.7189" calcext:value-type="float">
            <text:p>1443145426.7189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7187194824219" calcext:value-type="float">
            <text:p>66.7187194824</text:p>
          </table:table-cell>
          <table:table-cell table:formula="of:=[.C625]/([.D625]-[.D624])" office:value-type="float" office:value="109585.371677402" calcext:value-type="float">
            <text:p>109585.371677402</text:p>
          </table:table-cell>
          <table:table-cell/>
          <table:table-cell office:value-type="float" office:value="1443145426.95078" calcext:value-type="float">
            <text:p>1443145426.95078</text:p>
          </table:table-cell>
          <table:table-cell table:formula="of:=[.G625]-[.$B$2]" office:value-type="float" office:value="66.9505968093872" calcext:value-type="float">
            <text:p>66.9505968094</text:p>
          </table:table-cell>
          <table:table-cell table:formula="of:=[.C625]/([.H625]-[.H624])" office:value-type="float" office:value="109435.790567189" calcext:value-type="float">
            <text:p>109435.790567189</text:p>
          </table:table-cell>
          <table:table-cell table:formula="of:=[.G625]-[.$B625]" office:value-type="float" office:value="0.231877326965332" calcext:value-type="float">
            <text:p>0.231877327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5426.75832" calcext:value-type="float">
            <text:p>1443145426.75832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7581336498261" calcext:value-type="float">
            <text:p>66.7581336498</text:p>
          </table:table-cell>
          <table:table-cell table:formula="of:=[.C626]/([.D626]-[.D625])" office:value-type="float" office:value="109605.258325016" calcext:value-type="float">
            <text:p>109605.258325016</text:p>
          </table:table-cell>
          <table:table-cell/>
          <table:table-cell office:value-type="float" office:value="1443145426.99022" calcext:value-type="float">
            <text:p>1443145426.99022</text:p>
          </table:table-cell>
          <table:table-cell table:formula="of:=[.G626]-[.$B$2]" office:value-type="float" office:value="66.9900376796722" calcext:value-type="float">
            <text:p>66.9900376797</text:p>
          </table:table-cell>
          <table:table-cell table:formula="of:=[.C626]/([.H626]-[.H625])" office:value-type="float" office:value="109531.051642114" calcext:value-type="float">
            <text:p>109531.051642114</text:p>
          </table:table-cell>
          <table:table-cell table:formula="of:=[.G626]-[.$B626]" office:value-type="float" office:value="0.231904029846191" calcext:value-type="float">
            <text:p>0.2319040298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5426.79773" calcext:value-type="float">
            <text:p>1443145426.79773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7975442409515" calcext:value-type="float">
            <text:p>66.797544241</text:p>
          </table:table-cell>
          <table:table-cell table:formula="of:=[.C627]/([.D627]-[.D626])" office:value-type="float" office:value="109615.204355717" calcext:value-type="float">
            <text:p>109615.204355717</text:p>
          </table:table-cell>
          <table:table-cell/>
          <table:table-cell office:value-type="float" office:value="1443145430.00351" calcext:value-type="float">
            <text:p>1443145430.00351</text:p>
          </table:table-cell>
          <table:table-cell table:formula="of:=[.G627]-[.$B$2]" office:value-type="float" office:value="70.0033297538757" calcext:value-type="float">
            <text:p>70.0033297539</text:p>
          </table:table-cell>
          <table:table-cell table:formula="of:=[.C627]/([.H627]-[.H626])" office:value-type="float" office:value="1433.64794836289" calcext:value-type="float">
            <text:p>1433.6479483629</text:p>
          </table:table-cell>
          <table:table-cell table:formula="of:=[.G627]-[.$B627]" office:value-type="float" office:value="3.20578551292419" calcext:value-type="float">
            <text:p>3.2057855129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5426.83716" calcext:value-type="float">
            <text:p>1443145426.83716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8369750976563" calcext:value-type="float">
            <text:p>66.8369750977</text:p>
          </table:table-cell>
          <table:table-cell table:formula="of:=[.C628]/([.D628]-[.D627])" office:value-type="float" office:value="109558.867370076" calcext:value-type="float">
            <text:p>109558.867370076</text:p>
          </table:table-cell>
          <table:table-cell/>
          <table:table-cell office:value-type="float" office:value="1443145430.02169" calcext:value-type="float">
            <text:p>1443145430.02169</text:p>
          </table:table-cell>
          <table:table-cell table:formula="of:=[.G628]-[.$B$2]" office:value-type="float" office:value="70.0215048789978" calcext:value-type="float">
            <text:p>70.021504879</text:p>
          </table:table-cell>
          <table:table-cell table:formula="of:=[.C628]/([.H628]-[.H627])" office:value-type="float" office:value="237687.497114073" calcext:value-type="float">
            <text:p>237687.497114073</text:p>
          </table:table-cell>
          <table:table-cell table:formula="of:=[.G628]-[.$B628]" office:value-type="float" office:value="3.18452978134155" calcext:value-type="float">
            <text:p>3.184529781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5426.87661" calcext:value-type="float">
            <text:p>1443145426.87661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8764224052429" calcext:value-type="float">
            <text:p>66.8764224052</text:p>
          </table:table-cell>
          <table:table-cell table:formula="of:=[.C629]/([.D629]-[.D628])" office:value-type="float" office:value="109513.177559926" calcext:value-type="float">
            <text:p>109513.177559926</text:p>
          </table:table-cell>
          <table:table-cell/>
          <table:table-cell office:value-type="float" office:value="1443145430.99114" calcext:value-type="float">
            <text:p>1443145430.99114</text:p>
          </table:table-cell>
          <table:table-cell table:formula="of:=[.G629]-[.$B$2]" office:value-type="float" office:value="70.9909579753876" calcext:value-type="float">
            <text:p>70.9909579754</text:p>
          </table:table-cell>
          <table:table-cell table:formula="of:=[.C629]/([.H629]-[.H628])" office:value-type="float" office:value="4456.12068916755" calcext:value-type="float">
            <text:p>4456.1206891676</text:p>
          </table:table-cell>
          <table:table-cell table:formula="of:=[.G629]-[.$B629]" office:value-type="float" office:value="4.11453557014465" calcext:value-type="float">
            <text:p>4.1145355701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5426.91604" calcext:value-type="float">
            <text:p>1443145426.91604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9158539772034" calcext:value-type="float">
            <text:p>66.9158539772</text:p>
          </table:table-cell>
          <table:table-cell table:formula="of:=[.C630]/([.D630]-[.D629])" office:value-type="float" office:value="109556.88006385" calcext:value-type="float">
            <text:p>109556.88006385</text:p>
          </table:table-cell>
          <table:table-cell/>
          <table:table-cell office:value-type="float" office:value="1443145431.00902" calcext:value-type="float">
            <text:p>1443145431.00902</text:p>
          </table:table-cell>
          <table:table-cell table:formula="of:=[.G630]-[.$B$2]" office:value-type="float" office:value="71.0088396072388" calcext:value-type="float">
            <text:p>71.0088396072</text:p>
          </table:table-cell>
          <table:table-cell table:formula="of:=[.C630]/([.H630]-[.H629])" office:value-type="float" office:value="241588.689217477" calcext:value-type="float">
            <text:p>241588.689217477</text:p>
          </table:table-cell>
          <table:table-cell table:formula="of:=[.G630]-[.$B630]" office:value-type="float" office:value="4.0929856300354" calcext:value-type="float">
            <text:p>4.09298563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5426.95546" calcext:value-type="float">
            <text:p>1443145426.95546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9552798271179" calcext:value-type="float">
            <text:p>66.9552798271</text:p>
          </table:table-cell>
          <table:table-cell table:formula="of:=[.C631]/([.D631]-[.D630])" office:value-type="float" office:value="109572.780532643" calcext:value-type="float">
            <text:p>109572.780532643</text:p>
          </table:table-cell>
          <table:table-cell/>
          <table:table-cell office:value-type="float" office:value="1443145431.02661" calcext:value-type="float">
            <text:p>1443145431.02661</text:p>
          </table:table-cell>
          <table:table-cell table:formula="of:=[.G631]-[.$B$2]" office:value-type="float" office:value="71.0264213085175" calcext:value-type="float">
            <text:p>71.0264213085</text:p>
          </table:table-cell>
          <table:table-cell table:formula="of:=[.C631]/([.H631]-[.H630])" office:value-type="float" office:value="245710.010170457" calcext:value-type="float">
            <text:p>245710.010170457</text:p>
          </table:table-cell>
          <table:table-cell table:formula="of:=[.G631]-[.$B631]" office:value-type="float" office:value="4.07114148139954" calcext:value-type="float">
            <text:p>4.0711414814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5426.99487" calcext:value-type="float">
            <text:p>1443145426.99487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9946863651276" calcext:value-type="float">
            <text:p>66.9946863651</text:p>
          </table:table-cell>
          <table:table-cell table:formula="of:=[.C632]/([.D632]-[.D631])" office:value-type="float" office:value="109626.478706219" calcext:value-type="float">
            <text:p>109626.478706219</text:p>
          </table:table-cell>
          <table:table-cell/>
          <table:table-cell office:value-type="float" office:value="1443145431.04416" calcext:value-type="float">
            <text:p>1443145431.04416</text:p>
          </table:table-cell>
          <table:table-cell table:formula="of:=[.G632]-[.$B$2]" office:value-type="float" office:value="71.0439796447754" calcext:value-type="float">
            <text:p>71.0439796448</text:p>
          </table:table-cell>
          <table:table-cell table:formula="of:=[.C632]/([.H632]-[.H631])" office:value-type="float" office:value="246036.978477833" calcext:value-type="float">
            <text:p>246036.978477833</text:p>
          </table:table-cell>
          <table:table-cell table:formula="of:=[.G632]-[.$B632]" office:value-type="float" office:value="4.04929327964783" calcext:value-type="float">
            <text:p>4.0492932796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3145440.0471" calcext:value-type="float">
            <text:p>1443145440.0471</text:p>
          </table:table-cell>
          <table:table-cell office:value-type="float" office:value="4096" calcext:value-type="float">
            <text:p>4096</text:p>
          </table:table-cell>
          <table:table-cell table:formula="of:=[.B633]-[.$B$2]" office:value-type="float" office:value="80.0469200611115" calcext:value-type="float">
            <text:p>80.0469200611</text:p>
          </table:table-cell>
          <table:table-cell table:formula="of:=[.C633]/([.D633]-[.D632])" office:value-type="float" office:value="313.816017656834" calcext:value-type="float">
            <text:p>313.8160176568</text:p>
          </table:table-cell>
          <table:table-cell/>
          <table:table-cell office:value-type="float" office:value="1443145440.24512" calcext:value-type="float">
            <text:p>1443145440.24512</text:p>
          </table:table-cell>
          <table:table-cell table:formula="of:=[.G633]-[.$B$2]" office:value-type="float" office:value="80.2449374198914" calcext:value-type="float">
            <text:p>80.2449374199</text:p>
          </table:table-cell>
          <table:table-cell table:formula="of:=[.C633]/([.H633]-[.H632])" office:value-type="float" office:value="445.171046331465" calcext:value-type="float">
            <text:p>445.1710463315</text:p>
          </table:table-cell>
          <table:table-cell table:formula="of:=[.G633]-[.$B633]" office:value-type="float" office:value="0.198017358779907" calcext:value-type="float">
            <text:p>0.19801735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48:18.529473086</dc:date>
    <meta:editing-duration>PT26S</meta:editing-duration>
    <meta:editing-cycles>1</meta:editing-cycles>
    <meta:document-statistic meta:table-count="1" meta:cell-count="5699" meta:object-count="0"/>
    <meta:generator>LibreOffice/4.4.2.2$Linux_X86_64 LibreOffice_project/40m0$Build-2</meta:generator>
  </office:meta>
</office:document-meta>
</file>